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93in"/>
    </style:style>
    <style:style style:name="co2" style:family="table-column">
      <style:table-column-properties fo:break-before="auto" style:column-width="0.7827in"/>
    </style:style>
    <style:style style:name="co3" style:family="table-column">
      <style:table-column-properties fo:break-before="auto" style:column-width="0.9256in"/>
    </style:style>
    <style:style style:name="co4" style:family="table-column">
      <style:table-column-properties fo:break-before="auto" style:column-width="0.8161in"/>
    </style:style>
    <style:style style:name="co5" style:family="table-column">
      <style:table-column-properties fo:break-before="auto" style:column-width="0.7272in"/>
    </style:style>
    <style:style style:name="co6" style:family="table-column">
      <style:table-column-properties fo:break-before="auto" style:column-width="0.948in"/>
    </style:style>
    <style:style style:name="co7" style:family="table-column">
      <style:table-column-properties fo:break-before="auto" style:column-width="0.7717in"/>
    </style:style>
    <style:style style:name="co8" style:family="table-column">
      <style:table-column-properties fo:break-before="auto" style:column-width="0.8484in"/>
    </style:style>
    <style:style style:name="co9" style:family="table-column">
      <style:table-column-properties fo:break-before="auto" style:column-width="0.2091in"/>
    </style:style>
    <style:style style:name="co10" style:family="table-column">
      <style:table-column-properties fo:break-before="auto" style:column-width="6.4929in"/>
    </style:style>
    <style:style style:name="co11" style:family="table-column">
      <style:table-column-properties fo:break-before="auto" style:column-width="0.7055in"/>
    </style:style>
    <style:style style:name="co12" style:family="table-column">
      <style:table-column-properties fo:break-before="auto" style:column-width="0.298in"/>
    </style:style>
    <style:style style:name="co13" style:family="table-column">
      <style:table-column-properties fo:break-before="auto" style:column-width="4.122in"/>
    </style:style>
    <style:style style:name="co14" style:family="table-column">
      <style:table-column-properties fo:break-before="auto" style:column-width="4.2661in"/>
    </style:style>
    <style:style style:name="co15" style:family="table-column">
      <style:table-column-properties fo:break-before="auto" style:column-width="0.1866in"/>
    </style:style>
    <style:style style:name="co16" style:family="table-column">
      <style:table-column-properties fo:break-before="auto" style:column-width="6.437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335in" fo:break-before="auto" style:use-optimal-row-height="false"/>
    </style:style>
    <style:style style:name="ro3" style:family="table-row">
      <style:table-row-properties style:row-height="0.3543in" fo:break-before="auto" style:use-optimal-row-height="false"/>
    </style:style>
    <style:style style:name="ro4" style:family="table-row">
      <style:table-row-properties style:row-height="0.5181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352in" fo:break-before="auto" style:use-optimal-row-height="true"/>
    </style:style>
    <style:style style:name="ta1" style:family="table" style:master-page-name="PageStyle_5f_punishment_20_yearly">
      <style:table-properties table:display="true" style:writing-mode="lr-tb"/>
    </style:style>
    <style:style style:name="ta2" style:family="table" style:master-page-name="PageStyle_5f_comparison">
      <style:table-properties table:display="true" style:writing-mode="lr-tb"/>
    </style:style>
    <style:style style:name="ta3" style:family="table" style:master-page-name="PageStyle_5f_misc_20_stats">
      <style:table-properties table:display="true" style:writing-mode="lr-tb"/>
    </style:style>
    <number:number-style style:name="N8001" number:language="en" number:country="US">
      <number:number number:decimal-places="0" number:min-integer-digits="1"/>
    </number:number-style>
    <number:number-style style:name="N8003" number:language="en" number:country="US">
      <number:number number:decimal-places="0" number:min-integer-digits="1" number:grouping="true"/>
    </number:number-style>
    <number:number-style style:name="N8004" number:language="en" number:country="US">
      <number:number number:decimal-places="2" number:min-integer-digits="1" number:grouping="true"/>
    </number:number-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2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3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6" style:family="table-cell" style:parent-style-name="Excel_20_Built-in_20_Normal" style:data-style-name="N8003"/>
    <style:style style:name="ce7" style:family="table-cell" style:parent-style-name="Excel_20_Built-in_20_Normal" style:data-style-name="N8003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8" style:family="table-cell" style:parent-style-name="Excel_20_Built-in_20_Normal" style:data-style-name="N8004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9" style:family="table-cell" style:parent-style-name="Excel_20_Built-in_20_Normal" style:data-style-name="N116"/>
    <style:style style:name="ce10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1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3" style:family="table-cell" style:parent-style-name="Excel_20_Built-in_20_Percent" style:data-style-name="N8001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Excel_20_Built-in_20_Percent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Excel_20_Built-in_20_Normal" style:data-style-name="N800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6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20_Built-in_20_Normal" style:data-style-name="N8001"/>
    <style:style style:name="ce19" style:family="table-cell" style:parent-style-name="Excel_20_Built-in_20_Normal" style:data-style-name="N8001">
      <style:table-cell-properties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0" style:family="table-cell" style:parent-style-name="Excel_20_Built-in_20_Normal" style:data-style-name="N8001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1" style:family="table-cell" style:parent-style-name="Excel_20_Built-in_20_Normal" style:data-style-name="N8001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22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Excel_20_Built-in_20_Normal" style:data-style-name="N8010"/>
    <style:style style:name="ce25" style:family="table-cell" style:parent-style-name="Excel_20_Built-in_20_Normal" style:data-style-name="N117"/>
    <style:style style:name="ce26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ole-draw-aspect="1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unishment yearly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2" table:default-cell-style-name="Excel_20_Built-in_20_Normal"/>
        <table:table-column table:style-name="co3" table:number-columns-repeated="2" table:default-cell-style-name="ce6"/>
        <table:table-column table:style-name="co4" table:number-columns-repeated="4" table:default-cell-style-name="Excel_20_Built-in_20_Normal"/>
        <table:table-column table:style-name="co5" table:number-columns-repeated="4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1" table:default-cell-style-name="Excel_20_Built-in_20_Normal"/>
        <table:table-column table:style-name="co8" table:number-columns-repeated="2" table:default-cell-style-name="Excel_20_Built-in_20_Normal"/>
        <table:table-column table:style-name="co8" table:number-columns-repeated="3" table:default-cell-style-name="ce6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" table:number-columns-repeated="1001" table:default-cell-style-name="Excel_20_Built-in_20_Normal"/>
        <table:table-row table:style-name="ro1">
          <table:table-cell table:style-name="ce1" office:value-type="string" table:number-columns-spanned="4" table:number-rows-spanned="1">
            <text:p>Punishment in Australia from 1858</text:p>
          </table:table-cell>
          <table:covered-table-cell table:number-columns-repeated="3" table:style-name="ce4"/>
          <table:table-cell table:number-columns-repeated="18"/>
          <table:table-cell office:value-type="string">
            <text:p>Repository:</text:p>
          </table:table-cell>
          <table:table-cell table:number-columns-repeated="1001"/>
        </table:table-row>
        <table:table-row table:style-name="ro1">
          <table:table-cell table:number-columns-repeated="22"/>
          <table:table-cell office:value-type="string">
            <text:p>http://acrosswalls.org/datasets/</text:p>
          </table:table-cell>
          <table:table-cell table:number-columns-repeated="1001"/>
        </table:table-row>
        <table:table-row table:style-name="ro1">
          <table:table-cell table:number-columns-repeated="3"/>
          <table:table-cell office:value-type="string">
            <text:p>males</text:p>
          </table:table-cell>
          <table:table-cell/>
          <table:table-cell office:value-type="string">
            <text:p>females</text:p>
          </table:table-cell>
          <table:table-cell table:number-columns-repeated="16"/>
          <table:table-cell office:value-type="string">
            <text:p>Version: 1.0</text:p>
          </table:table-cell>
          <table:table-cell table:number-columns-repeated="1001"/>
        </table:table-row>
        <table:table-row table:style-name="ro2">
          <table:table-cell table:style-name="ce2" office:value-type="string" table:number-columns-spanned="3" table:number-rows-spanned="1">
            <text:p>years of absence for persons executed</text:p>
          </table:table-cell>
          <table:covered-table-cell table:number-columns-repeated="2" table:style-name="ce5"/>
          <table:table-cell table:formula="of:=[$'misc stats'.B6]" office:value-type="float" office:value="34.46">
            <text:p>34</text:p>
          </table:table-cell>
          <table:table-cell/>
          <table:table-cell table:style-name="ce6" table:formula="of:=[$'misc stats'.C6]" office:value-type="float" office:value="39.17">
            <text:p>3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style-name="ce3" table:number-columns-repeated="3"/>
          <table:table-cell table:style-name="ce7" table:number-columns-repeated="2"/>
          <table:table-cell table:style-name="ce3" table:number-columns-repeated="3"/>
          <table:table-cell table:style-name="ce7"/>
          <table:table-cell table:style-name="ce3" table:number-columns-repeated="2"/>
          <table:table-cell table:style-name="ce10" office:value-type="string" table:number-columns-spanned="2" table:number-rows-spanned="1">
            <text:p>absence distribution by cause</text:p>
          </table:table-cell>
          <table:covered-table-cell table:style-name="ce12"/>
          <table:table-cell table:style-name="ce12" office:value-type="string">
            <text:p>sex ratio (25yr ma)</text:p>
          </table:table-cell>
          <table:table-cell table:style-name="ce12" office:value-type="string">
            <text:p>sex ratio</text:p>
          </table:table-cell>
          <table:table-cell table:style-name="ce3" table:number-columns-repeated="3"/>
          <table:table-cell table:style-name="ce7" table:number-columns-repeated="3"/>
          <table:table-cell table:style-name="ce3" table:number-columns-repeated="1003"/>
        </table:table-row>
        <table:table-row table:style-name="ro4">
          <table:table-cell table:style-name="ce3" office:value-type="string">
            <text:p>year</text:p>
          </table:table-cell>
          <table:table-cell table:style-name="ce3" office:value-type="string">
            <text:p>population - males</text:p>
          </table:table-cell>
          <table:table-cell table:style-name="ce3" office:value-type="string">
            <text:p>population - females</text:p>
          </table:table-cell>
          <table:table-cell table:style-name="ce7" office:value-type="string">
            <text:p>population-total</text:p>
          </table:table-cell>
          <table:table-cell table:style-name="ce7" office:value-type="string">
            <text:p>population - sex ratio</text:p>
          </table:table-cell>
          <table:table-cell table:style-name="ce3" office:value-type="string">
            <text:p>absent - total</text:p>
          </table:table-cell>
          <table:table-cell table:style-name="ce3" office:value-type="string">
            <text:p>absent - sex ratio</text:p>
          </table:table-cell>
          <table:table-cell table:style-name="ce3" office:value-type="string">
            <text:p>absent - sex ratio (pop. adj.)</text:p>
          </table:table-cell>
          <table:table-cell table:style-name="ce3" office:value-type="string">
            <text:p>absent-prevalence</text:p>
          </table:table-cell>
          <table:table-cell table:style-name="ce3" office:value-type="string">
            <text:p>absent-males</text:p>
          </table:table-cell>
          <table:table-cell table:style-name="ce3" office:value-type="string">
            <text:p>absent-females</text:p>
          </table:table-cell>
          <table:table-cell table:style-name="ce3" office:value-type="string">
            <text:p>executed</text:p>
          </table:table-cell>
          <table:table-cell table:style-name="ce3" office:value-type="string">
            <text:p>in prison</text:p>
          </table:table-cell>
          <table:table-cell table:style-name="ce3" office:value-type="string">
            <text:p>executed</text:p>
          </table:table-cell>
          <table:table-cell table:style-name="ce3" office:value-type="string">
            <text:p>in prison</text:p>
          </table:table-cell>
          <table:table-cell table:style-name="ce3" office:value-type="string">
            <text:p>executed-males</text:p>
          </table:table-cell>
          <table:table-cell table:style-name="ce3" office:value-type="string">
            <text:p>executed-females</text:p>
          </table:table-cell>
          <table:table-cell table:style-name="ce3" office:value-type="string">
            <text:p>executed-total</text:p>
          </table:table-cell>
          <table:table-cell table:style-name="ce3" office:value-type="string">
            <text:p>prisoners-males</text:p>
          </table:table-cell>
          <table:table-cell table:style-name="ce3" office:value-type="string">
            <text:p>prisoners-females</text:p>
          </table:table-cell>
          <table:table-cell table:style-name="ce3" office:value-type="string">
            <text:p>prisoners-total</text:p>
          </table:table-cell>
          <table:table-cell table:style-name="ce3"/>
          <table:table-cell table:style-name="ce3" office:value-type="string">
            <text:p>source and notes</text:p>
          </table:table-cell>
          <table:table-cell table:style-name="ce3" table:number-columns-repeated="1001"/>
        </table:table-row>
        <table:table-row table:style-name="ro5">
          <table:table-cell table:style-name="ce3" office:value-type="float" office:value="1815">
            <text:p>1815</text:p>
          </table:table-cell>
          <table:table-cell table:style-name="ce6" office:value-type="float" office:value="9848">
            <text:p>9,848</text:p>
          </table:table-cell>
          <table:table-cell table:style-name="ce6" office:value-type="float" office:value="5215">
            <text:p>5,215</text:p>
          </table:table-cell>
          <table:table-cell table:style-name="ce7" office:value-type="float" office:value="15063">
            <text:p>15,063</text:p>
          </table:table-cell>
          <table:table-cell table:style-name="ce8" table:formula="of:=[.B8]/[.C8]" office:value-type="float" office:value="1.88839884947268">
            <text:p>1.89</text:p>
          </table:table-cell>
          <table:table-cell table:style-name="ce3" table:number-columns-repeated="17"/>
          <table:table-cell table:style-name="ce3" office:value-type="string">
            <text:p>population-australia</text:p>
          </table:table-cell>
          <table:table-cell table:style-name="ce3" table:number-columns-repeated="1001"/>
        </table:table-row>
        <table:table-row table:style-name="ro5">
          <table:table-cell table:style-name="ce3" office:value-type="float" office:value="1816">
            <text:p>1816</text:p>
          </table:table-cell>
          <table:table-cell table:style-name="ce6" office:value-type="float" office:value="11690">
            <text:p>11,690</text:p>
          </table:table-cell>
          <table:table-cell table:style-name="ce6" office:value-type="float" office:value="5863">
            <text:p>5,863</text:p>
          </table:table-cell>
          <table:table-cell table:style-name="ce7" office:value-type="float" office:value="17553">
            <text:p>17,553</text:p>
          </table:table-cell>
          <table:table-cell table:style-name="ce8" table:formula="of:=[.B9]/[.C9]" office:value-type="float" office:value="1.99385979873785">
            <text:p>1.99</text:p>
          </table:table-cell>
          <table:table-cell table:style-name="ce3" table:number-columns-repeated="17"/>
          <table:table-cell table:style-name="ce3" office:value-type="string">
            <text:p>executions-australia</text:p>
          </table:table-cell>
          <table:table-cell table:style-name="ce3" table:number-columns-repeated="1001"/>
        </table:table-row>
        <table:table-row table:style-name="ro5">
          <table:table-cell table:style-name="ce3" office:value-type="float" office:value="1817">
            <text:p>1817</text:p>
          </table:table-cell>
          <table:table-cell table:style-name="ce6" office:value-type="float" office:value="14178">
            <text:p>14,178</text:p>
          </table:table-cell>
          <table:table-cell table:style-name="ce6" office:value-type="float" office:value="7014">
            <text:p>7,014</text:p>
          </table:table-cell>
          <table:table-cell table:style-name="ce7" office:value-type="float" office:value="21192">
            <text:p>21,192</text:p>
          </table:table-cell>
          <table:table-cell table:style-name="ce8" table:formula="of:=[.B10]/[.C10]" office:value-type="float" office:value="2.02138579982891">
            <text:p>2.02</text:p>
          </table:table-cell>
          <table:table-cell table:style-name="ce3" table:number-columns-repeated="17"/>
          <table:table-cell table:style-name="ce3" office:value-type="string">
            <text:p>executions prior to 1870 from source book</text:p>
          </table:table-cell>
          <table:table-cell table:style-name="ce3" table:number-columns-repeated="1001"/>
        </table:table-row>
        <table:table-row table:style-name="ro5">
          <table:table-cell table:style-name="ce3" office:value-type="float" office:value="1818">
            <text:p>1818</text:p>
          </table:table-cell>
          <table:table-cell table:style-name="ce6" office:value-type="float" office:value="17286">
            <text:p>17,286</text:p>
          </table:table-cell>
          <table:table-cell table:style-name="ce6" office:value-type="float" office:value="8573">
            <text:p>8,573</text:p>
          </table:table-cell>
          <table:table-cell table:style-name="ce7" office:value-type="float" office:value="25859">
            <text:p>25,859</text:p>
          </table:table-cell>
          <table:table-cell table:style-name="ce8" table:formula="of:=[.B11]/[.C11]" office:value-type="float" office:value="2.01633033943777">
            <text:p>2.02</text:p>
          </table:table-cell>
          <table:table-cell table:style-name="ce3" table:number-columns-repeated="17"/>
          <table:table-cell table:style-name="ce3" office:value-type="string">
            <text:p>executions from 1870 on from Schrepper-Clark stats</text:p>
          </table:table-cell>
          <table:table-cell table:style-name="ce3" table:number-columns-repeated="1001"/>
        </table:table-row>
        <table:table-row table:style-name="ro5">
          <table:table-cell table:style-name="ce3" office:value-type="float" office:value="1819">
            <text:p>1819</text:p>
          </table:table-cell>
          <table:table-cell table:style-name="ce6" office:value-type="float" office:value="21366">
            <text:p>21,366</text:p>
          </table:table-cell>
          <table:table-cell table:style-name="ce6" office:value-type="float" office:value="10106">
            <text:p>10,106</text:p>
          </table:table-cell>
          <table:table-cell table:style-name="ce7" office:value-type="float" office:value="31472">
            <text:p>31,472</text:p>
          </table:table-cell>
          <table:table-cell table:style-name="ce8" table:formula="of:=[.B12]/[.C12]" office:value-type="float" office:value="2.11418959034237">
            <text:p>2.11</text:p>
          </table:table-cell>
          <table:table-cell table:style-name="ce3" table:number-columns-repeated="12"/>
          <table:table-cell table:style-name="ce3" office:value-type="float" office:value="15">
            <text:p>15</text:p>
          </table:table-cell>
          <table:table-cell table:style-name="ce3" table:number-columns-repeated="4"/>
          <table:table-cell table:style-name="ce3" office:value-type="string">
            <text:p>prisoners-australia</text:p>
          </table:table-cell>
          <table:table-cell table:style-name="ce3" table:number-columns-repeated="1001"/>
        </table:table-row>
        <table:table-row table:style-name="ro5">
          <table:table-cell table:style-name="ce3" office:value-type="float" office:value="1820">
            <text:p>1820</text:p>
          </table:table-cell>
          <table:table-cell table:style-name="ce6" office:value-type="float" office:value="23784">
            <text:p>23,784</text:p>
          </table:table-cell>
          <table:table-cell table:style-name="ce6" office:value-type="float" office:value="9759">
            <text:p>9,759</text:p>
          </table:table-cell>
          <table:table-cell table:style-name="ce7" office:value-type="float" office:value="33543">
            <text:p>33,543</text:p>
          </table:table-cell>
          <table:table-cell table:style-name="ce8" table:formula="of:=[.B13]/[.C13]" office:value-type="float" office:value="2.43713495235168">
            <text:p>2.44</text:p>
          </table:table-cell>
          <table:table-cell table:style-name="ce3" table:number-columns-repeated="12"/>
          <table:table-cell table:style-name="ce3" office:value-type="float" office:value="16">
            <text:p>16</text:p>
          </table:table-cell>
          <table:table-cell table:style-name="ce3" table:number-columns-repeated="1006"/>
        </table:table-row>
        <table:table-row table:style-name="ro5">
          <table:table-cell table:style-name="ce3" office:value-type="float" office:value="1821">
            <text:p>1821</text:p>
          </table:table-cell>
          <table:table-cell table:style-name="ce6" office:value-type="float" office:value="26179">
            <text:p>26,179</text:p>
          </table:table-cell>
          <table:table-cell table:style-name="ce6" office:value-type="float" office:value="9313">
            <text:p>9,313</text:p>
          </table:table-cell>
          <table:table-cell table:style-name="ce7" office:value-type="float" office:value="35492">
            <text:p>35,492</text:p>
          </table:table-cell>
          <table:table-cell table:style-name="ce8" table:formula="of:=[.B14]/[.C14]" office:value-type="float" office:value="2.81101685815527">
            <text:p>2.81</text:p>
          </table:table-cell>
          <table:table-cell table:style-name="ce3" table:number-columns-repeated="12"/>
          <table:table-cell table:style-name="ce3" office:value-type="float" office:value="54">
            <text:p>54</text:p>
          </table:table-cell>
          <table:table-cell table:style-name="ce3" table:number-columns-repeated="4"/>
          <table:table-cell table:style-name="ce3" office:value-type="string">
            <text:p>absent statistics aggregate executed and in prison using years of absence</text:p>
          </table:table-cell>
          <table:table-cell table:style-name="ce3" table:number-columns-repeated="1001"/>
        </table:table-row>
        <table:table-row table:style-name="ro5">
          <table:table-cell table:style-name="ce3" office:value-type="float" office:value="1822">
            <text:p>1822</text:p>
          </table:table-cell>
          <table:table-cell table:style-name="ce6" office:value-type="float" office:value="27915">
            <text:p>27,915</text:p>
          </table:table-cell>
          <table:table-cell table:style-name="ce6" office:value-type="float" office:value="9449">
            <text:p>9,449</text:p>
          </table:table-cell>
          <table:table-cell table:style-name="ce7" office:value-type="float" office:value="37364">
            <text:p>37,364</text:p>
          </table:table-cell>
          <table:table-cell table:style-name="ce8" table:formula="of:=[.B15]/[.C15]" office:value-type="float" office:value="2.9542808762832">
            <text:p>2.95</text:p>
          </table:table-cell>
          <table:table-cell table:style-name="ce3" table:number-columns-repeated="12"/>
          <table:table-cell table:style-name="ce3" office:value-type="float" office:value="19">
            <text:p>19</text:p>
          </table:table-cell>
          <table:table-cell table:style-name="ce3" table:number-columns-repeated="4"/>
          <table:table-cell table:style-name="ce3" office:value-type="string">
            <text:p>Absent-prevalence is absent per 100,000 of population</text:p>
          </table:table-cell>
          <table:table-cell table:style-name="ce3" table:number-columns-repeated="1001"/>
        </table:table-row>
        <table:table-row table:style-name="ro5">
          <table:table-cell table:style-name="ce3" office:value-type="float" office:value="1823">
            <text:p>1823</text:p>
          </table:table-cell>
          <table:table-cell table:style-name="ce6" office:value-type="float" office:value="30206">
            <text:p>30,206</text:p>
          </table:table-cell>
          <table:table-cell table:style-name="ce6" office:value-type="float" office:value="10426">
            <text:p>10,426</text:p>
          </table:table-cell>
          <table:table-cell table:style-name="ce7" office:value-type="float" office:value="40632">
            <text:p>40,632</text:p>
          </table:table-cell>
          <table:table-cell table:style-name="ce8" table:formula="of:=[.B16]/[.C16]" office:value-type="float" office:value="2.89718012660656">
            <text:p>2.90</text:p>
          </table:table-cell>
          <table:table-cell table:style-name="ce3" table:number-columns-repeated="12"/>
          <table:table-cell table:style-name="ce3" office:value-type="float" office:value="6">
            <text:p>6</text:p>
          </table:table-cell>
          <table:table-cell table:style-name="ce3" table:number-columns-repeated="1006"/>
        </table:table-row>
        <table:table-row table:style-name="ro5">
          <table:table-cell table:style-name="ce3" office:value-type="float" office:value="1824">
            <text:p>1824</text:p>
          </table:table-cell>
          <table:table-cell table:style-name="ce6" office:value-type="float" office:value="36871">
            <text:p>36,871</text:p>
          </table:table-cell>
          <table:table-cell table:style-name="ce6" office:value-type="float" office:value="11201">
            <text:p>11,201</text:p>
          </table:table-cell>
          <table:table-cell table:style-name="ce7" office:value-type="float" office:value="48072">
            <text:p>48,072</text:p>
          </table:table-cell>
          <table:table-cell table:style-name="ce8" table:formula="of:=[.B17]/[.C17]" office:value-type="float" office:value="3.29175966431569">
            <text:p>3.29</text:p>
          </table:table-cell>
          <table:table-cell table:style-name="ce3" table:number-columns-repeated="12"/>
          <table:table-cell table:style-name="ce3" office:value-type="float" office:value="20">
            <text:p>20</text:p>
          </table:table-cell>
          <table:table-cell table:style-name="ce3" table:number-columns-repeated="1006"/>
        </table:table-row>
        <table:table-row table:style-name="ro5">
          <table:table-cell table:style-name="ce3" office:value-type="float" office:value="1825">
            <text:p>1825</text:p>
          </table:table-cell>
          <table:table-cell table:style-name="ce6" office:value-type="float" office:value="40288">
            <text:p>40,288</text:p>
          </table:table-cell>
          <table:table-cell table:style-name="ce6" office:value-type="float" office:value="12217">
            <text:p>12,217</text:p>
          </table:table-cell>
          <table:table-cell table:style-name="ce7" office:value-type="float" office:value="52505">
            <text:p>52,505</text:p>
          </table:table-cell>
          <table:table-cell table:style-name="ce8" table:formula="of:=[.B18]/[.C18]" office:value-type="float" office:value="3.29769992633216">
            <text:p>3.30</text:p>
          </table:table-cell>
          <table:table-cell table:style-name="ce3" table:number-columns-repeated="12"/>
          <table:table-cell table:style-name="ce3" office:value-type="float" office:value="33">
            <text:p>33</text:p>
          </table:table-cell>
          <table:table-cell table:style-name="ce3" table:number-columns-repeated="1006"/>
        </table:table-row>
        <table:table-row table:style-name="ro5">
          <table:table-cell table:style-name="ce3" office:value-type="float" office:value="1826">
            <text:p>1826</text:p>
          </table:table-cell>
          <table:table-cell table:style-name="ce6" office:value-type="float" office:value="41289">
            <text:p>41,289</text:p>
          </table:table-cell>
          <table:table-cell table:style-name="ce6" office:value-type="float" office:value="12593">
            <text:p>12,593</text:p>
          </table:table-cell>
          <table:table-cell table:style-name="ce7" office:value-type="float" office:value="53882">
            <text:p>53,882</text:p>
          </table:table-cell>
          <table:table-cell table:style-name="ce8" table:formula="of:=[.B19]/[.C19]" office:value-type="float" office:value="3.27872627650282">
            <text:p>3.28</text:p>
          </table:table-cell>
          <table:table-cell table:style-name="ce3" table:number-columns-repeated="12"/>
          <table:table-cell table:style-name="ce3" office:value-type="float" office:value="75">
            <text:p>75</text:p>
          </table:table-cell>
          <table:table-cell table:style-name="ce3" table:number-columns-repeated="1006"/>
        </table:table-row>
        <table:table-row table:style-name="ro5">
          <table:table-cell table:style-name="ce3" office:value-type="float" office:value="1827">
            <text:p>1827</text:p>
          </table:table-cell>
          <table:table-cell table:style-name="ce6" office:value-type="float" office:value="43053">
            <text:p>43,053</text:p>
          </table:table-cell>
          <table:table-cell table:style-name="ce6" office:value-type="float" office:value="13247">
            <text:p>13,247</text:p>
          </table:table-cell>
          <table:table-cell table:style-name="ce7" office:value-type="float" office:value="56300">
            <text:p>56,300</text:p>
          </table:table-cell>
          <table:table-cell table:style-name="ce8" table:formula="of:=[.B20]/[.C20]" office:value-type="float" office:value="3.25001887219748">
            <text:p>3.25</text:p>
          </table:table-cell>
          <table:table-cell table:style-name="ce3" table:number-columns-repeated="12"/>
          <table:table-cell table:style-name="ce3" office:value-type="float" office:value="79">
            <text:p>79</text:p>
          </table:table-cell>
          <table:table-cell table:style-name="ce3" table:number-columns-repeated="1006"/>
        </table:table-row>
        <table:table-row table:style-name="ro5">
          <table:table-cell table:style-name="ce3" office:value-type="float" office:value="1828">
            <text:p>1828</text:p>
          </table:table-cell>
          <table:table-cell table:style-name="ce6" office:value-type="float" office:value="44778">
            <text:p>44,778</text:p>
          </table:table-cell>
          <table:table-cell table:style-name="ce6" office:value-type="float" office:value="13419">
            <text:p>13,419</text:p>
          </table:table-cell>
          <table:table-cell table:style-name="ce7" office:value-type="float" office:value="58197">
            <text:p>58,197</text:p>
          </table:table-cell>
          <table:table-cell table:style-name="ce8" table:formula="of:=[.B21]/[.C21]" office:value-type="float" office:value="3.33691035099486">
            <text:p>3.34</text:p>
          </table:table-cell>
          <table:table-cell table:style-name="ce3" table:number-columns-repeated="12"/>
          <table:table-cell table:style-name="ce3" office:value-type="float" office:value="39">
            <text:p>39</text:p>
          </table:table-cell>
          <table:table-cell table:style-name="ce3" table:number-columns-repeated="1006"/>
        </table:table-row>
        <table:table-row table:style-name="ro5">
          <table:table-cell table:style-name="ce3" office:value-type="float" office:value="1829">
            <text:p>1829</text:p>
          </table:table-cell>
          <table:table-cell table:style-name="ce6" office:value-type="float" office:value="46946">
            <text:p>46,946</text:p>
          </table:table-cell>
          <table:table-cell table:style-name="ce6" office:value-type="float" office:value="14988">
            <text:p>14,988</text:p>
          </table:table-cell>
          <table:table-cell table:style-name="ce7" office:value-type="float" office:value="61934">
            <text:p>61,934</text:p>
          </table:table-cell>
          <table:table-cell table:style-name="ce8" table:formula="of:=[.B22]/[.C22]" office:value-type="float" office:value="3.13223912463304">
            <text:p>3.13</text:p>
          </table:table-cell>
          <table:table-cell table:style-name="ce3" table:number-columns-repeated="12"/>
          <table:table-cell table:style-name="ce3" office:value-type="float" office:value="19">
            <text:p>19</text:p>
          </table:table-cell>
          <table:table-cell table:style-name="ce3" table:number-columns-repeated="1006"/>
        </table:table-row>
        <table:table-row table:style-name="ro5">
          <table:table-cell table:style-name="ce3" office:value-type="float" office:value="1830">
            <text:p>1830</text:p>
          </table:table-cell>
          <table:table-cell table:style-name="ce6" office:value-type="float" office:value="52885">
            <text:p>52,885</text:p>
          </table:table-cell>
          <table:table-cell table:style-name="ce6" office:value-type="float" office:value="17154">
            <text:p>17,154</text:p>
          </table:table-cell>
          <table:table-cell table:style-name="ce7" office:value-type="float" office:value="70039">
            <text:p>70,039</text:p>
          </table:table-cell>
          <table:table-cell table:style-name="ce8" table:formula="of:=[.B23]/[.C23]" office:value-type="float" office:value="3.08295441296491">
            <text:p>3.08</text:p>
          </table:table-cell>
          <table:table-cell table:style-name="ce3" table:number-columns-repeated="8"/>
          <table:table-cell table:style-name="ce13"/>
          <table:table-cell table:style-name="ce3" table:number-columns-repeated="3"/>
          <table:table-cell table:style-name="ce3" office:value-type="float" office:value="80">
            <text:p>80</text:p>
          </table:table-cell>
          <table:table-cell table:style-name="ce3" table:number-columns-repeated="1006"/>
        </table:table-row>
        <table:table-row table:style-name="ro5">
          <table:table-cell table:style-name="ce3" office:value-type="float" office:value="1831">
            <text:p>1831</text:p>
          </table:table-cell>
          <table:table-cell table:style-name="ce6" office:value-type="float" office:value="57037">
            <text:p>57,037</text:p>
          </table:table-cell>
          <table:table-cell table:style-name="ce6" office:value-type="float" office:value="18944">
            <text:p>18,944</text:p>
          </table:table-cell>
          <table:table-cell table:style-name="ce7" office:value-type="float" office:value="75981">
            <text:p>75,981</text:p>
          </table:table-cell>
          <table:table-cell table:style-name="ce8" table:formula="of:=[.B24]/[.C24]" office:value-type="float" office:value="3.01082136824324">
            <text:p>3.01</text:p>
          </table:table-cell>
          <table:table-cell table:style-name="ce3" table:number-columns-repeated="8"/>
          <table:table-cell table:style-name="ce13"/>
          <table:table-cell table:style-name="ce3" table:number-columns-repeated="3"/>
          <table:table-cell table:style-name="ce3" office:value-type="float" office:value="36">
            <text:p>36</text:p>
          </table:table-cell>
          <table:table-cell table:style-name="ce3" table:number-columns-repeated="1006"/>
        </table:table-row>
        <table:table-row table:style-name="ro5">
          <table:table-cell table:style-name="ce3" office:value-type="float" office:value="1832">
            <text:p>1832</text:p>
          </table:table-cell>
          <table:table-cell table:style-name="ce6" office:value-type="float" office:value="62254">
            <text:p>62,254</text:p>
          </table:table-cell>
          <table:table-cell table:style-name="ce6" office:value-type="float" office:value="21683">
            <text:p>21,683</text:p>
          </table:table-cell>
          <table:table-cell table:style-name="ce7" office:value-type="float" office:value="83937">
            <text:p>83,937</text:p>
          </table:table-cell>
          <table:table-cell table:style-name="ce8" table:formula="of:=[.B25]/[.C25]" office:value-type="float" office:value="2.87109717290043">
            <text:p>2.87</text:p>
          </table:table-cell>
          <table:table-cell table:style-name="ce3" table:number-columns-repeated="8"/>
          <table:table-cell table:style-name="ce13"/>
          <table:table-cell table:style-name="ce3" table:number-columns-repeated="3"/>
          <table:table-cell table:style-name="ce3" office:value-type="float" office:value="25">
            <text:p>25</text:p>
          </table:table-cell>
          <table:table-cell table:style-name="ce3" table:number-columns-repeated="1006"/>
        </table:table-row>
        <table:table-row table:style-name="ro5">
          <table:table-cell table:style-name="ce3" office:value-type="float" office:value="1833">
            <text:p>1833</text:p>
          </table:table-cell>
          <table:table-cell table:style-name="ce6" office:value-type="float" office:value="71669">
            <text:p>71,669</text:p>
          </table:table-cell>
          <table:table-cell table:style-name="ce6" office:value-type="float" office:value="26426">
            <text:p>26,426</text:p>
          </table:table-cell>
          <table:table-cell table:style-name="ce7" office:value-type="float" office:value="98095">
            <text:p>98,095</text:p>
          </table:table-cell>
          <table:table-cell table:style-name="ce8" table:formula="of:=[.B26]/[.C26]" office:value-type="float" office:value="2.71206387648528">
            <text:p>2.71</text:p>
          </table:table-cell>
          <table:table-cell table:style-name="ce3" table:number-columns-repeated="8"/>
          <table:table-cell table:style-name="ce13"/>
          <table:table-cell table:style-name="ce3" table:number-columns-repeated="3"/>
          <table:table-cell table:style-name="ce3" office:value-type="float" office:value="43">
            <text:p>43</text:p>
          </table:table-cell>
          <table:table-cell table:style-name="ce3" table:number-columns-repeated="1006"/>
        </table:table-row>
        <table:table-row table:style-name="ro5">
          <table:table-cell table:style-name="ce3" office:value-type="float" office:value="1834">
            <text:p>1834</text:p>
          </table:table-cell>
          <table:table-cell table:style-name="ce6" office:value-type="float" office:value="76259">
            <text:p>76,259</text:p>
          </table:table-cell>
          <table:table-cell table:style-name="ce6" office:value-type="float" office:value="29297">
            <text:p>29,297</text:p>
          </table:table-cell>
          <table:table-cell table:style-name="ce7" office:value-type="float" office:value="105556">
            <text:p>105,556</text:p>
          </table:table-cell>
          <table:table-cell table:style-name="ce8" table:formula="of:=[.B27]/[.C27]" office:value-type="float" office:value="2.60296276069222">
            <text:p>2.60</text:p>
          </table:table-cell>
          <table:table-cell table:style-name="ce3" table:number-columns-repeated="8"/>
          <table:table-cell table:style-name="ce13"/>
          <table:table-cell table:style-name="ce3" table:number-columns-repeated="3"/>
          <table:table-cell table:style-name="ce3" office:value-type="float" office:value="57">
            <text:p>57</text:p>
          </table:table-cell>
          <table:table-cell table:style-name="ce3" table:number-columns-repeated="1006"/>
        </table:table-row>
        <table:table-row table:style-name="ro5">
          <table:table-cell table:style-name="ce3" office:value-type="float" office:value="1835">
            <text:p>1835</text:p>
          </table:table-cell>
          <table:table-cell table:style-name="ce6" office:value-type="float" office:value="81929">
            <text:p>81,929</text:p>
          </table:table-cell>
          <table:table-cell table:style-name="ce6" office:value-type="float" office:value="31425">
            <text:p>31,425</text:p>
          </table:table-cell>
          <table:table-cell table:style-name="ce7" office:value-type="float" office:value="113354">
            <text:p>113,354</text:p>
          </table:table-cell>
          <table:table-cell table:style-name="ce8" table:formula="of:=[.B28]/[.C28]" office:value-type="float" office:value="2.60712808273667">
            <text:p>2.61</text:p>
          </table:table-cell>
          <table:table-cell table:style-name="ce3" table:number-columns-repeated="8"/>
          <table:table-cell table:style-name="ce13"/>
          <table:table-cell table:style-name="ce3" table:number-columns-repeated="3"/>
          <table:table-cell table:style-name="ce3" office:value-type="float" office:value="52">
            <text:p>52</text:p>
          </table:table-cell>
          <table:table-cell table:style-name="ce3" table:number-columns-repeated="1006"/>
        </table:table-row>
        <table:table-row table:style-name="ro5">
          <table:table-cell table:style-name="ce3" office:value-type="float" office:value="1836">
            <text:p>1836</text:p>
          </table:table-cell>
          <table:table-cell table:style-name="ce6" office:value-type="float" office:value="89417">
            <text:p>89,417</text:p>
          </table:table-cell>
          <table:table-cell table:style-name="ce6" office:value-type="float" office:value="35703">
            <text:p>35,703</text:p>
          </table:table-cell>
          <table:table-cell table:style-name="ce7" office:value-type="float" office:value="125120">
            <text:p>125,120</text:p>
          </table:table-cell>
          <table:table-cell table:style-name="ce8" table:formula="of:=[.B29]/[.C29]" office:value-type="float" office:value="2.5044674117021">
            <text:p>2.50</text:p>
          </table:table-cell>
          <table:table-cell table:style-name="ce3" table:number-columns-repeated="8"/>
          <table:table-cell table:style-name="ce13"/>
          <table:table-cell table:style-name="ce3"/>
          <table:table-cell table:style-name="ce3" office:value-type="float" office:value="31">
            <text:p>3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1">
            <text:p>31</text:p>
          </table:table-cell>
          <table:table-cell table:style-name="ce3" table:number-columns-repeated="1006"/>
        </table:table-row>
        <table:table-row table:style-name="ro5">
          <table:table-cell table:style-name="ce3" office:value-type="float" office:value="1837">
            <text:p>1837</text:p>
          </table:table-cell>
          <table:table-cell table:style-name="ce6" office:value-type="float" office:value="94881">
            <text:p>94,881</text:p>
          </table:table-cell>
          <table:table-cell table:style-name="ce6" office:value-type="float" office:value="39607">
            <text:p>39,607</text:p>
          </table:table-cell>
          <table:table-cell table:style-name="ce7" office:value-type="float" office:value="134488">
            <text:p>134,488</text:p>
          </table:table-cell>
          <table:table-cell table:style-name="ce8" table:formula="of:=[.B30]/[.C30]" office:value-type="float" office:value="2.39556139066327">
            <text:p>2.40</text:p>
          </table:table-cell>
          <table:table-cell table:style-name="ce3" table:number-columns-repeated="8"/>
          <table:table-cell table:style-name="ce13"/>
          <table:table-cell table:style-name="ce3"/>
          <table:table-cell table:style-name="ce3" office:value-type="float" office:value="19">
            <text:p>1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9">
            <text:p>19</text:p>
          </table:table-cell>
          <table:table-cell table:style-name="ce3" table:number-columns-repeated="1006"/>
        </table:table-row>
        <table:table-row table:style-name="ro5">
          <table:table-cell table:style-name="ce3" office:value-type="float" office:value="1838">
            <text:p>1838</text:p>
          </table:table-cell>
          <table:table-cell table:style-name="ce6" office:value-type="float" office:value="105271">
            <text:p>105,271</text:p>
          </table:table-cell>
          <table:table-cell table:style-name="ce6" office:value-type="float" office:value="46597">
            <text:p>46,597</text:p>
          </table:table-cell>
          <table:table-cell table:style-name="ce7" office:value-type="float" office:value="151868">
            <text:p>151,868</text:p>
          </table:table-cell>
          <table:table-cell table:style-name="ce8" table:formula="of:=[.B31]/[.C31]" office:value-type="float" office:value="2.25917977552203">
            <text:p>2.26</text:p>
          </table:table-cell>
          <table:table-cell table:style-name="ce3" table:number-columns-repeated="8"/>
          <table:table-cell table:style-name="ce13"/>
          <table:table-cell table:style-name="ce3"/>
          <table:table-cell table:style-name="ce3" office:value-type="float" office:value="23">
            <text:p>2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3">
            <text:p>23</text:p>
          </table:table-cell>
          <table:table-cell table:style-name="ce3" table:number-columns-repeated="1006"/>
        </table:table-row>
        <table:table-row table:style-name="ro5">
          <table:table-cell table:style-name="ce3" office:value-type="float" office:value="1839">
            <text:p>1839</text:p>
          </table:table-cell>
          <table:table-cell table:style-name="ce6" office:value-type="float" office:value="115480">
            <text:p>115,480</text:p>
          </table:table-cell>
          <table:table-cell table:style-name="ce6" office:value-type="float" office:value="54459">
            <text:p>54,459</text:p>
          </table:table-cell>
          <table:table-cell table:style-name="ce7" office:value-type="float" office:value="169939">
            <text:p>169,939</text:p>
          </table:table-cell>
          <table:table-cell table:style-name="ce8" table:formula="of:=[.B32]/[.C32]" office:value-type="float" office:value="2.1204943168255">
            <text:p>2.12</text:p>
          </table:table-cell>
          <table:table-cell table:style-name="ce3" table:number-columns-repeated="8"/>
          <table:table-cell table:style-name="ce13"/>
          <table:table-cell table:style-name="ce3"/>
          <table:table-cell table:style-name="ce3" office:value-type="float" office:value="24">
            <text:p>2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4">
            <text:p>24</text:p>
          </table:table-cell>
          <table:table-cell table:style-name="ce3" table:number-columns-repeated="1006"/>
        </table:table-row>
        <table:table-row table:style-name="ro5">
          <table:table-cell office:value-type="float" office:value="1840">
            <text:p>1840</text:p>
          </table:table-cell>
          <table:table-cell table:style-name="ce6" office:value-type="float" office:value="127306">
            <text:p>127,306</text:p>
          </table:table-cell>
          <table:table-cell table:style-name="ce6" office:value-type="float" office:value="63102">
            <text:p>63,102</text:p>
          </table:table-cell>
          <table:table-cell office:value-type="float" office:value="190408">
            <text:p>190,408</text:p>
          </table:table-cell>
          <table:table-cell table:style-name="ce8" table:formula="of:=[.B33]/[.C33]" office:value-type="float" office:value="2.01746378878641">
            <text:p>2.02</text:p>
          </table:table-cell>
          <table:table-cell table:style-name="ce6"/>
          <table:table-cell table:style-name="ce9" table:number-columns-repeated="2"/>
          <table:table-cell table:style-name="ce6" table:number-columns-repeated="3"/>
          <table:table-cell table:style-name="ce11" table:number-columns-repeated="2"/>
          <table:table-cell table:style-name="ce13"/>
          <table:table-cell table:style-name="ce14"/>
          <table:table-cell table:style-name="ce6" office:value-type="float" office:value="16">
            <text:p>1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6">
            <text:p>16</text:p>
          </table:table-cell>
          <table:table-cell table:style-name="ce15"/>
          <table:table-cell/>
          <table:table-cell table:style-name="ce15"/>
          <table:table-cell table:number-columns-repeated="1003"/>
        </table:table-row>
        <table:table-row table:style-name="ro5">
          <table:table-cell office:value-type="float" office:value="1841">
            <text:p>1841</text:p>
          </table:table-cell>
          <table:table-cell table:style-name="ce6" office:value-type="float" office:value="144114">
            <text:p>144,114</text:p>
          </table:table-cell>
          <table:table-cell table:style-name="ce6" office:value-type="float" office:value="76854">
            <text:p>76,854</text:p>
          </table:table-cell>
          <table:table-cell office:value-type="float" office:value="220968">
            <text:p>220,968</text:p>
          </table:table-cell>
          <table:table-cell table:style-name="ce8" table:formula="of:=[.B34]/[.C34]" office:value-type="float" office:value="1.87516589897728">
            <text:p>1.88</text:p>
          </table:table-cell>
          <table:table-cell table:style-name="ce6"/>
          <table:table-cell table:style-name="ce9" table:number-columns-repeated="2"/>
          <table:table-cell table:style-name="ce6" table:number-columns-repeated="3"/>
          <table:table-cell table:style-name="ce11" table:number-columns-repeated="2"/>
          <table:table-cell table:style-name="ce13"/>
          <table:table-cell table:style-name="ce14"/>
          <table:table-cell table:style-name="ce6" office:value-type="float" office:value="24">
            <text:p>2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4">
            <text:p>24</text:p>
          </table:table-cell>
          <table:table-cell table:style-name="ce15"/>
          <table:table-cell/>
          <table:table-cell table:style-name="ce15"/>
          <table:table-cell table:number-columns-repeated="1003"/>
        </table:table-row>
        <table:table-row table:style-name="ro5">
          <table:table-cell office:value-type="float" office:value="1842">
            <text:p>1842</text:p>
          </table:table-cell>
          <table:table-cell table:style-name="ce6" office:value-type="float" office:value="153758">
            <text:p>153,758</text:p>
          </table:table-cell>
          <table:table-cell table:style-name="ce6" office:value-type="float" office:value="87226">
            <text:p>87,226</text:p>
          </table:table-cell>
          <table:table-cell office:value-type="float" office:value="240984">
            <text:p>240,984</text:p>
          </table:table-cell>
          <table:table-cell table:style-name="ce8" table:formula="of:=[.B35]/[.C35]" office:value-type="float" office:value="1.76275422465779">
            <text:p>1.76</text:p>
          </table:table-cell>
          <table:table-cell table:style-name="ce6"/>
          <table:table-cell table:style-name="ce9" table:number-columns-repeated="2"/>
          <table:table-cell table:style-name="ce6" table:number-columns-repeated="3"/>
          <table:table-cell table:style-name="ce11" table:number-columns-repeated="2"/>
          <table:table-cell table:style-name="ce13"/>
          <table:table-cell table:style-name="ce14"/>
          <table:table-cell table:style-name="ce6" office:value-type="float" office:value="14">
            <text:p>1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4">
            <text:p>14</text:p>
          </table:table-cell>
          <table:table-cell table:style-name="ce15"/>
          <table:table-cell/>
          <table:table-cell table:style-name="ce15"/>
          <table:table-cell table:number-columns-repeated="1003"/>
        </table:table-row>
        <table:table-row table:style-name="ro5">
          <table:table-cell office:value-type="float" office:value="1843">
            <text:p>1843</text:p>
          </table:table-cell>
          <table:table-cell table:style-name="ce6" office:value-type="float" office:value="158846">
            <text:p>158,846</text:p>
          </table:table-cell>
          <table:table-cell table:style-name="ce6" office:value-type="float" office:value="92002">
            <text:p>92,002</text:p>
          </table:table-cell>
          <table:table-cell office:value-type="float" office:value="250848">
            <text:p>250,848</text:p>
          </table:table-cell>
          <table:table-cell table:style-name="ce8" table:formula="of:=[.B36]/[.C36]" office:value-type="float" office:value="1.72654942283863">
            <text:p>1.73</text:p>
          </table:table-cell>
          <table:table-cell table:style-name="ce6"/>
          <table:table-cell table:style-name="ce9" table:number-columns-repeated="2"/>
          <table:table-cell table:style-name="ce6" table:number-columns-repeated="3"/>
          <table:table-cell table:style-name="ce11" table:number-columns-repeated="2"/>
          <table:table-cell table:style-name="ce13"/>
          <table:table-cell table:style-name="ce14"/>
          <table:table-cell table:style-name="ce6" office:value-type="float" office:value="14">
            <text:p>1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4">
            <text:p>14</text:p>
          </table:table-cell>
          <table:table-cell table:style-name="ce15"/>
          <table:table-cell/>
          <table:table-cell table:style-name="ce15"/>
          <table:table-cell table:number-columns-repeated="1003"/>
        </table:table-row>
        <table:table-row table:style-name="ro5">
          <table:table-cell office:value-type="float" office:value="1844">
            <text:p>1844</text:p>
          </table:table-cell>
          <table:table-cell table:style-name="ce6" office:value-type="float" office:value="165034">
            <text:p>165,034</text:p>
          </table:table-cell>
          <table:table-cell table:style-name="ce6" office:value-type="float" office:value="99253">
            <text:p>99,253</text:p>
          </table:table-cell>
          <table:table-cell office:value-type="float" office:value="264287">
            <text:p>264,287</text:p>
          </table:table-cell>
          <table:table-cell table:style-name="ce8" table:formula="of:=[.B37]/[.C37]" office:value-type="float" office:value="1.66276082335043">
            <text:p>1.66</text:p>
          </table:table-cell>
          <table:table-cell table:style-name="ce6"/>
          <table:table-cell table:style-name="ce9" table:number-columns-repeated="2"/>
          <table:table-cell table:style-name="ce6" table:number-columns-repeated="3"/>
          <table:table-cell table:style-name="ce11" table:number-columns-repeated="2"/>
          <table:table-cell table:style-name="ce13"/>
          <table:table-cell table:style-name="ce14"/>
          <table:table-cell table:style-name="ce6" office:value-type="float" office:value="22">
            <text:p>2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2">
            <text:p>22</text:p>
          </table:table-cell>
          <table:table-cell table:style-name="ce15"/>
          <table:table-cell/>
          <table:table-cell table:style-name="ce15"/>
          <table:table-cell table:number-columns-repeated="1003"/>
        </table:table-row>
        <table:table-row table:style-name="ro5">
          <table:table-cell office:value-type="float" office:value="1845">
            <text:p>1845</text:p>
          </table:table-cell>
          <table:table-cell table:style-name="ce6" office:value-type="float" office:value="173159">
            <text:p>173,159</text:p>
          </table:table-cell>
          <table:table-cell table:style-name="ce6" office:value-type="float" office:value="105989">
            <text:p>105,989</text:p>
          </table:table-cell>
          <table:table-cell office:value-type="float" office:value="279148">
            <text:p>279,148</text:p>
          </table:table-cell>
          <table:table-cell table:style-name="ce8" table:formula="of:=[.B38]/[.C38]" office:value-type="float" office:value="1.63374501127476">
            <text:p>1.63</text:p>
          </table:table-cell>
          <table:table-cell table:style-name="ce6"/>
          <table:table-cell table:style-name="ce9" table:number-columns-repeated="2"/>
          <table:table-cell table:style-name="ce6" table:number-columns-repeated="3"/>
          <table:table-cell table:style-name="ce11" table:number-columns-repeated="2"/>
          <table:table-cell table:style-name="ce13"/>
          <table:table-cell table:style-name="ce14"/>
          <table:table-cell table:style-name="ce6" office:value-type="float" office:value="15">
            <text:p>1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5">
            <text:p>15</text:p>
          </table:table-cell>
          <table:table-cell table:style-name="ce15"/>
          <table:table-cell/>
          <table:table-cell table:style-name="ce15"/>
          <table:table-cell table:number-columns-repeated="1003"/>
        </table:table-row>
        <table:table-row table:style-name="ro5">
          <table:table-cell office:value-type="float" office:value="1846">
            <text:p>1846</text:p>
          </table:table-cell>
          <table:table-cell table:style-name="ce6" office:value-type="float" office:value="181342">
            <text:p>181,342</text:p>
          </table:table-cell>
          <table:table-cell table:style-name="ce6" office:value-type="float" office:value="111907">
            <text:p>111,907</text:p>
          </table:table-cell>
          <table:table-cell office:value-type="float" office:value="293249">
            <text:p>293,249</text:p>
          </table:table-cell>
          <table:table-cell table:style-name="ce8" table:formula="of:=[.B39]/[.C39]" office:value-type="float" office:value="1.62047056931202">
            <text:p>1.62</text:p>
          </table:table-cell>
          <table:table-cell table:style-name="ce6"/>
          <table:table-cell table:style-name="ce9" table:number-columns-repeated="2"/>
          <table:table-cell table:style-name="ce6" table:number-columns-repeated="3"/>
          <table:table-cell table:style-name="ce11" table:number-columns-repeated="2"/>
          <table:table-cell table:style-name="ce13"/>
          <table:table-cell table:style-name="ce14"/>
          <table:table-cell table:style-name="ce6" office:value-type="float" office:value="15">
            <text:p>1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5">
            <text:p>15</text:p>
          </table:table-cell>
          <table:table-cell table:style-name="ce15"/>
          <table:table-cell/>
          <table:table-cell table:style-name="ce15"/>
          <table:table-cell table:number-columns-repeated="1003"/>
        </table:table-row>
        <table:table-row table:style-name="ro5">
          <table:table-cell office:value-type="float" office:value="1847">
            <text:p>1847</text:p>
          </table:table-cell>
          <table:table-cell table:style-name="ce6" office:value-type="float" office:value="190265">
            <text:p>190,265</text:p>
          </table:table-cell>
          <table:table-cell table:style-name="ce6" office:value-type="float" office:value="118532">
            <text:p>118,532</text:p>
          </table:table-cell>
          <table:table-cell office:value-type="float" office:value="308797">
            <text:p>308,797</text:p>
          </table:table-cell>
          <table:table-cell table:style-name="ce8" table:formula="of:=[.B40]/[.C40]" office:value-type="float" office:value="1.60517834846286">
            <text:p>1.61</text:p>
          </table:table-cell>
          <table:table-cell table:style-name="ce6"/>
          <table:table-cell table:style-name="ce9" table:number-columns-repeated="2"/>
          <table:table-cell table:style-name="ce6" table:number-columns-repeated="3"/>
          <table:table-cell table:style-name="ce11" table:number-columns-repeated="2"/>
          <table:table-cell table:style-name="ce13"/>
          <table:table-cell table:style-name="ce14"/>
          <table:table-cell table:style-name="ce6" office:value-type="float" office:value="9">
            <text:p>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9">
            <text:p>9</text:p>
          </table:table-cell>
          <table:table-cell table:style-name="ce15"/>
          <table:table-cell/>
          <table:table-cell table:style-name="ce15"/>
          <table:table-cell table:number-columns-repeated="1003"/>
        </table:table-row>
        <table:table-row table:style-name="ro5">
          <table:table-cell office:value-type="float" office:value="1848">
            <text:p>1848</text:p>
          </table:table-cell>
          <table:table-cell table:style-name="ce6" office:value-type="float" office:value="201612">
            <text:p>201,612</text:p>
          </table:table-cell>
          <table:table-cell table:style-name="ce6" office:value-type="float" office:value="130716">
            <text:p>130,716</text:p>
          </table:table-cell>
          <table:table-cell office:value-type="float" office:value="332328">
            <text:p>332,328</text:p>
          </table:table-cell>
          <table:table-cell table:style-name="ce8" table:formula="of:=[.B41]/[.C41]" office:value-type="float" office:value="1.54236665748646">
            <text:p>1.54</text:p>
          </table:table-cell>
          <table:table-cell table:style-name="ce6"/>
          <table:table-cell table:style-name="ce9" table:number-columns-repeated="2"/>
          <table:table-cell table:style-name="ce6" table:number-columns-repeated="3"/>
          <table:table-cell table:style-name="ce11" table:number-columns-repeated="2"/>
          <table:table-cell table:style-name="ce13"/>
          <table:table-cell table:style-name="ce14"/>
          <table:table-cell table:style-name="ce6" office:value-type="float" office:value="20">
            <text:p>2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0">
            <text:p>20</text:p>
          </table:table-cell>
          <table:table-cell table:style-name="ce15"/>
          <table:table-cell/>
          <table:table-cell table:style-name="ce15"/>
          <table:table-cell table:number-columns-repeated="1003"/>
        </table:table-row>
        <table:table-row table:style-name="ro5">
          <table:table-cell office:value-type="float" office:value="1849">
            <text:p>1849</text:p>
          </table:table-cell>
          <table:table-cell table:style-name="ce6" office:value-type="float" office:value="221978">
            <text:p>221,978</text:p>
          </table:table-cell>
          <table:table-cell table:style-name="ce6" office:value-type="float" office:value="151384">
            <text:p>151,384</text:p>
          </table:table-cell>
          <table:table-cell office:value-type="float" office:value="373362">
            <text:p>373,362</text:p>
          </table:table-cell>
          <table:table-cell table:style-name="ce8" table:formula="of:=[.B42]/[.C42]" office:value-type="float" office:value="1.46632405009776">
            <text:p>1.47</text:p>
          </table:table-cell>
          <table:table-cell table:style-name="ce6"/>
          <table:table-cell table:style-name="ce9" table:number-columns-repeated="2"/>
          <table:table-cell table:style-name="ce6" table:number-columns-repeated="3"/>
          <table:table-cell table:style-name="ce11" table:number-columns-repeated="2"/>
          <table:table-cell table:style-name="ce13"/>
          <table:table-cell table:style-name="ce14"/>
          <table:table-cell table:style-name="ce6" office:value-type="float" office:value="13">
            <text:p>1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3">
            <text:p>13</text:p>
          </table:table-cell>
          <table:table-cell table:style-name="ce15"/>
          <table:table-cell/>
          <table:table-cell table:style-name="ce15"/>
          <table:table-cell table:number-columns-repeated="1003"/>
        </table:table-row>
        <table:table-row table:style-name="ro5">
          <table:table-cell office:value-type="float" office:value="1850">
            <text:p>1850</text:p>
          </table:table-cell>
          <table:table-cell table:style-name="ce6" office:value-type="float" office:value="238683">
            <text:p>238,683</text:p>
          </table:table-cell>
          <table:table-cell table:style-name="ce6" office:value-type="float" office:value="166673">
            <text:p>166,673</text:p>
          </table:table-cell>
          <table:table-cell office:value-type="float" office:value="405356">
            <text:p>405,356</text:p>
          </table:table-cell>
          <table:table-cell table:style-name="ce8" table:formula="of:=[.B43]/[.C43]" office:value-type="float" office:value="1.43204358234387">
            <text:p>1.43</text:p>
          </table:table-cell>
          <table:table-cell table:style-name="ce6"/>
          <table:table-cell table:style-name="ce9" table:number-columns-repeated="2"/>
          <table:table-cell table:style-name="ce6" table:number-columns-repeated="3"/>
          <table:table-cell table:style-name="ce11" table:number-columns-repeated="2"/>
          <table:table-cell table:style-name="ce13" table:formula="of:=SUM([.P33:.P56])/SUM([.Q33:.Q56])" office:value-type="float" office:value="411">
            <text:p>411</text:p>
          </table:table-cell>
          <table:table-cell table:style-name="ce14"/>
          <table:table-cell table:style-name="ce6" office:value-type="float" office:value="12">
            <text:p>1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2">
            <text:p>12</text:p>
          </table:table-cell>
          <table:table-cell table:style-name="ce15"/>
          <table:table-cell/>
          <table:table-cell table:style-name="ce15"/>
          <table:table-cell table:number-columns-repeated="1003"/>
        </table:table-row>
        <table:table-row table:style-name="ro5">
          <table:table-cell office:value-type="float" office:value="1851">
            <text:p>1851</text:p>
          </table:table-cell>
          <table:table-cell table:style-name="ce6" office:value-type="float" office:value="256975">
            <text:p>256,975</text:p>
          </table:table-cell>
          <table:table-cell table:style-name="ce6" office:value-type="float" office:value="180690">
            <text:p>180,690</text:p>
          </table:table-cell>
          <table:table-cell office:value-type="float" office:value="437665">
            <text:p>437,665</text:p>
          </table:table-cell>
          <table:table-cell table:style-name="ce8" table:formula="of:=[.B44]/[.C44]" office:value-type="float" office:value="1.42218717139853">
            <text:p>1.42</text:p>
          </table:table-cell>
          <table:table-cell table:style-name="ce6"/>
          <table:table-cell table:style-name="ce9" table:number-columns-repeated="2"/>
          <table:table-cell table:style-name="ce6" table:number-columns-repeated="3"/>
          <table:table-cell table:style-name="ce11" table:number-columns-repeated="2"/>
          <table:table-cell table:style-name="ce13" table:formula="of:=SUM([.P33:.P57])/SUM([.Q33:.Q57])" office:value-type="float" office:value="418">
            <text:p>418</text:p>
          </table:table-cell>
          <table:table-cell table:style-name="ce14"/>
          <table:table-cell table:style-name="ce6" office:value-type="float" office:value="17">
            <text:p>17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7">
            <text:p>17</text:p>
          </table:table-cell>
          <table:table-cell table:style-name="ce15"/>
          <table:table-cell/>
          <table:table-cell table:style-name="ce15"/>
          <table:table-cell table:number-columns-repeated="1003"/>
        </table:table-row>
        <table:table-row table:style-name="ro5">
          <table:table-cell office:value-type="float" office:value="1852">
            <text:p>1852</text:p>
          </table:table-cell>
          <table:table-cell table:style-name="ce6" office:value-type="float" office:value="304126">
            <text:p>304,126</text:p>
          </table:table-cell>
          <table:table-cell table:style-name="ce6" office:value-type="float" office:value="209670">
            <text:p>209,670</text:p>
          </table:table-cell>
          <table:table-cell office:value-type="float" office:value="513796">
            <text:p>513,796</text:p>
          </table:table-cell>
          <table:table-cell table:style-name="ce8" table:formula="of:=[.B45]/[.C45]" office:value-type="float" office:value="1.45049840225116">
            <text:p>1.45</text:p>
          </table:table-cell>
          <table:table-cell table:style-name="ce6"/>
          <table:table-cell table:style-name="ce9" table:number-columns-repeated="2"/>
          <table:table-cell table:style-name="ce6" table:number-columns-repeated="3"/>
          <table:table-cell table:style-name="ce11" table:number-columns-repeated="2"/>
          <table:table-cell table:style-name="ce13" table:formula="of:=SUM([.P33:.P58])/SUM([.Q33:.Q58])" office:value-type="float" office:value="428">
            <text:p>428</text:p>
          </table:table-cell>
          <table:table-cell table:style-name="ce14"/>
          <table:table-cell table:style-name="ce6" office:value-type="float" office:value="15">
            <text:p>1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5">
            <text:p>15</text:p>
          </table:table-cell>
          <table:table-cell table:style-name="ce15"/>
          <table:table-cell/>
          <table:table-cell table:style-name="ce15"/>
          <table:table-cell table:number-columns-repeated="1003"/>
        </table:table-row>
        <table:table-row table:style-name="ro5">
          <table:table-cell office:value-type="float" office:value="1853">
            <text:p>1853</text:p>
          </table:table-cell>
          <table:table-cell table:style-name="ce6" office:value-type="float" office:value="358203">
            <text:p>358,203</text:p>
          </table:table-cell>
          <table:table-cell table:style-name="ce6" office:value-type="float" office:value="242789">
            <text:p>242,789</text:p>
          </table:table-cell>
          <table:table-cell office:value-type="float" office:value="600992">
            <text:p>600,992</text:p>
          </table:table-cell>
          <table:table-cell table:style-name="ce8" table:formula="of:=[.B46]/[.C46]" office:value-type="float" office:value="1.47536750017505">
            <text:p>1.48</text:p>
          </table:table-cell>
          <table:table-cell table:style-name="ce6"/>
          <table:table-cell table:style-name="ce9" table:number-columns-repeated="2"/>
          <table:table-cell table:style-name="ce6" table:number-columns-repeated="3"/>
          <table:table-cell table:style-name="ce11" table:number-columns-repeated="2"/>
          <table:table-cell table:style-name="ce13" table:formula="of:=SUM([.P34:.P59])/SUM([.Q34:.Q59])" office:value-type="float" office:value="421">
            <text:p>421</text:p>
          </table:table-cell>
          <table:table-cell table:style-name="ce14"/>
          <table:table-cell table:style-name="ce6" office:value-type="float" office:value="26">
            <text:p>2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6">
            <text:p>26</text:p>
          </table:table-cell>
          <table:table-cell table:style-name="ce15"/>
          <table:table-cell/>
          <table:table-cell table:style-name="ce15"/>
          <table:table-cell table:number-columns-repeated="1003"/>
        </table:table-row>
        <table:table-row table:style-name="ro5">
          <table:table-cell office:value-type="float" office:value="1854">
            <text:p>1854</text:p>
          </table:table-cell>
          <table:table-cell table:style-name="ce6" office:value-type="float" office:value="414337">
            <text:p>414,337</text:p>
          </table:table-cell>
          <table:table-cell table:style-name="ce6" office:value-type="float" office:value="280580">
            <text:p>280,580</text:p>
          </table:table-cell>
          <table:table-cell office:value-type="float" office:value="694917">
            <text:p>694,917</text:p>
          </table:table-cell>
          <table:table-cell table:style-name="ce8" table:formula="of:=[.B47]/[.C47]" office:value-type="float" office:value="1.47671608810321">
            <text:p>1.48</text:p>
          </table:table-cell>
          <table:table-cell table:style-name="ce6"/>
          <table:table-cell table:style-name="ce9" table:number-columns-repeated="2"/>
          <table:table-cell table:style-name="ce6" table:number-columns-repeated="3"/>
          <table:table-cell table:style-name="ce11" table:number-columns-repeated="2"/>
          <table:table-cell table:style-name="ce13" table:formula="of:=SUM([.P35:.P60])/SUM([.Q35:.Q60])" office:value-type="float" office:value="406">
            <text:p>406</text:p>
          </table:table-cell>
          <table:table-cell table:style-name="ce14"/>
          <table:table-cell table:style-name="ce6" office:value-type="float" office:value="21">
            <text:p>2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1">
            <text:p>21</text:p>
          </table:table-cell>
          <table:table-cell table:style-name="ce15"/>
          <table:table-cell/>
          <table:table-cell table:style-name="ce15"/>
          <table:table-cell table:number-columns-repeated="1003"/>
        </table:table-row>
        <table:table-row table:style-name="ro5">
          <table:table-cell office:value-type="float" office:value="1855">
            <text:p>1855</text:p>
          </table:table-cell>
          <table:table-cell table:style-name="ce6" office:value-type="float" office:value="470118">
            <text:p>470,118</text:p>
          </table:table-cell>
          <table:table-cell table:style-name="ce6" office:value-type="float" office:value="323142">
            <text:p>323,142</text:p>
          </table:table-cell>
          <table:table-cell office:value-type="float" office:value="793260">
            <text:p>793,260</text:p>
          </table:table-cell>
          <table:table-cell table:style-name="ce8" table:formula="of:=[.B48]/[.C48]" office:value-type="float" office:value="1.45483409770318">
            <text:p>1.45</text:p>
          </table:table-cell>
          <table:table-cell table:style-name="ce6"/>
          <table:table-cell table:style-name="ce9" table:number-columns-repeated="2"/>
          <table:table-cell table:style-name="ce6" table:number-columns-repeated="3"/>
          <table:table-cell table:style-name="ce11" table:number-columns-repeated="2"/>
          <table:table-cell table:style-name="ce13" table:formula="of:=SUM([.P36:.P61])/SUM([.Q36:.Q61])" office:value-type="float" office:value="403">
            <text:p>403</text:p>
          </table:table-cell>
          <table:table-cell table:style-name="ce14"/>
          <table:table-cell table:style-name="ce6" office:value-type="float" office:value="15">
            <text:p>1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5">
            <text:p>15</text:p>
          </table:table-cell>
          <table:table-cell table:style-name="ce15"/>
          <table:table-cell/>
          <table:table-cell table:style-name="ce15"/>
          <table:table-cell table:number-columns-repeated="1003"/>
        </table:table-row>
        <table:table-row table:style-name="ro5">
          <table:table-cell office:value-type="float" office:value="1856">
            <text:p>1856</text:p>
          </table:table-cell>
          <table:table-cell table:style-name="ce6" office:value-type="float" office:value="522144">
            <text:p>522,144</text:p>
          </table:table-cell>
          <table:table-cell table:style-name="ce6" office:value-type="float" office:value="354585">
            <text:p>354,585</text:p>
          </table:table-cell>
          <table:table-cell office:value-type="float" office:value="876729">
            <text:p>876,729</text:p>
          </table:table-cell>
          <table:table-cell table:style-name="ce8" table:formula="of:=[.B49]/[.C49]" office:value-type="float" office:value="1.4725496002369">
            <text:p>1.47</text:p>
          </table:table-cell>
          <table:table-cell table:style-name="ce6"/>
          <table:table-cell table:style-name="ce9" table:number-columns-repeated="2"/>
          <table:table-cell table:style-name="ce6" table:number-columns-repeated="3"/>
          <table:table-cell table:style-name="ce11" table:number-columns-repeated="2"/>
          <table:table-cell table:style-name="ce13" table:formula="of:=SUM([.P37:.P62])/SUM([.Q37:.Q62])" office:value-type="float" office:value="397">
            <text:p>397</text:p>
          </table:table-cell>
          <table:table-cell table:style-name="ce14"/>
          <table:table-cell table:style-name="ce6" office:value-type="float" office:value="14">
            <text:p>1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4">
            <text:p>14</text:p>
          </table:table-cell>
          <table:table-cell table:style-name="ce15"/>
          <table:table-cell/>
          <table:table-cell table:style-name="ce15"/>
          <table:table-cell table:number-columns-repeated="1003"/>
        </table:table-row>
        <table:table-row table:style-name="ro5">
          <table:table-cell office:value-type="float" office:value="1857">
            <text:p>1857</text:p>
          </table:table-cell>
          <table:table-cell table:style-name="ce6" office:value-type="float" office:value="574800">
            <text:p>574,800</text:p>
          </table:table-cell>
          <table:table-cell table:style-name="ce6" office:value-type="float" office:value="395487">
            <text:p>395,487</text:p>
          </table:table-cell>
          <table:table-cell office:value-type="float" office:value="970287">
            <text:p>970,287</text:p>
          </table:table-cell>
          <table:table-cell table:style-name="ce8" table:formula="of:=[.B50]/[.C50]" office:value-type="float" office:value="1.45339796251204">
            <text:p>1.45</text:p>
          </table:table-cell>
          <table:table-cell table:style-name="ce6"/>
          <table:table-cell table:style-name="ce9" table:number-columns-repeated="2"/>
          <table:table-cell table:style-name="ce6" table:number-columns-repeated="3"/>
          <table:table-cell table:style-name="ce11" table:number-columns-repeated="2"/>
          <table:table-cell table:style-name="ce13" table:formula="of:=SUM([.P38:.P63])/SUM([.Q38:.Q63])" office:value-type="float" office:value="386">
            <text:p>386</text:p>
          </table:table-cell>
          <table:table-cell table:style-name="ce14"/>
          <table:table-cell table:style-name="ce6" office:value-type="float" office:value="28">
            <text:p>2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8">
            <text:p>28</text:p>
          </table:table-cell>
          <table:table-cell table:style-name="ce15"/>
          <table:table-cell/>
          <table:table-cell table:style-name="ce15"/>
          <table:table-cell table:number-columns-repeated="1003"/>
        </table:table-row>
        <table:table-row table:style-name="ro5">
          <table:table-cell office:value-type="float" office:value="1858">
            <text:p>1858</text:p>
          </table:table-cell>
          <table:table-cell table:style-name="ce6" office:value-type="float" office:value="624380">
            <text:p>624,380</text:p>
          </table:table-cell>
          <table:table-cell table:style-name="ce6" office:value-type="float" office:value="426448">
            <text:p>426,448</text:p>
          </table:table-cell>
          <table:table-cell office:value-type="float" office:value="1050828">
            <text:p>1,050,828</text:p>
          </table:table-cell>
          <table:table-cell table:style-name="ce8" table:formula="of:=[.B51]/[.C51]" office:value-type="float" office:value="1.4641409972611">
            <text:p>1.46</text:p>
          </table:table-cell>
          <table:table-cell table:style-name="ce6" table:formula="of:=SUM(OFFSET([.R51];-[.D$4]+1;0;[.D$4];1))+[.U51]" office:value-type="float" office:value="3968">
            <text:p>3,968</text:p>
          </table:table-cell>
          <table:table-cell table:style-name="ce9" table:number-columns-repeated="2"/>
          <table:table-cell table:style-name="ce6" table:formula="of:=[.F51]*100000/[.D51]" office:value-type="float" office:value="377.606991819784">
            <text:p>378</text:p>
          </table:table-cell>
          <table:table-cell table:style-name="ce6" table:number-columns-repeated="2"/>
          <table:table-cell table:style-name="ce11" table:formula="of:=SUM(OFFSET([.R51];-[.D$4]+1;0;[.D$4];1))/[.F51]" office:value-type="percentage" office:value="0.243195564516129">
            <text:p>24%</text:p>
          </table:table-cell>
          <table:table-cell table:style-name="ce11" table:formula="of:=[.U51]/[.F51]" office:value-type="percentage" office:value="0.756804435483871">
            <text:p>76%</text:p>
          </table:table-cell>
          <table:table-cell table:style-name="ce13" table:formula="of:=SUM([.P39:.P64])/SUM([.Q39:.Q64])" office:value-type="float" office:value="378">
            <text:p>378</text:p>
          </table:table-cell>
          <table:table-cell table:style-name="ce14" table:formula="of:=[.S51]/[.T51]" office:value-type="float" office:value="6.04929577464789">
            <text:p>6.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5">
            <text:p>15</text:p>
          </table:table-cell>
          <table:table-cell table:style-name="ce15" office:value-type="float" office:value="2577">
            <text:p>2,577</text:p>
          </table:table-cell>
          <table:table-cell table:style-name="ce15" office:value-type="float" office:value="426">
            <text:p>426</text:p>
          </table:table-cell>
          <table:table-cell table:style-name="ce15" office:value-type="float" office:value="3003">
            <text:p>3,003</text:p>
          </table:table-cell>
          <table:table-cell table:number-columns-repeated="1003"/>
        </table:table-row>
        <table:table-row table:style-name="ro5">
          <table:table-cell office:value-type="float" office:value="1859">
            <text:p>1859</text:p>
          </table:table-cell>
          <table:table-cell table:style-name="ce6" office:value-type="float" office:value="644376">
            <text:p>644,376</text:p>
          </table:table-cell>
          <table:table-cell table:style-name="ce6" office:value-type="float" office:value="452929">
            <text:p>452,929</text:p>
          </table:table-cell>
          <table:table-cell office:value-type="float" office:value="1097305">
            <text:p>1,097,305</text:p>
          </table:table-cell>
          <table:table-cell table:style-name="ce8" table:formula="of:=[.B52]/[.C52]" office:value-type="float" office:value="1.42268655793734">
            <text:p>1.42</text:p>
          </table:table-cell>
          <table:table-cell table:style-name="ce6" table:formula="of:=SUM(OFFSET([.R52];-[.D$4]+1;0;[.D$4];1))+[.U52]" office:value-type="float" office:value="3975">
            <text:p>3,975</text:p>
          </table:table-cell>
          <table:table-cell table:style-name="ce9" table:number-columns-repeated="2"/>
          <table:table-cell table:style-name="ce6" table:formula="of:=[.F52]*100000/[.D52]" office:value-type="float" office:value="362.251151685265">
            <text:p>362</text:p>
          </table:table-cell>
          <table:table-cell table:style-name="ce6" table:number-columns-repeated="2"/>
          <table:table-cell table:style-name="ce11" table:formula="of:=SUM(OFFSET([.R52];-[.D$4]+1;0;[.D$4];1))/[.F52]" office:value-type="percentage" office:value="0.241509433962264">
            <text:p>24%</text:p>
          </table:table-cell>
          <table:table-cell table:style-name="ce11" table:formula="of:=[.U52]/[.F52]" office:value-type="percentage" office:value="0.758490566037736">
            <text:p>76%</text:p>
          </table:table-cell>
          <table:table-cell table:style-name="ce13" table:formula="of:=SUM([.P40:.P65])/SUM([.Q40:.Q65])" office:value-type="float" office:value="370">
            <text:p>370</text:p>
          </table:table-cell>
          <table:table-cell table:style-name="ce14" table:formula="of:=[.S52]/[.T52]" office:value-type="float" office:value="6.67175572519084">
            <text:p>6.7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5">
            <text:p>25</text:p>
          </table:table-cell>
          <table:table-cell table:style-name="ce15" office:value-type="float" office:value="2622">
            <text:p>2,622</text:p>
          </table:table-cell>
          <table:table-cell table:style-name="ce15" office:value-type="float" office:value="393">
            <text:p>393</text:p>
          </table:table-cell>
          <table:table-cell table:style-name="ce15" office:value-type="float" office:value="3015">
            <text:p>3,015</text:p>
          </table:table-cell>
          <table:table-cell table:number-columns-repeated="1003"/>
        </table:table-row>
        <table:table-row table:style-name="ro5">
          <table:table-cell office:value-type="float" office:value="1860">
            <text:p>1860</text:p>
          </table:table-cell>
          <table:table-cell table:style-name="ce6" office:value-type="float" office:value="668560">
            <text:p>668,560</text:p>
          </table:table-cell>
          <table:table-cell table:style-name="ce6" office:value-type="float" office:value="477025">
            <text:p>477,025</text:p>
          </table:table-cell>
          <table:table-cell office:value-type="float" office:value="1145585">
            <text:p>1,145,585</text:p>
          </table:table-cell>
          <table:table-cell table:style-name="ce8" table:formula="of:=[.B53]/[.C53]" office:value-type="float" office:value="1.40151983648656">
            <text:p>1.40</text:p>
          </table:table-cell>
          <table:table-cell table:style-name="ce6" table:formula="of:=SUM(OFFSET([.R53];-[.D$4]+1;0;[.D$4];1))+[.U53]" office:value-type="float" office:value="4517">
            <text:p>4,517</text:p>
          </table:table-cell>
          <table:table-cell table:style-name="ce9" table:number-columns-repeated="2"/>
          <table:table-cell table:style-name="ce6" table:formula="of:=[.F53]*100000/[.D53]" office:value-type="float" office:value="394.296363866496">
            <text:p>394</text:p>
          </table:table-cell>
          <table:table-cell table:style-name="ce6" table:number-columns-repeated="2"/>
          <table:table-cell table:style-name="ce11" table:formula="of:=SUM(OFFSET([.R53];-[.D$4]+1;0;[.D$4];1))/[.F53]" office:value-type="percentage" office:value="0.210759353553243">
            <text:p>21%</text:p>
          </table:table-cell>
          <table:table-cell table:style-name="ce11" table:formula="of:=[.U53]/[.F53]" office:value-type="percentage" office:value="0.789240646446757">
            <text:p>79%</text:p>
          </table:table-cell>
          <table:table-cell table:style-name="ce13" table:formula="of:=SUM([.P41:.P66])/SUM([.Q41:.Q66])" office:value-type="float" office:value="371">
            <text:p>371</text:p>
          </table:table-cell>
          <table:table-cell table:style-name="ce14" table:formula="of:=[.S53]/[.T53]" office:value-type="float" office:value="6.4581589958159">
            <text:p>6.5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6">
            <text:p>16</text:p>
          </table:table-cell>
          <table:table-cell table:style-name="ce15" office:value-type="float" office:value="3087">
            <text:p>3,087</text:p>
          </table:table-cell>
          <table:table-cell table:style-name="ce15" office:value-type="float" office:value="478">
            <text:p>478</text:p>
          </table:table-cell>
          <table:table-cell table:style-name="ce15" office:value-type="float" office:value="3565">
            <text:p>3,565</text:p>
          </table:table-cell>
          <table:table-cell table:number-columns-repeated="1003"/>
        </table:table-row>
        <table:table-row table:style-name="ro5">
          <table:table-cell office:value-type="float" office:value="1861">
            <text:p>1861</text:p>
          </table:table-cell>
          <table:table-cell table:style-name="ce6" office:value-type="float" office:value="669373">
            <text:p>669,373</text:p>
          </table:table-cell>
          <table:table-cell table:style-name="ce6" office:value-type="float" office:value="498776">
            <text:p>498,776</text:p>
          </table:table-cell>
          <table:table-cell office:value-type="float" office:value="1168149">
            <text:p>1,168,149</text:p>
          </table:table-cell>
          <table:table-cell table:style-name="ce8" table:formula="of:=[.B54]/[.C54]" office:value-type="float" office:value="1.3420312926043">
            <text:p>1.34</text:p>
          </table:table-cell>
          <table:table-cell table:style-name="ce6" table:formula="of:=SUM(OFFSET([.R54];-[.D$4]+1;0;[.D$4];1))+[.U54]" office:value-type="float" office:value="4182">
            <text:p>4,182</text:p>
          </table:table-cell>
          <table:table-cell table:style-name="ce9" table:number-columns-repeated="2"/>
          <table:table-cell table:style-name="ce6" table:formula="of:=[.F54]*100000/[.D54]" office:value-type="float" office:value="358.002275394663">
            <text:p>358</text:p>
          </table:table-cell>
          <table:table-cell table:style-name="ce6" table:number-columns-repeated="2"/>
          <table:table-cell table:style-name="ce11" table:formula="of:=SUM(OFFSET([.R54];-[.D$4]+1;0;[.D$4];1))/[.F54]" office:value-type="percentage" office:value="0.213534194165471">
            <text:p>21%</text:p>
          </table:table-cell>
          <table:table-cell table:style-name="ce11" table:formula="of:=[.U54]/[.F54]" office:value-type="percentage" office:value="0.786465805834529">
            <text:p>79%</text:p>
          </table:table-cell>
          <table:table-cell table:style-name="ce13" table:formula="of:=SUM([.P42:.P67])/SUM([.Q42:.Q67])" office:value-type="float" office:value="357">
            <text:p>357</text:p>
          </table:table-cell>
          <table:table-cell table:style-name="ce14" table:formula="of:=[.S54]/[.T54]" office:value-type="float" office:value="6.9636803874092">
            <text:p>7.0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9">
            <text:p>19</text:p>
          </table:table-cell>
          <table:table-cell table:style-name="ce15" office:value-type="float" office:value="2876">
            <text:p>2,876</text:p>
          </table:table-cell>
          <table:table-cell table:style-name="ce15" office:value-type="float" office:value="413">
            <text:p>413</text:p>
          </table:table-cell>
          <table:table-cell table:style-name="ce15" office:value-type="float" office:value="3289">
            <text:p>3,289</text:p>
          </table:table-cell>
          <table:table-cell table:number-columns-repeated="1003"/>
        </table:table-row>
        <table:table-row table:style-name="ro5">
          <table:table-cell office:value-type="float" office:value="1862">
            <text:p>1862</text:p>
          </table:table-cell>
          <table:table-cell table:style-name="ce6" office:value-type="float" office:value="683650">
            <text:p>683,650</text:p>
          </table:table-cell>
          <table:table-cell table:style-name="ce6" office:value-type="float" office:value="523268">
            <text:p>523,268</text:p>
          </table:table-cell>
          <table:table-cell office:value-type="float" office:value="1206918">
            <text:p>1,206,918</text:p>
          </table:table-cell>
          <table:table-cell table:style-name="ce8" table:formula="of:=[.B55]/[.C55]" office:value-type="float" office:value="1.30650068416184">
            <text:p>1.31</text:p>
          </table:table-cell>
          <table:table-cell table:style-name="ce6" table:formula="of:=SUM(OFFSET([.R55];-[.D$4]+1;0;[.D$4];1))+[.U55]" office:value-type="float" office:value="4150">
            <text:p>4,150</text:p>
          </table:table-cell>
          <table:table-cell table:style-name="ce9" table:number-columns-repeated="2"/>
          <table:table-cell table:style-name="ce6" table:formula="of:=[.F55]*100000/[.D55]" office:value-type="float" office:value="343.851032133086">
            <text:p>344</text:p>
          </table:table-cell>
          <table:table-cell table:style-name="ce6" table:number-columns-repeated="2"/>
          <table:table-cell table:style-name="ce11" table:formula="of:=SUM(OFFSET([.R55];-[.D$4]+1;0;[.D$4];1))/[.F55]" office:value-type="percentage" office:value="0.200722891566265">
            <text:p>20%</text:p>
          </table:table-cell>
          <table:table-cell table:style-name="ce11" table:formula="of:=[.U55]/[.F55]" office:value-type="percentage" office:value="0.799277108433735">
            <text:p>80%</text:p>
          </table:table-cell>
          <table:table-cell table:style-name="ce13" table:formula="of:=SUM([.P43:.P68])/SUM([.Q43:.Q68])" office:value-type="float" office:value="353">
            <text:p>353</text:p>
          </table:table-cell>
          <table:table-cell table:style-name="ce14" table:formula="of:=[.S55]/[.T55]" office:value-type="float" office:value="7.79840848806366">
            <text:p>7.8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3">
            <text:p>13</text:p>
          </table:table-cell>
          <table:table-cell table:style-name="ce15" office:value-type="float" office:value="2940">
            <text:p>2,940</text:p>
          </table:table-cell>
          <table:table-cell table:style-name="ce15" office:value-type="float" office:value="377">
            <text:p>377</text:p>
          </table:table-cell>
          <table:table-cell table:style-name="ce15" office:value-type="float" office:value="3317">
            <text:p>3,317</text:p>
          </table:table-cell>
          <table:table-cell table:number-columns-repeated="1003"/>
        </table:table-row>
        <table:table-row table:style-name="ro5">
          <table:table-cell office:value-type="float" office:value="1863">
            <text:p>1863</text:p>
          </table:table-cell>
          <table:table-cell table:style-name="ce6" office:value-type="float" office:value="704259">
            <text:p>704,259</text:p>
          </table:table-cell>
          <table:table-cell table:style-name="ce6" office:value-type="float" office:value="555033">
            <text:p>555,033</text:p>
          </table:table-cell>
          <table:table-cell office:value-type="float" office:value="1259292">
            <text:p>1,259,292</text:p>
          </table:table-cell>
          <table:table-cell table:style-name="ce8" table:formula="of:=[.B56]/[.C56]" office:value-type="float" office:value="1.26885968942387">
            <text:p>1.27</text:p>
          </table:table-cell>
          <table:table-cell table:style-name="ce6" table:formula="of:=SUM(OFFSET([.R56];-[.D$4]+1;0;[.D$4];1))+[.U56]" office:value-type="float" office:value="4309">
            <text:p>4,309</text:p>
          </table:table-cell>
          <table:table-cell table:style-name="ce9" table:number-columns-repeated="2"/>
          <table:table-cell table:style-name="ce6" table:formula="of:=[.F56]*100000/[.D56]" office:value-type="float" office:value="342.176397531311">
            <text:p>342</text:p>
          </table:table-cell>
          <table:table-cell table:style-name="ce6" table:number-columns-repeated="2"/>
          <table:table-cell table:style-name="ce11" table:formula="of:=SUM(OFFSET([.R56];-[.D$4]+1;0;[.D$4];1))/[.F56]" office:value-type="percentage" office:value="0.187282432118821">
            <text:p>19%</text:p>
          </table:table-cell>
          <table:table-cell table:style-name="ce11" table:formula="of:=[.U56]/[.F56]" office:value-type="percentage" office:value="0.812717567881179">
            <text:p>81%</text:p>
          </table:table-cell>
          <table:table-cell table:style-name="ce13" table:formula="of:=SUM([.P44:.P69])/SUM([.Q44:.Q69])" office:value-type="float" office:value="349">
            <text:p>349</text:p>
          </table:table-cell>
          <table:table-cell table:style-name="ce14" table:formula="of:=[.S56]/[.T56]" office:value-type="float" office:value="5.41391941391941">
            <text:p>5.4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4">
            <text:p>14</text:p>
          </table:table-cell>
          <table:table-cell table:style-name="ce15" office:value-type="float" office:value="2956">
            <text:p>2,956</text:p>
          </table:table-cell>
          <table:table-cell table:style-name="ce15" office:value-type="float" office:value="546">
            <text:p>546</text:p>
          </table:table-cell>
          <table:table-cell table:style-name="ce15" office:value-type="float" office:value="3502">
            <text:p>3,502</text:p>
          </table:table-cell>
          <table:table-cell table:number-columns-repeated="1003"/>
        </table:table-row>
        <table:table-row table:style-name="ro5">
          <table:table-cell office:value-type="float" office:value="1864">
            <text:p>1864</text:p>
          </table:table-cell>
          <table:table-cell table:style-name="ce6" office:value-type="float" office:value="740433">
            <text:p>740,433</text:p>
          </table:table-cell>
          <table:table-cell table:style-name="ce6" office:value-type="float" office:value="584750">
            <text:p>584,750</text:p>
          </table:table-cell>
          <table:table-cell office:value-type="float" office:value="1325183">
            <text:p>1,325,183</text:p>
          </table:table-cell>
          <table:table-cell table:style-name="ce8" table:formula="of:=[.B57]/[.C57]" office:value-type="float" office:value="1.26623856348867">
            <text:p>1.27</text:p>
          </table:table-cell>
          <table:table-cell table:style-name="ce6" table:formula="of:=SUM(OFFSET([.R57];-[.D$4]+1;0;[.D$4];1))+[.U57]" office:value-type="float" office:value="4268">
            <text:p>4,268</text:p>
          </table:table-cell>
          <table:table-cell table:style-name="ce9" table:number-columns-repeated="2"/>
          <table:table-cell table:style-name="ce6" table:formula="of:=[.F57]*100000/[.D57]" office:value-type="float" office:value="322.068725602426">
            <text:p>322</text:p>
          </table:table-cell>
          <table:table-cell table:style-name="ce6" table:number-columns-repeated="2"/>
          <table:table-cell table:style-name="ce11" table:formula="of:=SUM(OFFSET([.R57];-[.D$4]+1;0;[.D$4];1))/[.F57]" office:value-type="percentage" office:value="0.187910028116214">
            <text:p>19%</text:p>
          </table:table-cell>
          <table:table-cell table:style-name="ce11" table:formula="of:=[.U57]/[.F57]" office:value-type="percentage" office:value="0.812089971883786">
            <text:p>81%</text:p>
          </table:table-cell>
          <table:table-cell table:style-name="ce13" table:formula="of:=SUM([.P45:.P70])/SUM([.Q45:.Q70])" office:value-type="float" office:value="339">
            <text:p>339</text:p>
          </table:table-cell>
          <table:table-cell table:style-name="ce14" table:formula="of:=[.S57]/[.T57]" office:value-type="float" office:value="6.82392776523702">
            <text:p>6.8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7">
            <text:p>7</text:p>
          </table:table-cell>
          <table:table-cell table:style-name="ce15" office:value-type="float" office:value="3023">
            <text:p>3,023</text:p>
          </table:table-cell>
          <table:table-cell table:style-name="ce15" office:value-type="float" office:value="443">
            <text:p>443</text:p>
          </table:table-cell>
          <table:table-cell table:style-name="ce15" office:value-type="float" office:value="3466">
            <text:p>3,466</text:p>
          </table:table-cell>
          <table:table-cell table:number-columns-repeated="1003"/>
        </table:table-row>
        <table:table-row table:style-name="ro5">
          <table:table-cell office:value-type="float" office:value="1865">
            <text:p>1865</text:p>
          </table:table-cell>
          <table:table-cell table:style-name="ce6" office:value-type="float" office:value="773278">
            <text:p>773,278</text:p>
          </table:table-cell>
          <table:table-cell table:style-name="ce6" office:value-type="float" office:value="616765">
            <text:p>616,765</text:p>
          </table:table-cell>
          <table:table-cell office:value-type="float" office:value="1390043">
            <text:p>1,390,043</text:p>
          </table:table-cell>
          <table:table-cell table:style-name="ce8" table:formula="of:=[.B58]/[.C58]" office:value-type="float" office:value="1.25376439973085">
            <text:p>1.25</text:p>
          </table:table-cell>
          <table:table-cell table:style-name="ce6" table:formula="of:=SUM(OFFSET([.R58];-[.D$4]+1;0;[.D$4];1))+[.U58]" office:value-type="float" office:value="4843">
            <text:p>4,843</text:p>
          </table:table-cell>
          <table:table-cell table:style-name="ce9" table:number-columns-repeated="2"/>
          <table:table-cell table:style-name="ce6" table:formula="of:=[.F58]*100000/[.D58]" office:value-type="float" office:value="348.406488144611">
            <text:p>348</text:p>
          </table:table-cell>
          <table:table-cell table:style-name="ce6" table:number-columns-repeated="2"/>
          <table:table-cell table:style-name="ce11" table:formula="of:=SUM(OFFSET([.R58];-[.D$4]+1;0;[.D$4];1))/[.F58]" office:value-type="percentage" office:value="0.150526533140615">
            <text:p>15%</text:p>
          </table:table-cell>
          <table:table-cell table:style-name="ce11" table:formula="of:=[.U58]/[.F58]" office:value-type="percentage" office:value="0.849473466859385">
            <text:p>85%</text:p>
          </table:table-cell>
          <table:table-cell table:style-name="ce13" table:formula="of:=SUM([.P46:.P71])/SUM([.Q46:.Q71])" office:value-type="float" office:value="330">
            <text:p>330</text:p>
          </table:table-cell>
          <table:table-cell table:style-name="ce14" table:formula="of:=[.S58]/[.T58]" office:value-type="float" office:value="6.77693761814745">
            <text:p>6.8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0">
            <text:p>10</text:p>
          </table:table-cell>
          <table:table-cell table:style-name="ce15" office:value-type="float" office:value="3585">
            <text:p>3,585</text:p>
          </table:table-cell>
          <table:table-cell table:style-name="ce15" office:value-type="float" office:value="529">
            <text:p>529</text:p>
          </table:table-cell>
          <table:table-cell table:style-name="ce15" office:value-type="float" office:value="4114">
            <text:p>4,114</text:p>
          </table:table-cell>
          <table:table-cell table:number-columns-repeated="1003"/>
        </table:table-row>
        <table:table-row table:style-name="ro5">
          <table:table-cell office:value-type="float" office:value="1866">
            <text:p>1866</text:p>
          </table:table-cell>
          <table:table-cell table:style-name="ce6" office:value-type="float" office:value="800648">
            <text:p>800,648</text:p>
          </table:table-cell>
          <table:table-cell table:style-name="ce6" office:value-type="float" office:value="643307">
            <text:p>643,307</text:p>
          </table:table-cell>
          <table:table-cell office:value-type="float" office:value="1443955">
            <text:p>1,443,955</text:p>
          </table:table-cell>
          <table:table-cell table:style-name="ce8" table:formula="of:=[.B59]/[.C59]" office:value-type="float" office:value="1.24458151395834">
            <text:p>1.24</text:p>
          </table:table-cell>
          <table:table-cell table:style-name="ce6" table:formula="of:=SUM(OFFSET([.R59];-[.D$4]+1;0;[.D$4];1))+[.U59]" office:value-type="float" office:value="5022.5">
            <text:p>5,023</text:p>
          </table:table-cell>
          <table:table-cell table:style-name="ce9" table:number-columns-repeated="2"/>
          <table:table-cell table:style-name="ce6" table:formula="of:=[.F59]*100000/[.D59]" office:value-type="float" office:value="347.829399115623">
            <text:p>348</text:p>
          </table:table-cell>
          <table:table-cell table:style-name="ce6" table:number-columns-repeated="2"/>
          <table:table-cell table:style-name="ce11" table:formula="of:=SUM(OFFSET([.R59];-[.D$4]+1;0;[.D$4];1))/[.F59]" office:value-type="percentage" office:value="0.139970134395221">
            <text:p>14%</text:p>
          </table:table-cell>
          <table:table-cell table:style-name="ce11" table:formula="of:=[.U59]/[.F59]" office:value-type="percentage" office:value="0.860029865604778">
            <text:p>86%</text:p>
          </table:table-cell>
          <table:table-cell table:style-name="ce13" table:formula="of:=SUM([.P47:.P72])/SUM([.Q47:.Q72])" office:value-type="float" office:value="307">
            <text:p>307</text:p>
          </table:table-cell>
          <table:table-cell table:style-name="ce14" table:formula="of:=[.S59]/[.T59]" office:value-type="float" office:value="6.89670932358318">
            <text:p>6.9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9">
            <text:p>9</text:p>
          </table:table-cell>
          <table:table-cell table:style-name="ce15" office:value-type="float" office:value="3772.5">
            <text:p>3,773</text:p>
          </table:table-cell>
          <table:table-cell table:style-name="ce15" office:value-type="float" office:value="547">
            <text:p>547</text:p>
          </table:table-cell>
          <table:table-cell table:style-name="ce15" office:value-type="float" office:value="4319.5">
            <text:p>4,320</text:p>
          </table:table-cell>
          <table:table-cell table:number-columns-repeated="1003"/>
        </table:table-row>
        <table:table-row table:style-name="ro5">
          <table:table-cell office:value-type="float" office:value="1867">
            <text:p>1867</text:p>
          </table:table-cell>
          <table:table-cell table:style-name="ce6" office:value-type="float" office:value="819127">
            <text:p>819,127</text:p>
          </table:table-cell>
          <table:table-cell table:style-name="ce6" office:value-type="float" office:value="664721">
            <text:p>664,721</text:p>
          </table:table-cell>
          <table:table-cell office:value-type="float" office:value="1483848">
            <text:p>1,483,848</text:p>
          </table:table-cell>
          <table:table-cell table:style-name="ce8" table:formula="of:=[.B60]/[.C60]" office:value-type="float" office:value="1.23228692940346">
            <text:p>1.23</text:p>
          </table:table-cell>
          <table:table-cell table:style-name="ce6" table:formula="of:=SUM(OFFSET([.R60];-[.D$4]+1;0;[.D$4];1))+[.U60]" office:value-type="float" office:value="4895">
            <text:p>4,895</text:p>
          </table:table-cell>
          <table:table-cell table:style-name="ce9" table:number-columns-repeated="2"/>
          <table:table-cell table:style-name="ce6" table:formula="of:=[.F60]*100000/[.D60]" office:value-type="float" office:value="329.885540837067">
            <text:p>330</text:p>
          </table:table-cell>
          <table:table-cell table:style-name="ce6" table:number-columns-repeated="2"/>
          <table:table-cell table:style-name="ce11" table:formula="of:=SUM(OFFSET([.R60];-[.D$4]+1;0;[.D$4];1))/[.F60]" office:value-type="percentage" office:value="0.140347293156282">
            <text:p>14%</text:p>
          </table:table-cell>
          <table:table-cell table:style-name="ce11" table:formula="of:=[.U60]/[.F60]" office:value-type="percentage" office:value="0.859652706843718">
            <text:p>86%</text:p>
          </table:table-cell>
          <table:table-cell table:style-name="ce13" table:formula="of:=SUM([.P48:.P73])/SUM([.Q48:.Q73])" office:value-type="float" office:value="296">
            <text:p>296</text:p>
          </table:table-cell>
          <table:table-cell table:style-name="ce14" table:formula="of:=[.S60]/[.T60]" office:value-type="float" office:value="6.86542056074766">
            <text:p>6.9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9">
            <text:p>9</text:p>
          </table:table-cell>
          <table:table-cell table:style-name="ce15" office:value-type="float" office:value="3673">
            <text:p>3,673</text:p>
          </table:table-cell>
          <table:table-cell table:style-name="ce15" office:value-type="float" office:value="535">
            <text:p>535</text:p>
          </table:table-cell>
          <table:table-cell table:style-name="ce15" office:value-type="float" office:value="4208">
            <text:p>4,208</text:p>
          </table:table-cell>
          <table:table-cell table:number-columns-repeated="1003"/>
        </table:table-row>
        <table:table-row table:style-name="ro5">
          <table:table-cell office:value-type="float" office:value="1868">
            <text:p>1868</text:p>
          </table:table-cell>
          <table:table-cell table:style-name="ce6" office:value-type="float" office:value="849272">
            <text:p>849,272</text:p>
          </table:table-cell>
          <table:table-cell table:style-name="ce6" office:value-type="float" office:value="690280">
            <text:p>690,280</text:p>
          </table:table-cell>
          <table:table-cell office:value-type="float" office:value="1539552">
            <text:p>1,539,552</text:p>
          </table:table-cell>
          <table:table-cell table:style-name="ce8" table:formula="of:=[.B61]/[.C61]" office:value-type="float" office:value="1.23032972127253">
            <text:p>1.23</text:p>
          </table:table-cell>
          <table:table-cell table:style-name="ce6" table:formula="of:=SUM(OFFSET([.R61];-[.D$4]+1;0;[.D$4];1))+[.U61]" office:value-type="float" office:value="5463">
            <text:p>5,463</text:p>
          </table:table-cell>
          <table:table-cell table:style-name="ce9" table:number-columns-repeated="2"/>
          <table:table-cell table:style-name="ce6" table:formula="of:=[.F61]*100000/[.D61]" office:value-type="float" office:value="354.843486936459">
            <text:p>355</text:p>
          </table:table-cell>
          <table:table-cell table:style-name="ce6" table:number-columns-repeated="2"/>
          <table:table-cell table:style-name="ce11" table:formula="of:=SUM(OFFSET([.R61];-[.D$4]+1;0;[.D$4];1))/[.F61]" office:value-type="percentage" office:value="0.119531393007505">
            <text:p>12%</text:p>
          </table:table-cell>
          <table:table-cell table:style-name="ce11" table:formula="of:=[.U61]/[.F61]" office:value-type="percentage" office:value="0.880468606992495">
            <text:p>88%</text:p>
          </table:table-cell>
          <table:table-cell table:style-name="ce13" table:formula="of:=SUM([.P49:.P74])/SUM([.Q49:.Q74])" office:value-type="float" office:value="286">
            <text:p>286</text:p>
          </table:table-cell>
          <table:table-cell table:style-name="ce14" table:formula="of:=[.S61]/[.T61]" office:value-type="float" office:value="5.74614305750351">
            <text:p>5.7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1">
            <text:p>11</text:p>
          </table:table-cell>
          <table:table-cell table:style-name="ce15" office:value-type="float" office:value="4097">
            <text:p>4,097</text:p>
          </table:table-cell>
          <table:table-cell table:style-name="ce15" office:value-type="float" office:value="713">
            <text:p>713</text:p>
          </table:table-cell>
          <table:table-cell table:style-name="ce15" office:value-type="float" office:value="4810">
            <text:p>4,810</text:p>
          </table:table-cell>
          <table:table-cell table:number-columns-repeated="1003"/>
        </table:table-row>
        <table:table-row table:style-name="ro5">
          <table:table-cell office:value-type="float" office:value="1869">
            <text:p>1869</text:p>
          </table:table-cell>
          <table:table-cell table:style-name="ce6" office:value-type="float" office:value="875139">
            <text:p>875,139</text:p>
          </table:table-cell>
          <table:table-cell table:style-name="ce6" office:value-type="float" office:value="717018">
            <text:p>717,018</text:p>
          </table:table-cell>
          <table:table-cell office:value-type="float" office:value="1592157">
            <text:p>1,592,157</text:p>
          </table:table-cell>
          <table:table-cell table:style-name="ce8" table:formula="of:=[.B62]/[.C62]" office:value-type="float" office:value="1.22052584453947">
            <text:p>1.22</text:p>
          </table:table-cell>
          <table:table-cell table:style-name="ce6" table:formula="of:=SUM(OFFSET([.R62];-[.D$4]+1;0;[.D$4];1))+[.U62]" office:value-type="float" office:value="5003">
            <text:p>5,003</text:p>
          </table:table-cell>
          <table:table-cell table:style-name="ce9" table:number-columns-repeated="2"/>
          <table:table-cell table:style-name="ce6" table:formula="of:=[.F62]*100000/[.D62]" office:value-type="float" office:value="314.227805423711">
            <text:p>314</text:p>
          </table:table-cell>
          <table:table-cell table:style-name="ce6" table:number-columns-repeated="2"/>
          <table:table-cell table:style-name="ce11" table:formula="of:=SUM(OFFSET([.R62];-[.D$4]+1;0;[.D$4];1))/[.F62]" office:value-type="percentage" office:value="0.121327203677793">
            <text:p>12%</text:p>
          </table:table-cell>
          <table:table-cell table:style-name="ce11" table:formula="of:=[.U62]/[.F62]" office:value-type="percentage" office:value="0.878672796322207">
            <text:p>88%</text:p>
          </table:table-cell>
          <table:table-cell table:style-name="ce13" table:formula="of:=SUM([.P50:.P75])/SUM([.Q50:.Q75])" office:value-type="float" office:value="278">
            <text:p>278</text:p>
          </table:table-cell>
          <table:table-cell table:style-name="ce14" table:formula="of:=[.S62]/[.T62]" office:value-type="float" office:value="6.3758389261745">
            <text:p>6.4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15" office:value-type="float" office:value="3800">
            <text:p>3,800</text:p>
          </table:table-cell>
          <table:table-cell table:style-name="ce15" office:value-type="float" office:value="596">
            <text:p>596</text:p>
          </table:table-cell>
          <table:table-cell table:style-name="ce15" office:value-type="float" office:value="4396">
            <text:p>4,396</text:p>
          </table:table-cell>
          <table:table-cell table:number-columns-repeated="1003"/>
        </table:table-row>
        <table:table-row table:style-name="ro5">
          <table:table-cell office:value-type="float" office:value="1870">
            <text:p>1870</text:p>
          </table:table-cell>
          <table:table-cell table:style-name="ce6" office:value-type="float" office:value="902494">
            <text:p>902,494</text:p>
          </table:table-cell>
          <table:table-cell table:style-name="ce6" office:value-type="float" office:value="745262">
            <text:p>745,262</text:p>
          </table:table-cell>
          <table:table-cell office:value-type="float" office:value="1647756">
            <text:p>1,647,756</text:p>
          </table:table-cell>
          <table:table-cell table:style-name="ce8" table:formula="of:=[.B63]/[.C63]" office:value-type="float" office:value="1.21097546902968">
            <text:p>1.21</text:p>
          </table:table-cell>
          <table:table-cell table:style-name="ce6" table:formula="of:=SUM(OFFSET([.R63];-[.D$4]+1;0;[.D$4];1))+[.U63]" office:value-type="float" office:value="4860">
            <text:p>4,860</text:p>
          </table:table-cell>
          <table:table-cell table:style-name="ce9" table:number-columns-repeated="2"/>
          <table:table-cell table:style-name="ce6" table:formula="of:=[.F63]*100000/[.D63]" office:value-type="float" office:value="294.946581896834">
            <text:p>295</text:p>
          </table:table-cell>
          <table:table-cell table:style-name="ce6" table:number-columns-repeated="2"/>
          <table:table-cell table:style-name="ce11" table:formula="of:=SUM(OFFSET([.R63];-[.D$4]+1;0;[.D$4];1))/[.F63]" office:value-type="percentage" office:value="0.115843621399177">
            <text:p>12%</text:p>
          </table:table-cell>
          <table:table-cell table:style-name="ce11" table:formula="of:=[.U63]/[.F63]" office:value-type="percentage" office:value="0.884156378600823">
            <text:p>88%</text:p>
          </table:table-cell>
          <table:table-cell table:style-name="ce13" table:formula="of:=SUM([.P51:.P76])/SUM([.Q51:.Q76])" office:value-type="float" office:value="258">
            <text:p>258</text:p>
          </table:table-cell>
          <table:table-cell table:style-name="ce14" table:formula="of:=[.S63]/[.T63]" office:value-type="float" office:value="5.80982567353407">
            <text:p>5.8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1">
            <text:p>11</text:p>
          </table:table-cell>
          <table:table-cell table:style-name="ce15" office:value-type="float" office:value="3666">
            <text:p>3,666</text:p>
          </table:table-cell>
          <table:table-cell table:style-name="ce15" office:value-type="float" office:value="631">
            <text:p>631</text:p>
          </table:table-cell>
          <table:table-cell table:style-name="ce15" office:value-type="float" office:value="4297">
            <text:p>4,297</text:p>
          </table:table-cell>
          <table:table-cell table:number-columns-repeated="1003"/>
        </table:table-row>
        <table:table-row table:style-name="ro5">
          <table:table-cell office:value-type="float" office:value="1871">
            <text:p>1871</text:p>
          </table:table-cell>
          <table:table-cell table:style-name="ce6" office:value-type="float" office:value="928918">
            <text:p>928,918</text:p>
          </table:table-cell>
          <table:table-cell table:style-name="ce6" office:value-type="float" office:value="771970">
            <text:p>771,970</text:p>
          </table:table-cell>
          <table:table-cell office:value-type="float" office:value="1700888">
            <text:p>1,700,888</text:p>
          </table:table-cell>
          <table:table-cell table:style-name="ce8" table:formula="of:=[.B64]/[.C64]" office:value-type="float" office:value="1.20330841872093">
            <text:p>1.20</text:p>
          </table:table-cell>
          <table:table-cell table:style-name="ce6" table:formula="of:=SUM(OFFSET([.R64];-[.D$4]+1;0;[.D$4];1))+[.U64]" office:value-type="float" office:value="4717">
            <text:p>4,717</text:p>
          </table:table-cell>
          <table:table-cell table:style-name="ce9" table:number-columns-repeated="2"/>
          <table:table-cell table:style-name="ce6" table:formula="of:=[.F64]*100000/[.D64]" office:value-type="float" office:value="277.325726326484">
            <text:p>277</text:p>
          </table:table-cell>
          <table:table-cell table:style-name="ce6" table:number-columns-repeated="2"/>
          <table:table-cell table:style-name="ce11" table:formula="of:=SUM(OFFSET([.R64];-[.D$4]+1;0;[.D$4];1))/[.F64]" office:value-type="percentage" office:value="0.115115539537842">
            <text:p>12%</text:p>
          </table:table-cell>
          <table:table-cell table:style-name="ce11" table:formula="of:=[.U64]/[.F64]" office:value-type="percentage" office:value="0.884884460462158">
            <text:p>88%</text:p>
          </table:table-cell>
          <table:table-cell table:style-name="ce13" table:formula="of:=SUM([.P52:.P77])/SUM([.Q52:.Q77])" office:value-type="float" office:value="249">
            <text:p>249</text:p>
          </table:table-cell>
          <table:table-cell table:style-name="ce14" table:formula="of:=[.S64]/[.T64]" office:value-type="float" office:value="6.05067567567568">
            <text:p>6.1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7">
            <text:p>7</text:p>
          </table:table-cell>
          <table:table-cell table:style-name="ce15" office:value-type="float" office:value="3582">
            <text:p>3,582</text:p>
          </table:table-cell>
          <table:table-cell table:style-name="ce15" office:value-type="float" office:value="592">
            <text:p>592</text:p>
          </table:table-cell>
          <table:table-cell table:style-name="ce15" office:value-type="float" office:value="4174">
            <text:p>4,174</text:p>
          </table:table-cell>
          <table:table-cell table:number-columns-repeated="1003"/>
        </table:table-row>
        <table:table-row table:style-name="ro5">
          <table:table-cell office:value-type="float" office:value="1872">
            <text:p>1872</text:p>
          </table:table-cell>
          <table:table-cell table:style-name="ce6" office:value-type="float" office:value="947422">
            <text:p>947,422</text:p>
          </table:table-cell>
          <table:table-cell table:style-name="ce6" office:value-type="float" office:value="795425">
            <text:p>795,425</text:p>
          </table:table-cell>
          <table:table-cell office:value-type="float" office:value="1742847">
            <text:p>1,742,847</text:p>
          </table:table-cell>
          <table:table-cell table:style-name="ce8" table:formula="of:=[.B65]/[.C65]" office:value-type="float" office:value="1.19108904045007">
            <text:p>1.19</text:p>
          </table:table-cell>
          <table:table-cell table:style-name="ce6" table:formula="of:=SUM(OFFSET([.R65];-[.D$4]+1;0;[.D$4];1))+[.U65]" office:value-type="float" office:value="4595">
            <text:p>4,595</text:p>
          </table:table-cell>
          <table:table-cell table:style-name="ce9" table:number-columns-repeated="2"/>
          <table:table-cell table:style-name="ce6" table:formula="of:=[.F65]*100000/[.D65]" office:value-type="float" office:value="263.649075334783">
            <text:p>264</text:p>
          </table:table-cell>
          <table:table-cell table:style-name="ce6" table:number-columns-repeated="2"/>
          <table:table-cell table:style-name="ce11" table:formula="of:=SUM(OFFSET([.R65];-[.D$4]+1;0;[.D$4];1))/[.F65]" office:value-type="percentage" office:value="0.115560391730141">
            <text:p>12%</text:p>
          </table:table-cell>
          <table:table-cell table:style-name="ce11" table:formula="of:=[.U65]/[.F65]" office:value-type="percentage" office:value="0.884439608269859">
            <text:p>88%</text:p>
          </table:table-cell>
          <table:table-cell table:style-name="ce13" table:formula="of:=SUM([.P53:.P78])/SUM([.Q53:.Q78])" office:value-type="float" office:value="226">
            <text:p>226</text:p>
          </table:table-cell>
          <table:table-cell table:style-name="ce14" table:formula="of:=[.S65]/[.T65]" office:value-type="float" office:value="6.06782608695652">
            <text:p>6.1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7">
            <text:p>7</text:p>
          </table:table-cell>
          <table:table-cell table:style-name="ce15" office:value-type="float" office:value="3489">
            <text:p>3,489</text:p>
          </table:table-cell>
          <table:table-cell table:style-name="ce15" office:value-type="float" office:value="575">
            <text:p>575</text:p>
          </table:table-cell>
          <table:table-cell table:style-name="ce15" office:value-type="float" office:value="4064">
            <text:p>4,064</text:p>
          </table:table-cell>
          <table:table-cell table:number-columns-repeated="1003"/>
        </table:table-row>
        <table:table-row table:style-name="ro5">
          <table:table-cell office:value-type="float" office:value="1873">
            <text:p>1873</text:p>
          </table:table-cell>
          <table:table-cell table:style-name="ce6" office:value-type="float" office:value="972907">
            <text:p>972,907</text:p>
          </table:table-cell>
          <table:table-cell table:style-name="ce6" office:value-type="float" office:value="821613">
            <text:p>821,613</text:p>
          </table:table-cell>
          <table:table-cell office:value-type="float" office:value="1794520">
            <text:p>1,794,520</text:p>
          </table:table-cell>
          <table:table-cell table:style-name="ce8" table:formula="of:=[.B66]/[.C66]" office:value-type="float" office:value="1.18414265597063">
            <text:p>1.18</text:p>
          </table:table-cell>
          <table:table-cell table:style-name="ce6" table:formula="of:=SUM(OFFSET([.R66];-[.D$4]+1;0;[.D$4];1))+[.U66]" office:value-type="float" office:value="4706">
            <text:p>4,706</text:p>
          </table:table-cell>
          <table:table-cell table:style-name="ce9" table:number-columns-repeated="2"/>
          <table:table-cell table:style-name="ce6" table:formula="of:=[.F66]*100000/[.D66]" office:value-type="float" office:value="262.242828165749">
            <text:p>262</text:p>
          </table:table-cell>
          <table:table-cell table:style-name="ce6" table:number-columns-repeated="2"/>
          <table:table-cell table:style-name="ce11" table:formula="of:=SUM(OFFSET([.R66];-[.D$4]+1;0;[.D$4];1))/[.F66]" office:value-type="percentage" office:value="0.109434764130897">
            <text:p>11%</text:p>
          </table:table-cell>
          <table:table-cell table:style-name="ce11" table:formula="of:=[.U66]/[.F66]" office:value-type="percentage" office:value="0.890565235869103">
            <text:p>89%</text:p>
          </table:table-cell>
          <table:table-cell table:style-name="ce13" table:formula="of:=SUM([.P54:.P79])/SUM([.Q54:.Q79])" office:value-type="float" office:value="215">
            <text:p>215</text:p>
          </table:table-cell>
          <table:table-cell table:style-name="ce14" table:formula="of:=[.S66]/[.T66]" office:value-type="float" office:value="4.86153846153846">
            <text:p>4.9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0">
            <text:p>10</text:p>
          </table:table-cell>
          <table:table-cell table:style-name="ce15" office:value-type="float" office:value="3476">
            <text:p>3,476</text:p>
          </table:table-cell>
          <table:table-cell table:style-name="ce15" office:value-type="float" office:value="715">
            <text:p>715</text:p>
          </table:table-cell>
          <table:table-cell table:style-name="ce15" office:value-type="float" office:value="4191">
            <text:p>4,191</text:p>
          </table:table-cell>
          <table:table-cell table:number-columns-repeated="1003"/>
        </table:table-row>
        <table:table-row table:style-name="ro5">
          <table:table-cell office:value-type="float" office:value="1874">
            <text:p>1874</text:p>
          </table:table-cell>
          <table:table-cell table:style-name="ce6" office:value-type="float" office:value="1001096">
            <text:p>1,001,096</text:p>
          </table:table-cell>
          <table:table-cell table:style-name="ce6" office:value-type="float" office:value="848296">
            <text:p>848,296</text:p>
          </table:table-cell>
          <table:table-cell office:value-type="float" office:value="1849392">
            <text:p>1,849,392</text:p>
          </table:table-cell>
          <table:table-cell table:style-name="ce8" table:formula="of:=[.B67]/[.C67]" office:value-type="float" office:value="1.18012580514349">
            <text:p>1.18</text:p>
          </table:table-cell>
          <table:table-cell table:style-name="ce6" table:formula="of:=SUM(OFFSET([.R67];-[.D$4]+1;0;[.D$4];1))+[.U67]" office:value-type="float" office:value="4588">
            <text:p>4,588</text:p>
          </table:table-cell>
          <table:table-cell table:style-name="ce9" table:number-columns-repeated="2"/>
          <table:table-cell table:style-name="ce6" table:formula="of:=[.F67]*100000/[.D67]" office:value-type="float" office:value="248.081531660135">
            <text:p>248</text:p>
          </table:table-cell>
          <table:table-cell table:style-name="ce6" table:number-columns-repeated="2"/>
          <table:table-cell table:style-name="ce11" table:formula="of:=SUM(OFFSET([.R67];-[.D$4]+1;0;[.D$4];1))/[.F67]" office:value-type="percentage" office:value="0.109197907585004">
            <text:p>11%</text:p>
          </table:table-cell>
          <table:table-cell table:style-name="ce11" table:formula="of:=[.U67]/[.F67]" office:value-type="percentage" office:value="0.890802092414996">
            <text:p>89%</text:p>
          </table:table-cell>
          <table:table-cell table:style-name="ce13" table:formula="of:=SUM([.P55:.P80])/SUM([.Q55:.Q80])" office:value-type="float" office:value="102.5">
            <text:p>103</text:p>
          </table:table-cell>
          <table:table-cell table:style-name="ce14" table:formula="of:=[.S67]/[.T67]" office:value-type="float" office:value="4.64502762430939">
            <text:p>4.6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6">
            <text:p>6</text:p>
          </table:table-cell>
          <table:table-cell table:style-name="ce15" office:value-type="float" office:value="3363">
            <text:p>3,363</text:p>
          </table:table-cell>
          <table:table-cell table:style-name="ce15" office:value-type="float" office:value="724">
            <text:p>724</text:p>
          </table:table-cell>
          <table:table-cell table:style-name="ce15" office:value-type="float" office:value="4087">
            <text:p>4,087</text:p>
          </table:table-cell>
          <table:table-cell table:number-columns-repeated="1003"/>
        </table:table-row>
        <table:table-row table:style-name="ro5">
          <table:table-cell office:value-type="float" office:value="1875">
            <text:p>1875</text:p>
          </table:table-cell>
          <table:table-cell table:style-name="ce6" office:value-type="float" office:value="1028489">
            <text:p>1,028,489</text:p>
          </table:table-cell>
          <table:table-cell table:style-name="ce6" office:value-type="float" office:value="869734">
            <text:p>869,734</text:p>
          </table:table-cell>
          <table:table-cell office:value-type="float" office:value="1898223">
            <text:p>1,898,223</text:p>
          </table:table-cell>
          <table:table-cell table:style-name="ce8" table:formula="of:=[.B68]/[.C68]" office:value-type="float" office:value="1.18253282037956">
            <text:p>1.18</text:p>
          </table:table-cell>
          <table:table-cell table:style-name="ce6" table:formula="of:=SUM(OFFSET([.R68];-[.D$4]+1;0;[.D$4];1))+[.U68]" office:value-type="float" office:value="4695">
            <text:p>4,695</text:p>
          </table:table-cell>
          <table:table-cell table:style-name="ce9" table:number-columns-repeated="2"/>
          <table:table-cell table:style-name="ce6" table:formula="of:=[.F68]*100000/[.D68]" office:value-type="float" office:value="247.33658795621">
            <text:p>247</text:p>
          </table:table-cell>
          <table:table-cell table:style-name="ce6" table:number-columns-repeated="2"/>
          <table:table-cell table:style-name="ce11" table:formula="of:=SUM(OFFSET([.R68];-[.D$4]+1;0;[.D$4];1))/[.F68]" office:value-type="percentage" office:value="0.10457933972311">
            <text:p>10%</text:p>
          </table:table-cell>
          <table:table-cell table:style-name="ce11" table:formula="of:=[.U68]/[.F68]" office:value-type="percentage" office:value="0.89542066027689">
            <text:p>90%</text:p>
          </table:table-cell>
          <table:table-cell table:style-name="ce13" table:formula="of:=SUM([.P56:.P81])/SUM([.Q56:.Q81])" office:value-type="float" office:value="98.5">
            <text:p>99</text:p>
          </table:table-cell>
          <table:table-cell table:style-name="ce14" table:formula="of:=[.S68]/[.T68]" office:value-type="float" office:value="4.79862068965517">
            <text:p>4.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9">
            <text:p>9</text:p>
          </table:table-cell>
          <table:table-cell table:style-name="ce15" office:value-type="float" office:value="3479">
            <text:p>3,479</text:p>
          </table:table-cell>
          <table:table-cell table:style-name="ce15" office:value-type="float" office:value="725">
            <text:p>725</text:p>
          </table:table-cell>
          <table:table-cell table:style-name="ce15" office:value-type="float" office:value="4204">
            <text:p>4,204</text:p>
          </table:table-cell>
          <table:table-cell table:number-columns-repeated="1003"/>
        </table:table-row>
        <table:table-row table:style-name="ro5">
          <table:table-cell office:value-type="float" office:value="1876">
            <text:p>1876</text:p>
          </table:table-cell>
          <table:table-cell table:style-name="ce6" office:value-type="float" office:value="1061477">
            <text:p>1,061,477</text:p>
          </table:table-cell>
          <table:table-cell table:style-name="ce6" office:value-type="float" office:value="897202">
            <text:p>897,202</text:p>
          </table:table-cell>
          <table:table-cell office:value-type="float" office:value="1958679">
            <text:p>1,958,679</text:p>
          </table:table-cell>
          <table:table-cell table:style-name="ce8" table:formula="of:=[.B69]/[.C69]" office:value-type="float" office:value="1.1830970060254">
            <text:p>1.18</text:p>
          </table:table-cell>
          <table:table-cell table:style-name="ce6" table:formula="of:=(SUM(OFFSET([.P69];-[.D$4]+1;0;[.D$4];1))+SUM(OFFSET([.Q69];-[.F$4]+1;0;[.F$4];1)))+[.U69]" office:value-type="float" office:value="4771">
            <text:p>4,771</text:p>
          </table:table-cell>
          <table:table-cell table:style-name="ce9" table:formula="of:=[.J69]/[.K69]" office:value-type="float" office:value="5.57162534435262">
            <text:p>5.6</text:p>
          </table:table-cell>
          <table:table-cell table:style-name="ce9" table:formula="of:=[.G69]/[.E69]" office:value-type="float" office:value="4.70935630466214">
            <text:p>4.7</text:p>
          </table:table-cell>
          <table:table-cell table:style-name="ce6" table:formula="of:=[.F69]*100000/[.D69]" office:value-type="float" office:value="243.582537005808">
            <text:p>244</text:p>
          </table:table-cell>
          <table:table-cell table:style-name="ce6" table:formula="of:=SUM(OFFSET([.P69];-[.D$4]+1;0;[.D$4];1))+[.S69]" office:value-type="float" office:value="4045">
            <text:p>4,045</text:p>
          </table:table-cell>
          <table:table-cell table:style-name="ce6" table:formula="of:=SUM(OFFSET([.Q69];-[.F$4]+1;0;[.F$4];1))+[.T69]" office:value-type="float" office:value="726">
            <text:p>726</text:p>
          </table:table-cell>
          <table:table-cell table:style-name="ce11" table:formula="of:=(SUM(OFFSET([.P69];-[.D$4]+1;0;[.D$4];1))+SUM(OFFSET([.Q69];-[.F$4]+1;0;[.F$4];1)))/[.F69]" office:value-type="percentage" office:value="0.0997694403688954">
            <text:p>10%</text:p>
          </table:table-cell>
          <table:table-cell table:style-name="ce11" table:formula="of:=[.U69]/[.F69]" office:value-type="percentage" office:value="0.900230559631105">
            <text:p>90%</text:p>
          </table:table-cell>
          <table:table-cell table:style-name="ce13" table:formula="of:=SUM([.P57:.P82])/SUM([.Q57:.Q82])" office:value-type="float" office:value="95.5">
            <text:p>96</text:p>
          </table:table-cell>
          <table:table-cell table:style-name="ce14" table:formula="of:=[.S69]/[.T69]" office:value-type="float" office:value="4.92413793103448">
            <text:p>4.9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15" office:value-type="float" office:value="3570">
            <text:p>3,570</text:p>
          </table:table-cell>
          <table:table-cell table:style-name="ce15" office:value-type="float" office:value="725">
            <text:p>725</text:p>
          </table:table-cell>
          <table:table-cell table:style-name="ce15" office:value-type="float" office:value="4295">
            <text:p>4,295</text:p>
          </table:table-cell>
          <table:table-cell table:number-columns-repeated="1003"/>
        </table:table-row>
        <table:table-row table:style-name="ro5">
          <table:table-cell office:value-type="float" office:value="1877">
            <text:p>1877</text:p>
          </table:table-cell>
          <table:table-cell table:style-name="ce6" office:value-type="float" office:value="1102340">
            <text:p>1,102,340</text:p>
          </table:table-cell>
          <table:table-cell table:style-name="ce6" office:value-type="float" office:value="928790">
            <text:p>928,790</text:p>
          </table:table-cell>
          <table:table-cell office:value-type="float" office:value="2031130">
            <text:p>2,031,130</text:p>
          </table:table-cell>
          <table:table-cell table:style-name="ce8" table:formula="of:=[.B70]/[.C70]" office:value-type="float" office:value="1.18685601696831">
            <text:p>1.19</text:p>
          </table:table-cell>
          <table:table-cell table:style-name="ce6" table:formula="of:=(SUM(OFFSET([.P70];-[.D$4]+1;0;[.D$4];1))+SUM(OFFSET([.Q70];-[.F$4]+1;0;[.F$4];1)))+[.U70]" office:value-type="float" office:value="4659.5">
            <text:p>4,660</text:p>
          </table:table-cell>
          <table:table-cell table:style-name="ce9" table:formula="of:=[.J70]/[.K70]" office:value-type="float" office:value="5.56267605633803">
            <text:p>5.6</text:p>
          </table:table-cell>
          <table:table-cell table:style-name="ce9" table:formula="of:=[.G70]/[.E70]" office:value-type="float" office:value="4.6869004974565">
            <text:p>4.7</text:p>
          </table:table-cell>
          <table:table-cell table:style-name="ce6" table:formula="of:=[.F70]*100000/[.D70]" office:value-type="float" office:value="229.404321732238">
            <text:p>229</text:p>
          </table:table-cell>
          <table:table-cell table:style-name="ce6" table:formula="of:=SUM(OFFSET([.P70];-[.D$4]+1;0;[.D$4];1))+[.S70]" office:value-type="float" office:value="3949.5">
            <text:p>3,950</text:p>
          </table:table-cell>
          <table:table-cell table:style-name="ce6" table:formula="of:=SUM(OFFSET([.Q70];-[.F$4]+1;0;[.F$4];1))+[.T70]" office:value-type="float" office:value="710">
            <text:p>710</text:p>
          </table:table-cell>
          <table:table-cell table:style-name="ce11" table:formula="of:=(SUM(OFFSET([.P70];-[.D$4]+1;0;[.D$4];1))+SUM(OFFSET([.Q70];-[.F$4]+1;0;[.F$4];1)))/[.F70]" office:value-type="percentage" office:value="0.100869191973388">
            <text:p>10%</text:p>
          </table:table-cell>
          <table:table-cell table:style-name="ce11" table:formula="of:=[.U70]/[.F70]" office:value-type="percentage" office:value="0.899130808026612">
            <text:p>90%</text:p>
          </table:table-cell>
          <table:table-cell table:style-name="ce13" table:formula="of:=SUM([.P58:.P83])/SUM([.Q58:.Q83])" office:value-type="float" office:value="93">
            <text:p>93</text:p>
          </table:table-cell>
          <table:table-cell table:style-name="ce14" table:formula="of:=[.S70]/[.T70]" office:value-type="float" office:value="4.90902679830748">
            <text:p>4.9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7">
            <text:p>7</text:p>
          </table:table-cell>
          <table:table-cell table:style-name="ce15" office:value-type="float" office:value="3480.5">
            <text:p>3,481</text:p>
          </table:table-cell>
          <table:table-cell table:style-name="ce15" office:value-type="float" office:value="709">
            <text:p>709</text:p>
          </table:table-cell>
          <table:table-cell table:style-name="ce15" office:value-type="float" office:value="4189.5">
            <text:p>4,190</text:p>
          </table:table-cell>
          <table:table-cell table:number-columns-repeated="1003"/>
        </table:table-row>
        <table:table-row table:style-name="ro5">
          <table:table-cell office:value-type="float" office:value="1878">
            <text:p>1878</text:p>
          </table:table-cell>
          <table:table-cell table:style-name="ce6" office:value-type="float" office:value="1132573">
            <text:p>1,132,573</text:p>
          </table:table-cell>
          <table:table-cell table:style-name="ce6" office:value-type="float" office:value="959591">
            <text:p>959,591</text:p>
          </table:table-cell>
          <table:table-cell office:value-type="float" office:value="2092164">
            <text:p>2,092,164</text:p>
          </table:table-cell>
          <table:table-cell table:style-name="ce8" table:formula="of:=[.B71]/[.C71]" office:value-type="float" office:value="1.18026638432415">
            <text:p>1.18</text:p>
          </table:table-cell>
          <table:table-cell table:style-name="ce6" table:formula="of:=(SUM(OFFSET([.P71];-[.D$4]+1;0;[.D$4];1))+SUM(OFFSET([.Q71];-[.F$4]+1;0;[.F$4];1)))+[.U71]" office:value-type="float" office:value="4938">
            <text:p>4,938</text:p>
          </table:table-cell>
          <table:table-cell table:style-name="ce9" table:formula="of:=[.J71]/[.K71]" office:value-type="float" office:value="5.63709677419355">
            <text:p>5.6</text:p>
          </table:table-cell>
          <table:table-cell table:style-name="ce9" table:formula="of:=[.G71]/[.E71]" office:value-type="float" office:value="4.77612244918885">
            <text:p>4.8</text:p>
          </table:table-cell>
          <table:table-cell table:style-name="ce6" table:formula="of:=[.F71]*100000/[.D71]" office:value-type="float" office:value="236.023562206404">
            <text:p>236</text:p>
          </table:table-cell>
          <table:table-cell table:style-name="ce6" table:formula="of:=SUM(OFFSET([.P71];-[.D$4]+1;0;[.D$4];1))+[.S71]" office:value-type="float" office:value="4194">
            <text:p>4,194</text:p>
          </table:table-cell>
          <table:table-cell table:style-name="ce6" table:formula="of:=SUM(OFFSET([.Q71];-[.F$4]+1;0;[.F$4];1))+[.T71]" office:value-type="float" office:value="744">
            <text:p>744</text:p>
          </table:table-cell>
          <table:table-cell table:style-name="ce11" table:formula="of:=(SUM(OFFSET([.P71];-[.D$4]+1;0;[.D$4];1))+SUM(OFFSET([.Q71];-[.F$4]+1;0;[.F$4];1)))/[.F71]" office:value-type="percentage" office:value="0.093762656946132">
            <text:p>9%</text:p>
          </table:table-cell>
          <table:table-cell table:style-name="ce11" table:formula="of:=[.U71]/[.F71]" office:value-type="percentage" office:value="0.906237343053868">
            <text:p>91%</text:p>
          </table:table-cell>
          <table:table-cell table:style-name="ce13" table:formula="of:=SUM([.P59:.P84])/SUM([.Q59:.Q84])" office:value-type="float" office:value="94.5">
            <text:p>95</text:p>
          </table:table-cell>
          <table:table-cell table:style-name="ce14" table:formula="of:=[.S71]/[.T71]" office:value-type="float" office:value="5.0228802153432">
            <text:p>5.0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6">
            <text:p>6</text:p>
          </table:table-cell>
          <table:table-cell table:style-name="ce15" office:value-type="float" office:value="3732">
            <text:p>3,732</text:p>
          </table:table-cell>
          <table:table-cell table:style-name="ce15" office:value-type="float" office:value="743">
            <text:p>743</text:p>
          </table:table-cell>
          <table:table-cell table:style-name="ce15" office:value-type="float" office:value="4475">
            <text:p>4,475</text:p>
          </table:table-cell>
          <table:table-cell table:number-columns-repeated="1003"/>
        </table:table-row>
        <table:table-row table:style-name="ro5">
          <table:table-cell office:value-type="float" office:value="1879">
            <text:p>1879</text:p>
          </table:table-cell>
          <table:table-cell table:style-name="ce6" office:value-type="float" office:value="1168781">
            <text:p>1,168,781</text:p>
          </table:table-cell>
          <table:table-cell table:style-name="ce6" office:value-type="float" office:value="993562">
            <text:p>993,562</text:p>
          </table:table-cell>
          <table:table-cell office:value-type="float" office:value="2162343">
            <text:p>2,162,343</text:p>
          </table:table-cell>
          <table:table-cell table:style-name="ce8" table:formula="of:=[.B72]/[.C72]" office:value-type="float" office:value="1.17635436943039">
            <text:p>1.18</text:p>
          </table:table-cell>
          <table:table-cell table:style-name="ce6" table:formula="of:=(SUM(OFFSET([.P72];-[.D$4]+1;0;[.D$4];1))+SUM(OFFSET([.Q72];-[.F$4]+1;0;[.F$4];1)))+[.U72]" office:value-type="float" office:value="5227">
            <text:p>5,227</text:p>
          </table:table-cell>
          <table:table-cell table:style-name="ce9" table:formula="of:=[.J72]/[.K72]" office:value-type="float" office:value="5.55012531328321">
            <text:p>5.6</text:p>
          </table:table-cell>
          <table:table-cell table:style-name="ce9" table:formula="of:=[.G72]/[.E72]" office:value-type="float" office:value="4.71807259573546">
            <text:p>4.7</text:p>
          </table:table-cell>
          <table:table-cell table:style-name="ce6" table:formula="of:=[.F72]*100000/[.D72]" office:value-type="float" office:value="241.728532429869">
            <text:p>242</text:p>
          </table:table-cell>
          <table:table-cell table:style-name="ce6" table:formula="of:=SUM(OFFSET([.P72];-[.D$4]+1;0;[.D$4];1))+[.S72]" office:value-type="float" office:value="4429">
            <text:p>4,429</text:p>
          </table:table-cell>
          <table:table-cell table:style-name="ce6" table:formula="of:=SUM(OFFSET([.Q72];-[.F$4]+1;0;[.F$4];1))+[.T72]" office:value-type="float" office:value="798">
            <text:p>798</text:p>
          </table:table-cell>
          <table:table-cell table:style-name="ce11" table:formula="of:=(SUM(OFFSET([.P72];-[.D$4]+1;0;[.D$4];1))+SUM(OFFSET([.Q72];-[.F$4]+1;0;[.F$4];1)))/[.F72]" office:value-type="percentage" office:value="0.0855175052611441">
            <text:p>9%</text:p>
          </table:table-cell>
          <table:table-cell table:style-name="ce11" table:formula="of:=[.U72]/[.F72]" office:value-type="percentage" office:value="0.914482494738856">
            <text:p>91%</text:p>
          </table:table-cell>
          <table:table-cell table:style-name="ce13" table:formula="of:=SUM([.P60:.P85])/SUM([.Q60:.Q85])" office:value-type="float" office:value="65.6666666666667">
            <text:p>66</text:p>
          </table:table-cell>
          <table:table-cell table:style-name="ce14" table:formula="of:=[.S72]/[.T72]" office:value-type="float" office:value="4.99749058971142">
            <text:p>5.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15" office:value-type="float" office:value="3983">
            <text:p>3,983</text:p>
          </table:table-cell>
          <table:table-cell table:style-name="ce15" office:value-type="float" office:value="797">
            <text:p>797</text:p>
          </table:table-cell>
          <table:table-cell table:style-name="ce15" office:value-type="float" office:value="4780">
            <text:p>4,780</text:p>
          </table:table-cell>
          <table:table-cell table:number-columns-repeated="1003"/>
        </table:table-row>
        <table:table-row table:style-name="ro5">
          <table:table-cell office:value-type="float" office:value="1880">
            <text:p>1880</text:p>
          </table:table-cell>
          <table:table-cell table:style-name="ce6" office:value-type="float" office:value="1204514">
            <text:p>1,204,514</text:p>
          </table:table-cell>
          <table:table-cell table:style-name="ce6" office:value-type="float" office:value="1027017">
            <text:p>1,027,017</text:p>
          </table:table-cell>
          <table:table-cell office:value-type="float" office:value="2231531">
            <text:p>2,231,531</text:p>
          </table:table-cell>
          <table:table-cell table:style-name="ce8" table:formula="of:=[.B73]/[.C73]" office:value-type="float" office:value="1.17282771366005">
            <text:p>1.17</text:p>
          </table:table-cell>
          <table:table-cell table:style-name="ce6" table:formula="of:=(SUM(OFFSET([.P73];-[.D$4]+1;0;[.D$4];1))+SUM(OFFSET([.Q73];-[.F$4]+1;0;[.F$4];1)))+[.U73]" office:value-type="float" office:value="5349">
            <text:p>5,349</text:p>
          </table:table-cell>
          <table:table-cell table:style-name="ce9" table:formula="of:=[.J73]/[.K73]" office:value-type="float" office:value="5.39832535885167">
            <text:p>5.4</text:p>
          </table:table-cell>
          <table:table-cell table:style-name="ce9" table:formula="of:=[.G73]/[.E73]" office:value-type="float" office:value="4.60282895431001">
            <text:p>4.6</text:p>
          </table:table-cell>
          <table:table-cell table:style-name="ce6" table:formula="of:=[.F73]*100000/[.D73]" office:value-type="float" office:value="239.700904894442">
            <text:p>240</text:p>
          </table:table-cell>
          <table:table-cell table:style-name="ce6" table:formula="of:=SUM(OFFSET([.P73];-[.D$4]+1;0;[.D$4];1))+[.S73]" office:value-type="float" office:value="4513">
            <text:p>4,513</text:p>
          </table:table-cell>
          <table:table-cell table:style-name="ce6" table:formula="of:=SUM(OFFSET([.Q73];-[.F$4]+1;0;[.F$4];1))+[.T73]" office:value-type="float" office:value="836">
            <text:p>836</text:p>
          </table:table-cell>
          <table:table-cell table:style-name="ce11" table:formula="of:=(SUM(OFFSET([.P73];-[.D$4]+1;0;[.D$4];1))+SUM(OFFSET([.Q73];-[.F$4]+1;0;[.F$4];1)))/[.F73]" office:value-type="percentage" office:value="0.0813236118900729">
            <text:p>8%</text:p>
          </table:table-cell>
          <table:table-cell table:style-name="ce11" table:formula="of:=SUM([.S73:.T73])/[.F73]" office:value-type="percentage" office:value="0.918676388109927">
            <text:p>92%</text:p>
          </table:table-cell>
          <table:table-cell table:style-name="ce13" table:formula="of:=SUM([.P61:.P86])/SUM([.Q61:.Q86])" office:value-type="float" office:value="51.25">
            <text:p>51</text:p>
          </table:table-cell>
          <table:table-cell table:style-name="ce14" table:formula="of:=[.S73]/[.T73]" office:value-type="float" office:value="4.88502994011976">
            <text:p>4.9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0">
            <text:p>10</text:p>
          </table:table-cell>
          <table:table-cell table:style-name="ce15" office:value-type="float" office:value="4079">
            <text:p>4,079</text:p>
          </table:table-cell>
          <table:table-cell table:style-name="ce15" office:value-type="float" office:value="835">
            <text:p>835</text:p>
          </table:table-cell>
          <table:table-cell table:style-name="ce15" office:value-type="float" office:value="4914">
            <text:p>4,914</text:p>
          </table:table-cell>
          <table:table-cell table:number-columns-repeated="1003"/>
        </table:table-row>
        <table:table-row table:style-name="ro5">
          <table:table-cell office:value-type="float" office:value="1881">
            <text:p>1881</text:p>
          </table:table-cell>
          <table:table-cell table:style-name="ce6" office:value-type="float" office:value="1247059">
            <text:p>1,247,059</text:p>
          </table:table-cell>
          <table:table-cell table:style-name="ce6" office:value-type="float" office:value="1059677">
            <text:p>1,059,677</text:p>
          </table:table-cell>
          <table:table-cell office:value-type="float" office:value="2306736">
            <text:p>2,306,736</text:p>
          </table:table-cell>
          <table:table-cell table:style-name="ce8" table:formula="of:=[.B74]/[.C74]" office:value-type="float" office:value="1.17682935460522">
            <text:p>1.18</text:p>
          </table:table-cell>
          <table:table-cell table:style-name="ce6" table:formula="of:=(SUM(OFFSET([.P74];-[.D$4]+1;0;[.D$4];1))+SUM(OFFSET([.Q74];-[.F$4]+1;0;[.F$4];1)))+[.U74]" office:value-type="float" office:value="5306">
            <text:p>5,306</text:p>
          </table:table-cell>
          <table:table-cell table:style-name="ce9" table:formula="of:=[.J74]/[.K74]" office:value-type="float" office:value="5.8998699609883">
            <text:p>5.9</text:p>
          </table:table-cell>
          <table:table-cell table:style-name="ce9" table:formula="of:=[.G74]/[.E74]" office:value-type="float" office:value="5.01336063542318">
            <text:p>5.0</text:p>
          </table:table-cell>
          <table:table-cell table:style-name="ce6" table:formula="of:=[.F74]*100000/[.D74]" office:value-type="float" office:value="230.021987778402">
            <text:p>230</text:p>
          </table:table-cell>
          <table:table-cell table:style-name="ce6" table:formula="of:=SUM(OFFSET([.P74];-[.D$4]+1;0;[.D$4];1))+[.S74]" office:value-type="float" office:value="4537">
            <text:p>4,537</text:p>
          </table:table-cell>
          <table:table-cell table:style-name="ce6" table:formula="of:=SUM(OFFSET([.Q74];-[.F$4]+1;0;[.F$4];1))+[.T74]" office:value-type="float" office:value="769">
            <text:p>769</text:p>
          </table:table-cell>
          <table:table-cell table:style-name="ce11" table:formula="of:=(SUM(OFFSET([.P74];-[.D$4]+1;0;[.D$4];1))+SUM(OFFSET([.Q74];-[.F$4]+1;0;[.F$4];1)))/[.F74]" office:value-type="percentage" office:value="0.0810403316999623">
            <text:p>8%</text:p>
          </table:table-cell>
          <table:table-cell table:style-name="ce11" table:formula="of:=SUM([.S74:.T74])/[.F74]" office:value-type="percentage" office:value="0.918959668300038">
            <text:p>92%</text:p>
          </table:table-cell>
          <table:table-cell table:style-name="ce13" table:formula="of:=SUM([.P62:.P87])/SUM([.Q62:.Q87])" office:value-type="float" office:value="31.1428571428571">
            <text:p>31</text:p>
          </table:table-cell>
          <table:table-cell table:style-name="ce14" table:formula="of:=[.S74]/[.T74]" office:value-type="float" office:value="5.34895833333333">
            <text:p>5.3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5">
            <text:p>5</text:p>
          </table:table-cell>
          <table:table-cell table:style-name="ce15" office:value-type="float" office:value="4108">
            <text:p>4,108</text:p>
          </table:table-cell>
          <table:table-cell table:style-name="ce15" office:value-type="float" office:value="768">
            <text:p>768</text:p>
          </table:table-cell>
          <table:table-cell table:style-name="ce15" office:value-type="float" office:value="4876">
            <text:p>4,876</text:p>
          </table:table-cell>
          <table:table-cell table:number-columns-repeated="1003"/>
        </table:table-row>
        <table:table-row table:style-name="ro5">
          <table:table-cell office:value-type="float" office:value="1882">
            <text:p>1882</text:p>
          </table:table-cell>
          <table:table-cell table:style-name="ce6" office:value-type="float" office:value="1289892">
            <text:p>1,289,892</text:p>
          </table:table-cell>
          <table:table-cell table:style-name="ce6" office:value-type="float" office:value="1098190">
            <text:p>1,098,190</text:p>
          </table:table-cell>
          <table:table-cell office:value-type="float" office:value="2388082">
            <text:p>2,388,082</text:p>
          </table:table-cell>
          <table:table-cell table:style-name="ce8" table:formula="of:=[.B75]/[.C75]" office:value-type="float" office:value="1.17456177892714">
            <text:p>1.17</text:p>
          </table:table-cell>
          <table:table-cell table:style-name="ce6" table:formula="of:=(SUM(OFFSET([.P75];-[.D$4]+1;0;[.D$4];1))+SUM(OFFSET([.Q75];-[.F$4]+1;0;[.F$4];1)))+[.U75]" office:value-type="float" office:value="5086">
            <text:p>5,086</text:p>
          </table:table-cell>
          <table:table-cell table:style-name="ce9" table:formula="of:=[.J75]/[.K75]" office:value-type="float" office:value="5.8544474393531">
            <text:p>5.9</text:p>
          </table:table-cell>
          <table:table-cell table:style-name="ce9" table:formula="of:=[.G75]/[.E75]" office:value-type="float" office:value="4.98436739930411">
            <text:p>5.0</text:p>
          </table:table-cell>
          <table:table-cell table:style-name="ce6" table:formula="of:=[.F75]*100000/[.D75]" office:value-type="float" office:value="212.974261352835">
            <text:p>213</text:p>
          </table:table-cell>
          <table:table-cell table:style-name="ce6" table:formula="of:=SUM(OFFSET([.P75];-[.D$4]+1;0;[.D$4];1))+[.S75]" office:value-type="float" office:value="4344">
            <text:p>4,344</text:p>
          </table:table-cell>
          <table:table-cell table:style-name="ce6" table:formula="of:=SUM(OFFSET([.Q75];-[.F$4]+1;0;[.F$4];1))+[.T75]" office:value-type="float" office:value="742">
            <text:p>742</text:p>
          </table:table-cell>
          <table:table-cell table:style-name="ce11" table:formula="of:=(SUM(OFFSET([.P75];-[.D$4]+1;0;[.D$4];1))+SUM(OFFSET([.Q75];-[.F$4]+1;0;[.F$4];1)))/[.F75]" office:value-type="percentage" office:value="0.0837593393629571">
            <text:p>8%</text:p>
          </table:table-cell>
          <table:table-cell table:style-name="ce11" table:formula="of:=SUM([.S75:.T75])/[.F75]" office:value-type="percentage" office:value="0.916240660637043">
            <text:p>92%</text:p>
          </table:table-cell>
          <table:table-cell table:style-name="ce13" table:formula="of:=SUM([.P63:.P88])/SUM([.Q63:.Q88])" office:value-type="float" office:value="28.625">
            <text:p>29</text:p>
          </table:table-cell>
          <table:table-cell table:style-name="ce14" table:formula="of:=[.S75]/[.T75]" office:value-type="float" office:value="5.28879892037787">
            <text:p>5.3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6">
            <text:p>6</text:p>
          </table:table-cell>
          <table:table-cell table:style-name="ce15" office:value-type="float" office:value="3919">
            <text:p>3,919</text:p>
          </table:table-cell>
          <table:table-cell table:style-name="ce15" office:value-type="float" office:value="741">
            <text:p>741</text:p>
          </table:table-cell>
          <table:table-cell table:style-name="ce15" office:value-type="float" office:value="4660">
            <text:p>4,660</text:p>
          </table:table-cell>
          <table:table-cell table:number-columns-repeated="1003"/>
        </table:table-row>
        <table:table-row table:style-name="ro5">
          <table:table-cell office:value-type="float" office:value="1883">
            <text:p>1883</text:p>
          </table:table-cell>
          <table:table-cell table:style-name="ce6" office:value-type="float" office:value="1357423">
            <text:p>1,357,423</text:p>
          </table:table-cell>
          <table:table-cell table:style-name="ce6" office:value-type="float" office:value="1148313">
            <text:p>1,148,313</text:p>
          </table:table-cell>
          <table:table-cell office:value-type="float" office:value="2505736">
            <text:p>2,505,736</text:p>
          </table:table-cell>
          <table:table-cell table:style-name="ce8" table:formula="of:=[.B76]/[.C76]" office:value-type="float" office:value="1.18210191820523">
            <text:p>1.18</text:p>
          </table:table-cell>
          <table:table-cell table:style-name="ce6" table:formula="of:=(SUM(OFFSET([.P76];-[.D$4]+1;0;[.D$4];1))+SUM(OFFSET([.Q76];-[.F$4]+1;0;[.F$4];1)))+[.U76]" office:value-type="float" office:value="5312">
            <text:p>5,312</text:p>
          </table:table-cell>
          <table:table-cell table:style-name="ce9" table:formula="of:=[.J76]/[.K76]" office:value-type="float" office:value="5.33890214797136">
            <text:p>5.3</text:p>
          </table:table-cell>
          <table:table-cell table:style-name="ce9" table:formula="of:=[.G76]/[.E76]" office:value-type="float" office:value="4.51644825691287">
            <text:p>4.5</text:p>
          </table:table-cell>
          <table:table-cell table:style-name="ce6" table:formula="of:=[.F76]*100000/[.D76]" office:value-type="float" office:value="211.993601879847">
            <text:p>212</text:p>
          </table:table-cell>
          <table:table-cell table:style-name="ce6" table:formula="of:=SUM(OFFSET([.P76];-[.D$4]+1;0;[.D$4];1))+[.S76]" office:value-type="float" office:value="4474">
            <text:p>4,474</text:p>
          </table:table-cell>
          <table:table-cell table:style-name="ce6" table:formula="of:=SUM(OFFSET([.Q76];-[.F$4]+1;0;[.F$4];1))+[.T76]" office:value-type="float" office:value="838">
            <text:p>838</text:p>
          </table:table-cell>
          <table:table-cell table:style-name="ce11" table:formula="of:=(SUM(OFFSET([.P76];-[.D$4]+1;0;[.D$4];1))+SUM(OFFSET([.Q76];-[.F$4]+1;0;[.F$4];1)))/[.F76]" office:value-type="percentage" office:value="0.0775602409638554">
            <text:p>8%</text:p>
          </table:table-cell>
          <table:table-cell table:style-name="ce11" table:formula="of:=SUM([.S76:.T76])/[.F76]" office:value-type="percentage" office:value="0.922439759036145">
            <text:p>92%</text:p>
          </table:table-cell>
          <table:table-cell table:style-name="ce13" table:formula="of:=SUM([.P64:.P89])/SUM([.Q64:.Q89])" office:value-type="float" office:value="27.75">
            <text:p>28</text:p>
          </table:table-cell>
          <table:table-cell table:style-name="ce14" table:formula="of:=[.S76]/[.T76]" office:value-type="float" office:value="4.85424133811231">
            <text:p>4.9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15" office:value-type="float" office:value="4063">
            <text:p>4,063</text:p>
          </table:table-cell>
          <table:table-cell table:style-name="ce15" office:value-type="float" office:value="837">
            <text:p>837</text:p>
          </table:table-cell>
          <table:table-cell table:style-name="ce15" office:value-type="float" office:value="4900">
            <text:p>4,900</text:p>
          </table:table-cell>
          <table:table-cell table:number-columns-repeated="1003"/>
        </table:table-row>
        <table:table-row table:style-name="ro5">
          <table:table-cell office:value-type="float" office:value="1884">
            <text:p>1884</text:p>
          </table:table-cell>
          <table:table-cell table:style-name="ce6" office:value-type="float" office:value="1411996">
            <text:p>1,411,996</text:p>
          </table:table-cell>
          <table:table-cell table:style-name="ce6" office:value-type="float" office:value="1193729">
            <text:p>1,193,729</text:p>
          </table:table-cell>
          <table:table-cell office:value-type="float" office:value="2605725">
            <text:p>2,605,725</text:p>
          </table:table-cell>
          <table:table-cell table:style-name="ce8" table:formula="of:=[.B77]/[.C77]" office:value-type="float" office:value="1.18284468250332">
            <text:p>1.18</text:p>
          </table:table-cell>
          <table:table-cell table:style-name="ce6" table:formula="of:=(SUM(OFFSET([.P77];-[.D$4]+1;0;[.D$4];1))+SUM(OFFSET([.Q77];-[.F$4]+1;0;[.F$4];1)))+[.U77]" office:value-type="float" office:value="5621">
            <text:p>5,621</text:p>
          </table:table-cell>
          <table:table-cell table:style-name="ce9" table:formula="of:=[.J77]/[.K77]" office:value-type="float" office:value="5.58968347010551">
            <text:p>5.6</text:p>
          </table:table-cell>
          <table:table-cell table:style-name="ce9" table:formula="of:=[.G77]/[.E77]" office:value-type="float" office:value="4.72562759319827">
            <text:p>4.7</text:p>
          </table:table-cell>
          <table:table-cell table:style-name="ce6" table:formula="of:=[.F77]*100000/[.D77]" office:value-type="float" office:value="215.717314758848">
            <text:p>216</text:p>
          </table:table-cell>
          <table:table-cell table:style-name="ce6" table:formula="of:=SUM(OFFSET([.P77];-[.D$4]+1;0;[.D$4];1))+[.S77]" office:value-type="float" office:value="4768">
            <text:p>4,768</text:p>
          </table:table-cell>
          <table:table-cell table:style-name="ce6" table:formula="of:=SUM(OFFSET([.Q77];-[.F$4]+1;0;[.F$4];1))+[.T77]" office:value-type="float" office:value="853">
            <text:p>853</text:p>
          </table:table-cell>
          <table:table-cell table:style-name="ce11" table:formula="of:=(SUM(OFFSET([.P77];-[.D$4]+1;0;[.D$4];1))+SUM(OFFSET([.Q77];-[.F$4]+1;0;[.F$4];1)))/[.F77]" office:value-type="percentage" office:value="0.0724070450097847">
            <text:p>7%</text:p>
          </table:table-cell>
          <table:table-cell table:style-name="ce11" table:formula="of:=SUM([.S77:.T77])/[.F77]" office:value-type="percentage" office:value="0.927592954990215">
            <text:p>93%</text:p>
          </table:table-cell>
          <table:table-cell table:style-name="ce13" table:formula="of:=SUM([.P65:.P90])/SUM([.Q65:.Q90])" office:value-type="float" office:value="27.625">
            <text:p>28</text:p>
          </table:table-cell>
          <table:table-cell table:style-name="ce14" table:formula="of:=[.S77]/[.T77]" office:value-type="float" office:value="5.11971830985916">
            <text:p>5.1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6">
            <text:p>6</text:p>
          </table:table-cell>
          <table:table-cell table:style-name="ce15" office:value-type="float" office:value="4362">
            <text:p>4,362</text:p>
          </table:table-cell>
          <table:table-cell table:style-name="ce15" office:value-type="float" office:value="852">
            <text:p>852</text:p>
          </table:table-cell>
          <table:table-cell table:style-name="ce15" office:value-type="float" office:value="5214">
            <text:p>5,214</text:p>
          </table:table-cell>
          <table:table-cell table:number-columns-repeated="1003"/>
        </table:table-row>
        <table:table-row table:style-name="ro5">
          <table:table-cell office:value-type="float" office:value="1885">
            <text:p>1885</text:p>
          </table:table-cell>
          <table:table-cell table:style-name="ce6" office:value-type="float" office:value="1460394">
            <text:p>1,460,394</text:p>
          </table:table-cell>
          <table:table-cell table:style-name="ce6" office:value-type="float" office:value="1234124">
            <text:p>1,234,124</text:p>
          </table:table-cell>
          <table:table-cell office:value-type="float" office:value="2694518">
            <text:p>2,694,518</text:p>
          </table:table-cell>
          <table:table-cell table:style-name="ce8" table:formula="of:=[.B78]/[.C78]" office:value-type="float" office:value="1.18334462339279">
            <text:p>1.18</text:p>
          </table:table-cell>
          <table:table-cell table:style-name="ce6" table:formula="of:=(SUM(OFFSET([.P78];-[.D$4]+1;0;[.D$4];1))+SUM(OFFSET([.Q78];-[.F$4]+1;0;[.F$4];1)))+[.U78]" office:value-type="float" office:value="5631">
            <text:p>5,631</text:p>
          </table:table-cell>
          <table:table-cell table:style-name="ce9" table:formula="of:=[.J78]/[.K78]" office:value-type="float" office:value="5.95185185185185">
            <text:p>6.0</text:p>
          </table:table-cell>
          <table:table-cell table:style-name="ce9" table:formula="of:=[.G78]/[.E78]" office:value-type="float" office:value="5.02968597160411">
            <text:p>5.0</text:p>
          </table:table-cell>
          <table:table-cell table:style-name="ce6" table:formula="of:=[.F78]*100000/[.D78]" office:value-type="float" office:value="208.979862075518">
            <text:p>209</text:p>
          </table:table-cell>
          <table:table-cell table:style-name="ce6" table:formula="of:=SUM(OFFSET([.P78];-[.D$4]+1;0;[.D$4];1))+[.S78]" office:value-type="float" office:value="4821">
            <text:p>4,821</text:p>
          </table:table-cell>
          <table:table-cell table:style-name="ce6" table:formula="of:=SUM(OFFSET([.Q78];-[.F$4]+1;0;[.F$4];1))+[.T78]" office:value-type="float" office:value="810">
            <text:p>810</text:p>
          </table:table-cell>
          <table:table-cell table:style-name="ce11" table:formula="of:=(SUM(OFFSET([.P78];-[.D$4]+1;0;[.D$4];1))+SUM(OFFSET([.Q78];-[.F$4]+1;0;[.F$4];1)))/[.F78]" office:value-type="percentage" office:value="0.0712129284318949">
            <text:p>7%</text:p>
          </table:table-cell>
          <table:table-cell table:style-name="ce11" table:formula="of:=SUM([.S78:.T78])/[.F78]" office:value-type="percentage" office:value="0.928787071568105">
            <text:p>93%</text:p>
          </table:table-cell>
          <table:table-cell table:style-name="ce13" table:formula="of:=SUM([.P66:.P91])/SUM([.Q66:.Q91])" office:value-type="float" office:value="27">
            <text:p>27</text:p>
          </table:table-cell>
          <table:table-cell table:style-name="ce14" table:formula="of:=[.S78]/[.T78]" office:value-type="float" office:value="5.46477132262052">
            <text:p>5.5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15" office:value-type="float" office:value="4421">
            <text:p>4,421</text:p>
          </table:table-cell>
          <table:table-cell table:style-name="ce15" office:value-type="float" office:value="809">
            <text:p>809</text:p>
          </table:table-cell>
          <table:table-cell table:style-name="ce15" office:value-type="float" office:value="5230">
            <text:p>5,230</text:p>
          </table:table-cell>
          <table:table-cell table:number-columns-repeated="1003"/>
        </table:table-row>
        <table:table-row table:style-name="ro5">
          <table:table-cell office:value-type="float" office:value="1886">
            <text:p>1886</text:p>
          </table:table-cell>
          <table:table-cell table:style-name="ce6" office:value-type="float" office:value="1510954">
            <text:p>1,510,954</text:p>
          </table:table-cell>
          <table:table-cell table:style-name="ce6" office:value-type="float" office:value="1277096">
            <text:p>1,277,096</text:p>
          </table:table-cell>
          <table:table-cell office:value-type="float" office:value="2788050">
            <text:p>2,788,050</text:p>
          </table:table-cell>
          <table:table-cell table:style-name="ce8" table:formula="of:=[.B79]/[.C79]" office:value-type="float" office:value="1.18311700921466">
            <text:p>1.18</text:p>
          </table:table-cell>
          <table:table-cell table:style-name="ce6" table:formula="of:=(SUM(OFFSET([.P79];-[.D$4]+1;0;[.D$4];1))+SUM(OFFSET([.Q79];-[.F$4]+1;0;[.F$4];1)))+[.U79]" office:value-type="float" office:value="5821">
            <text:p>5,821</text:p>
          </table:table-cell>
          <table:table-cell table:style-name="ce9" table:formula="of:=[.J79]/[.K79]" office:value-type="float" office:value="5.54044943820225">
            <text:p>5.5</text:p>
          </table:table-cell>
          <table:table-cell table:style-name="ce9" table:formula="of:=[.G79]/[.E79]" office:value-type="float" office:value="4.68292602933666">
            <text:p>4.7</text:p>
          </table:table-cell>
          <table:table-cell table:style-name="ce6" table:formula="of:=[.F79]*100000/[.D79]" office:value-type="float" office:value="208.783917074658">
            <text:p>209</text:p>
          </table:table-cell>
          <table:table-cell table:style-name="ce6" table:formula="of:=SUM(OFFSET([.P79];-[.D$4]+1;0;[.D$4];1))+[.S79]" office:value-type="float" office:value="4931">
            <text:p>4,931</text:p>
          </table:table-cell>
          <table:table-cell table:style-name="ce6" table:formula="of:=SUM(OFFSET([.Q79];-[.F$4]+1;0;[.F$4];1))+[.T79]" office:value-type="float" office:value="890">
            <text:p>890</text:p>
          </table:table-cell>
          <table:table-cell table:style-name="ce11" table:formula="of:=(SUM(OFFSET([.P79];-[.D$4]+1;0;[.D$4];1))+SUM(OFFSET([.Q79];-[.F$4]+1;0;[.F$4];1)))/[.F79]" office:value-type="percentage" office:value="0.0663116303040715">
            <text:p>7%</text:p>
          </table:table-cell>
          <table:table-cell table:style-name="ce11" table:formula="of:=SUM([.S79:.T79])/[.F79]" office:value-type="percentage" office:value="0.933688369695929">
            <text:p>93%</text:p>
          </table:table-cell>
          <table:table-cell table:style-name="ce13" table:formula="of:=SUM([.P67:.P92])/SUM([.Q67:.Q92])" office:value-type="float" office:value="26">
            <text:p>26</text:p>
          </table:table-cell>
          <table:table-cell table:style-name="ce14" table:formula="of:=[.S79]/[.T79]" office:value-type="float" office:value="5.11361079865017">
            <text:p>5.1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5">
            <text:p>5</text:p>
          </table:table-cell>
          <table:table-cell table:style-name="ce15" office:value-type="float" office:value="4546">
            <text:p>4,546</text:p>
          </table:table-cell>
          <table:table-cell table:style-name="ce15" office:value-type="float" office:value="889">
            <text:p>889</text:p>
          </table:table-cell>
          <table:table-cell table:style-name="ce15" office:value-type="float" office:value="5435">
            <text:p>5,435</text:p>
          </table:table-cell>
          <table:table-cell table:number-columns-repeated="1003"/>
        </table:table-row>
        <table:table-row table:style-name="ro5">
          <table:table-cell office:value-type="float" office:value="1887">
            <text:p>1887</text:p>
          </table:table-cell>
          <table:table-cell table:style-name="ce6" office:value-type="float" office:value="1559118">
            <text:p>1,559,118</text:p>
          </table:table-cell>
          <table:table-cell table:style-name="ce6" office:value-type="float" office:value="1322244">
            <text:p>1,322,244</text:p>
          </table:table-cell>
          <table:table-cell office:value-type="float" office:value="2881362">
            <text:p>2,881,362</text:p>
          </table:table-cell>
          <table:table-cell table:style-name="ce8" table:formula="of:=[.B80]/[.C80]" office:value-type="float" office:value="1.17914545273036">
            <text:p>1.18</text:p>
          </table:table-cell>
          <table:table-cell table:style-name="ce6" table:formula="of:=(SUM(OFFSET([.P80];-[.D$4]+1;0;[.D$4];1))+SUM(OFFSET([.Q80];-[.F$4]+1;0;[.F$4];1)))+[.U80]" office:value-type="float" office:value="5768">
            <text:p>5,768</text:p>
          </table:table-cell>
          <table:table-cell table:style-name="ce9" table:formula="of:=[.J80]/[.K80]" office:value-type="float" office:value="5.86666666666667">
            <text:p>5.9</text:p>
          </table:table-cell>
          <table:table-cell table:style-name="ce9" table:formula="of:=[.G80]/[.E80]" office:value-type="float" office:value="4.9753545273674">
            <text:p>5.0</text:p>
          </table:table-cell>
          <table:table-cell table:style-name="ce6" table:formula="of:=[.F80]*100000/[.D80]" office:value-type="float" office:value="200.18310784969">
            <text:p>200</text:p>
          </table:table-cell>
          <table:table-cell table:style-name="ce6" table:formula="of:=SUM(OFFSET([.P80];-[.D$4]+1;0;[.D$4];1))+[.S80]" office:value-type="float" office:value="4928">
            <text:p>4,928</text:p>
          </table:table-cell>
          <table:table-cell table:style-name="ce6" table:formula="of:=SUM(OFFSET([.Q80];-[.F$4]+1;0;[.F$4];1))+[.T80]" office:value-type="float" office:value="840">
            <text:p>840</text:p>
          </table:table-cell>
          <table:table-cell table:style-name="ce11" table:formula="of:=(SUM(OFFSET([.P80];-[.D$4]+1;0;[.D$4];1))+SUM(OFFSET([.Q80];-[.F$4]+1;0;[.F$4];1)))/[.F80]" office:value-type="percentage" office:value="0.0651872399445215">
            <text:p>7%</text:p>
          </table:table-cell>
          <table:table-cell table:style-name="ce11" table:formula="of:=SUM([.S80:.T80])/[.F80]" office:value-type="percentage" office:value="0.934812760055478">
            <text:p>93%</text:p>
          </table:table-cell>
          <table:table-cell table:style-name="ce13" table:formula="of:=SUM([.P68:.P93])/SUM([.Q68:.Q93])" office:value-type="float" office:value="26.5">
            <text:p>27</text:p>
          </table:table-cell>
          <table:table-cell table:style-name="ce14" table:formula="of:=[.S80]/[.T80]" office:value-type="float" office:value="5.42669845053635">
            <text:p>5.4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0">
            <text:p>10</text:p>
          </table:table-cell>
          <table:table-cell table:style-name="ce15" office:value-type="float" office:value="4553">
            <text:p>4,553</text:p>
          </table:table-cell>
          <table:table-cell table:style-name="ce15" office:value-type="float" office:value="839">
            <text:p>839</text:p>
          </table:table-cell>
          <table:table-cell table:style-name="ce15" office:value-type="float" office:value="5392">
            <text:p>5,392</text:p>
          </table:table-cell>
          <table:table-cell table:number-columns-repeated="1003"/>
        </table:table-row>
        <table:table-row table:style-name="ro5">
          <table:table-cell office:value-type="float" office:value="1888">
            <text:p>1888</text:p>
          </table:table-cell>
          <table:table-cell table:style-name="ce6" office:value-type="float" office:value="1610548">
            <text:p>1,610,548</text:p>
          </table:table-cell>
          <table:table-cell table:style-name="ce6" office:value-type="float" office:value="1371129">
            <text:p>1,371,129</text:p>
          </table:table-cell>
          <table:table-cell office:value-type="float" office:value="2981677">
            <text:p>2,981,677</text:p>
          </table:table-cell>
          <table:table-cell table:style-name="ce8" table:formula="of:=[.B81]/[.C81]" office:value-type="float" office:value="1.17461449652075">
            <text:p>1.17</text:p>
          </table:table-cell>
          <table:table-cell table:style-name="ce6" table:formula="of:=(SUM(OFFSET([.P81];-[.D$4]+1;0;[.D$4];1))+SUM(OFFSET([.Q81];-[.F$4]+1;0;[.F$4];1)))+[.U81]" office:value-type="float" office:value="5712">
            <text:p>5,712</text:p>
          </table:table-cell>
          <table:table-cell table:style-name="ce9" table:formula="of:=[.J81]/[.K81]" office:value-type="float" office:value="6.14893617021277">
            <text:p>6.1</text:p>
          </table:table-cell>
          <table:table-cell table:style-name="ce9" table:formula="of:=[.G81]/[.E81]" office:value-type="float" office:value="5.23485465948712">
            <text:p>5.2</text:p>
          </table:table-cell>
          <table:table-cell table:style-name="ce6" table:formula="of:=[.F81]*100000/[.D81]" office:value-type="float" office:value="191.570045984189">
            <text:p>192</text:p>
          </table:table-cell>
          <table:table-cell table:style-name="ce6" table:formula="of:=SUM(OFFSET([.P81];-[.D$4]+1;0;[.D$4];1))+[.S81]" office:value-type="float" office:value="4913">
            <text:p>4,913</text:p>
          </table:table-cell>
          <table:table-cell table:style-name="ce6" table:formula="of:=SUM(OFFSET([.Q81];-[.F$4]+1;0;[.F$4];1))+[.T81]" office:value-type="float" office:value="799">
            <text:p>799</text:p>
          </table:table-cell>
          <table:table-cell table:style-name="ce11" table:formula="of:=(SUM(OFFSET([.P81];-[.D$4]+1;0;[.D$4];1))+SUM(OFFSET([.Q81];-[.F$4]+1;0;[.F$4];1)))/[.F81]" office:value-type="percentage" office:value="0.0630252100840336">
            <text:p>6%</text:p>
          </table:table-cell>
          <table:table-cell table:style-name="ce11" table:formula="of:=SUM([.S81:.T81])/[.F81]" office:value-type="percentage" office:value="0.936974789915966">
            <text:p>94%</text:p>
          </table:table-cell>
          <table:table-cell table:style-name="ce13" table:formula="of:=SUM([.P69:.P94])/SUM([.Q69:.Q94])" office:value-type="float" office:value="26.375">
            <text:p>26</text:p>
          </table:table-cell>
          <table:table-cell table:style-name="ce14" table:formula="of:=[.S81]/[.T81]" office:value-type="float" office:value="5.71518193224592">
            <text:p>5.7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5">
            <text:p>5</text:p>
          </table:table-cell>
          <table:table-cell table:style-name="ce15" office:value-type="float" office:value="4555">
            <text:p>4,555</text:p>
          </table:table-cell>
          <table:table-cell table:style-name="ce15" office:value-type="float" office:value="797">
            <text:p>797</text:p>
          </table:table-cell>
          <table:table-cell table:style-name="ce15" office:value-type="float" office:value="5352">
            <text:p>5,352</text:p>
          </table:table-cell>
          <table:table-cell table:number-columns-repeated="1003"/>
        </table:table-row>
        <table:table-row table:style-name="ro5">
          <table:table-cell office:value-type="float" office:value="1889">
            <text:p>1889</text:p>
          </table:table-cell>
          <table:table-cell table:style-name="ce6" office:value-type="float" office:value="1649094">
            <text:p>1,649,094</text:p>
          </table:table-cell>
          <table:table-cell table:style-name="ce6" office:value-type="float" office:value="1413383">
            <text:p>1,413,383</text:p>
          </table:table-cell>
          <table:table-cell office:value-type="float" office:value="3062477">
            <text:p>3,062,477</text:p>
          </table:table-cell>
          <table:table-cell table:style-name="ce8" table:formula="of:=[.B82]/[.C82]" office:value-type="float" office:value="1.16677079036609">
            <text:p>1.17</text:p>
          </table:table-cell>
          <table:table-cell table:style-name="ce6" table:formula="of:=(SUM(OFFSET([.P82];-[.D$4]+1;0;[.D$4];1))+SUM(OFFSET([.Q82];-[.F$4]+1;0;[.F$4];1)))+[.U82]" office:value-type="float" office:value="5887">
            <text:p>5,887</text:p>
          </table:table-cell>
          <table:table-cell table:style-name="ce9" table:formula="of:=[.J82]/[.K82]" office:value-type="float" office:value="6.21446078431373">
            <text:p>6.2</text:p>
          </table:table-cell>
          <table:table-cell table:style-name="ce9" table:formula="of:=[.G82]/[.E82]" office:value-type="float" office:value="5.32620531438213">
            <text:p>5.3</text:p>
          </table:table-cell>
          <table:table-cell table:style-name="ce6" table:formula="of:=[.F82]*100000/[.D82]" office:value-type="float" office:value="192.230015115216">
            <text:p>192</text:p>
          </table:table-cell>
          <table:table-cell table:style-name="ce6" table:formula="of:=SUM(OFFSET([.P82];-[.D$4]+1;0;[.D$4];1))+[.S82]" office:value-type="float" office:value="5071">
            <text:p>5,071</text:p>
          </table:table-cell>
          <table:table-cell table:style-name="ce6" table:formula="of:=SUM(OFFSET([.Q82];-[.F$4]+1;0;[.F$4];1))+[.T82]" office:value-type="float" office:value="816">
            <text:p>816</text:p>
          </table:table-cell>
          <table:table-cell table:style-name="ce11" table:formula="of:=(SUM(OFFSET([.P82];-[.D$4]+1;0;[.D$4];1))+SUM(OFFSET([.Q82];-[.F$4]+1;0;[.F$4];1)))/[.F82]" office:value-type="percentage" office:value="0.0584338372685578">
            <text:p>6%</text:p>
          </table:table-cell>
          <table:table-cell table:style-name="ce11" table:formula="of:=SUM([.S82:.T82])/[.F82]" office:value-type="percentage" office:value="0.941566162731442">
            <text:p>94%</text:p>
          </table:table-cell>
          <table:table-cell table:style-name="ce13" table:formula="of:=SUM([.P70:.P95])/SUM([.Q70:.Q95])" office:value-type="float" office:value="25.625">
            <text:p>26</text:p>
          </table:table-cell>
          <table:table-cell table:style-name="ce14" table:formula="of:=[.S82]/[.T82]" office:value-type="float" office:value="5.80958230958231">
            <text:p>5.8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8">
            <text:p>8</text:p>
          </table:table-cell>
          <table:table-cell table:style-name="ce15" office:value-type="float" office:value="4729">
            <text:p>4,729</text:p>
          </table:table-cell>
          <table:table-cell table:style-name="ce15" office:value-type="float" office:value="814">
            <text:p>814</text:p>
          </table:table-cell>
          <table:table-cell table:style-name="ce15" office:value-type="float" office:value="5543">
            <text:p>5,543</text:p>
          </table:table-cell>
          <table:table-cell table:number-columns-repeated="1003"/>
        </table:table-row>
        <table:table-row table:style-name="ro5">
          <table:table-cell office:value-type="float" office:value="1890">
            <text:p>1890</text:p>
          </table:table-cell>
          <table:table-cell table:style-name="ce6" office:value-type="float" office:value="1692831">
            <text:p>1,692,831</text:p>
          </table:table-cell>
          <table:table-cell table:style-name="ce6" office:value-type="float" office:value="1458524">
            <text:p>1,458,524</text:p>
          </table:table-cell>
          <table:table-cell office:value-type="float" office:value="3151355">
            <text:p>3,151,355</text:p>
          </table:table-cell>
          <table:table-cell table:style-name="ce8" table:formula="of:=[.B83]/[.C83]" office:value-type="float" office:value="1.16064665374036">
            <text:p>1.16</text:p>
          </table:table-cell>
          <table:table-cell table:style-name="ce6" table:formula="of:=(SUM(OFFSET([.P83];-[.D$4]+1;0;[.D$4];1))+SUM(OFFSET([.Q83];-[.F$4]+1;0;[.F$4];1)))+[.U83]" office:value-type="float" office:value="5933">
            <text:p>5,933</text:p>
          </table:table-cell>
          <table:table-cell table:style-name="ce9" table:formula="of:=[.J83]/[.K83]" office:value-type="float" office:value="6.86870026525199">
            <text:p>6.9</text:p>
          </table:table-cell>
          <table:table-cell table:style-name="ce9" table:formula="of:=[.G83]/[.E83]" office:value-type="float" office:value="5.91799428630288">
            <text:p>5.9</text:p>
          </table:table-cell>
          <table:table-cell table:style-name="ce6" table:formula="of:=[.F83]*100000/[.D83]" office:value-type="float" office:value="188.268221130276">
            <text:p>188</text:p>
          </table:table-cell>
          <table:table-cell table:style-name="ce6" table:formula="of:=SUM(OFFSET([.P83];-[.D$4]+1;0;[.D$4];1))+[.S83]" office:value-type="float" office:value="5179">
            <text:p>5,179</text:p>
          </table:table-cell>
          <table:table-cell table:style-name="ce6" table:formula="of:=SUM(OFFSET([.Q83];-[.F$4]+1;0;[.F$4];1))+[.T83]" office:value-type="float" office:value="754">
            <text:p>754</text:p>
          </table:table-cell>
          <table:table-cell table:style-name="ce11" table:formula="of:=(SUM(OFFSET([.P83];-[.D$4]+1;0;[.D$4];1))+SUM(OFFSET([.Q83];-[.F$4]+1;0;[.F$4];1)))/[.F83]" office:value-type="percentage" office:value="0.0568009438732513">
            <text:p>6%</text:p>
          </table:table-cell>
          <table:table-cell table:style-name="ce11" table:formula="of:=SUM([.S83:.T83])/[.F83]" office:value-type="percentage" office:value="0.943199056126749">
            <text:p>94%</text:p>
          </table:table-cell>
          <table:table-cell table:style-name="ce13" table:formula="of:=SUM([.P71:.P96])/SUM([.Q71:.Q96])" office:value-type="float" office:value="25.75">
            <text:p>26</text:p>
          </table:table-cell>
          <table:table-cell table:style-name="ce14" table:formula="of:=[.S83]/[.T83]" office:value-type="float" office:value="6.45139813581891">
            <text:p>6.5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15" office:value-type="float" office:value="4845">
            <text:p>4,845</text:p>
          </table:table-cell>
          <table:table-cell table:style-name="ce15" office:value-type="float" office:value="751">
            <text:p>751</text:p>
          </table:table-cell>
          <table:table-cell table:style-name="ce15" office:value-type="float" office:value="5596">
            <text:p>5,596</text:p>
          </table:table-cell>
          <table:table-cell table:number-columns-repeated="1003"/>
        </table:table-row>
        <table:table-row table:style-name="ro5">
          <table:table-cell office:value-type="float" office:value="1891">
            <text:p>1891</text:p>
          </table:table-cell>
          <table:table-cell table:style-name="ce6" office:value-type="float" office:value="1736617">
            <text:p>1,736,617</text:p>
          </table:table-cell>
          <table:table-cell table:style-name="ce6" office:value-type="float" office:value="1504368">
            <text:p>1,504,368</text:p>
          </table:table-cell>
          <table:table-cell office:value-type="float" office:value="3240985">
            <text:p>3,240,985</text:p>
          </table:table-cell>
          <table:table-cell table:style-name="ce8" table:formula="of:=[.B84]/[.C84]" office:value-type="float" office:value="1.15438310307053">
            <text:p>1.15</text:p>
          </table:table-cell>
          <table:table-cell table:style-name="ce6" table:formula="of:=(SUM(OFFSET([.P84];-[.D$4]+1;0;[.D$4];1))+SUM(OFFSET([.Q84];-[.F$4]+1;0;[.F$4];1)))+[.U84]" office:value-type="float" office:value="6174">
            <text:p>6,174</text:p>
          </table:table-cell>
          <table:table-cell table:style-name="ce9" table:formula="of:=[.J84]/[.K84]" office:value-type="float" office:value="6.77581863979849">
            <text:p>6.8</text:p>
          </table:table-cell>
          <table:table-cell table:style-name="ce9" table:formula="of:=[.G84]/[.E84]" office:value-type="float" office:value="5.86964468015479">
            <text:p>5.9</text:p>
          </table:table-cell>
          <table:table-cell table:style-name="ce6" table:formula="of:=[.F84]*100000/[.D84]" office:value-type="float" office:value="190.497641920589">
            <text:p>190</text:p>
          </table:table-cell>
          <table:table-cell table:style-name="ce6" table:formula="of:=SUM(OFFSET([.P84];-[.D$4]+1;0;[.D$4];1))+[.S84]" office:value-type="float" office:value="5380">
            <text:p>5,380</text:p>
          </table:table-cell>
          <table:table-cell table:style-name="ce6" table:formula="of:=SUM(OFFSET([.Q84];-[.F$4]+1;0;[.F$4];1))+[.T84]" office:value-type="float" office:value="794">
            <text:p>794</text:p>
          </table:table-cell>
          <table:table-cell table:style-name="ce11" table:formula="of:=(SUM(OFFSET([.P84];-[.D$4]+1;0;[.D$4];1))+SUM(OFFSET([.Q84];-[.F$4]+1;0;[.F$4];1)))/[.F84]" office:value-type="percentage" office:value="0.0526401036605118">
            <text:p>5%</text:p>
          </table:table-cell>
          <table:table-cell table:style-name="ce11" table:formula="of:=SUM([.S84:.T84])/[.F84]" office:value-type="percentage" office:value="0.947359896339488">
            <text:p>95%</text:p>
          </table:table-cell>
          <table:table-cell table:style-name="ce13" table:formula="of:=SUM([.P72:.P97])/SUM([.Q72:.Q97])" office:value-type="float" office:value="25.375">
            <text:p>25</text:p>
          </table:table-cell>
          <table:table-cell table:style-name="ce14" table:formula="of:=[.S84]/[.T84]" office:value-type="float" office:value="6.39443742098609">
            <text:p>6.4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3">
            <text:p>13</text:p>
          </table:table-cell>
          <table:table-cell table:style-name="ce15" office:value-type="float" office:value="5058">
            <text:p>5,058</text:p>
          </table:table-cell>
          <table:table-cell table:style-name="ce15" office:value-type="float" office:value="791">
            <text:p>791</text:p>
          </table:table-cell>
          <table:table-cell table:style-name="ce15" office:value-type="float" office:value="5849">
            <text:p>5,849</text:p>
          </table:table-cell>
          <table:table-cell table:number-columns-repeated="1003"/>
        </table:table-row>
        <table:table-row table:style-name="ro5">
          <table:table-cell office:value-type="float" office:value="1892">
            <text:p>1892</text:p>
          </table:table-cell>
          <table:table-cell table:style-name="ce6" office:value-type="float" office:value="1766772">
            <text:p>1,766,772</text:p>
          </table:table-cell>
          <table:table-cell table:style-name="ce6" office:value-type="float" office:value="1538981">
            <text:p>1,538,981</text:p>
          </table:table-cell>
          <table:table-cell office:value-type="float" office:value="3305753">
            <text:p>3,305,753</text:p>
          </table:table-cell>
          <table:table-cell table:style-name="ce8" table:formula="of:=[.B85]/[.C85]" office:value-type="float" office:value="1.14801417301448">
            <text:p>1.15</text:p>
          </table:table-cell>
          <table:table-cell table:style-name="ce6" table:formula="of:=(SUM(OFFSET([.P85];-[.D$4]+1;0;[.D$4];1))+SUM(OFFSET([.Q85];-[.F$4]+1;0;[.F$4];1)))+[.U85]" office:value-type="float" office:value="6103">
            <text:p>6,103</text:p>
          </table:table-cell>
          <table:table-cell table:style-name="ce9" table:formula="of:=[.J85]/[.K85]" office:value-type="float" office:value="7.47638888888889">
            <text:p>7.5</text:p>
          </table:table-cell>
          <table:table-cell table:style-name="ce9" table:formula="of:=[.G85]/[.E85]" office:value-type="float" office:value="6.51245347368597">
            <text:p>6.5</text:p>
          </table:table-cell>
          <table:table-cell table:style-name="ce6" table:formula="of:=[.F85]*100000/[.D85]" office:value-type="float" office:value="184.617544020984">
            <text:p>185</text:p>
          </table:table-cell>
          <table:table-cell table:style-name="ce6" table:formula="of:=SUM(OFFSET([.P85];-[.D$4]+1;0;[.D$4];1))+[.S85]" office:value-type="float" office:value="5383">
            <text:p>5,383</text:p>
          </table:table-cell>
          <table:table-cell table:style-name="ce6" table:formula="of:=SUM(OFFSET([.Q85];-[.F$4]+1;0;[.F$4];1))+[.T85]" office:value-type="float" office:value="720">
            <text:p>720</text:p>
          </table:table-cell>
          <table:table-cell table:style-name="ce11" table:formula="of:=(SUM(OFFSET([.P85];-[.D$4]+1;0;[.D$4];1))+SUM(OFFSET([.Q85];-[.F$4]+1;0;[.F$4];1)))/[.F85]" office:value-type="percentage" office:value="0.0507946911355071">
            <text:p>5%</text:p>
          </table:table-cell>
          <table:table-cell table:style-name="ce11" table:formula="of:=SUM([.S85:.T85])/[.F85]" office:value-type="percentage" office:value="0.949205308864493">
            <text:p>95%</text:p>
          </table:table-cell>
          <table:table-cell table:style-name="ce13" table:formula="of:=SUM([.P73:.P98])/SUM([.Q73:.Q98])" office:value-type="float" office:value="25.75">
            <text:p>26</text:p>
          </table:table-cell>
          <table:table-cell table:style-name="ce14" table:formula="of:=[.S85]/[.T85]" office:value-type="float" office:value="7.07949790794979">
            <text:p>7.1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8">
            <text:p>18</text:p>
          </table:table-cell>
          <table:table-cell table:style-name="ce15" office:value-type="float" office:value="5076">
            <text:p>5,076</text:p>
          </table:table-cell>
          <table:table-cell table:style-name="ce15" office:value-type="float" office:value="717">
            <text:p>717</text:p>
          </table:table-cell>
          <table:table-cell table:style-name="ce15" office:value-type="float" office:value="5793">
            <text:p>5,793</text:p>
          </table:table-cell>
          <table:table-cell table:number-columns-repeated="1003"/>
        </table:table-row>
        <table:table-row table:style-name="ro5">
          <table:table-cell office:value-type="float" office:value="1893">
            <text:p>1893</text:p>
          </table:table-cell>
          <table:table-cell table:style-name="ce6" office:value-type="float" office:value="1791815">
            <text:p>1,791,815</text:p>
          </table:table-cell>
          <table:table-cell table:style-name="ce6" office:value-type="float" office:value="1570080">
            <text:p>1,570,080</text:p>
          </table:table-cell>
          <table:table-cell office:value-type="float" office:value="3361895">
            <text:p>3,361,895</text:p>
          </table:table-cell>
          <table:table-cell table:style-name="ce8" table:formula="of:=[.B86]/[.C86]" office:value-type="float" office:value="1.14122528788342">
            <text:p>1.14</text:p>
          </table:table-cell>
          <table:table-cell table:style-name="ce6" table:formula="of:=(SUM(OFFSET([.P86];-[.D$4]+1;0;[.D$4];1))+SUM(OFFSET([.Q86];-[.F$4]+1;0;[.F$4];1)))+[.U86]" office:value-type="float" office:value="5847">
            <text:p>5,847</text:p>
          </table:table-cell>
          <table:table-cell table:style-name="ce9" table:formula="of:=[.J86]/[.K86]" office:value-type="float" office:value="8.22239747634069">
            <text:p>8.2</text:p>
          </table:table-cell>
          <table:table-cell table:style-name="ce9" table:formula="of:=[.G86]/[.E86]" office:value-type="float" office:value="7.20488545394084">
            <text:p>7.2</text:p>
          </table:table-cell>
          <table:table-cell table:style-name="ce6" table:formula="of:=[.F86]*100000/[.D86]" office:value-type="float" office:value="173.919768463917">
            <text:p>174</text:p>
          </table:table-cell>
          <table:table-cell table:style-name="ce6" table:formula="of:=SUM(OFFSET([.P86];-[.D$4]+1;0;[.D$4];1))+[.S86]" office:value-type="float" office:value="5213">
            <text:p>5,213</text:p>
          </table:table-cell>
          <table:table-cell table:style-name="ce6" table:formula="of:=SUM(OFFSET([.Q86];-[.F$4]+1;0;[.F$4];1))+[.T86]" office:value-type="float" office:value="634">
            <text:p>634</text:p>
          </table:table-cell>
          <table:table-cell table:style-name="ce11" table:formula="of:=(SUM(OFFSET([.P86];-[.D$4]+1;0;[.D$4];1))+SUM(OFFSET([.Q86];-[.F$4]+1;0;[.F$4];1)))/[.F86]" office:value-type="percentage" office:value="0.0535317256712844">
            <text:p>5%</text:p>
          </table:table-cell>
          <table:table-cell table:style-name="ce11" table:formula="of:=SUM([.S86:.T86])/[.F86]" office:value-type="percentage" office:value="0.946468274328716">
            <text:p>95%</text:p>
          </table:table-cell>
          <table:table-cell table:style-name="ce13" table:formula="of:=SUM([.P74:.P99])/SUM([.Q74:.Q99])" office:value-type="float" office:value="25.25">
            <text:p>25</text:p>
          </table:table-cell>
          <table:table-cell table:style-name="ce14" table:formula="of:=[.S86]/[.T86]" office:value-type="float" office:value="7.78412698412698">
            <text:p>7.8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8">
            <text:p>18</text:p>
          </table:table-cell>
          <table:table-cell table:style-name="ce15" office:value-type="float" office:value="4904">
            <text:p>4,904</text:p>
          </table:table-cell>
          <table:table-cell table:style-name="ce15" office:value-type="float" office:value="630">
            <text:p>630</text:p>
          </table:table-cell>
          <table:table-cell table:style-name="ce15" office:value-type="float" office:value="5534">
            <text:p>5,534</text:p>
          </table:table-cell>
          <table:table-cell table:number-columns-repeated="1003"/>
        </table:table-row>
        <table:table-row table:style-name="ro5">
          <table:table-cell office:value-type="float" office:value="1894">
            <text:p>1894</text:p>
          </table:table-cell>
          <table:table-cell table:style-name="ce6" office:value-type="float" office:value="1824217">
            <text:p>1,824,217</text:p>
          </table:table-cell>
          <table:table-cell table:style-name="ce6" office:value-type="float" office:value="1602543">
            <text:p>1,602,543</text:p>
          </table:table-cell>
          <table:table-cell office:value-type="float" office:value="3426760">
            <text:p>3,426,760</text:p>
          </table:table-cell>
          <table:table-cell table:style-name="ce8" table:formula="of:=[.B87]/[.C87]" office:value-type="float" office:value="1.138326397482">
            <text:p>1.14</text:p>
          </table:table-cell>
          <table:table-cell table:style-name="ce6" table:formula="of:=(SUM(OFFSET([.P87];-[.D$4]+1;0;[.D$4];1))+SUM(OFFSET([.Q87];-[.F$4]+1;0;[.F$4];1)))+[.U87]" office:value-type="float" office:value="5809">
            <text:p>5,809</text:p>
          </table:table-cell>
          <table:table-cell table:style-name="ce9" table:formula="of:=[.J87]/[.K87]" office:value-type="float" office:value="7.32234957020057">
            <text:p>7.3</text:p>
          </table:table-cell>
          <table:table-cell table:style-name="ce9" table:formula="of:=[.G87]/[.E87]" office:value-type="float" office:value="6.43255711753478">
            <text:p>6.4</text:p>
          </table:table-cell>
          <table:table-cell table:style-name="ce6" table:formula="of:=[.F87]*100000/[.D87]" office:value-type="float" office:value="169.518729061854">
            <text:p>170</text:p>
          </table:table-cell>
          <table:table-cell table:style-name="ce6" table:formula="of:=SUM(OFFSET([.P87];-[.D$4]+1;0;[.D$4];1))+[.S87]" office:value-type="float" office:value="5111">
            <text:p>5,111</text:p>
          </table:table-cell>
          <table:table-cell table:style-name="ce6" table:formula="of:=SUM(OFFSET([.Q87];-[.F$4]+1;0;[.F$4];1))+[.T87]" office:value-type="float" office:value="698">
            <text:p>698</text:p>
          </table:table-cell>
          <table:table-cell table:style-name="ce11" table:formula="of:=(SUM(OFFSET([.P87];-[.D$4]+1;0;[.D$4];1))+SUM(OFFSET([.Q87];-[.F$4]+1;0;[.F$4];1)))/[.F87]" office:value-type="percentage" office:value="0.0526768807023584">
            <text:p>5%</text:p>
          </table:table-cell>
          <table:table-cell table:style-name="ce11" table:formula="of:=SUM([.S87:.T87])/[.F87]" office:value-type="percentage" office:value="0.947323119297642">
            <text:p>95%</text:p>
          </table:table-cell>
          <table:table-cell table:style-name="ce13" table:formula="of:=SUM([.P75:.P100])/SUM([.Q75:.Q100])" office:value-type="float" office:value="25.25">
            <text:p>25</text:p>
          </table:table-cell>
          <table:table-cell table:style-name="ce14" table:formula="of:=[.S87]/[.T87]" office:value-type="float" office:value="6.94083694083694">
            <text:p>6.9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7">
            <text:p>27</text:p>
          </table:table-cell>
          <table:table-cell table:style-name="ce15" office:value-type="float" office:value="4810">
            <text:p>4,810</text:p>
          </table:table-cell>
          <table:table-cell table:style-name="ce15" office:value-type="float" office:value="693">
            <text:p>693</text:p>
          </table:table-cell>
          <table:table-cell table:style-name="ce15" office:value-type="float" office:value="5503">
            <text:p>5,503</text:p>
          </table:table-cell>
          <table:table-cell table:number-columns-repeated="1003"/>
        </table:table-row>
        <table:table-row table:style-name="ro5">
          <table:table-cell office:value-type="float" office:value="1895">
            <text:p>1895</text:p>
          </table:table-cell>
          <table:table-cell table:style-name="ce6" office:value-type="float" office:value="1855539">
            <text:p>1,855,539</text:p>
          </table:table-cell>
          <table:table-cell table:style-name="ce6" office:value-type="float" office:value="1636082">
            <text:p>1,636,082</text:p>
          </table:table-cell>
          <table:table-cell office:value-type="float" office:value="3491621">
            <text:p>3,491,621</text:p>
          </table:table-cell>
          <table:table-cell table:style-name="ce8" table:formula="of:=[.B88]/[.C88]" office:value-type="float" office:value="1.13413569735502">
            <text:p>1.13</text:p>
          </table:table-cell>
          <table:table-cell table:style-name="ce6" table:formula="of:=(SUM(OFFSET([.P88];-[.D$4]+1;0;[.D$4];1))+SUM(OFFSET([.Q88];-[.F$4]+1;0;[.F$4];1)))+[.U88]" office:value-type="float" office:value="5683">
            <text:p>5,683</text:p>
          </table:table-cell>
          <table:table-cell table:style-name="ce9" table:formula="of:=[.J88]/[.K88]" office:value-type="float" office:value="9.35154826958106">
            <text:p>9.4</text:p>
          </table:table-cell>
          <table:table-cell table:style-name="ce9" table:formula="of:=[.G88]/[.E88]" office:value-type="float" office:value="8.24552854776575">
            <text:p>8.2</text:p>
          </table:table-cell>
          <table:table-cell table:style-name="ce6" table:formula="of:=[.F88]*100000/[.D88]" office:value-type="float" office:value="162.761078593582">
            <text:p>163</text:p>
          </table:table-cell>
          <table:table-cell table:style-name="ce6" table:formula="of:=SUM(OFFSET([.P88];-[.D$4]+1;0;[.D$4];1))+[.S88]" office:value-type="float" office:value="5134">
            <text:p>5,134</text:p>
          </table:table-cell>
          <table:table-cell table:style-name="ce6" table:formula="of:=SUM(OFFSET([.Q88];-[.F$4]+1;0;[.F$4];1))+[.T88]" office:value-type="float" office:value="549">
            <text:p>549</text:p>
          </table:table-cell>
          <table:table-cell table:style-name="ce11" table:formula="of:=(SUM(OFFSET([.P88];-[.D$4]+1;0;[.D$4];1))+SUM(OFFSET([.Q88];-[.F$4]+1;0;[.F$4];1)))/[.F88]" office:value-type="percentage" office:value="0.0557803976772831">
            <text:p>6%</text:p>
          </table:table-cell>
          <table:table-cell table:style-name="ce11" table:formula="of:=SUM([.S88:.T88])/[.F88]" office:value-type="percentage" office:value="0.944219602322717">
            <text:p>94%</text:p>
          </table:table-cell>
          <table:table-cell table:style-name="ce13" table:formula="of:=SUM([.P76:.P101])/SUM([.Q76:.Q101])" office:value-type="float" office:value="25">
            <text:p>25</text:p>
          </table:table-cell>
          <table:table-cell table:style-name="ce14" table:formula="of:=[.S88]/[.T88]" office:value-type="float" office:value="8.91866913123845">
            <text:p>8.9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0">
            <text:p>20</text:p>
          </table:table-cell>
          <table:table-cell table:style-name="ce15" office:value-type="float" office:value="4825">
            <text:p>4,825</text:p>
          </table:table-cell>
          <table:table-cell table:style-name="ce15" office:value-type="float" office:value="541">
            <text:p>541</text:p>
          </table:table-cell>
          <table:table-cell table:style-name="ce15" office:value-type="float" office:value="5366">
            <text:p>5,366</text:p>
          </table:table-cell>
          <table:table-cell table:number-columns-repeated="1003"/>
        </table:table-row>
        <table:table-row table:style-name="ro5">
          <table:table-cell office:value-type="float" office:value="1896">
            <text:p>1896</text:p>
          </table:table-cell>
          <table:table-cell table:style-name="ce6" office:value-type="float" office:value="1887174">
            <text:p>1,887,174</text:p>
          </table:table-cell>
          <table:table-cell table:style-name="ce6" office:value-type="float" office:value="1665924">
            <text:p>1,665,924</text:p>
          </table:table-cell>
          <table:table-cell office:value-type="float" office:value="3553098">
            <text:p>3,553,098</text:p>
          </table:table-cell>
          <table:table-cell table:style-name="ce8" table:formula="of:=[.B89]/[.C89]" office:value-type="float" office:value="1.13280917977051">
            <text:p>1.13</text:p>
          </table:table-cell>
          <table:table-cell table:style-name="ce6" table:formula="of:=(SUM(OFFSET([.P89];-[.D$4]+1;0;[.D$4];1))+SUM(OFFSET([.Q89];-[.F$4]+1;0;[.F$4];1)))+[.U89]" office:value-type="float" office:value="5565">
            <text:p>5,565</text:p>
          </table:table-cell>
          <table:table-cell table:style-name="ce9" table:formula="of:=[.J89]/[.K89]" office:value-type="float" office:value="9.62022900763359">
            <text:p>9.6</text:p>
          </table:table-cell>
          <table:table-cell table:style-name="ce9" table:formula="of:=[.G89]/[.E89]" office:value-type="float" office:value="8.49236498028956">
            <text:p>8.5</text:p>
          </table:table-cell>
          <table:table-cell table:style-name="ce6" table:formula="of:=[.F89]*100000/[.D89]" office:value-type="float" office:value="156.623881469073">
            <text:p>157</text:p>
          </table:table-cell>
          <table:table-cell table:style-name="ce6" table:formula="of:=SUM(OFFSET([.P89];-[.D$4]+1;0;[.D$4];1))+[.S89]" office:value-type="float" office:value="5041">
            <text:p>5,041</text:p>
          </table:table-cell>
          <table:table-cell table:style-name="ce6" table:formula="of:=SUM(OFFSET([.Q89];-[.F$4]+1;0;[.F$4];1))+[.T89]" office:value-type="float" office:value="524">
            <text:p>524</text:p>
          </table:table-cell>
          <table:table-cell table:style-name="ce11" table:formula="of:=(SUM(OFFSET([.P89];-[.D$4]+1;0;[.D$4];1))+SUM(OFFSET([.Q89];-[.F$4]+1;0;[.F$4];1)))/[.F89]" office:value-type="percentage" office:value="0.0571428571428571">
            <text:p>6%</text:p>
          </table:table-cell>
          <table:table-cell table:style-name="ce11" table:formula="of:=SUM([.S89:.T89])/[.F89]" office:value-type="percentage" office:value="0.942857142857143">
            <text:p>94%</text:p>
          </table:table-cell>
          <table:table-cell table:style-name="ce13" table:formula="of:=SUM([.P77:.P102])/SUM([.Q77:.Q102])" office:value-type="float" office:value="24.375">
            <text:p>24</text:p>
          </table:table-cell>
          <table:table-cell table:style-name="ce14" table:formula="of:=[.S89]/[.T89]" office:value-type="float" office:value="9.18834951456311">
            <text:p>9.2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">
            <text:p>4</text:p>
          </table:table-cell>
          <table:table-cell table:style-name="ce15" office:value-type="float" office:value="4732">
            <text:p>4,732</text:p>
          </table:table-cell>
          <table:table-cell table:style-name="ce15" office:value-type="float" office:value="515">
            <text:p>515</text:p>
          </table:table-cell>
          <table:table-cell table:style-name="ce15" office:value-type="float" office:value="5247">
            <text:p>5,247</text:p>
          </table:table-cell>
          <table:table-cell table:number-columns-repeated="1003"/>
        </table:table-row>
        <table:table-row table:style-name="ro5">
          <table:table-cell office:value-type="float" office:value="1897">
            <text:p>1897</text:p>
          </table:table-cell>
          <table:table-cell table:style-name="ce6" office:value-type="float" office:value="1917460">
            <text:p>1,917,460</text:p>
          </table:table-cell>
          <table:table-cell table:style-name="ce6" office:value-type="float" office:value="1700323">
            <text:p>1,700,323</text:p>
          </table:table-cell>
          <table:table-cell office:value-type="float" office:value="3617783">
            <text:p>3,617,783</text:p>
          </table:table-cell>
          <table:table-cell table:style-name="ce8" table:formula="of:=[.B90]/[.C90]" office:value-type="float" office:value="1.12770338341597">
            <text:p>1.13</text:p>
          </table:table-cell>
          <table:table-cell table:style-name="ce6" table:formula="of:=(SUM(OFFSET([.P90];-[.D$4]+1;0;[.D$4];1))+SUM(OFFSET([.Q90];-[.F$4]+1;0;[.F$4];1)))+[.U90]" office:value-type="float" office:value="5362">
            <text:p>5,362</text:p>
          </table:table-cell>
          <table:table-cell table:style-name="ce9" table:formula="of:=[.J90]/[.K90]" office:value-type="float" office:value="9.43190661478599">
            <text:p>9.4</text:p>
          </table:table-cell>
          <table:table-cell table:style-name="ce9" table:formula="of:=[.G90]/[.E90]" office:value-type="float" office:value="8.36381867208326">
            <text:p>8.4</text:p>
          </table:table-cell>
          <table:table-cell table:style-name="ce6" table:formula="of:=[.F90]*100000/[.D90]" office:value-type="float" office:value="148.21231676969">
            <text:p>148</text:p>
          </table:table-cell>
          <table:table-cell table:style-name="ce6" table:formula="of:=SUM(OFFSET([.P90];-[.D$4]+1;0;[.D$4];1))+[.S90]" office:value-type="float" office:value="4848">
            <text:p>4,848</text:p>
          </table:table-cell>
          <table:table-cell table:style-name="ce6" table:formula="of:=SUM(OFFSET([.Q90];-[.F$4]+1;0;[.F$4];1))+[.T90]" office:value-type="float" office:value="514">
            <text:p>514</text:p>
          </table:table-cell>
          <table:table-cell table:style-name="ce11" table:formula="of:=(SUM(OFFSET([.P90];-[.D$4]+1;0;[.D$4];1))+SUM(OFFSET([.Q90];-[.F$4]+1;0;[.F$4];1)))/[.F90]" office:value-type="percentage" office:value="0.0576277508392391">
            <text:p>6%</text:p>
          </table:table-cell>
          <table:table-cell table:style-name="ce11" table:formula="of:=SUM([.S90:.T90])/[.F90]" office:value-type="percentage" office:value="0.942372249160761">
            <text:p>94%</text:p>
          </table:table-cell>
          <table:table-cell table:style-name="ce13" table:formula="of:=SUM([.P78:.P103])/SUM([.Q78:.Q103])" office:value-type="float" office:value="24.25">
            <text:p>24</text:p>
          </table:table-cell>
          <table:table-cell table:style-name="ce14" table:formula="of:=[.S90]/[.T90]" office:value-type="float" office:value="9.00594059405941">
            <text:p>9.0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6">
            <text:p>6</text:p>
          </table:table-cell>
          <table:table-cell table:style-name="ce15" office:value-type="float" office:value="4548">
            <text:p>4,548</text:p>
          </table:table-cell>
          <table:table-cell table:style-name="ce15" office:value-type="float" office:value="505">
            <text:p>505</text:p>
          </table:table-cell>
          <table:table-cell table:style-name="ce15" office:value-type="float" office:value="5053">
            <text:p>5,053</text:p>
          </table:table-cell>
          <table:table-cell table:number-columns-repeated="1003"/>
        </table:table-row>
        <table:table-row table:style-name="ro5">
          <table:table-cell office:value-type="float" office:value="1898">
            <text:p>1898</text:p>
          </table:table-cell>
          <table:table-cell table:style-name="ce6" office:value-type="float" office:value="1937629">
            <text:p>1,937,629</text:p>
          </table:table-cell>
          <table:table-cell table:style-name="ce6" office:value-type="float" office:value="1727086">
            <text:p>1,727,086</text:p>
          </table:table-cell>
          <table:table-cell office:value-type="float" office:value="3664715">
            <text:p>3,664,715</text:p>
          </table:table-cell>
          <table:table-cell table:style-name="ce8" table:formula="of:=[.B91]/[.C91]" office:value-type="float" office:value="1.12190649452314">
            <text:p>1.12</text:p>
          </table:table-cell>
          <table:table-cell table:style-name="ce6" table:formula="of:=(SUM(OFFSET([.P91];-[.D$4]+1;0;[.D$4];1))+SUM(OFFSET([.Q91];-[.F$4]+1;0;[.F$4];1)))+[.U91]" office:value-type="float" office:value="5431">
            <text:p>5,431</text:p>
          </table:table-cell>
          <table:table-cell table:style-name="ce9" table:formula="of:=[.J91]/[.K91]" office:value-type="float" office:value="9.09479553903346">
            <text:p>9.1</text:p>
          </table:table-cell>
          <table:table-cell table:style-name="ce9" table:formula="of:=[.G91]/[.E91]" office:value-type="float" office:value="8.10655396276952">
            <text:p>8.1</text:p>
          </table:table-cell>
          <table:table-cell table:style-name="ce6" table:formula="of:=[.F91]*100000/[.D91]" office:value-type="float" office:value="148.197063073118">
            <text:p>148</text:p>
          </table:table-cell>
          <table:table-cell table:style-name="ce6" table:formula="of:=SUM(OFFSET([.P91];-[.D$4]+1;0;[.D$4];1))+[.S91]" office:value-type="float" office:value="4893">
            <text:p>4,893</text:p>
          </table:table-cell>
          <table:table-cell table:style-name="ce6" table:formula="of:=SUM(OFFSET([.Q91];-[.F$4]+1;0;[.F$4];1))+[.T91]" office:value-type="float" office:value="538">
            <text:p>538</text:p>
          </table:table-cell>
          <table:table-cell table:style-name="ce11" table:formula="of:=(SUM(OFFSET([.P91];-[.D$4]+1;0;[.D$4];1))+SUM(OFFSET([.Q91];-[.F$4]+1;0;[.F$4];1)))/[.F91]" office:value-type="percentage" office:value="0.0556067022647763">
            <text:p>6%</text:p>
          </table:table-cell>
          <table:table-cell table:style-name="ce11" table:formula="of:=SUM([.S91:.T91])/[.F91]" office:value-type="percentage" office:value="0.944393297735224">
            <text:p>94%</text:p>
          </table:table-cell>
          <table:table-cell table:style-name="ce13" table:formula="of:=SUM([.P79:.P104])/SUM([.Q79:.Q104])" office:value-type="float" office:value="24.25">
            <text:p>24</text:p>
          </table:table-cell>
          <table:table-cell table:style-name="ce14" table:formula="of:=[.S91]/[.T91]" office:value-type="float" office:value="8.69565217391304">
            <text:p>8.7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15" office:value-type="float" office:value="4600">
            <text:p>4,600</text:p>
          </table:table-cell>
          <table:table-cell table:style-name="ce15" office:value-type="float" office:value="529">
            <text:p>529</text:p>
          </table:table-cell>
          <table:table-cell table:style-name="ce15" office:value-type="float" office:value="5129">
            <text:p>5,129</text:p>
          </table:table-cell>
          <table:table-cell table:number-columns-repeated="1003"/>
        </table:table-row>
        <table:table-row table:style-name="ro5">
          <table:table-cell office:value-type="float" office:value="1899">
            <text:p>1899</text:p>
          </table:table-cell>
          <table:table-cell table:style-name="ce6" office:value-type="float" office:value="1959074">
            <text:p>1,959,074</text:p>
          </table:table-cell>
          <table:table-cell table:style-name="ce6" office:value-type="float" office:value="1756914">
            <text:p>1,756,914</text:p>
          </table:table-cell>
          <table:table-cell office:value-type="float" office:value="3715988">
            <text:p>3,715,988</text:p>
          </table:table-cell>
          <table:table-cell table:style-name="ce8" table:formula="of:=[.B92]/[.C92]" office:value-type="float" office:value="1.11506539306989">
            <text:p>1.12</text:p>
          </table:table-cell>
          <table:table-cell table:style-name="ce6" table:formula="of:=(SUM(OFFSET([.P92];-[.D$4]+1;0;[.D$4];1))+SUM(OFFSET([.Q92];-[.F$4]+1;0;[.F$4];1)))+[.U92]" office:value-type="float" office:value="5013">
            <text:p>5,013</text:p>
          </table:table-cell>
          <table:table-cell table:style-name="ce9" table:formula="of:=[.J92]/[.K92]" office:value-type="float" office:value="9.12727272727273">
            <text:p>9.1</text:p>
          </table:table-cell>
          <table:table-cell table:style-name="ce9" table:formula="of:=[.G92]/[.E92]" office:value-type="float" office:value="8.18541476042438">
            <text:p>8.2</text:p>
          </table:table-cell>
          <table:table-cell table:style-name="ce6" table:formula="of:=[.F92]*100000/[.D92]" office:value-type="float" office:value="134.903557277365">
            <text:p>135</text:p>
          </table:table-cell>
          <table:table-cell table:style-name="ce6" table:formula="of:=SUM(OFFSET([.P92];-[.D$4]+1;0;[.D$4];1))+[.S92]" office:value-type="float" office:value="4518">
            <text:p>4,518</text:p>
          </table:table-cell>
          <table:table-cell table:style-name="ce6" table:formula="of:=SUM(OFFSET([.Q92];-[.F$4]+1;0;[.F$4];1))+[.T92]" office:value-type="float" office:value="495">
            <text:p>495</text:p>
          </table:table-cell>
          <table:table-cell table:style-name="ce11" table:formula="of:=(SUM(OFFSET([.P92];-[.D$4]+1;0;[.D$4];1))+SUM(OFFSET([.Q92];-[.F$4]+1;0;[.F$4];1)))/[.F92]" office:value-type="percentage" office:value="0.059245960502693">
            <text:p>6%</text:p>
          </table:table-cell>
          <table:table-cell table:style-name="ce11" table:formula="of:=SUM([.S92:.T92])/[.F92]" office:value-type="percentage" office:value="0.940754039497307">
            <text:p>94%</text:p>
          </table:table-cell>
          <table:table-cell table:style-name="ce13" table:formula="of:=SUM([.P80:.P105])/SUM([.Q80:.Q105])" office:value-type="float" office:value="23.875">
            <text:p>24</text:p>
          </table:table-cell>
          <table:table-cell table:style-name="ce14" table:formula="of:=[.S92]/[.T92]" office:value-type="float" office:value="8.7037037037037">
            <text:p>8.7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15" office:value-type="float" office:value="4230">
            <text:p>4,230</text:p>
          </table:table-cell>
          <table:table-cell table:style-name="ce15" office:value-type="float" office:value="486">
            <text:p>486</text:p>
          </table:table-cell>
          <table:table-cell table:style-name="ce15" office:value-type="float" office:value="4716">
            <text:p>4,716</text:p>
          </table:table-cell>
          <table:table-cell table:number-columns-repeated="1003"/>
        </table:table-row>
        <table:table-row table:style-name="ro5">
          <table:table-cell office:value-type="float" office:value="1900">
            <text:p>1900</text:p>
          </table:table-cell>
          <table:table-cell table:style-name="ce6" office:value-type="float" office:value="1976992">
            <text:p>1,976,992</text:p>
          </table:table-cell>
          <table:table-cell table:style-name="ce6" office:value-type="float" office:value="1788347">
            <text:p>1,788,347</text:p>
          </table:table-cell>
          <table:table-cell office:value-type="float" office:value="3765339">
            <text:p>3,765,339</text:p>
          </table:table-cell>
          <table:table-cell table:style-name="ce8" table:formula="of:=[.B93]/[.C93]" office:value-type="float" office:value="1.10548568035174">
            <text:p>1.11</text:p>
          </table:table-cell>
          <table:table-cell table:style-name="ce6" table:formula="of:=(SUM(OFFSET([.P93];-[.D$4]+1;0;[.D$4];1))+SUM(OFFSET([.Q93];-[.F$4]+1;0;[.F$4];1)))+[.U93]" office:value-type="float" office:value="5044">
            <text:p>5,044</text:p>
          </table:table-cell>
          <table:table-cell table:style-name="ce9" table:formula="of:=[.J93]/[.K93]" office:value-type="float" office:value="9.40841584621808">
            <text:p>9.4</text:p>
          </table:table-cell>
          <table:table-cell table:style-name="ce9" table:formula="of:=[.G93]/[.E93]" office:value-type="float" office:value="8.51066279142078">
            <text:p>8.5</text:p>
          </table:table-cell>
          <table:table-cell table:style-name="ce6" table:formula="of:=[.F93]*100000/[.D93]" office:value-type="float" office:value="133.958721910564">
            <text:p>134</text:p>
          </table:table-cell>
          <table:table-cell table:style-name="ce6" table:formula="of:=SUM(OFFSET([.P93];-[.D$4]+1;0;[.D$4];1))+[.S93]" office:value-type="float" office:value="4559.39215241551">
            <text:p>4,559</text:p>
          </table:table-cell>
          <table:table-cell table:style-name="ce6" table:formula="of:=SUM(OFFSET([.Q93];-[.F$4]+1;0;[.F$4];1))+[.T93]" office:value-type="float" office:value="484.607847584486">
            <text:p>485</text:p>
          </table:table-cell>
          <table:table-cell table:style-name="ce11" table:formula="of:=(SUM(OFFSET([.P93];-[.D$4]+1;0;[.D$4];1))+SUM(OFFSET([.Q93];-[.F$4]+1;0;[.F$4];1)))/[.F93]" office:value-type="percentage" office:value="0.0572957969865186">
            <text:p>6%</text:p>
          </table:table-cell>
          <table:table-cell table:style-name="ce11" table:formula="of:=SUM([.S93:.T93])/[.F93]" office:value-type="percentage" office:value="0.942704203013481">
            <text:p>94%</text:p>
          </table:table-cell>
          <table:table-cell table:style-name="ce13" table:formula="of:=SUM([.P81:.P106])/SUM([.Q81:.Q106])" office:value-type="float" office:value="26.5714285714286">
            <text:p>27</text:p>
          </table:table-cell>
          <table:table-cell table:style-name="ce14" table:formula="of:=[.S93]/[.T93]" office:value-type="float" office:value="8.99773242630386">
            <text:p>9.0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0">
            <text:p>10</text:p>
          </table:table-cell>
          <table:table-cell table:style-name="ce15" office:value-type="float" office:value="4279.39215241551">
            <text:p>4,279</text:p>
          </table:table-cell>
          <table:table-cell table:style-name="ce15" office:value-type="float" office:value="475.607847584486">
            <text:p>476</text:p>
          </table:table-cell>
          <table:table-cell table:style-name="ce15" office:value-type="float" office:value="4755">
            <text:p>4,755</text:p>
          </table:table-cell>
          <table:table-cell table:number-columns-repeated="1003"/>
        </table:table-row>
        <table:table-row table:style-name="ro5">
          <table:table-cell office:value-type="float" office:value="1901">
            <text:p>1901</text:p>
          </table:table-cell>
          <table:table-cell table:style-name="ce6" office:value-type="float" office:value="2004836">
            <text:p>2,004,836</text:p>
          </table:table-cell>
          <table:table-cell table:style-name="ce6" office:value-type="float" office:value="1820077">
            <text:p>1,820,077</text:p>
          </table:table-cell>
          <table:table-cell office:value-type="float" office:value="3824913">
            <text:p>3,824,913</text:p>
          </table:table-cell>
          <table:table-cell table:style-name="ce8" table:formula="of:=[.B94]/[.C94]" office:value-type="float" office:value="1.10151163934273">
            <text:p>1.10</text:p>
          </table:table-cell>
          <table:table-cell table:style-name="ce6" table:formula="of:=(SUM(OFFSET([.P94];-[.D$4]+1;0;[.D$4];1))+SUM(OFFSET([.Q94];-[.F$4]+1;0;[.F$4];1)))+[.U94]" office:value-type="float" office:value="4789">
            <text:p>4,789</text:p>
          </table:table-cell>
          <table:table-cell table:style-name="ce9" table:formula="of:=[.J94]/[.K94]" office:value-type="float" office:value="8.55481901873382">
            <text:p>8.6</text:p>
          </table:table-cell>
          <table:table-cell table:style-name="ce9" table:formula="of:=[.G94]/[.E94]" office:value-type="float" office:value="7.76643542671819">
            <text:p>7.8</text:p>
          </table:table-cell>
          <table:table-cell table:style-name="ce6" table:formula="of:=[.F94]*100000/[.D94]" office:value-type="float" office:value="125.205462189598">
            <text:p>125</text:p>
          </table:table-cell>
          <table:table-cell table:style-name="ce6" table:formula="of:=SUM(OFFSET([.P94];-[.D$4]+1;0;[.D$4];1))+[.S94]" office:value-type="float" office:value="4287.78694817658">
            <text:p>4,288</text:p>
          </table:table-cell>
          <table:table-cell table:style-name="ce6" table:formula="of:=SUM(OFFSET([.Q94];-[.F$4]+1;0;[.F$4];1))+[.T94]" office:value-type="float" office:value="501.213051823417">
            <text:p>501</text:p>
          </table:table-cell>
          <table:table-cell table:style-name="ce11" table:formula="of:=(SUM(OFFSET([.P94];-[.D$4]+1;0;[.D$4];1))+SUM(OFFSET([.Q94];-[.F$4]+1;0;[.F$4];1)))/[.F94]" office:value-type="percentage" office:value="0.0605554395489664">
            <text:p>6%</text:p>
          </table:table-cell>
          <table:table-cell table:style-name="ce11" table:formula="of:=SUM([.S94:.T94])/[.F94]" office:value-type="percentage" office:value="0.939444560451034">
            <text:p>94%</text:p>
          </table:table-cell>
          <table:table-cell table:style-name="ce14" table:formula="of:=SUM([.P82:.P107])/SUM([.Q82:.Q107])" office:value-type="float" office:value="26.1428571428571">
            <text:p>26.1</text:p>
          </table:table-cell>
          <table:table-cell table:style-name="ce14" table:formula="of:=[.S94]/[.T94]" office:value-type="float" office:value="8.14035087719298">
            <text:p>8.1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15" office:value-type="float" office:value="4006.78694817658">
            <text:p>4,007</text:p>
          </table:table-cell>
          <table:table-cell table:style-name="ce15" office:value-type="float" office:value="492.213051823417">
            <text:p>492</text:p>
          </table:table-cell>
          <table:table-cell table:style-name="ce15" office:value-type="float" office:value="4499">
            <text:p>4,499</text:p>
          </table:table-cell>
          <table:table-cell table:number-columns-repeated="1003"/>
        </table:table-row>
        <table:table-row table:style-name="ro5">
          <table:table-cell office:value-type="float" office:value="1902">
            <text:p>1902</text:p>
          </table:table-cell>
          <table:table-cell table:style-name="ce6" office:value-type="float" office:value="2028008">
            <text:p>2,028,008</text:p>
          </table:table-cell>
          <table:table-cell table:style-name="ce6" office:value-type="float" office:value="1847310">
            <text:p>1,847,310</text:p>
          </table:table-cell>
          <table:table-cell office:value-type="float" office:value="3875318">
            <text:p>3,875,318</text:p>
          </table:table-cell>
          <table:table-cell table:style-name="ce8" table:formula="of:=[.B95]/[.C95]" office:value-type="float" office:value="1.09781682554634">
            <text:p>1.10</text:p>
          </table:table-cell>
          <table:table-cell table:style-name="ce6" table:formula="of:=(SUM(OFFSET([.P95];-[.D$4]+1;0;[.D$4];1))+SUM(OFFSET([.Q95];-[.F$4]+1;0;[.F$4];1)))+[.U95]" office:value-type="float" office:value="4663">
            <text:p>4,663</text:p>
          </table:table-cell>
          <table:table-cell table:style-name="ce9" table:formula="of:=[.J95]/[.K95]" office:value-type="float" office:value="8.82428339278019">
            <text:p>8.8</text:p>
          </table:table-cell>
          <table:table-cell table:style-name="ce9" table:formula="of:=[.G95]/[.E95]" office:value-type="float" office:value="8.03802892016046">
            <text:p>8.0</text:p>
          </table:table-cell>
          <table:table-cell table:style-name="ce6" table:formula="of:=[.F95]*100000/[.D95]" office:value-type="float" office:value="120.325609408054">
            <text:p>120</text:p>
          </table:table-cell>
          <table:table-cell table:style-name="ce6" table:formula="of:=SUM(OFFSET([.P95];-[.D$4]+1;0;[.D$4];1))+[.S95]" office:value-type="float" office:value="4188.35978314441">
            <text:p>4,188</text:p>
          </table:table-cell>
          <table:table-cell table:style-name="ce6" table:formula="of:=SUM(OFFSET([.Q95];-[.F$4]+1;0;[.F$4];1))+[.T95]" office:value-type="float" office:value="474.640216855594">
            <text:p>475</text:p>
          </table:table-cell>
          <table:table-cell table:style-name="ce11" table:formula="of:=(SUM(OFFSET([.P95];-[.D$4]+1;0;[.D$4];1))+SUM(OFFSET([.Q95];-[.F$4]+1;0;[.F$4];1)))/[.F95]" office:value-type="percentage" office:value="0.0619772678533133">
            <text:p>6%</text:p>
          </table:table-cell>
          <table:table-cell table:style-name="ce11" table:formula="of:=SUM([.S95:.T95])/[.F95]" office:value-type="percentage" office:value="0.938022732146687">
            <text:p>94%</text:p>
          </table:table-cell>
          <table:table-cell table:style-name="ce14" table:formula="of:=SUM([.P83:.P108])/SUM([.Q83:.Q108])" office:value-type="float" office:value="29.5">
            <text:p>29.5</text:p>
          </table:table-cell>
          <table:table-cell table:style-name="ce14" table:formula="of:=[.S95]/[.T95]" office:value-type="float" office:value="8.39351851851852">
            <text:p>8.4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15" office:value-type="float" office:value="3908.35978314441">
            <text:p>3,908</text:p>
          </table:table-cell>
          <table:table-cell table:style-name="ce15" office:value-type="float" office:value="465.640216855594">
            <text:p>466</text:p>
          </table:table-cell>
          <table:table-cell table:style-name="ce15" office:value-type="float" office:value="4374">
            <text:p>4,374</text:p>
          </table:table-cell>
          <table:table-cell table:number-columns-repeated="1003"/>
        </table:table-row>
        <table:table-row table:style-name="ro5">
          <table:table-cell office:value-type="float" office:value="1903">
            <text:p>1903</text:p>
          </table:table-cell>
          <table:table-cell table:style-name="ce6" office:value-type="float" office:value="2045144">
            <text:p>2,045,144</text:p>
          </table:table-cell>
          <table:table-cell table:style-name="ce6" office:value-type="float" office:value="1871448">
            <text:p>1,871,448</text:p>
          </table:table-cell>
          <table:table-cell office:value-type="float" office:value="3916592">
            <text:p>3,916,592</text:p>
          </table:table-cell>
          <table:table-cell table:style-name="ce8" table:formula="of:=[.B96]/[.C96]" office:value-type="float" office:value="1.09281369292655">
            <text:p>1.09</text:p>
          </table:table-cell>
          <table:table-cell table:style-name="ce6" table:formula="of:=(SUM(OFFSET([.P96];-[.D$4]+1;0;[.D$4];1))+SUM(OFFSET([.Q96];-[.F$4]+1;0;[.F$4];1)))+[.U96]" office:value-type="float" office:value="4836">
            <text:p>4,836</text:p>
          </table:table-cell>
          <table:table-cell table:style-name="ce9" table:formula="of:=[.J96]/[.K96]" office:value-type="float" office:value="9.81887156240111">
            <text:p>9.8</text:p>
          </table:table-cell>
          <table:table-cell table:style-name="ce9" table:formula="of:=[.G96]/[.E96]" office:value-type="float" office:value="8.98494558217536">
            <text:p>9.0</text:p>
          </table:table-cell>
          <table:table-cell table:style-name="ce6" table:formula="of:=[.F96]*100000/[.D96]" office:value-type="float" office:value="123.474694326088">
            <text:p>123</text:p>
          </table:table-cell>
          <table:table-cell table:style-name="ce6" table:formula="of:=SUM(OFFSET([.P96];-[.D$4]+1;0;[.D$4];1))+[.S96]" office:value-type="float" office:value="4389.00328947368">
            <text:p>4,389</text:p>
          </table:table-cell>
          <table:table-cell table:style-name="ce6" table:formula="of:=SUM(OFFSET([.Q96];-[.F$4]+1;0;[.F$4];1))+[.T96]" office:value-type="float" office:value="446.996710526316">
            <text:p>447</text:p>
          </table:table-cell>
          <table:table-cell table:style-name="ce11" table:formula="of:=(SUM(OFFSET([.P96];-[.D$4]+1;0;[.D$4];1))+SUM(OFFSET([.Q96];-[.F$4]+1;0;[.F$4];1)))/[.F96]" office:value-type="percentage" office:value="0.0576923076923077">
            <text:p>6%</text:p>
          </table:table-cell>
          <table:table-cell table:style-name="ce11" table:formula="of:=SUM([.S96:.T96])/[.F96]" office:value-type="percentage" office:value="0.942307692307692">
            <text:p>94%</text:p>
          </table:table-cell>
          <table:table-cell table:style-name="ce14" table:formula="of:=SUM([.P84:.P109])/SUM([.Q84:.Q109])" office:value-type="float" office:value="29.8333333333333">
            <text:p>29.8</text:p>
          </table:table-cell>
          <table:table-cell table:style-name="ce14" table:formula="of:=[.S96]/[.T96]" office:value-type="float" office:value="9.38048780487805">
            <text:p>9.4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15" office:value-type="float" office:value="4118.00328947368">
            <text:p>4,118</text:p>
          </table:table-cell>
          <table:table-cell table:style-name="ce15" office:value-type="float" office:value="438.996710526316">
            <text:p>439</text:p>
          </table:table-cell>
          <table:table-cell table:style-name="ce15" office:value-type="float" office:value="4557">
            <text:p>4,557</text:p>
          </table:table-cell>
          <table:table-cell table:number-columns-repeated="1003"/>
        </table:table-row>
        <table:table-row table:style-name="ro5">
          <table:table-cell office:value-type="float" office:value="1904">
            <text:p>1904</text:p>
          </table:table-cell>
          <table:table-cell table:style-name="ce6" office:value-type="float" office:value="2072783">
            <text:p>2,072,783</text:p>
          </table:table-cell>
          <table:table-cell table:style-name="ce6" office:value-type="float" office:value="1901367">
            <text:p>1,901,367</text:p>
          </table:table-cell>
          <table:table-cell office:value-type="float" office:value="3974150">
            <text:p>3,974,150</text:p>
          </table:table-cell>
          <table:table-cell table:style-name="ce8" table:formula="of:=[.B97]/[.C97]" office:value-type="float" office:value="1.09015408387755">
            <text:p>1.09</text:p>
          </table:table-cell>
          <table:table-cell table:style-name="ce6" table:formula="of:=(SUM(OFFSET([.P97];-[.D$4]+1;0;[.D$4];1))+SUM(OFFSET([.Q97];-[.F$4]+1;0;[.F$4];1)))+[.U97]" office:value-type="float" office:value="4871">
            <text:p>4,871</text:p>
          </table:table-cell>
          <table:table-cell table:style-name="ce9" table:formula="of:=[.J97]/[.K97]" office:value-type="float" office:value="10.376347293697">
            <text:p>10.4</text:p>
          </table:table-cell>
          <table:table-cell table:style-name="ce9" table:formula="of:=[.G97]/[.E97]" office:value-type="float" office:value="9.51823916192616">
            <text:p>9.5</text:p>
          </table:table-cell>
          <table:table-cell table:style-name="ce6" table:formula="of:=[.F97]*100000/[.D97]" office:value-type="float" office:value="122.567089817948">
            <text:p>123</text:p>
          </table:table-cell>
          <table:table-cell table:style-name="ce6" table:formula="of:=SUM(OFFSET([.P97];-[.D$4]+1;0;[.D$4];1))+[.S97]" office:value-type="float" office:value="4442.83093358105">
            <text:p>4,443</text:p>
          </table:table-cell>
          <table:table-cell table:style-name="ce6" table:formula="of:=SUM(OFFSET([.Q97];-[.F$4]+1;0;[.F$4];1))+[.T97]" office:value-type="float" office:value="428.16906641895">
            <text:p>428</text:p>
          </table:table-cell>
          <table:table-cell table:style-name="ce11" table:formula="of:=(SUM(OFFSET([.P97];-[.D$4]+1;0;[.D$4];1))+SUM(OFFSET([.Q97];-[.F$4]+1;0;[.F$4];1)))/[.F97]" office:value-type="percentage" office:value="0.0572777663724081">
            <text:p>6%</text:p>
          </table:table-cell>
          <table:table-cell table:style-name="ce11" table:formula="of:=SUM([.S97:.T97])/[.F97]" office:value-type="percentage" office:value="0.942722233627592">
            <text:p>94%</text:p>
          </table:table-cell>
          <table:table-cell table:style-name="ce14" table:formula="of:=SUM([.P85:.P110])/SUM([.Q85:.Q110])" office:value-type="float" office:value="28">
            <text:p>28.0</text:p>
          </table:table-cell>
          <table:table-cell table:style-name="ce14" table:formula="of:=[.S97]/[.T97]" office:value-type="float" office:value="9.92893401015228">
            <text:p>9.9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15" office:value-type="float" office:value="4171.83093358105">
            <text:p>4,172</text:p>
          </table:table-cell>
          <table:table-cell table:style-name="ce15" office:value-type="float" office:value="420.16906641895">
            <text:p>420</text:p>
          </table:table-cell>
          <table:table-cell table:style-name="ce15" office:value-type="float" office:value="4592">
            <text:p>4,592</text:p>
          </table:table-cell>
          <table:table-cell table:number-columns-repeated="1003"/>
        </table:table-row>
        <table:table-row table:style-name="ro5">
          <table:table-cell office:value-type="float" office:value="1905">
            <text:p>1905</text:p>
          </table:table-cell>
          <table:table-cell table:style-name="ce6" office:value-type="float" office:value="2100118">
            <text:p>2,100,118</text:p>
          </table:table-cell>
          <table:table-cell table:style-name="ce6" office:value-type="float" office:value="1932859">
            <text:p>1,932,859</text:p>
          </table:table-cell>
          <table:table-cell office:value-type="float" office:value="4032977">
            <text:p>4,032,977</text:p>
          </table:table-cell>
          <table:table-cell table:style-name="ce8" table:formula="of:=[.B98]/[.C98]" office:value-type="float" office:value="1.08653450665568">
            <text:p>1.09</text:p>
          </table:table-cell>
          <table:table-cell table:style-name="ce6" table:formula="of:=(SUM(OFFSET([.P98];-[.D$4]+1;0;[.D$4];1))+SUM(OFFSET([.Q98];-[.F$4]+1;0;[.F$4];1)))+[.U98]" office:value-type="float" office:value="4730">
            <text:p>4,730</text:p>
          </table:table-cell>
          <table:table-cell table:style-name="ce9" table:formula="of:=[.J98]/[.K98]" office:value-type="float" office:value="11.2210760882172">
            <text:p>11.2</text:p>
          </table:table-cell>
          <table:table-cell table:style-name="ce9" table:formula="of:=[.G98]/[.E98]" office:value-type="float" office:value="10.3273996541125">
            <text:p>10.3</text:p>
          </table:table-cell>
          <table:table-cell table:style-name="ce6" table:formula="of:=[.F98]*100000/[.D98]" office:value-type="float" office:value="117.283088894382">
            <text:p>117</text:p>
          </table:table-cell>
          <table:table-cell table:style-name="ce6" table:formula="of:=SUM(OFFSET([.P98];-[.D$4]+1;0;[.D$4];1))+[.S98]" office:value-type="float" office:value="4342.96370582617">
            <text:p>4,343</text:p>
          </table:table-cell>
          <table:table-cell table:style-name="ce6" table:formula="of:=SUM(OFFSET([.Q98];-[.F$4]+1;0;[.F$4];1))+[.T98]" office:value-type="float" office:value="387.03629417383">
            <text:p>387</text:p>
          </table:table-cell>
          <table:table-cell table:style-name="ce11" table:formula="of:=(SUM(OFFSET([.P98];-[.D$4]+1;0;[.D$4];1))+SUM(OFFSET([.Q98];-[.F$4]+1;0;[.F$4];1)))/[.F98]" office:value-type="percentage" office:value="0.0572938689217759">
            <text:p>6%</text:p>
          </table:table-cell>
          <table:table-cell table:style-name="ce11" table:formula="of:=SUM([.S98:.T98])/[.F98]" office:value-type="percentage" office:value="0.942706131078224">
            <text:p>94%</text:p>
          </table:table-cell>
          <table:table-cell table:style-name="ce14" table:formula="of:=SUM([.P86:.P111])/SUM([.Q86:.Q111])" office:value-type="float" office:value="30.6">
            <text:p>30.6</text:p>
          </table:table-cell>
          <table:table-cell table:style-name="ce14" table:formula="of:=[.S98]/[.T98]" office:value-type="float" office:value="10.7640449438202">
            <text:p>10.8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6">
            <text:p>6</text:p>
          </table:table-cell>
          <table:table-cell table:style-name="ce15" office:value-type="float" office:value="4079.96370582617">
            <text:p>4,080</text:p>
          </table:table-cell>
          <table:table-cell table:style-name="ce15" office:value-type="float" office:value="379.03629417383">
            <text:p>379</text:p>
          </table:table-cell>
          <table:table-cell table:style-name="ce15" office:value-type="float" office:value="4459">
            <text:p>4,459</text:p>
          </table:table-cell>
          <table:table-cell table:number-columns-repeated="1003"/>
        </table:table-row>
        <table:table-row table:style-name="ro5">
          <table:table-cell office:value-type="float" office:value="1906">
            <text:p>1906</text:p>
          </table:table-cell>
          <table:table-cell table:style-name="ce6" office:value-type="float" office:value="2126730">
            <text:p>2,126,730</text:p>
          </table:table-cell>
          <table:table-cell table:style-name="ce6" office:value-type="float" office:value="1964755">
            <text:p>1,964,755</text:p>
          </table:table-cell>
          <table:table-cell office:value-type="float" office:value="4091485">
            <text:p>4,091,485</text:p>
          </table:table-cell>
          <table:table-cell table:style-name="ce8" table:formula="of:=[.B99]/[.C99]" office:value-type="float" office:value="1.08244030426185">
            <text:p>1.08</text:p>
          </table:table-cell>
          <table:table-cell table:style-name="ce6" table:formula="of:=(SUM(OFFSET([.P99];-[.D$4]+1;0;[.D$4];1))+SUM(OFFSET([.Q99];-[.F$4]+1;0;[.F$4];1)))+[.U99]" office:value-type="float" office:value="4427">
            <text:p>4,427</text:p>
          </table:table-cell>
          <table:table-cell table:style-name="ce9" table:formula="of:=[.J99]/[.K99]" office:value-type="float" office:value="11.8416643119525">
            <text:p>11.8</text:p>
          </table:table-cell>
          <table:table-cell table:style-name="ce9" table:formula="of:=[.G99]/[.E99]" office:value-type="float" office:value="10.9397850997683">
            <text:p>10.9</text:p>
          </table:table-cell>
          <table:table-cell table:style-name="ce6" table:formula="of:=[.F99]*100000/[.D99]" office:value-type="float" office:value="108.200323354479">
            <text:p>108</text:p>
          </table:table-cell>
          <table:table-cell table:style-name="ce6" table:formula="of:=SUM(OFFSET([.P99];-[.D$4]+1;0;[.D$4];1))+[.S99]" office:value-type="float" office:value="4082.26275314022">
            <text:p>4,082</text:p>
          </table:table-cell>
          <table:table-cell table:style-name="ce6" table:formula="of:=SUM(OFFSET([.Q99];-[.F$4]+1;0;[.F$4];1))+[.T99]" office:value-type="float" office:value="344.73724685978">
            <text:p>345</text:p>
          </table:table-cell>
          <table:table-cell table:style-name="ce11" table:formula="of:=(SUM(OFFSET([.P99];-[.D$4]+1;0;[.D$4];1))+SUM(OFFSET([.Q99];-[.F$4]+1;0;[.F$4];1)))/[.F99]" office:value-type="percentage" office:value="0.0609893833295686">
            <text:p>6%</text:p>
          </table:table-cell>
          <table:table-cell table:style-name="ce11" table:formula="of:=SUM([.S99:.T99])/[.F99]" office:value-type="percentage" office:value="0.939010616670431">
            <text:p>94%</text:p>
          </table:table-cell>
          <table:table-cell table:style-name="ce14" table:formula="of:=SUM([.P87:.P112])/SUM([.Q87:.Q112])" office:value-type="float" office:value="34.25">
            <text:p>34.3</text:p>
          </table:table-cell>
          <table:table-cell table:style-name="ce14" table:formula="of:=[.S99]/[.T99]" office:value-type="float" office:value="11.3449367088608">
            <text:p>11.3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6">
            <text:p>6</text:p>
          </table:table-cell>
          <table:table-cell table:style-name="ce15" office:value-type="float" office:value="3820.26275314022">
            <text:p>3,820</text:p>
          </table:table-cell>
          <table:table-cell table:style-name="ce15" office:value-type="float" office:value="336.73724685978">
            <text:p>337</text:p>
          </table:table-cell>
          <table:table-cell table:style-name="ce15" office:value-type="float" office:value="4157">
            <text:p>4,157</text:p>
          </table:table-cell>
          <table:table-cell table:number-columns-repeated="1003"/>
        </table:table-row>
        <table:table-row table:style-name="ro5">
          <table:table-cell office:value-type="float" office:value="1907">
            <text:p>1907</text:p>
          </table:table-cell>
          <table:table-cell table:style-name="ce6" office:value-type="float" office:value="2160213">
            <text:p>2,160,213</text:p>
          </table:table-cell>
          <table:table-cell table:style-name="ce6" office:value-type="float" office:value="2001509">
            <text:p>2,001,509</text:p>
          </table:table-cell>
          <table:table-cell office:value-type="float" office:value="4161722">
            <text:p>4,161,722</text:p>
          </table:table-cell>
          <table:table-cell table:style-name="ce8" table:formula="of:=[.B100]/[.C100]" office:value-type="float" office:value="1.07929217405468">
            <text:p>1.08</text:p>
          </table:table-cell>
          <table:table-cell table:style-name="ce6" table:formula="of:=(SUM(OFFSET([.P100];-[.D$4]+1;0;[.D$4];1))+SUM(OFFSET([.Q100];-[.F$4]+1;0;[.F$4];1)))+[.U100]" office:value-type="float" office:value="4216">
            <text:p>4,216</text:p>
          </table:table-cell>
          <table:table-cell table:style-name="ce9" table:formula="of:=[.J100]/[.K100]" office:value-type="float" office:value="12.1782545081422">
            <text:p>12.2</text:p>
          </table:table-cell>
          <table:table-cell table:style-name="ce9" table:formula="of:=[.G100]/[.E100]" office:value-type="float" office:value="11.283556761457">
            <text:p>11.3</text:p>
          </table:table-cell>
          <table:table-cell table:style-name="ce6" table:formula="of:=[.F100]*100000/[.D100]" office:value-type="float" office:value="101.304219743654">
            <text:p>101</text:p>
          </table:table-cell>
          <table:table-cell table:style-name="ce6" table:formula="of:=SUM(OFFSET([.P100];-[.D$4]+1;0;[.D$4];1))+[.S100]" office:value-type="float" office:value="3896.07902735562">
            <text:p>3,896</text:p>
          </table:table-cell>
          <table:table-cell table:style-name="ce6" table:formula="of:=SUM(OFFSET([.Q100];-[.F$4]+1;0;[.F$4];1))+[.T100]" office:value-type="float" office:value="319.920972644377">
            <text:p>320</text:p>
          </table:table-cell>
          <table:table-cell table:style-name="ce11" table:formula="of:=(SUM(OFFSET([.P100];-[.D$4]+1;0;[.D$4];1))+SUM(OFFSET([.Q100];-[.F$4]+1;0;[.F$4];1)))/[.F100]" office:value-type="percentage" office:value="0.0638045540796964">
            <text:p>6%</text:p>
          </table:table-cell>
          <table:table-cell table:style-name="ce11" table:formula="of:=SUM([.S100:.T100])/[.F100]" office:value-type="percentage" office:value="0.936195445920304">
            <text:p>94%</text:p>
          </table:table-cell>
          <table:table-cell table:style-name="ce14" table:formula="of:=SUM([.P88:.P113])/SUM([.Q88:.Q113])" office:value-type="float" office:value="114">
            <text:p>114.0</text:p>
          </table:table-cell>
          <table:table-cell table:style-name="ce14" table:formula="of:=[.S100]/[.T100]" office:value-type="float" office:value="11.6538461538462">
            <text:p>11.7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5">
            <text:p>5</text:p>
          </table:table-cell>
          <table:table-cell table:style-name="ce15" office:value-type="float" office:value="3635.07902735562">
            <text:p>3,635</text:p>
          </table:table-cell>
          <table:table-cell table:style-name="ce15" office:value-type="float" office:value="311.920972644377">
            <text:p>312</text:p>
          </table:table-cell>
          <table:table-cell table:style-name="ce15" office:value-type="float" office:value="3947">
            <text:p>3,947</text:p>
          </table:table-cell>
          <table:table-cell table:number-columns-repeated="1003"/>
        </table:table-row>
        <table:table-row table:style-name="ro5">
          <table:table-cell office:value-type="float" office:value="1908">
            <text:p>1908</text:p>
          </table:table-cell>
          <table:table-cell table:style-name="ce6" office:value-type="float" office:value="2193981">
            <text:p>2,193,981</text:p>
          </table:table-cell>
          <table:table-cell table:style-name="ce6" office:value-type="float" office:value="2038297">
            <text:p>2,038,297</text:p>
          </table:table-cell>
          <table:table-cell office:value-type="float" office:value="4232278">
            <text:p>4,232,278</text:p>
          </table:table-cell>
          <table:table-cell table:style-name="ce8" table:formula="of:=[.B101]/[.C101]" office:value-type="float" office:value="1.07637944813734">
            <text:p>1.08</text:p>
          </table:table-cell>
          <table:table-cell table:style-name="ce6" table:formula="of:=(SUM(OFFSET([.P101];-[.D$4]+1;0;[.D$4];1))+SUM(OFFSET([.Q101];-[.F$4]+1;0;[.F$4];1)))+[.U101]" office:value-type="float" office:value="4192">
            <text:p>4,192</text:p>
          </table:table-cell>
          <table:table-cell table:style-name="ce9" table:formula="of:=[.J101]/[.K101]" office:value-type="float" office:value="11.5885885885886">
            <text:p>11.6</text:p>
          </table:table-cell>
          <table:table-cell table:style-name="ce9" table:formula="of:=[.G101]/[.E101]" office:value-type="float" office:value="10.7662670526109">
            <text:p>10.8</text:p>
          </table:table-cell>
          <table:table-cell table:style-name="ce6" table:formula="of:=[.F101]*100000/[.D101]" office:value-type="float" office:value="99.0483139340091">
            <text:p>99</text:p>
          </table:table-cell>
          <table:table-cell table:style-name="ce6" table:formula="of:=SUM(OFFSET([.P101];-[.D$4]+1;0;[.D$4];1))+[.S101]" office:value-type="float" office:value="3859">
            <text:p>3,859</text:p>
          </table:table-cell>
          <table:table-cell table:style-name="ce6" table:formula="of:=SUM(OFFSET([.Q101];-[.F$4]+1;0;[.F$4];1))+[.T101]" office:value-type="float" office:value="333">
            <text:p>333</text:p>
          </table:table-cell>
          <table:table-cell table:style-name="ce11" table:formula="of:=(SUM(OFFSET([.P101];-[.D$4]+1;0;[.D$4];1))+SUM(OFFSET([.Q101];-[.F$4]+1;0;[.F$4];1)))/[.F101]" office:value-type="percentage" office:value="0.0629770992366412">
            <text:p>6%</text:p>
          </table:table-cell>
          <table:table-cell table:style-name="ce11" table:formula="of:=SUM([.S101:.T101])/[.F101]" office:value-type="percentage" office:value="0.937022900763359">
            <text:p>94%</text:p>
          </table:table-cell>
          <table:table-cell table:style-name="ce14"/>
          <table:table-cell table:style-name="ce14" table:formula="of:=[.S101]/[.T101]" office:value-type="float" office:value="11.0861538461538">
            <text:p>11.1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">
            <text:p>4</text:p>
          </table:table-cell>
          <table:table-cell table:style-name="ce15" office:value-type="float" office:value="3603">
            <text:p>3,603</text:p>
          </table:table-cell>
          <table:table-cell table:style-name="ce15" office:value-type="float" office:value="325">
            <text:p>325</text:p>
          </table:table-cell>
          <table:table-cell table:style-name="ce15" office:value-type="float" office:value="3928">
            <text:p>3,928</text:p>
          </table:table-cell>
          <table:table-cell table:number-columns-repeated="1003"/>
        </table:table-row>
        <table:table-row table:style-name="ro5">
          <table:table-cell office:value-type="float" office:value="1909">
            <text:p>1909</text:p>
          </table:table-cell>
          <table:table-cell table:style-name="ce6" office:value-type="float" office:value="2242215">
            <text:p>2,242,215</text:p>
          </table:table-cell>
          <table:table-cell table:style-name="ce6" office:value-type="float" office:value="2081745">
            <text:p>2,081,745</text:p>
          </table:table-cell>
          <table:table-cell office:value-type="float" office:value="4323960">
            <text:p>4,323,960</text:p>
          </table:table-cell>
          <table:table-cell table:style-name="ce8" table:formula="of:=[.B102]/[.C102]" office:value-type="float" office:value="1.07708436912302">
            <text:p>1.08</text:p>
          </table:table-cell>
          <table:table-cell table:style-name="ce6" table:formula="of:=(SUM(OFFSET([.P102];-[.D$4]+1;0;[.D$4];1))+SUM(OFFSET([.Q102];-[.F$4]+1;0;[.F$4];1)))+[.U102]" office:value-type="float" office:value="4197">
            <text:p>4,197</text:p>
          </table:table-cell>
          <table:table-cell table:style-name="ce9" table:formula="of:=[.J102]/[.K102]" office:value-type="float" office:value="10.5014882164587">
            <text:p>10.5</text:p>
          </table:table-cell>
          <table:table-cell table:style-name="ce9" table:formula="of:=[.G102]/[.E102]" office:value-type="float" office:value="9.74992165656366">
            <text:p>9.7</text:p>
          </table:table-cell>
          <table:table-cell table:style-name="ce6" table:formula="of:=[.F102]*100000/[.D102]" office:value-type="float" office:value="97.0638026253712">
            <text:p>97</text:p>
          </table:table-cell>
          <table:table-cell table:style-name="ce6" table:formula="of:=SUM(OFFSET([.P102];-[.D$4]+1;0;[.D$4];1))+[.S102]" office:value-type="float" office:value="3832.09070121951">
            <text:p>3,832</text:p>
          </table:table-cell>
          <table:table-cell table:style-name="ce6" table:formula="of:=SUM(OFFSET([.Q102];-[.F$4]+1;0;[.F$4];1))+[.T102]" office:value-type="float" office:value="364.909298780488">
            <text:p>365</text:p>
          </table:table-cell>
          <table:table-cell table:style-name="ce11" table:formula="of:=(SUM(OFFSET([.P102];-[.D$4]+1;0;[.D$4];1))+SUM(OFFSET([.Q102];-[.F$4]+1;0;[.F$4];1)))/[.F102]" office:value-type="percentage" office:value="0.062425542053848">
            <text:p>6%</text:p>
          </table:table-cell>
          <table:table-cell table:style-name="ce11" table:formula="of:=SUM([.S102:.T102])/[.F102]" office:value-type="percentage" office:value="0.937574457946152">
            <text:p>94%</text:p>
          </table:table-cell>
          <table:table-cell table:style-name="ce14"/>
          <table:table-cell table:style-name="ce14" table:formula="of:=[.S102]/[.T102]" office:value-type="float" office:value="10.0252100840336">
            <text:p>10.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15" office:value-type="float" office:value="3578.09070121951">
            <text:p>3,578</text:p>
          </table:table-cell>
          <table:table-cell table:style-name="ce15" office:value-type="float" office:value="356.909298780488">
            <text:p>357</text:p>
          </table:table-cell>
          <table:table-cell table:style-name="ce15" office:value-type="float" office:value="3935">
            <text:p>3,935</text:p>
          </table:table-cell>
          <table:table-cell table:number-columns-repeated="1003"/>
        </table:table-row>
        <table:table-row table:style-name="ro5">
          <table:table-cell office:value-type="float" office:value="1910">
            <text:p>1910</text:p>
          </table:table-cell>
          <table:table-cell table:style-name="ce6" office:value-type="float" office:value="2296308">
            <text:p>2,296,308</text:p>
          </table:table-cell>
          <table:table-cell table:style-name="ce6" office:value-type="float" office:value="2128775">
            <text:p>2,128,775</text:p>
          </table:table-cell>
          <table:table-cell office:value-type="float" office:value="4425083">
            <text:p>4,425,083</text:p>
          </table:table-cell>
          <table:table-cell table:style-name="ce8" table:formula="of:=[.B103]/[.C103]" office:value-type="float" office:value="1.07869925191718">
            <text:p>1.08</text:p>
          </table:table-cell>
          <table:table-cell table:style-name="ce6" table:formula="of:=(SUM(OFFSET([.P103];-[.D$4]+1;0;[.D$4];1))+SUM(OFFSET([.Q103];-[.F$4]+1;0;[.F$4];1)))+[.U103]" office:value-type="float" office:value="3859">
            <text:p>3,859</text:p>
          </table:table-cell>
          <table:table-cell table:style-name="ce9" table:formula="of:=[.J103]/[.K103]" office:value-type="float" office:value="10.2507288629738">
            <text:p>10.3</text:p>
          </table:table-cell>
          <table:table-cell table:style-name="ce9" table:formula="of:=[.G103]/[.E103]" office:value-type="float" office:value="9.50286082497512">
            <text:p>9.5</text:p>
          </table:table-cell>
          <table:table-cell table:style-name="ce6" table:formula="of:=[.F103]*100000/[.D103]" office:value-type="float" office:value="87.20740379333">
            <text:p>87</text:p>
          </table:table-cell>
          <table:table-cell table:style-name="ce6" table:formula="of:=SUM(OFFSET([.P103];-[.D$4]+1;0;[.D$4];1))+[.S103]" office:value-type="float" office:value="3516">
            <text:p>3,516</text:p>
          </table:table-cell>
          <table:table-cell table:style-name="ce6" table:formula="of:=SUM(OFFSET([.Q103];-[.F$4]+1;0;[.F$4];1))+[.T103]" office:value-type="float" office:value="343">
            <text:p>343</text:p>
          </table:table-cell>
          <table:table-cell table:style-name="ce11" table:formula="of:=(SUM(OFFSET([.P103];-[.D$4]+1;0;[.D$4];1))+SUM(OFFSET([.Q103];-[.F$4]+1;0;[.F$4];1)))/[.F103]" office:value-type="percentage" office:value="0.0663384296449858">
            <text:p>7%</text:p>
          </table:table-cell>
          <table:table-cell table:style-name="ce11" table:formula="of:=SUM([.S103:.T103])/[.F103]" office:value-type="percentage" office:value="0.933661570355014">
            <text:p>93%</text:p>
          </table:table-cell>
          <table:table-cell table:style-name="ce14"/>
          <table:table-cell table:style-name="ce14" table:formula="of:=[.S103]/[.T103]" office:value-type="float" office:value="9.75522388059702">
            <text:p>9.8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5">
            <text:p>5</text:p>
          </table:table-cell>
          <table:table-cell table:style-name="ce15" office:value-type="float" office:value="3268">
            <text:p>3,268</text:p>
          </table:table-cell>
          <table:table-cell table:style-name="ce15" office:value-type="float" office:value="335">
            <text:p>335</text:p>
          </table:table-cell>
          <table:table-cell table:style-name="ce15" office:value-type="float" office:value="3603">
            <text:p>3,603</text:p>
          </table:table-cell>
          <table:table-cell table:number-columns-repeated="1003"/>
        </table:table-row>
        <table:table-row table:style-name="ro5">
          <table:table-cell office:value-type="float" office:value="1911">
            <text:p>1911</text:p>
          </table:table-cell>
          <table:table-cell table:style-name="ce6" office:value-type="float" office:value="2382232">
            <text:p>2,382,232</text:p>
          </table:table-cell>
          <table:table-cell table:style-name="ce6" office:value-type="float" office:value="2191554">
            <text:p>2,191,554</text:p>
          </table:table-cell>
          <table:table-cell office:value-type="float" office:value="4573786">
            <text:p>4,573,786</text:p>
          </table:table-cell>
          <table:table-cell table:style-name="ce8" table:formula="of:=[.B104]/[.C104]" office:value-type="float" office:value="1.08700584151702">
            <text:p>1.09</text:p>
          </table:table-cell>
          <table:table-cell table:style-name="ce6" table:formula="of:=(SUM(OFFSET([.P104];-[.D$4]+1;0;[.D$4];1))+SUM(OFFSET([.Q104];-[.F$4]+1;0;[.F$4];1)))+[.U104]" office:value-type="float" office:value="3544">
            <text:p>3,544</text:p>
          </table:table-cell>
          <table:table-cell table:style-name="ce9" table:formula="of:=[.J104]/[.K104]" office:value-type="float" office:value="10.3589743589744">
            <text:p>10.4</text:p>
          </table:table-cell>
          <table:table-cell table:style-name="ce9" table:formula="of:=[.G104]/[.E104]" office:value-type="float" office:value="9.52982400215751">
            <text:p>9.5</text:p>
          </table:table-cell>
          <table:table-cell table:style-name="ce6" table:formula="of:=[.F104]*100000/[.D104]" office:value-type="float" office:value="77.4850419324385">
            <text:p>77</text:p>
          </table:table-cell>
          <table:table-cell table:style-name="ce6" table:formula="of:=SUM(OFFSET([.P104];-[.D$4]+1;0;[.D$4];1))+[.S104]" office:value-type="float" office:value="3232">
            <text:p>3,232</text:p>
          </table:table-cell>
          <table:table-cell table:style-name="ce6" table:formula="of:=SUM(OFFSET([.Q104];-[.F$4]+1;0;[.F$4];1))+[.T104]" office:value-type="float" office:value="312">
            <text:p>312</text:p>
          </table:table-cell>
          <table:table-cell table:style-name="ce11" table:formula="of:=(SUM(OFFSET([.P104];-[.D$4]+1;0;[.D$4];1))+SUM(OFFSET([.Q104];-[.F$4]+1;0;[.F$4];1)))/[.F104]" office:value-type="percentage" office:value="0.0713882618510158">
            <text:p>7%</text:p>
          </table:table-cell>
          <table:table-cell table:style-name="ce11" table:formula="of:=SUM([.S104:.T104])/[.F104]" office:value-type="percentage" office:value="0.928611738148984">
            <text:p>93%</text:p>
          </table:table-cell>
          <table:table-cell table:style-name="ce14"/>
          <table:table-cell table:style-name="ce14" table:formula="of:=[.S104]/[.T104]" office:value-type="float" office:value="9.82565789473684">
            <text:p>9.8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15" office:value-type="float" office:value="2987">
            <text:p>2,987</text:p>
          </table:table-cell>
          <table:table-cell table:style-name="ce15" office:value-type="float" office:value="304">
            <text:p>304</text:p>
          </table:table-cell>
          <table:table-cell table:style-name="ce15" office:value-type="float" office:value="3291">
            <text:p>3,291</text:p>
          </table:table-cell>
          <table:table-cell table:number-columns-repeated="1003"/>
        </table:table-row>
        <table:table-row table:style-name="ro5">
          <table:table-cell office:value-type="float" office:value="1912">
            <text:p>1912</text:p>
          </table:table-cell>
          <table:table-cell table:style-name="ce6" office:value-type="float" office:value="2478230">
            <text:p>2,478,230</text:p>
          </table:table-cell>
          <table:table-cell table:style-name="ce6" office:value-type="float" office:value="2268359">
            <text:p>2,268,359</text:p>
          </table:table-cell>
          <table:table-cell office:value-type="float" office:value="4746589">
            <text:p>4,746,589</text:p>
          </table:table-cell>
          <table:table-cell table:style-name="ce8" table:formula="of:=[.B105]/[.C105]" office:value-type="float" office:value="1.09252106919584">
            <text:p>1.09</text:p>
          </table:table-cell>
          <table:table-cell table:style-name="ce6" table:formula="of:=(SUM(OFFSET([.P105];-[.D$4]+1;0;[.D$4];1))+SUM(OFFSET([.Q105];-[.F$4]+1;0;[.F$4];1)))+[.U105]" office:value-type="float" office:value="3644">
            <text:p>3,644</text:p>
          </table:table-cell>
          <table:table-cell table:style-name="ce9" table:formula="of:=[.J105]/[.K105]" office:value-type="float" office:value="9.56535692216301">
            <text:p>9.6</text:p>
          </table:table-cell>
          <table:table-cell table:style-name="ce9" table:formula="of:=[.G105]/[.E105]" office:value-type="float" office:value="8.75530659486842">
            <text:p>8.8</text:p>
          </table:table-cell>
          <table:table-cell table:style-name="ce6" table:formula="of:=[.F105]*100000/[.D105]" office:value-type="float" office:value="76.7709190747292">
            <text:p>77</text:p>
          </table:table-cell>
          <table:table-cell table:style-name="ce6" table:formula="of:=SUM(OFFSET([.P105];-[.D$4]+1;0;[.D$4];1))+[.S105]" office:value-type="float" office:value="3299.09920518104">
            <text:p>3,299</text:p>
          </table:table-cell>
          <table:table-cell table:style-name="ce6" table:formula="of:=SUM(OFFSET([.Q105];-[.F$4]+1;0;[.F$4];1))+[.T105]" office:value-type="float" office:value="344.900794818958">
            <text:p>345</text:p>
          </table:table-cell>
          <table:table-cell table:style-name="ce11" table:formula="of:=(SUM(OFFSET([.P105];-[.D$4]+1;0;[.D$4];1))+SUM(OFFSET([.Q105];-[.F$4]+1;0;[.F$4];1)))/[.F105]" office:value-type="percentage" office:value="0.0680570801317234">
            <text:p>7%</text:p>
          </table:table-cell>
          <table:table-cell table:style-name="ce11" table:formula="of:=SUM([.S105:.T105])/[.F105]" office:value-type="percentage" office:value="0.931942919868277">
            <text:p>93%</text:p>
          </table:table-cell>
          <table:table-cell table:style-name="ce14"/>
          <table:table-cell table:style-name="ce14" table:formula="of:=[.S105]/[.T105]" office:value-type="float" office:value="9.08011869436202">
            <text:p>9.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15" office:value-type="float" office:value="3059.09920518104">
            <text:p>3,059</text:p>
          </table:table-cell>
          <table:table-cell table:style-name="ce15" office:value-type="float" office:value="336.900794818958">
            <text:p>337</text:p>
          </table:table-cell>
          <table:table-cell table:style-name="ce15" office:value-type="float" office:value="3396">
            <text:p>3,396</text:p>
          </table:table-cell>
          <table:table-cell table:number-columns-repeated="1003"/>
        </table:table-row>
        <table:table-row table:style-name="ro5">
          <table:table-cell office:value-type="float" office:value="1913">
            <text:p>1913</text:p>
          </table:table-cell>
          <table:table-cell table:style-name="ce6" office:value-type="float" office:value="2554931">
            <text:p>2,554,931</text:p>
          </table:table-cell>
          <table:table-cell table:style-name="ce6" office:value-type="float" office:value="2338810">
            <text:p>2,338,810</text:p>
          </table:table-cell>
          <table:table-cell office:value-type="float" office:value="4893741">
            <text:p>4,893,741</text:p>
          </table:table-cell>
          <table:table-cell table:style-name="ce8" table:formula="of:=[.B106]/[.C106]" office:value-type="float" office:value="1.092406394705">
            <text:p>1.09</text:p>
          </table:table-cell>
          <table:table-cell table:style-name="ce6" table:formula="of:=(SUM(OFFSET([.P106];-[.D$4]+1;0;[.D$4];1))+SUM(OFFSET([.Q106];-[.F$4]+1;0;[.F$4];1)))+[.U106]" office:value-type="float" office:value="3811">
            <text:p>3,811</text:p>
          </table:table-cell>
          <table:table-cell table:style-name="ce9" table:formula="of:=[.J106]/[.K106]" office:value-type="float" office:value="9.58901293329014">
            <text:p>9.6</text:p>
          </table:table-cell>
          <table:table-cell table:style-name="ce9" table:formula="of:=[.G106]/[.E106]" office:value-type="float" office:value="8.77788063102617">
            <text:p>8.8</text:p>
          </table:table-cell>
          <table:table-cell table:style-name="ce6" table:formula="of:=[.F106]*100000/[.D106]" office:value-type="float" office:value="77.8749835759596">
            <text:p>78</text:p>
          </table:table-cell>
          <table:table-cell table:style-name="ce6" table:formula="of:=SUM(OFFSET([.P106];-[.D$4]+1;0;[.D$4];1))+[.S106]" office:value-type="float" office:value="3451.09865470852">
            <text:p>3,451</text:p>
          </table:table-cell>
          <table:table-cell table:style-name="ce6" table:formula="of:=SUM(OFFSET([.Q106];-[.F$4]+1;0;[.F$4];1))+[.T106]" office:value-type="float" office:value="359.90134529148">
            <text:p>360</text:p>
          </table:table-cell>
          <table:table-cell table:style-name="ce11" table:formula="of:=(SUM(OFFSET([.P106];-[.D$4]+1;0;[.D$4];1))+SUM(OFFSET([.Q106];-[.F$4]+1;0;[.F$4];1)))/[.F106]" office:value-type="percentage" office:value="0.0640251902387825">
            <text:p>6%</text:p>
          </table:table-cell>
          <table:table-cell table:style-name="ce11" table:formula="of:=SUM([.S106:.T106])/[.F106]" office:value-type="percentage" office:value="0.935974809761217">
            <text:p>94%</text:p>
          </table:table-cell>
          <table:table-cell table:style-name="ce14"/>
          <table:table-cell table:style-name="ce14" table:formula="of:=[.S106]/[.T106]" office:value-type="float" office:value="9.13636363636364">
            <text:p>9.1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">
            <text:p>4</text:p>
          </table:table-cell>
          <table:table-cell table:style-name="ce15" office:value-type="float" office:value="3215.09865470852">
            <text:p>3,215</text:p>
          </table:table-cell>
          <table:table-cell table:style-name="ce15" office:value-type="float" office:value="351.90134529148">
            <text:p>352</text:p>
          </table:table-cell>
          <table:table-cell table:style-name="ce15" office:value-type="float" office:value="3567">
            <text:p>3,567</text:p>
          </table:table-cell>
          <table:table-cell table:number-columns-repeated="1003"/>
        </table:table-row>
        <table:table-row table:style-name="ro5">
          <table:table-cell office:value-type="float" office:value="1914">
            <text:p>1914</text:p>
          </table:table-cell>
          <table:table-cell table:style-name="ce6" office:value-type="float" office:value="2577576">
            <text:p>2,577,576</text:p>
          </table:table-cell>
          <table:table-cell table:style-name="ce6" office:value-type="float" office:value="2394202">
            <text:p>2,394,202</text:p>
          </table:table-cell>
          <table:table-cell office:value-type="float" office:value="4971778">
            <text:p>4,971,778</text:p>
          </table:table-cell>
          <table:table-cell table:style-name="ce8" table:formula="of:=[.B107]/[.C107]" office:value-type="float" office:value="1.07659086409584">
            <text:p>1.08</text:p>
          </table:table-cell>
          <table:table-cell table:style-name="ce6" table:formula="of:=(SUM(OFFSET([.P107];-[.D$4]+1;0;[.D$4];1))+SUM(OFFSET([.Q107];-[.F$4]+1;0;[.F$4];1)))+[.U107]" office:value-type="float" office:value="3933">
            <text:p>3,933</text:p>
          </table:table-cell>
          <table:table-cell table:style-name="ce9" table:formula="of:=[.J107]/[.K107]" office:value-type="float" office:value="10.5676470588235">
            <text:p>10.6</text:p>
          </table:table-cell>
          <table:table-cell table:style-name="ce9" table:formula="of:=[.G107]/[.E107]" office:value-type="float" office:value="9.81584315012609">
            <text:p>9.8</text:p>
          </table:table-cell>
          <table:table-cell table:style-name="ce6" table:formula="of:=[.F107]*100000/[.D107]" office:value-type="float" office:value="79.1065087781474">
            <text:p>79</text:p>
          </table:table-cell>
          <table:table-cell table:style-name="ce6" table:formula="of:=SUM(OFFSET([.P107];-[.D$4]+1;0;[.D$4];1))+[.S107]" office:value-type="float" office:value="3593">
            <text:p>3,593</text:p>
          </table:table-cell>
          <table:table-cell table:style-name="ce6" table:formula="of:=SUM(OFFSET([.Q107];-[.F$4]+1;0;[.F$4];1))+[.T107]" office:value-type="float" office:value="340">
            <text:p>340</text:p>
          </table:table-cell>
          <table:table-cell table:style-name="ce11" table:formula="of:=(SUM(OFFSET([.P107];-[.D$4]+1;0;[.D$4];1))+SUM(OFFSET([.Q107];-[.F$4]+1;0;[.F$4];1)))/[.F107]" office:value-type="percentage" office:value="0.0622934146961607">
            <text:p>6%</text:p>
          </table:table-cell>
          <table:table-cell table:style-name="ce11" table:formula="of:=SUM([.S107:.T107])/[.F107]" office:value-type="percentage" office:value="0.937706585303839">
            <text:p>94%</text:p>
          </table:table-cell>
          <table:table-cell table:style-name="ce14"/>
          <table:table-cell table:style-name="ce14" table:formula="of:=[.S107]/[.T107]" office:value-type="float" office:value="10.1084337349398">
            <text:p>10.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15" office:value-type="float" office:value="3356">
            <text:p>3,356</text:p>
          </table:table-cell>
          <table:table-cell table:style-name="ce15" office:value-type="float" office:value="332">
            <text:p>332</text:p>
          </table:table-cell>
          <table:table-cell table:style-name="ce15" office:value-type="float" office:value="3688">
            <text:p>3,688</text:p>
          </table:table-cell>
          <table:table-cell table:number-columns-repeated="1003"/>
        </table:table-row>
        <table:table-row table:style-name="ro5">
          <table:table-cell office:value-type="float" office:value="1915">
            <text:p>1915</text:p>
          </table:table-cell>
          <table:table-cell table:style-name="ce6" office:value-type="float" office:value="2528076">
            <text:p>2,528,076</text:p>
          </table:table-cell>
          <table:table-cell table:style-name="ce6" office:value-type="float" office:value="2441381">
            <text:p>2,441,381</text:p>
          </table:table-cell>
          <table:table-cell office:value-type="float" office:value="4969457">
            <text:p>4,969,457</text:p>
          </table:table-cell>
          <table:table-cell table:style-name="ce8" table:formula="of:=[.B108]/[.C108]" office:value-type="float" office:value="1.03551063926524">
            <text:p>1.04</text:p>
          </table:table-cell>
          <table:table-cell table:style-name="ce6" table:formula="of:=(SUM(OFFSET([.P108];-[.D$4]+1;0;[.D$4];1))+SUM(OFFSET([.Q108];-[.F$4]+1;0;[.F$4];1)))+[.U108]" office:value-type="float" office:value="4014">
            <text:p>4,014</text:p>
          </table:table-cell>
          <table:table-cell table:style-name="ce9" table:formula="of:=[.J108]/[.K108]" office:value-type="float" office:value="10.1839528124541">
            <text:p>10.2</text:p>
          </table:table-cell>
          <table:table-cell table:style-name="ce9" table:formula="of:=[.G108]/[.E108]" office:value-type="float" office:value="9.83471576852203">
            <text:p>9.8</text:p>
          </table:table-cell>
          <table:table-cell table:style-name="ce6" table:formula="of:=[.F108]*100000/[.D108]" office:value-type="float" office:value="80.7734124673983">
            <text:p>81</text:p>
          </table:table-cell>
          <table:table-cell table:style-name="ce6" table:formula="of:=SUM(OFFSET([.P108];-[.D$4]+1;0;[.D$4];1))+[.S108]" office:value-type="float" office:value="3655.09290629963">
            <text:p>3,655</text:p>
          </table:table-cell>
          <table:table-cell table:style-name="ce6" table:formula="of:=SUM(OFFSET([.Q108];-[.F$4]+1;0;[.F$4];1))+[.T108]" office:value-type="float" office:value="358.907093700371">
            <text:p>359</text:p>
          </table:table-cell>
          <table:table-cell table:style-name="ce11" table:formula="of:=(SUM(OFFSET([.P108];-[.D$4]+1;0;[.D$4];1))+SUM(OFFSET([.Q108];-[.F$4]+1;0;[.F$4];1)))/[.F108]" office:value-type="percentage" office:value="0.0590433482810164">
            <text:p>6%</text:p>
          </table:table-cell>
          <table:table-cell table:style-name="ce11" table:formula="of:=SUM([.S108:.T108])/[.F108]" office:value-type="percentage" office:value="0.940956651718984">
            <text:p>94%</text:p>
          </table:table-cell>
          <table:table-cell table:style-name="ce14"/>
          <table:table-cell table:style-name="ce14" table:formula="of:=[.S108]/[.T108]" office:value-type="float" office:value="9.76353276353276">
            <text:p>9.8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5" office:value-type="float" office:value="3426.09290629963">
            <text:p>3,426</text:p>
          </table:table-cell>
          <table:table-cell table:style-name="ce15" office:value-type="float" office:value="350.907093700371">
            <text:p>351</text:p>
          </table:table-cell>
          <table:table-cell table:style-name="ce15" office:value-type="float" office:value="3777">
            <text:p>3,777</text:p>
          </table:table-cell>
          <table:table-cell table:number-columns-repeated="1003"/>
        </table:table-row>
        <table:table-row table:style-name="ro5">
          <table:table-cell office:value-type="float" office:value="1916">
            <text:p>1916</text:p>
          </table:table-cell>
          <table:table-cell table:style-name="ce6" office:value-type="float" office:value="2437345">
            <text:p>2,437,345</text:p>
          </table:table-cell>
          <table:table-cell table:style-name="ce6" office:value-type="float" office:value="2480604">
            <text:p>2,480,604</text:p>
          </table:table-cell>
          <table:table-cell office:value-type="float" office:value="4917949">
            <text:p>4,917,949</text:p>
          </table:table-cell>
          <table:table-cell table:style-name="ce8" table:formula="of:=[.B109]/[.C109]" office:value-type="float" office:value="0.982561102054177">
            <text:p>0.98</text:p>
          </table:table-cell>
          <table:table-cell table:style-name="ce6" table:formula="of:=(SUM(OFFSET([.P109];-[.D$4]+1;0;[.D$4];1))+SUM(OFFSET([.Q109];-[.F$4]+1;0;[.F$4];1)))+[.U109]" office:value-type="float" office:value="3741">
            <text:p>3,741</text:p>
          </table:table-cell>
          <table:table-cell table:style-name="ce9" table:formula="of:=[.J109]/[.K109]" office:value-type="float" office:value="8.3525">
            <text:p>8.4</text:p>
          </table:table-cell>
          <table:table-cell table:style-name="ce9" table:formula="of:=[.G109]/[.E109]" office:value-type="float" office:value="8.50074360010585">
            <text:p>8.5</text:p>
          </table:table-cell>
          <table:table-cell table:style-name="ce6" table:formula="of:=[.F109]*100000/[.D109]" office:value-type="float" office:value="76.068295950202">
            <text:p>76</text:p>
          </table:table-cell>
          <table:table-cell table:style-name="ce6" table:formula="of:=SUM(OFFSET([.P109];-[.D$4]+1;0;[.D$4];1))+[.S109]" office:value-type="float" office:value="3341">
            <text:p>3,341</text:p>
          </table:table-cell>
          <table:table-cell table:style-name="ce6" table:formula="of:=SUM(OFFSET([.Q109];-[.F$4]+1;0;[.F$4];1))+[.T109]" office:value-type="float" office:value="400">
            <text:p>400</text:p>
          </table:table-cell>
          <table:table-cell table:style-name="ce11" table:formula="of:=(SUM(OFFSET([.P109];-[.D$4]+1;0;[.D$4];1))+SUM(OFFSET([.Q109];-[.F$4]+1;0;[.F$4];1)))/[.F109]" office:value-type="percentage" office:value="0.0622828120823309">
            <text:p>6%</text:p>
          </table:table-cell>
          <table:table-cell table:style-name="ce11" table:formula="of:=SUM([.S109:.T109])/[.F109]" office:value-type="percentage" office:value="0.937717187917669">
            <text:p>94%</text:p>
          </table:table-cell>
          <table:table-cell table:style-name="ce14"/>
          <table:table-cell table:style-name="ce14" table:formula="of:=[.S109]/[.T109]" office:value-type="float" office:value="7.94897959183674">
            <text:p>7.9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">
            <text:p>4</text:p>
          </table:table-cell>
          <table:table-cell table:style-name="ce15" office:value-type="float" office:value="3116">
            <text:p>3,116</text:p>
          </table:table-cell>
          <table:table-cell table:style-name="ce15" office:value-type="float" office:value="392">
            <text:p>392</text:p>
          </table:table-cell>
          <table:table-cell table:style-name="ce15" office:value-type="float" office:value="3508">
            <text:p>3,508</text:p>
          </table:table-cell>
          <table:table-cell table:number-columns-repeated="1003"/>
        </table:table-row>
        <table:table-row table:style-name="ro5">
          <table:table-cell office:value-type="float" office:value="1917">
            <text:p>1917</text:p>
          </table:table-cell>
          <table:table-cell table:style-name="ce6" office:value-type="float" office:value="2458935">
            <text:p>2,458,935</text:p>
          </table:table-cell>
          <table:table-cell table:style-name="ce6" office:value-type="float" office:value="2523128">
            <text:p>2,523,128</text:p>
          </table:table-cell>
          <table:table-cell office:value-type="float" office:value="4982063">
            <text:p>4,982,063</text:p>
          </table:table-cell>
          <table:table-cell table:style-name="ce8" table:formula="of:=[.B110]/[.C110]" office:value-type="float" office:value="0.974558167481">
            <text:p>0.97</text:p>
          </table:table-cell>
          <table:table-cell table:style-name="ce6" table:formula="of:=(SUM(OFFSET([.P110];-[.D$4]+1;0;[.D$4];1))+SUM(OFFSET([.Q110];-[.F$4]+1;0;[.F$4];1)))+[.U110]" office:value-type="float" office:value="3299">
            <text:p>3,299</text:p>
          </table:table-cell>
          <table:table-cell table:style-name="ce9" table:formula="of:=[.J110]/[.K110]" office:value-type="float" office:value="8.67448680351906">
            <text:p>8.7</text:p>
          </table:table-cell>
          <table:table-cell table:style-name="ce9" table:formula="of:=[.G110]/[.E110]" office:value-type="float" office:value="8.90094310731656">
            <text:p>8.9</text:p>
          </table:table-cell>
          <table:table-cell table:style-name="ce6" table:formula="of:=[.F110]*100000/[.D110]" office:value-type="float" office:value="66.2175488346896">
            <text:p>66</text:p>
          </table:table-cell>
          <table:table-cell table:style-name="ce6" table:formula="of:=SUM(OFFSET([.P110];-[.D$4]+1;0;[.D$4];1))+[.S110]" office:value-type="float" office:value="2958">
            <text:p>2,958</text:p>
          </table:table-cell>
          <table:table-cell table:style-name="ce6" table:formula="of:=SUM(OFFSET([.Q110];-[.F$4]+1;0;[.F$4];1))+[.T110]" office:value-type="float" office:value="341">
            <text:p>341</text:p>
          </table:table-cell>
          <table:table-cell table:style-name="ce11" table:formula="of:=(SUM(OFFSET([.P110];-[.D$4]+1;0;[.D$4];1))+SUM(OFFSET([.Q110];-[.F$4]+1;0;[.F$4];1)))/[.F110]" office:value-type="percentage" office:value="0.0700212185510761">
            <text:p>7%</text:p>
          </table:table-cell>
          <table:table-cell table:style-name="ce11" table:formula="of:=SUM([.S110:.T110])/[.F110]" office:value-type="percentage" office:value="0.929978781448924">
            <text:p>93%</text:p>
          </table:table-cell>
          <table:table-cell table:style-name="ce14"/>
          <table:table-cell table:style-name="ce14" table:formula="of:=[.S110]/[.T110]" office:value-type="float" office:value="8.21321321321321">
            <text:p>8.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15" office:value-type="float" office:value="2735">
            <text:p>2,735</text:p>
          </table:table-cell>
          <table:table-cell table:style-name="ce15" office:value-type="float" office:value="333">
            <text:p>333</text:p>
          </table:table-cell>
          <table:table-cell table:style-name="ce15" office:value-type="float" office:value="3068">
            <text:p>3,068</text:p>
          </table:table-cell>
          <table:table-cell table:number-columns-repeated="1003"/>
        </table:table-row>
        <table:table-row table:style-name="ro5">
          <table:table-cell office:value-type="float" office:value="1918">
            <text:p>1918</text:p>
          </table:table-cell>
          <table:table-cell table:style-name="ce6" office:value-type="float" office:value="2516527">
            <text:p>2,516,527</text:p>
          </table:table-cell>
          <table:table-cell table:style-name="ce6" office:value-type="float" office:value="2564385">
            <text:p>2,564,385</text:p>
          </table:table-cell>
          <table:table-cell office:value-type="float" office:value="5080912">
            <text:p>5,080,912</text:p>
          </table:table-cell>
          <table:table-cell table:style-name="ce8" table:formula="of:=[.B111]/[.C111]" office:value-type="float" office:value="0.98133743568146">
            <text:p>0.98</text:p>
          </table:table-cell>
          <table:table-cell table:style-name="ce6" table:formula="of:=(SUM(OFFSET([.P111];-[.D$4]+1;0;[.D$4];1))+SUM(OFFSET([.Q111];-[.F$4]+1;0;[.F$4];1)))+[.U111]" office:value-type="float" office:value="3008">
            <text:p>3,008</text:p>
          </table:table-cell>
          <table:table-cell table:style-name="ce9" table:formula="of:=[.J111]/[.K111]" office:value-type="float" office:value="9.03017338437289">
            <text:p>9.0</text:p>
          </table:table-cell>
          <table:table-cell table:style-name="ce9" table:formula="of:=[.G111]/[.E111]" office:value-type="float" office:value="9.20190451931772">
            <text:p>9.2</text:p>
          </table:table-cell>
          <table:table-cell table:style-name="ce6" table:formula="of:=[.F111]*100000/[.D111]" office:value-type="float" office:value="59.2019700400243">
            <text:p>59</text:p>
          </table:table-cell>
          <table:table-cell table:style-name="ce6" table:formula="of:=SUM(OFFSET([.P111];-[.D$4]+1;0;[.D$4];1))+[.S111]" office:value-type="float" office:value="2708.10488505747">
            <text:p>2,708</text:p>
          </table:table-cell>
          <table:table-cell table:style-name="ce6" table:formula="of:=SUM(OFFSET([.Q111];-[.F$4]+1;0;[.F$4];1))+[.T111]" office:value-type="float" office:value="299.895114942529">
            <text:p>300</text:p>
          </table:table-cell>
          <table:table-cell table:style-name="ce11" table:formula="of:=(SUM(OFFSET([.P111];-[.D$4]+1;0;[.D$4];1))+SUM(OFFSET([.Q111];-[.F$4]+1;0;[.F$4];1)))/[.F111]" office:value-type="percentage" office:value="0.0748005319148936">
            <text:p>7%</text:p>
          </table:table-cell>
          <table:table-cell table:style-name="ce11" table:formula="of:=SUM([.S111:.T111])/[.F111]" office:value-type="percentage" office:value="0.925199468085106">
            <text:p>93%</text:p>
          </table:table-cell>
          <table:table-cell table:style-name="ce14"/>
          <table:table-cell table:style-name="ce14" table:formula="of:=[.S111]/[.T111]" office:value-type="float" office:value="8.53424657534247">
            <text:p>8.5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15" office:value-type="float" office:value="2491.10488505747">
            <text:p>2,491</text:p>
          </table:table-cell>
          <table:table-cell table:style-name="ce15" office:value-type="float" office:value="291.895114942529">
            <text:p>292</text:p>
          </table:table-cell>
          <table:table-cell table:style-name="ce15" office:value-type="float" office:value="2783">
            <text:p>2,783</text:p>
          </table:table-cell>
          <table:table-cell table:number-columns-repeated="1003"/>
        </table:table-row>
        <table:table-row table:style-name="ro5">
          <table:table-cell office:value-type="float" office:value="1919">
            <text:p>1919</text:p>
          </table:table-cell>
          <table:table-cell table:style-name="ce6" office:value-type="float" office:value="2698378">
            <text:p>2,698,378</text:p>
          </table:table-cell>
          <table:table-cell table:style-name="ce6" office:value-type="float" office:value="2605196">
            <text:p>2,605,196</text:p>
          </table:table-cell>
          <table:table-cell office:value-type="float" office:value="5303574">
            <text:p>5,303,574</text:p>
          </table:table-cell>
          <table:table-cell table:style-name="ce8" table:formula="of:=[.B112]/[.C112]" office:value-type="float" office:value="1.03576775029595">
            <text:p>1.04</text:p>
          </table:table-cell>
          <table:table-cell table:style-name="ce6" table:formula="of:=(SUM(OFFSET([.P112];-[.D$4]+1;0;[.D$4];1))+SUM(OFFSET([.Q112];-[.F$4]+1;0;[.F$4];1)))+[.U112]" office:value-type="float" office:value="2766">
            <text:p>2,766</text:p>
          </table:table-cell>
          <table:table-cell table:style-name="ce9" table:formula="of:=[.J112]/[.K112]" office:value-type="float" office:value="12.2980769230769">
            <text:p>12.3</text:p>
          </table:table-cell>
          <table:table-cell table:style-name="ce9" table:formula="of:=[.G112]/[.E112]" office:value-type="float" office:value="11.8733923889434">
            <text:p>11.9</text:p>
          </table:table-cell>
          <table:table-cell table:style-name="ce6" table:formula="of:=[.F112]*100000/[.D112]" office:value-type="float" office:value="52.153510066985">
            <text:p>52</text:p>
          </table:table-cell>
          <table:table-cell table:style-name="ce6" table:formula="of:=SUM(OFFSET([.P112];-[.D$4]+1;0;[.D$4];1))+[.S112]" office:value-type="float" office:value="2558">
            <text:p>2,558</text:p>
          </table:table-cell>
          <table:table-cell table:style-name="ce6" table:formula="of:=SUM(OFFSET([.Q112];-[.F$4]+1;0;[.F$4];1))+[.T112]" office:value-type="float" office:value="208">
            <text:p>208</text:p>
          </table:table-cell>
          <table:table-cell table:style-name="ce11" table:formula="of:=(SUM(OFFSET([.P112];-[.D$4]+1;0;[.D$4];1))+SUM(OFFSET([.Q112];-[.F$4]+1;0;[.F$4];1)))/[.F112]" office:value-type="percentage" office:value="0.0798987707881417">
            <text:p>8%</text:p>
          </table:table-cell>
          <table:table-cell table:style-name="ce11" table:formula="of:=SUM([.S112:.T112])/[.F112]" office:value-type="percentage" office:value="0.920101229211858">
            <text:p>92%</text:p>
          </table:table-cell>
          <table:table-cell table:style-name="ce14"/>
          <table:table-cell table:style-name="ce14" table:formula="of:=[.S112]/[.T112]" office:value-type="float" office:value="11.725">
            <text:p>11.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5" office:value-type="float" office:value="2345">
            <text:p>2,345</text:p>
          </table:table-cell>
          <table:table-cell table:style-name="ce15" office:value-type="float" office:value="200">
            <text:p>200</text:p>
          </table:table-cell>
          <table:table-cell table:style-name="ce15" office:value-type="float" office:value="2545">
            <text:p>2,545</text:p>
          </table:table-cell>
          <table:table-cell table:number-columns-repeated="1003"/>
        </table:table-row>
        <table:table-row table:style-name="ro5">
          <table:table-cell office:value-type="float" office:value="1920">
            <text:p>1920</text:p>
          </table:table-cell>
          <table:table-cell table:style-name="ce6" office:value-type="float" office:value="2751730">
            <text:p>2,751,730</text:p>
          </table:table-cell>
          <table:table-cell table:style-name="ce6" office:value-type="float" office:value="2659567">
            <text:p>2,659,567</text:p>
          </table:table-cell>
          <table:table-cell office:value-type="float" office:value="5411297">
            <text:p>5,411,297</text:p>
          </table:table-cell>
          <table:table-cell table:style-name="ce8" table:formula="of:=[.B113]/[.C113]" office:value-type="float" office:value="1.03465338530671">
            <text:p>1.03</text:p>
          </table:table-cell>
          <table:table-cell table:style-name="ce6" table:formula="of:=(SUM(OFFSET([.P113];-[.D$4]+1;0;[.D$4];1))+SUM(OFFSET([.Q113];-[.F$4]+1;0;[.F$4];1)))+[.U113]" office:value-type="float" office:value="3013">
            <text:p>3,013</text:p>
          </table:table-cell>
          <table:table-cell table:style-name="ce9" table:formula="of:=[.J113]/[.K113]" office:value-type="float" office:value="15.4644808743169">
            <text:p>15.5</text:p>
          </table:table-cell>
          <table:table-cell table:style-name="ce9" table:formula="of:=[.G113]/[.E113]" office:value-type="float" office:value="14.9465329103744">
            <text:p>14.9</text:p>
          </table:table-cell>
          <table:table-cell table:style-name="ce6" table:formula="of:=[.F113]*100000/[.D113]" office:value-type="float" office:value="55.6798120672364">
            <text:p>56</text:p>
          </table:table-cell>
          <table:table-cell table:style-name="ce6" table:formula="of:=SUM(OFFSET([.P113];-[.D$4]+1;0;[.D$4];1))+[.S113]" office:value-type="float" office:value="2830">
            <text:p>2,830</text:p>
          </table:table-cell>
          <table:table-cell table:style-name="ce6" table:formula="of:=SUM(OFFSET([.Q113];-[.F$4]+1;0;[.F$4];1))+[.T113]" office:value-type="float" office:value="183">
            <text:p>183</text:p>
          </table:table-cell>
          <table:table-cell table:style-name="ce11" table:formula="of:=(SUM(OFFSET([.P113];-[.D$4]+1;0;[.D$4];1))+SUM(OFFSET([.Q113];-[.F$4]+1;0;[.F$4];1)))/[.F113]" office:value-type="percentage" office:value="0.0730169266511782">
            <text:p>7%</text:p>
          </table:table-cell>
          <table:table-cell table:style-name="ce11" table:formula="of:=SUM([.S113:.T113])/[.F113]" office:value-type="percentage" office:value="0.926983073348822">
            <text:p>93%</text:p>
          </table:table-cell>
          <table:table-cell table:style-name="ce14"/>
          <table:table-cell table:style-name="ce14" table:formula="of:=[.S113]/[.T113]" office:value-type="float" office:value="14.96">
            <text:p>15.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5" office:value-type="float" office:value="2618">
            <text:p>2,618</text:p>
          </table:table-cell>
          <table:table-cell table:style-name="ce15" office:value-type="float" office:value="175">
            <text:p>175</text:p>
          </table:table-cell>
          <table:table-cell table:style-name="ce15" office:value-type="float" office:value="2793">
            <text:p>2,793</text:p>
          </table:table-cell>
          <table:table-cell table:number-columns-repeated="1003"/>
        </table:table-row>
        <table:table-row table:style-name="ro5">
          <table:table-cell office:value-type="float" office:value="1921">
            <text:p>1921</text:p>
          </table:table-cell>
          <table:table-cell table:style-name="ce6" office:value-type="float" office:value="2799415">
            <text:p>2,799,415</text:p>
          </table:table-cell>
          <table:table-cell table:style-name="ce6" office:value-type="float" office:value="2711529">
            <text:p>2,711,529</text:p>
          </table:table-cell>
          <table:table-cell office:value-type="float" office:value="5510944">
            <text:p>5,510,944</text:p>
          </table:table-cell>
          <table:table-cell table:style-name="ce8" table:formula="of:=[.B114]/[.C114]" office:value-type="float" office:value="1.03241197125312">
            <text:p>1.03</text:p>
          </table:table-cell>
          <table:table-cell table:style-name="ce6" table:formula="of:=(SUM(OFFSET([.P114];-[.D$4]+1;0;[.D$4];1))+SUM(OFFSET([.Q114];-[.F$4]+1;0;[.F$4];1)))+[.U114]" office:value-type="float" office:value="3263">
            <text:p>3,263</text:p>
          </table:table-cell>
          <table:table-cell table:style-name="ce9" table:formula="of:=[.J114]/[.K114]" office:value-type="float" office:value="14.9271128998433">
            <text:p>14.9</text:p>
          </table:table-cell>
          <table:table-cell table:style-name="ce9" table:formula="of:=[.G114]/[.E114]" office:value-type="float" office:value="14.4584849028097">
            <text:p>14.5</text:p>
          </table:table-cell>
          <table:table-cell table:style-name="ce6" table:formula="of:=[.F114]*100000/[.D114]" office:value-type="float" office:value="59.2094566738475">
            <text:p>59</text:p>
          </table:table-cell>
          <table:table-cell table:style-name="ce6" table:formula="of:=SUM(OFFSET([.P114];-[.D$4]+1;0;[.D$4];1))+[.S114]" office:value-type="float" office:value="3058.12922269597">
            <text:p>3,058</text:p>
          </table:table-cell>
          <table:table-cell table:style-name="ce6" table:formula="of:=SUM(OFFSET([.Q114];-[.F$4]+1;0;[.F$4];1))+[.T114]" office:value-type="float" office:value="204.870777304034">
            <text:p>205</text:p>
          </table:table-cell>
          <table:table-cell table:style-name="ce11" table:formula="of:=(SUM(OFFSET([.P114];-[.D$4]+1;0;[.D$4];1))+SUM(OFFSET([.Q114];-[.F$4]+1;0;[.F$4];1)))/[.F114]" office:value-type="percentage" office:value="0.0661967514557156">
            <text:p>7%</text:p>
          </table:table-cell>
          <table:table-cell table:style-name="ce11" table:formula="of:=SUM([.S114:.T114])/[.F114]" office:value-type="percentage" office:value="0.933803248544284">
            <text:p>93%</text:p>
          </table:table-cell>
          <table:table-cell table:style-name="ce14"/>
          <table:table-cell table:style-name="ce14" table:formula="of:=[.S114]/[.T114]" office:value-type="float" office:value="14.4771573604061">
            <text:p>14.5</text:p>
          </table:table-cell>
          <table:table-cell table:number-columns-repeated="3" table:style-name="ce6" office:value-type="float" office:value="0">
            <text:p>0</text:p>
          </table:table-cell>
          <table:table-cell table:style-name="ce15" office:value-type="float" office:value="2850.12922269597">
            <text:p>2,850</text:p>
          </table:table-cell>
          <table:table-cell table:style-name="ce15" office:value-type="float" office:value="196.870777304034">
            <text:p>197</text:p>
          </table:table-cell>
          <table:table-cell table:style-name="ce15" office:value-type="float" office:value="3047">
            <text:p>3,047</text:p>
          </table:table-cell>
          <table:table-cell table:number-columns-repeated="1003"/>
        </table:table-row>
        <table:table-row table:style-name="ro5">
          <table:table-cell office:value-type="float" office:value="1922">
            <text:p>1922</text:p>
          </table:table-cell>
          <table:table-cell table:style-name="ce6" office:value-type="float" office:value="2867825">
            <text:p>2,867,825</text:p>
          </table:table-cell>
          <table:table-cell table:style-name="ce6" office:value-type="float" office:value="2769461">
            <text:p>2,769,461</text:p>
          </table:table-cell>
          <table:table-cell office:value-type="float" office:value="5637286">
            <text:p>5,637,286</text:p>
          </table:table-cell>
          <table:table-cell table:style-name="ce8" table:formula="of:=[.B115]/[.C115]" office:value-type="float" office:value="1.03551738045779">
            <text:p>1.04</text:p>
          </table:table-cell>
          <table:table-cell table:style-name="ce6" table:formula="of:=(SUM(OFFSET([.P115];-[.D$4]+1;0;[.D$4];1))+SUM(OFFSET([.Q115];-[.F$4]+1;0;[.F$4];1)))+[.U115]" office:value-type="float" office:value="3431">
            <text:p>3,431</text:p>
          </table:table-cell>
          <table:table-cell table:style-name="ce9" table:formula="of:=[.J115]/[.K115]" office:value-type="float" office:value="16.9686891028139">
            <text:p>17.0</text:p>
          </table:table-cell>
          <table:table-cell table:style-name="ce9" table:formula="of:=[.G115]/[.E115]" office:value-type="float" office:value="16.3866772524015">
            <text:p>16.4</text:p>
          </table:table-cell>
          <table:table-cell table:style-name="ce6" table:formula="of:=[.F115]*100000/[.D115]" office:value-type="float" office:value="60.8626207717685">
            <text:p>61</text:p>
          </table:table-cell>
          <table:table-cell table:style-name="ce6" table:formula="of:=SUM(OFFSET([.P115];-[.D$4]+1;0;[.D$4];1))+[.S115]" office:value-type="float" office:value="3240.05674418605">
            <text:p>3,240</text:p>
          </table:table-cell>
          <table:table-cell table:style-name="ce6" table:formula="of:=SUM(OFFSET([.Q115];-[.F$4]+1;0;[.F$4];1))+[.T115]" office:value-type="float" office:value="190.943255813954">
            <text:p>191</text:p>
          </table:table-cell>
          <table:table-cell table:style-name="ce11" table:formula="of:=(SUM(OFFSET([.P115];-[.D$4]+1;0;[.D$4];1))+SUM(OFFSET([.Q115];-[.F$4]+1;0;[.F$4];1)))/[.F115]" office:value-type="percentage" office:value="0.0603322646458758">
            <text:p>6%</text:p>
          </table:table-cell>
          <table:table-cell table:style-name="ce11" table:formula="of:=SUM([.S115:.T115])/[.F115]" office:value-type="percentage" office:value="0.939667735354124">
            <text:p>94%</text:p>
          </table:table-cell>
          <table:table-cell table:style-name="ce14"/>
          <table:table-cell table:style-name="ce14" table:formula="of:=[.S115]/[.T115]" office:value-type="float" office:value="16.6229508196721">
            <text:p>16.6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15" office:value-type="float" office:value="3041.05674418605">
            <text:p>3,041</text:p>
          </table:table-cell>
          <table:table-cell table:style-name="ce15" office:value-type="float" office:value="182.943255813954">
            <text:p>183</text:p>
          </table:table-cell>
          <table:table-cell table:style-name="ce15" office:value-type="float" office:value="3224">
            <text:p>3,224</text:p>
          </table:table-cell>
          <table:table-cell table:number-columns-repeated="1003"/>
        </table:table-row>
        <table:table-row table:style-name="ro5">
          <table:table-cell office:value-type="float" office:value="1923">
            <text:p>1923</text:p>
          </table:table-cell>
          <table:table-cell table:style-name="ce6" office:value-type="float" office:value="2932310">
            <text:p>2,932,310</text:p>
          </table:table-cell>
          <table:table-cell table:style-name="ce6" office:value-type="float" office:value="2823676">
            <text:p>2,823,676</text:p>
          </table:table-cell>
          <table:table-cell office:value-type="float" office:value="5755986">
            <text:p>5,755,986</text:p>
          </table:table-cell>
          <table:table-cell table:style-name="ce8" table:formula="of:=[.B116]/[.C116]" office:value-type="float" office:value="1.03847254430041">
            <text:p>1.04</text:p>
          </table:table-cell>
          <table:table-cell table:style-name="ce6" table:formula="of:=(SUM(OFFSET([.P116];-[.D$4]+1;0;[.D$4];1))+SUM(OFFSET([.Q116];-[.F$4]+1;0;[.F$4];1)))+[.U116]" office:value-type="float" office:value="3385">
            <text:p>3,385</text:p>
          </table:table-cell>
          <table:table-cell table:style-name="ce9" table:formula="of:=[.J116]/[.K116]" office:value-type="float" office:value="16.9100529100529">
            <text:p>16.9</text:p>
          </table:table-cell>
          <table:table-cell table:style-name="ce9" table:formula="of:=[.G116]/[.E116]" office:value-type="float" office:value="16.2835820772178">
            <text:p>16.3</text:p>
          </table:table-cell>
          <table:table-cell table:style-name="ce6" table:formula="of:=[.F116]*100000/[.D116]" office:value-type="float" office:value="58.8083431752614">
            <text:p>59</text:p>
          </table:table-cell>
          <table:table-cell table:style-name="ce6" table:formula="of:=SUM(OFFSET([.P116];-[.D$4]+1;0;[.D$4];1))+[.S116]" office:value-type="float" office:value="3196">
            <text:p>3,196</text:p>
          </table:table-cell>
          <table:table-cell table:style-name="ce6" table:formula="of:=SUM(OFFSET([.Q116];-[.F$4]+1;0;[.F$4];1))+[.T116]" office:value-type="float" office:value="189">
            <text:p>189</text:p>
          </table:table-cell>
          <table:table-cell table:style-name="ce11" table:formula="of:=(SUM(OFFSET([.P116];-[.D$4]+1;0;[.D$4];1))+SUM(OFFSET([.Q116];-[.F$4]+1;0;[.F$4];1)))/[.F116]" office:value-type="percentage" office:value="0.0605612998522895">
            <text:p>6%</text:p>
          </table:table-cell>
          <table:table-cell table:style-name="ce11" table:formula="of:=SUM([.S116:.T116])/[.F116]" office:value-type="percentage" office:value="0.939438700147711">
            <text:p>94%</text:p>
          </table:table-cell>
          <table:table-cell table:style-name="ce14"/>
          <table:table-cell table:style-name="ce14" table:formula="of:=[.S116]/[.T116]" office:value-type="float" office:value="16.5690607734807">
            <text:p>16.6</text:p>
          </table:table-cell>
          <table:table-cell table:number-columns-repeated="3" table:style-name="ce6" office:value-type="float" office:value="0">
            <text:p>0</text:p>
          </table:table-cell>
          <table:table-cell table:style-name="ce15" office:value-type="float" office:value="2999">
            <text:p>2,999</text:p>
          </table:table-cell>
          <table:table-cell table:style-name="ce15" office:value-type="float" office:value="181">
            <text:p>181</text:p>
          </table:table-cell>
          <table:table-cell table:style-name="ce15" office:value-type="float" office:value="3180">
            <text:p>3,180</text:p>
          </table:table-cell>
          <table:table-cell table:number-columns-repeated="1003"/>
        </table:table-row>
        <table:table-row table:style-name="ro5">
          <table:table-cell office:value-type="float" office:value="1924">
            <text:p>1924</text:p>
          </table:table-cell>
          <table:table-cell table:style-name="ce6" office:value-type="float" office:value="2999567">
            <text:p>2,999,567</text:p>
          </table:table-cell>
          <table:table-cell table:style-name="ce6" office:value-type="float" office:value="2882435">
            <text:p>2,882,435</text:p>
          </table:table-cell>
          <table:table-cell office:value-type="float" office:value="5882002">
            <text:p>5,882,002</text:p>
          </table:table-cell>
          <table:table-cell table:style-name="ce8" table:formula="of:=[.B117]/[.C117]" office:value-type="float" office:value="1.04063647575748">
            <text:p>1.04</text:p>
          </table:table-cell>
          <table:table-cell table:style-name="ce6" table:formula="of:=(SUM(OFFSET([.P117];-[.D$4]+1;0;[.D$4];1))+SUM(OFFSET([.Q117];-[.F$4]+1;0;[.F$4];1)))+[.U117]" office:value-type="float" office:value="3333">
            <text:p>3,333</text:p>
          </table:table-cell>
          <table:table-cell table:style-name="ce9" table:formula="of:=[.J117]/[.K117]" office:value-type="float" office:value="19.193868930359">
            <text:p>19.2</text:p>
          </table:table-cell>
          <table:table-cell table:style-name="ce9" table:formula="of:=[.G117]/[.E117]" office:value-type="float" office:value="18.444355332046">
            <text:p>18.4</text:p>
          </table:table-cell>
          <table:table-cell table:style-name="ce6" table:formula="of:=[.F117]*100000/[.D117]" office:value-type="float" office:value="56.6643805969464">
            <text:p>57</text:p>
          </table:table-cell>
          <table:table-cell table:style-name="ce6" table:formula="of:=SUM(OFFSET([.P117];-[.D$4]+1;0;[.D$4];1))+[.S117]" office:value-type="float" office:value="3167.94990427569">
            <text:p>3,168</text:p>
          </table:table-cell>
          <table:table-cell table:style-name="ce6" table:formula="of:=SUM(OFFSET([.Q117];-[.F$4]+1;0;[.F$4];1))+[.T117]" office:value-type="float" office:value="165.050095724314">
            <text:p>165</text:p>
          </table:table-cell>
          <table:table-cell table:style-name="ce11" table:formula="of:=(SUM(OFFSET([.P117];-[.D$4]+1;0;[.D$4];1))+SUM(OFFSET([.Q117];-[.F$4]+1;0;[.F$4];1)))/[.F117]" office:value-type="percentage" office:value="0.0594059405940594">
            <text:p>6%</text:p>
          </table:table-cell>
          <table:table-cell table:style-name="ce11" table:formula="of:=SUM([.S117:.T117])/[.F117]" office:value-type="percentage" office:value="0.940594059405941">
            <text:p>94%</text:p>
          </table:table-cell>
          <table:table-cell table:style-name="ce14"/>
          <table:table-cell table:style-name="ce14" table:formula="of:=[.S117]/[.T117]" office:value-type="float" office:value="18.9617834394904">
            <text:p>19.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15" office:value-type="float" office:value="2977.94990427569">
            <text:p>2,978</text:p>
          </table:table-cell>
          <table:table-cell table:style-name="ce15" office:value-type="float" office:value="157.050095724314">
            <text:p>157</text:p>
          </table:table-cell>
          <table:table-cell table:style-name="ce15" office:value-type="float" office:value="3135">
            <text:p>3,135</text:p>
          </table:table-cell>
          <table:table-cell table:number-columns-repeated="1003"/>
        </table:table-row>
        <table:table-row table:style-name="ro5">
          <table:table-cell office:value-type="float" office:value="1925">
            <text:p>1925</text:p>
          </table:table-cell>
          <table:table-cell table:style-name="ce6" office:value-type="float" office:value="3063761">
            <text:p>3,063,761</text:p>
          </table:table-cell>
          <table:table-cell table:style-name="ce6" office:value-type="float" office:value="2939266">
            <text:p>2,939,266</text:p>
          </table:table-cell>
          <table:table-cell office:value-type="float" office:value="6003027">
            <text:p>6,003,027</text:p>
          </table:table-cell>
          <table:table-cell table:style-name="ce8" table:formula="of:=[.B118]/[.C118]" office:value-type="float" office:value="1.04235581264166">
            <text:p>1.04</text:p>
          </table:table-cell>
          <table:table-cell table:style-name="ce6" table:formula="of:=(SUM(OFFSET([.P118];-[.D$4]+1;0;[.D$4];1))+SUM(OFFSET([.Q118];-[.F$4]+1;0;[.F$4];1)))+[.U118]" office:value-type="float" office:value="3494">
            <text:p>3,494</text:p>
          </table:table-cell>
          <table:table-cell table:style-name="ce9" table:formula="of:=[.J118]/[.K118]" office:value-type="float" office:value="22.6868393392928">
            <text:p>22.7</text:p>
          </table:table-cell>
          <table:table-cell table:style-name="ce9" table:formula="of:=[.G118]/[.E118]" office:value-type="float" office:value="21.7649664962267">
            <text:p>21.8</text:p>
          </table:table-cell>
          <table:table-cell table:style-name="ce6" table:formula="of:=[.F118]*100000/[.D118]" office:value-type="float" office:value="58.2039694307555">
            <text:p>58</text:p>
          </table:table-cell>
          <table:table-cell table:style-name="ce6" table:formula="of:=SUM(OFFSET([.P118];-[.D$4]+1;0;[.D$4];1))+[.S118]" office:value-type="float" office:value="3346.49192811453">
            <text:p>3,346</text:p>
          </table:table-cell>
          <table:table-cell table:style-name="ce6" table:formula="of:=SUM(OFFSET([.Q118];-[.F$4]+1;0;[.F$4];1))+[.T118]" office:value-type="float" office:value="147.508071885471">
            <text:p>148</text:p>
          </table:table-cell>
          <table:table-cell table:style-name="ce11" table:formula="of:=(SUM(OFFSET([.P118];-[.D$4]+1;0;[.D$4];1))+SUM(OFFSET([.Q118];-[.F$4]+1;0;[.F$4];1)))/[.F118]" office:value-type="percentage" office:value="0.0569547796222095">
            <text:p>6%</text:p>
          </table:table-cell>
          <table:table-cell table:style-name="ce11" table:formula="of:=SUM([.S118:.T118])/[.F118]" office:value-type="percentage" office:value="0.94304522037779">
            <text:p>94%</text:p>
          </table:table-cell>
          <table:table-cell table:style-name="ce14"/>
          <table:table-cell table:style-name="ce14" table:formula="of:=[.S118]/[.T118]" office:value-type="float" office:value="22.6187050359712">
            <text:p>22.6</text:p>
          </table:table-cell>
          <table:table-cell table:number-columns-repeated="3" table:style-name="ce6" office:value-type="float" office:value="0">
            <text:p>0</text:p>
          </table:table-cell>
          <table:table-cell table:style-name="ce15" office:value-type="float" office:value="3155.49192811453">
            <text:p>3,155</text:p>
          </table:table-cell>
          <table:table-cell table:style-name="ce15" office:value-type="float" office:value="139.508071885471">
            <text:p>140</text:p>
          </table:table-cell>
          <table:table-cell table:style-name="ce15" office:value-type="float" office:value="3295">
            <text:p>3,295</text:p>
          </table:table-cell>
          <table:table-cell table:number-columns-repeated="1003"/>
        </table:table-row>
        <table:table-row table:style-name="ro5">
          <table:table-cell office:value-type="float" office:value="1926">
            <text:p>1926</text:p>
          </table:table-cell>
          <table:table-cell table:style-name="ce6" office:value-type="float" office:value="3126802">
            <text:p>3,126,802</text:p>
          </table:table-cell>
          <table:table-cell table:style-name="ce6" office:value-type="float" office:value="2997218">
            <text:p>2,997,218</text:p>
          </table:table-cell>
          <table:table-cell office:value-type="float" office:value="6124020">
            <text:p>6,124,020</text:p>
          </table:table-cell>
          <table:table-cell table:style-name="ce8" table:formula="of:=[.B119]/[.C119]" office:value-type="float" office:value="1.0432347597005">
            <text:p>1.04</text:p>
          </table:table-cell>
          <table:table-cell table:style-name="ce6" table:formula="of:=(SUM(OFFSET([.P119];-[.D$4]+1;0;[.D$4];1))+SUM(OFFSET([.Q119];-[.F$4]+1;0;[.F$4];1)))+[.U119]" office:value-type="float" office:value="3606">
            <text:p>3,606</text:p>
          </table:table-cell>
          <table:table-cell table:style-name="ce9" table:formula="of:=[.J119]/[.K119]" office:value-type="float" office:value="23.2839798918714">
            <text:p>23.3</text:p>
          </table:table-cell>
          <table:table-cell table:style-name="ce9" table:formula="of:=[.G119]/[.E119]" office:value-type="float" office:value="22.3190223249042">
            <text:p>22.3</text:p>
          </table:table-cell>
          <table:table-cell table:style-name="ce6" table:formula="of:=[.F119]*100000/[.D119]" office:value-type="float" office:value="58.8828906502591">
            <text:p>59</text:p>
          </table:table-cell>
          <table:table-cell table:style-name="ce6" table:formula="of:=SUM(OFFSET([.P119];-[.D$4]+1;0;[.D$4];1))+[.S119]" office:value-type="float" office:value="3457.50704225352">
            <text:p>3,458</text:p>
          </table:table-cell>
          <table:table-cell table:style-name="ce6" table:formula="of:=SUM(OFFSET([.Q119];-[.F$4]+1;0;[.F$4];1))+[.T119]" office:value-type="float" office:value="148.492957746479">
            <text:p>148</text:p>
          </table:table-cell>
          <table:table-cell table:style-name="ce11" table:formula="of:=(SUM(OFFSET([.P119];-[.D$4]+1;0;[.D$4];1))+SUM(OFFSET([.Q119];-[.F$4]+1;0;[.F$4];1)))/[.F119]" office:value-type="percentage" office:value="0.0515806988352745">
            <text:p>5%</text:p>
          </table:table-cell>
          <table:table-cell table:style-name="ce11" table:formula="of:=SUM([.S119:.T119])/[.F119]" office:value-type="percentage" office:value="0.948419301164726">
            <text:p>95%</text:p>
          </table:table-cell>
          <table:table-cell table:style-name="ce14"/>
          <table:table-cell table:style-name="ce14" table:formula="of:=[.S119]/[.T119]" office:value-type="float" office:value="23.3428571428571">
            <text:p>23.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15" office:value-type="float" office:value="3279.50704225352">
            <text:p>3,280</text:p>
          </table:table-cell>
          <table:table-cell table:style-name="ce15" office:value-type="float" office:value="140.492957746479">
            <text:p>140</text:p>
          </table:table-cell>
          <table:table-cell table:style-name="ce15" office:value-type="float" office:value="3420">
            <text:p>3,420</text:p>
          </table:table-cell>
          <table:table-cell table:number-columns-repeated="1003"/>
        </table:table-row>
        <table:table-row table:style-name="ro5">
          <table:table-cell office:value-type="float" office:value="1927">
            <text:p>1927</text:p>
          </table:table-cell>
          <table:table-cell table:style-name="ce6" office:value-type="float" office:value="3194858">
            <text:p>3,194,858</text:p>
          </table:table-cell>
          <table:table-cell table:style-name="ce6" office:value-type="float" office:value="3056158">
            <text:p>3,056,158</text:p>
          </table:table-cell>
          <table:table-cell office:value-type="float" office:value="6251016">
            <text:p>6,251,016</text:p>
          </table:table-cell>
          <table:table-cell table:style-name="ce8" table:formula="of:=[.B120]/[.C120]" office:value-type="float" office:value="1.04538377924178">
            <text:p>1.05</text:p>
          </table:table-cell>
          <table:table-cell table:style-name="ce6" table:formula="of:=(SUM(OFFSET([.P120];-[.D$4]+1;0;[.D$4];1))+SUM(OFFSET([.Q120];-[.F$4]+1;0;[.F$4];1)))+[.U120]" office:value-type="float" office:value="3873">
            <text:p>3,873</text:p>
          </table:table-cell>
          <table:table-cell table:style-name="ce9" table:formula="of:=[.J120]/[.K120]" office:value-type="float" office:value="22.1094463810891">
            <text:p>22.1</text:p>
          </table:table-cell>
          <table:table-cell table:style-name="ce9" table:formula="of:=[.G120]/[.E120]" office:value-type="float" office:value="21.1495977076717">
            <text:p>21.1</text:p>
          </table:table-cell>
          <table:table-cell table:style-name="ce6" table:formula="of:=[.F120]*100000/[.D120]" office:value-type="float" office:value="61.9579281192049">
            <text:p>62</text:p>
          </table:table-cell>
          <table:table-cell table:style-name="ce6" table:formula="of:=SUM(OFFSET([.P120];-[.D$4]+1;0;[.D$4];1))+[.S120]" office:value-type="float" office:value="3705.4061971831">
            <text:p>3,705</text:p>
          </table:table-cell>
          <table:table-cell table:style-name="ce6" table:formula="of:=SUM(OFFSET([.Q120];-[.F$4]+1;0;[.F$4];1))+[.T120]" office:value-type="float" office:value="167.593802816901">
            <text:p>168</text:p>
          </table:table-cell>
          <table:table-cell table:style-name="ce11" table:formula="of:=(SUM(OFFSET([.P120];-[.D$4]+1;0;[.D$4];1))+SUM(OFFSET([.Q120];-[.F$4]+1;0;[.F$4];1)))/[.F120]" office:value-type="percentage" office:value="0.0441518202943455">
            <text:p>4%</text:p>
          </table:table-cell>
          <table:table-cell table:style-name="ce11" table:formula="of:=SUM([.S120:.T120])/[.F120]" office:value-type="percentage" office:value="0.955848179705654">
            <text:p>96%</text:p>
          </table:table-cell>
          <table:table-cell table:style-name="ce14"/>
          <table:table-cell table:style-name="ce14" table:formula="of:=[.S120]/[.T120]" office:value-type="float" office:value="22.0519480519481">
            <text:p>22.1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15" office:value-type="float" office:value="3541.4061971831">
            <text:p>3,541</text:p>
          </table:table-cell>
          <table:table-cell table:style-name="ce15" office:value-type="float" office:value="160.593802816901">
            <text:p>161</text:p>
          </table:table-cell>
          <table:table-cell table:style-name="ce15" office:value-type="float" office:value="3702">
            <text:p>3,702</text:p>
          </table:table-cell>
          <table:table-cell table:number-columns-repeated="1003"/>
        </table:table-row>
        <table:table-row table:style-name="ro5">
          <table:table-cell office:value-type="float" office:value="1928">
            <text:p>1928</text:p>
          </table:table-cell>
          <table:table-cell table:style-name="ce6" office:value-type="float" office:value="3247417">
            <text:p>3,247,417</text:p>
          </table:table-cell>
          <table:table-cell table:style-name="ce6" office:value-type="float" office:value="3108353">
            <text:p>3,108,353</text:p>
          </table:table-cell>
          <table:table-cell office:value-type="float" office:value="6355770">
            <text:p>6,355,770</text:p>
          </table:table-cell>
          <table:table-cell table:style-name="ce8" table:formula="of:=[.B121]/[.C121]" office:value-type="float" office:value="1.04473880540595">
            <text:p>1.04</text:p>
          </table:table-cell>
          <table:table-cell table:style-name="ce6" table:formula="of:=(SUM(OFFSET([.P121];-[.D$4]+1;0;[.D$4];1))+SUM(OFFSET([.Q121];-[.F$4]+1;0;[.F$4];1)))+[.U121]" office:value-type="float" office:value="4140">
            <text:p>4,140</text:p>
          </table:table-cell>
          <table:table-cell table:style-name="ce9" table:formula="of:=[.J121]/[.K121]" office:value-type="float" office:value="28.1915024311543">
            <text:p>28.2</text:p>
          </table:table-cell>
          <table:table-cell table:style-name="ce9" table:formula="of:=[.G121]/[.E121]" office:value-type="float" office:value="26.9842589222098">
            <text:p>27.0</text:p>
          </table:table-cell>
          <table:table-cell table:style-name="ce6" table:formula="of:=[.F121]*100000/[.D121]" office:value-type="float" office:value="65.1376623131422">
            <text:p>65</text:p>
          </table:table-cell>
          <table:table-cell table:style-name="ce6" table:formula="of:=SUM(OFFSET([.P121];-[.D$4]+1;0;[.D$4];1))+[.S121]" office:value-type="float" office:value="3998.1779060614">
            <text:p>3,998</text:p>
          </table:table-cell>
          <table:table-cell table:style-name="ce6" table:formula="of:=SUM(OFFSET([.Q121];-[.F$4]+1;0;[.F$4];1))+[.T121]" office:value-type="float" office:value="141.822093938599">
            <text:p>142</text:p>
          </table:table-cell>
          <table:table-cell table:style-name="ce11" table:formula="of:=(SUM(OFFSET([.P121];-[.D$4]+1;0;[.D$4];1))+SUM(OFFSET([.Q121];-[.F$4]+1;0;[.F$4];1)))/[.F121]" office:value-type="percentage" office:value="0.0379227053140097">
            <text:p>4%</text:p>
          </table:table-cell>
          <table:table-cell table:style-name="ce11" table:formula="of:=SUM([.S121:.T121])/[.F121]" office:value-type="percentage" office:value="0.96207729468599">
            <text:p>96%</text:p>
          </table:table-cell>
          <table:table-cell table:style-name="ce14"/>
          <table:table-cell table:style-name="ce14" table:formula="of:=[.S121]/[.T121]" office:value-type="float" office:value="28.5426356589147">
            <text:p>28.5</text:p>
          </table:table-cell>
          <table:table-cell table:number-columns-repeated="3" table:style-name="ce6" office:value-type="float" office:value="0">
            <text:p>0</text:p>
          </table:table-cell>
          <table:table-cell table:style-name="ce15" office:value-type="float" office:value="3848.1779060614">
            <text:p>3,848</text:p>
          </table:table-cell>
          <table:table-cell table:style-name="ce15" office:value-type="float" office:value="134.822093938599">
            <text:p>135</text:p>
          </table:table-cell>
          <table:table-cell table:style-name="ce15" office:value-type="float" office:value="3983">
            <text:p>3,983</text:p>
          </table:table-cell>
          <table:table-cell table:number-columns-repeated="1003"/>
        </table:table-row>
        <table:table-row table:style-name="ro5">
          <table:table-cell office:value-type="float" office:value="1929">
            <text:p>1929</text:p>
          </table:table-cell>
          <table:table-cell table:style-name="ce6" office:value-type="float" office:value="3284095">
            <text:p>3,284,095</text:p>
          </table:table-cell>
          <table:table-cell table:style-name="ce6" office:value-type="float" office:value="3152118">
            <text:p>3,152,118</text:p>
          </table:table-cell>
          <table:table-cell office:value-type="float" office:value="6436213">
            <text:p>6,436,213</text:p>
          </table:table-cell>
          <table:table-cell table:style-name="ce8" table:formula="of:=[.B122]/[.C122]" office:value-type="float" office:value="1.04186930819214">
            <text:p>1.04</text:p>
          </table:table-cell>
          <table:table-cell table:style-name="ce6" table:formula="of:=(SUM(OFFSET([.P122];-[.D$4]+1;0;[.D$4];1))+SUM(OFFSET([.Q122];-[.F$4]+1;0;[.F$4];1)))+[.U122]" office:value-type="float" office:value="4459">
            <text:p>4,459</text:p>
          </table:table-cell>
          <table:table-cell table:style-name="ce9" table:formula="of:=[.J122]/[.K122]" office:value-type="float" office:value="23.4652149142242">
            <text:p>23.5</text:p>
          </table:table-cell>
          <table:table-cell table:style-name="ce9" table:formula="of:=[.G122]/[.E122]" office:value-type="float" office:value="22.5222249371576">
            <text:p>22.5</text:p>
          </table:table-cell>
          <table:table-cell table:style-name="ce6" table:formula="of:=[.F122]*100000/[.D122]" office:value-type="float" office:value="69.2798700105171">
            <text:p>69</text:p>
          </table:table-cell>
          <table:table-cell table:style-name="ce6" table:formula="of:=SUM(OFFSET([.P122];-[.D$4]+1;0;[.D$4];1))+[.S122]" office:value-type="float" office:value="4276.7412291029">
            <text:p>4,277</text:p>
          </table:table-cell>
          <table:table-cell table:style-name="ce6" table:formula="of:=SUM(OFFSET([.Q122];-[.F$4]+1;0;[.F$4];1))+[.T122]" office:value-type="float" office:value="182.258770897104">
            <text:p>182</text:p>
          </table:table-cell>
          <table:table-cell table:style-name="ce11" table:formula="of:=(SUM(OFFSET([.P122];-[.D$4]+1;0;[.D$4];1))+SUM(OFFSET([.Q122];-[.F$4]+1;0;[.F$4];1)))/[.F122]" office:value-type="percentage" office:value="0.0296030500112133">
            <text:p>3%</text:p>
          </table:table-cell>
          <table:table-cell table:style-name="ce11" table:formula="of:=SUM([.S122:.T122])/[.F122]" office:value-type="percentage" office:value="0.970396949988787">
            <text:p>97%</text:p>
          </table:table-cell>
          <table:table-cell table:style-name="ce14"/>
          <table:table-cell table:style-name="ce14" table:formula="of:=[.S122]/[.T122]" office:value-type="float" office:value="23.5491329479769">
            <text:p>23.5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5" office:value-type="float" office:value="4150.7412291029">
            <text:p>4,151</text:p>
          </table:table-cell>
          <table:table-cell table:style-name="ce15" office:value-type="float" office:value="176.258770897104">
            <text:p>176</text:p>
          </table:table-cell>
          <table:table-cell table:style-name="ce15" office:value-type="float" office:value="4327">
            <text:p>4,327</text:p>
          </table:table-cell>
          <table:table-cell table:number-columns-repeated="1003"/>
        </table:table-row>
        <table:table-row table:style-name="ro5">
          <table:table-cell office:value-type="float" office:value="1930">
            <text:p>1930</text:p>
          </table:table-cell>
          <table:table-cell table:style-name="ce6" office:value-type="float" office:value="3311722">
            <text:p>3,311,722</text:p>
          </table:table-cell>
          <table:table-cell table:style-name="ce6" office:value-type="float" office:value="3189029">
            <text:p>3,189,029</text:p>
          </table:table-cell>
          <table:table-cell office:value-type="float" office:value="6500751">
            <text:p>6,500,751</text:p>
          </table:table-cell>
          <table:table-cell table:style-name="ce8" table:formula="of:=[.B123]/[.C123]" office:value-type="float" office:value="1.03847346637487">
            <text:p>1.04</text:p>
          </table:table-cell>
          <table:table-cell table:style-name="ce6" table:formula="of:=(SUM(OFFSET([.P123];-[.D$4]+1;0;[.D$4];1))+SUM(OFFSET([.Q123];-[.F$4]+1;0;[.F$4];1)))+[.U123]" office:value-type="float" office:value="4734">
            <text:p>4,734</text:p>
          </table:table-cell>
          <table:table-cell table:style-name="ce9" table:formula="of:=[.J123]/[.K123]" office:value-type="float" office:value="24.504316408063">
            <text:p>24.5</text:p>
          </table:table-cell>
          <table:table-cell table:style-name="ce9" table:formula="of:=[.G123]/[.E123]" office:value-type="float" office:value="23.5964781012684">
            <text:p>23.6</text:p>
          </table:table-cell>
          <table:table-cell table:style-name="ce6" table:formula="of:=[.F123]*100000/[.D123]" office:value-type="float" office:value="72.8223554478552">
            <text:p>73</text:p>
          </table:table-cell>
          <table:table-cell table:style-name="ce6" table:formula="of:=SUM(OFFSET([.P123];-[.D$4]+1;0;[.D$4];1))+[.S123]" office:value-type="float" office:value="4548.38436050364">
            <text:p>4,548</text:p>
          </table:table-cell>
          <table:table-cell table:style-name="ce6" table:formula="of:=SUM(OFFSET([.Q123];-[.F$4]+1;0;[.F$4];1))+[.T123]" office:value-type="float" office:value="185.615639496355">
            <text:p>186</text:p>
          </table:table-cell>
          <table:table-cell table:style-name="ce11" table:formula="of:=(SUM(OFFSET([.P123];-[.D$4]+1;0;[.D$4];1))+SUM(OFFSET([.Q123];-[.F$4]+1;0;[.F$4];1)))/[.F123]" office:value-type="percentage" office:value="0.0240811153358682">
            <text:p>2%</text:p>
          </table:table-cell>
          <table:table-cell table:style-name="ce11" table:formula="of:=SUM([.S123:.T123])/[.F123]" office:value-type="percentage" office:value="0.975918884664132">
            <text:p>98%</text:p>
          </table:table-cell>
          <table:table-cell table:style-name="ce14"/>
          <table:table-cell table:style-name="ce14" table:formula="of:=[.S123]/[.T123]" office:value-type="float" office:value="24.7215909090909">
            <text:p>24.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5" office:value-type="float" office:value="4440.38436050364">
            <text:p>4,440</text:p>
          </table:table-cell>
          <table:table-cell table:style-name="ce15" office:value-type="float" office:value="179.615639496355">
            <text:p>180</text:p>
          </table:table-cell>
          <table:table-cell table:style-name="ce15" office:value-type="float" office:value="4620">
            <text:p>4,620</text:p>
          </table:table-cell>
          <table:table-cell table:number-columns-repeated="1003"/>
        </table:table-row>
        <table:table-row table:style-name="ro5">
          <table:table-cell office:value-type="float" office:value="1931">
            <text:p>1931</text:p>
          </table:table-cell>
          <table:table-cell table:style-name="ce6" office:value-type="float" office:value="3332577">
            <text:p>3,332,577</text:p>
          </table:table-cell>
          <table:table-cell table:style-name="ce6" office:value-type="float" office:value="3220029">
            <text:p>3,220,029</text:p>
          </table:table-cell>
          <table:table-cell office:value-type="float" office:value="6552606">
            <text:p>6,552,606</text:p>
          </table:table-cell>
          <table:table-cell table:style-name="ce8" table:formula="of:=[.B124]/[.C124]" office:value-type="float" office:value="1.03495248024164">
            <text:p>1.03</text:p>
          </table:table-cell>
          <table:table-cell table:style-name="ce6" table:formula="of:=(SUM(OFFSET([.P124];-[.D$4]+1;0;[.D$4];1))+SUM(OFFSET([.Q124];-[.F$4]+1;0;[.F$4];1)))+[.U124]" office:value-type="float" office:value="4549">
            <text:p>4,549</text:p>
          </table:table-cell>
          <table:table-cell table:style-name="ce9" table:formula="of:=[.J124]/[.K124]" office:value-type="float" office:value="25.9362916298073">
            <text:p>25.9</text:p>
          </table:table-cell>
          <table:table-cell table:style-name="ce9" table:formula="of:=[.G124]/[.E124]" office:value-type="float" office:value="25.0603695579837">
            <text:p>25.1</text:p>
          </table:table-cell>
          <table:table-cell table:style-name="ce6" table:formula="of:=[.F124]*100000/[.D124]" office:value-type="float" office:value="69.4227609595327">
            <text:p>69</text:p>
          </table:table-cell>
          <table:table-cell table:style-name="ce6" table:formula="of:=SUM(OFFSET([.P124];-[.D$4]+1;0;[.D$4];1))+[.S124]" office:value-type="float" office:value="4380.12003454231">
            <text:p>4,380</text:p>
          </table:table-cell>
          <table:table-cell table:style-name="ce6" table:formula="of:=SUM(OFFSET([.Q124];-[.F$4]+1;0;[.F$4];1))+[.T124]" office:value-type="float" office:value="168.879965457686">
            <text:p>169</text:p>
          </table:table-cell>
          <table:table-cell table:style-name="ce11" table:formula="of:=(SUM(OFFSET([.P124];-[.D$4]+1;0;[.D$4];1))+SUM(OFFSET([.Q124];-[.F$4]+1;0;[.F$4];1)))/[.F124]" office:value-type="percentage" office:value="0.0244009672455485">
            <text:p>2%</text:p>
          </table:table-cell>
          <table:table-cell table:style-name="ce11" table:formula="of:=SUM([.S124:.T124])/[.F124]" office:value-type="percentage" office:value="0.975599032754452">
            <text:p>98%</text:p>
          </table:table-cell>
          <table:table-cell table:style-name="ce14"/>
          <table:table-cell table:style-name="ce14" table:formula="of:=[.S124]/[.T124]" office:value-type="float" office:value="26.2470588235294">
            <text:p>26.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5" office:value-type="float" office:value="4275.12003454231">
            <text:p>4,275</text:p>
          </table:table-cell>
          <table:table-cell table:style-name="ce15" office:value-type="float" office:value="162.879965457686">
            <text:p>163</text:p>
          </table:table-cell>
          <table:table-cell table:style-name="ce15" office:value-type="float" office:value="4438">
            <text:p>4,438</text:p>
          </table:table-cell>
          <table:table-cell table:number-columns-repeated="1003"/>
        </table:table-row>
        <table:table-row table:style-name="ro5">
          <table:table-cell office:value-type="float" office:value="1932">
            <text:p>1932</text:p>
          </table:table-cell>
          <table:table-cell table:style-name="ce6" office:value-type="float" office:value="3355465">
            <text:p>3,355,465</text:p>
          </table:table-cell>
          <table:table-cell table:style-name="ce6" office:value-type="float" office:value="3248320">
            <text:p>3,248,320</text:p>
          </table:table-cell>
          <table:table-cell office:value-type="float" office:value="6603785">
            <text:p>6,603,785</text:p>
          </table:table-cell>
          <table:table-cell table:style-name="ce8" table:formula="of:=[.B125]/[.C125]" office:value-type="float" office:value="1.03298474288247">
            <text:p>1.03</text:p>
          </table:table-cell>
          <table:table-cell table:style-name="ce6" table:formula="of:=(SUM(OFFSET([.P125];-[.D$4]+1;0;[.D$4];1))+SUM(OFFSET([.Q125];-[.F$4]+1;0;[.F$4];1)))+[.U125]" office:value-type="float" office:value="4579">
            <text:p>4,579</text:p>
          </table:table-cell>
          <table:table-cell table:style-name="ce9" table:formula="of:=[.J125]/[.K125]" office:value-type="float" office:value="29.6849348946694">
            <text:p>29.7</text:p>
          </table:table-cell>
          <table:table-cell table:style-name="ce9" table:formula="of:=[.G125]/[.E125]" office:value-type="float" office:value="28.7370506672108">
            <text:p>28.7</text:p>
          </table:table-cell>
          <table:table-cell table:style-name="ce6" table:formula="of:=[.F125]*100000/[.D125]" office:value-type="float" office:value="69.3390229996888">
            <text:p>69</text:p>
          </table:table-cell>
          <table:table-cell table:style-name="ce6" table:formula="of:=SUM(OFFSET([.P125];-[.D$4]+1;0;[.D$4];1))+[.S125]" office:value-type="float" office:value="4429.77367718986">
            <text:p>4,430</text:p>
          </table:table-cell>
          <table:table-cell table:style-name="ce6" table:formula="of:=SUM(OFFSET([.Q125];-[.F$4]+1;0;[.F$4];1))+[.T125]" office:value-type="float" office:value="149.226322810138">
            <text:p>149</text:p>
          </table:table-cell>
          <table:table-cell table:style-name="ce11" table:formula="of:=(SUM(OFFSET([.P125];-[.D$4]+1;0;[.D$4];1))+SUM(OFFSET([.Q125];-[.F$4]+1;0;[.F$4];1)))/[.F125]" office:value-type="percentage" office:value="0.0229307709106792">
            <text:p>2%</text:p>
          </table:table-cell>
          <table:table-cell table:style-name="ce11" table:formula="of:=SUM([.S125:.T125])/[.F125]" office:value-type="percentage" office:value="0.977069229089321">
            <text:p>98%</text:p>
          </table:table-cell>
          <table:table-cell table:style-name="ce14"/>
          <table:table-cell table:style-name="ce14" table:formula="of:=[.S125]/[.T125]" office:value-type="float" office:value="30.0206896551724">
            <text:p>30.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15" office:value-type="float" office:value="4329.77367718986">
            <text:p>4,330</text:p>
          </table:table-cell>
          <table:table-cell table:style-name="ce15" office:value-type="float" office:value="144.226322810138">
            <text:p>144</text:p>
          </table:table-cell>
          <table:table-cell table:style-name="ce15" office:value-type="float" office:value="4474">
            <text:p>4,474</text:p>
          </table:table-cell>
          <table:table-cell table:number-columns-repeated="1003"/>
        </table:table-row>
        <table:table-row table:style-name="ro5">
          <table:table-cell office:value-type="float" office:value="1933">
            <text:p>1933</text:p>
          </table:table-cell>
          <table:table-cell table:style-name="ce6" office:value-type="float" office:value="3379049">
            <text:p>3,379,049</text:p>
          </table:table-cell>
          <table:table-cell table:style-name="ce6" office:value-type="float" office:value="3277646">
            <text:p>3,277,646</text:p>
          </table:table-cell>
          <table:table-cell office:value-type="float" office:value="6656695">
            <text:p>6,656,695</text:p>
          </table:table-cell>
          <table:table-cell table:style-name="ce8" table:formula="of:=[.B126]/[.C126]" office:value-type="float" office:value="1.03093775227709">
            <text:p>1.03</text:p>
          </table:table-cell>
          <table:table-cell table:style-name="ce6" table:formula="of:=(SUM(OFFSET([.P126];-[.D$4]+1;0;[.D$4];1))+SUM(OFFSET([.Q126];-[.F$4]+1;0;[.F$4];1)))+[.U126]" office:value-type="float" office:value="4471">
            <text:p>4,471</text:p>
          </table:table-cell>
          <table:table-cell table:style-name="ce9" table:formula="of:=[.J126]/[.K126]" office:value-type="float" office:value="28.0070807617097">
            <text:p>28.0</text:p>
          </table:table-cell>
          <table:table-cell table:style-name="ce9" table:formula="of:=[.G126]/[.E126]" office:value-type="float" office:value="27.1666070040105">
            <text:p>27.2</text:p>
          </table:table-cell>
          <table:table-cell table:style-name="ce6" table:formula="of:=[.F126]*100000/[.D126]" office:value-type="float" office:value="67.1654627408947">
            <text:p>67</text:p>
          </table:table-cell>
          <table:table-cell table:style-name="ce6" table:formula="of:=SUM(OFFSET([.P126];-[.D$4]+1;0;[.D$4];1))+[.S126]" office:value-type="float" office:value="4316.86522040157">
            <text:p>4,317</text:p>
          </table:table-cell>
          <table:table-cell table:style-name="ce6" table:formula="of:=SUM(OFFSET([.Q126];-[.F$4]+1;0;[.F$4];1))+[.T126]" office:value-type="float" office:value="154.134779598431">
            <text:p>154</text:p>
          </table:table-cell>
          <table:table-cell table:style-name="ce11" table:formula="of:=(SUM(OFFSET([.P126];-[.D$4]+1;0;[.D$4];1))+SUM(OFFSET([.Q126];-[.F$4]+1;0;[.F$4];1)))/[.F126]" office:value-type="percentage" office:value="0.0234846790427197">
            <text:p>2%</text:p>
          </table:table-cell>
          <table:table-cell table:style-name="ce11" table:formula="of:=SUM([.S126:.T126])/[.F126]" office:value-type="percentage" office:value="0.97651532095728">
            <text:p>98%</text:p>
          </table:table-cell>
          <table:table-cell table:style-name="ce14"/>
          <table:table-cell table:style-name="ce14" table:formula="of:=[.S126]/[.T126]" office:value-type="float" office:value="28.0805369127517">
            <text:p>28.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15" office:value-type="float" office:value="4215.86522040157">
            <text:p>4,216</text:p>
          </table:table-cell>
          <table:table-cell table:style-name="ce15" office:value-type="float" office:value="150.134779598431">
            <text:p>150</text:p>
          </table:table-cell>
          <table:table-cell table:style-name="ce15" office:value-type="float" office:value="4366">
            <text:p>4,366</text:p>
          </table:table-cell>
          <table:table-cell table:number-columns-repeated="1003"/>
        </table:table-row>
        <table:table-row table:style-name="ro5">
          <table:table-cell office:value-type="float" office:value="1934">
            <text:p>1934</text:p>
          </table:table-cell>
          <table:table-cell table:style-name="ce6" office:value-type="float" office:value="3401865">
            <text:p>3,401,865</text:p>
          </table:table-cell>
          <table:table-cell table:style-name="ce6" office:value-type="float" office:value="3305382">
            <text:p>3,305,382</text:p>
          </table:table-cell>
          <table:table-cell office:value-type="float" office:value="6707247">
            <text:p>6,707,247</text:p>
          </table:table-cell>
          <table:table-cell table:style-name="ce8" table:formula="of:=[.B127]/[.C127]" office:value-type="float" office:value="1.02918966703395">
            <text:p>1.03</text:p>
          </table:table-cell>
          <table:table-cell table:style-name="ce6" table:formula="of:=(SUM(OFFSET([.P127];-[.D$4]+1;0;[.D$4];1))+SUM(OFFSET([.Q127];-[.F$4]+1;0;[.F$4];1)))+[.U127]" office:value-type="float" office:value="4100">
            <text:p>4,100</text:p>
          </table:table-cell>
          <table:table-cell table:style-name="ce9" table:formula="of:=[.J127]/[.K127]" office:value-type="float" office:value="26.4123009590913">
            <text:p>26.4</text:p>
          </table:table-cell>
          <table:table-cell table:style-name="ce9" table:formula="of:=[.G127]/[.E127]" office:value-type="float" office:value="25.663200676324">
            <text:p>25.7</text:p>
          </table:table-cell>
          <table:table-cell table:style-name="ce6" table:formula="of:=[.F127]*100000/[.D127]" office:value-type="float" office:value="61.1279113472338">
            <text:p>61</text:p>
          </table:table-cell>
          <table:table-cell table:style-name="ce6" table:formula="of:=SUM(OFFSET([.P127];-[.D$4]+1;0;[.D$4];1))+[.S127]" office:value-type="float" office:value="3950.43211052882">
            <text:p>3,950</text:p>
          </table:table-cell>
          <table:table-cell table:style-name="ce6" table:formula="of:=SUM(OFFSET([.Q127];-[.F$4]+1;0;[.F$4];1))+[.T127]" office:value-type="float" office:value="149.567889471177">
            <text:p>150</text:p>
          </table:table-cell>
          <table:table-cell table:style-name="ce11" table:formula="of:=(SUM(OFFSET([.P127];-[.D$4]+1;0;[.D$4];1))+SUM(OFFSET([.Q127];-[.F$4]+1;0;[.F$4];1)))/[.F127]" office:value-type="percentage" office:value="0.0248780487804878">
            <text:p>2%</text:p>
          </table:table-cell>
          <table:table-cell table:style-name="ce11" table:formula="of:=SUM([.S127:.T127])/[.F127]" office:value-type="percentage" office:value="0.975121951219512">
            <text:p>98%</text:p>
          </table:table-cell>
          <table:table-cell table:style-name="ce14"/>
          <table:table-cell table:style-name="ce14" table:formula="of:=[.S127]/[.T127]" office:value-type="float" office:value="25.9102564102564">
            <text:p>25.9</text:p>
          </table:table-cell>
          <table:table-cell table:number-columns-repeated="3" table:style-name="ce6" office:value-type="float" office:value="0">
            <text:p>0</text:p>
          </table:table-cell>
          <table:table-cell table:style-name="ce15" office:value-type="float" office:value="3849.43211052882">
            <text:p>3,849</text:p>
          </table:table-cell>
          <table:table-cell table:style-name="ce15" office:value-type="float" office:value="148.567889471177">
            <text:p>149</text:p>
          </table:table-cell>
          <table:table-cell table:style-name="ce15" office:value-type="float" office:value="3998">
            <text:p>3,998</text:p>
          </table:table-cell>
          <table:table-cell table:number-columns-repeated="1003"/>
        </table:table-row>
        <table:table-row table:style-name="ro5">
          <table:table-cell office:value-type="float" office:value="1935">
            <text:p>1935</text:p>
          </table:table-cell>
          <table:table-cell table:style-name="ce6" office:value-type="float" office:value="3423038">
            <text:p>3,423,038</text:p>
          </table:table-cell>
          <table:table-cell table:style-name="ce6" office:value-type="float" office:value="3332624">
            <text:p>3,332,624</text:p>
          </table:table-cell>
          <table:table-cell office:value-type="float" office:value="6755662">
            <text:p>6,755,662</text:p>
          </table:table-cell>
          <table:table-cell table:style-name="ce8" table:formula="of:=[.B128]/[.C128]" office:value-type="float" office:value="1.02712997325831">
            <text:p>1.03</text:p>
          </table:table-cell>
          <table:table-cell table:style-name="ce6" table:formula="of:=(SUM(OFFSET([.P128];-[.D$4]+1;0;[.D$4];1))+SUM(OFFSET([.Q128];-[.F$4]+1;0;[.F$4];1)))+[.U128]" office:value-type="float" office:value="3858">
            <text:p>3,858</text:p>
          </table:table-cell>
          <table:table-cell table:style-name="ce9" table:formula="of:=[.J128]/[.K128]" office:value-type="float" office:value="32.0140070894299">
            <text:p>32.0</text:p>
          </table:table-cell>
          <table:table-cell table:style-name="ce9" table:formula="of:=[.G128]/[.E128]" office:value-type="float" office:value="31.1684089871056">
            <text:p>31.2</text:p>
          </table:table-cell>
          <table:table-cell table:style-name="ce6" table:formula="of:=[.F128]*100000/[.D128]" office:value-type="float" office:value="57.1076528103389">
            <text:p>57</text:p>
          </table:table-cell>
          <table:table-cell table:style-name="ce6" table:formula="of:=SUM(OFFSET([.P128];-[.D$4]+1;0;[.D$4];1))+[.S128]" office:value-type="float" office:value="3741.1405109489">
            <text:p>3,741</text:p>
          </table:table-cell>
          <table:table-cell table:style-name="ce6" table:formula="of:=SUM(OFFSET([.Q128];-[.F$4]+1;0;[.F$4];1))+[.T128]" office:value-type="float" office:value="116.859489051095">
            <text:p>117</text:p>
          </table:table-cell>
          <table:table-cell table:style-name="ce11" table:formula="of:=(SUM(OFFSET([.P128];-[.D$4]+1;0;[.D$4];1))+SUM(OFFSET([.Q128];-[.F$4]+1;0;[.F$4];1)))/[.F128]" office:value-type="percentage" office:value="0.0235873509590461">
            <text:p>2%</text:p>
          </table:table-cell>
          <table:table-cell table:style-name="ce11" table:formula="of:=SUM([.S128:.T128])/[.F128]" office:value-type="percentage" office:value="0.976412649040954">
            <text:p>98%</text:p>
          </table:table-cell>
          <table:table-cell table:style-name="ce14"/>
          <table:table-cell table:style-name="ce14" table:formula="of:=[.S128]/[.T128]" office:value-type="float" office:value="31.2352941176471">
            <text:p>31.2</text:p>
          </table:table-cell>
          <table:table-cell table:number-columns-repeated="3" table:style-name="ce6" office:value-type="float" office:value="0">
            <text:p>0</text:p>
          </table:table-cell>
          <table:table-cell table:style-name="ce15" office:value-type="float" office:value="3650.1405109489">
            <text:p>3,650</text:p>
          </table:table-cell>
          <table:table-cell table:style-name="ce15" office:value-type="float" office:value="116.859489051095">
            <text:p>117</text:p>
          </table:table-cell>
          <table:table-cell table:style-name="ce15" office:value-type="float" office:value="3767">
            <text:p>3,767</text:p>
          </table:table-cell>
          <table:table-cell table:number-columns-repeated="1003"/>
        </table:table-row>
        <table:table-row table:style-name="ro5">
          <table:table-cell office:value-type="float" office:value="1936">
            <text:p>1936</text:p>
          </table:table-cell>
          <table:table-cell table:style-name="ce6" office:value-type="float" office:value="3448026">
            <text:p>3,448,026</text:p>
          </table:table-cell>
          <table:table-cell table:style-name="ce6" office:value-type="float" office:value="3362387">
            <text:p>3,362,387</text:p>
          </table:table-cell>
          <table:table-cell office:value-type="float" office:value="6810413">
            <text:p>6,810,413</text:p>
          </table:table-cell>
          <table:table-cell table:style-name="ce8" table:formula="of:=[.B129]/[.C129]" office:value-type="float" office:value="1.02546970351717">
            <text:p>1.03</text:p>
          </table:table-cell>
          <table:table-cell table:style-name="ce6" table:formula="of:=(SUM(OFFSET([.P129];-[.D$4]+1;0;[.D$4];1))+SUM(OFFSET([.Q129];-[.F$4]+1;0;[.F$4];1)))+[.U129]" office:value-type="float" office:value="3621">
            <text:p>3,621</text:p>
          </table:table-cell>
          <table:table-cell table:style-name="ce9" table:formula="of:=[.J129]/[.K129]" office:value-type="float" office:value="33.0625957140655">
            <text:p>33.1</text:p>
          </table:table-cell>
          <table:table-cell table:style-name="ce9" table:formula="of:=[.G129]/[.E129]" office:value-type="float" office:value="32.2414163974487">
            <text:p>32.2</text:p>
          </table:table-cell>
          <table:table-cell table:style-name="ce6" table:formula="of:=[.F129]*100000/[.D129]" office:value-type="float" office:value="53.1685816998176">
            <text:p>53</text:p>
          </table:table-cell>
          <table:table-cell table:style-name="ce6" table:formula="of:=SUM(OFFSET([.P129];-[.D$4]+1;0;[.D$4];1))+[.S129]" office:value-type="float" office:value="3514.69571155422">
            <text:p>3,515</text:p>
          </table:table-cell>
          <table:table-cell table:style-name="ce6" table:formula="of:=SUM(OFFSET([.Q129];-[.F$4]+1;0;[.F$4];1))+[.T129]" office:value-type="float" office:value="106.30428844578">
            <text:p>106</text:p>
          </table:table-cell>
          <table:table-cell table:style-name="ce11" table:formula="of:=(SUM(OFFSET([.P129];-[.D$4]+1;0;[.D$4];1))+SUM(OFFSET([.Q129];-[.F$4]+1;0;[.F$4];1)))/[.F129]" office:value-type="percentage" office:value="0.0229218447942557">
            <text:p>2%</text:p>
          </table:table-cell>
          <table:table-cell table:style-name="ce11" table:formula="of:=SUM([.S129:.T129])/[.F129]" office:value-type="percentage" office:value="0.977078155205744">
            <text:p>98%</text:p>
          </table:table-cell>
          <table:table-cell table:style-name="ce14"/>
          <table:table-cell table:style-name="ce14" table:formula="of:=[.S129]/[.T129]" office:value-type="float" office:value="32.2818181818182">
            <text:p>32.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15" office:value-type="float" office:value="3431.69571155422">
            <text:p>3,432</text:p>
          </table:table-cell>
          <table:table-cell table:style-name="ce15" office:value-type="float" office:value="106.30428844578">
            <text:p>106</text:p>
          </table:table-cell>
          <table:table-cell table:style-name="ce15" office:value-type="float" office:value="3538">
            <text:p>3,538</text:p>
          </table:table-cell>
          <table:table-cell table:number-columns-repeated="1003"/>
        </table:table-row>
        <table:table-row table:style-name="ro5">
          <table:table-cell office:value-type="float" office:value="1937">
            <text:p>1937</text:p>
          </table:table-cell>
          <table:table-cell table:style-name="ce6" office:value-type="float" office:value="3476286">
            <text:p>3,476,286</text:p>
          </table:table-cell>
          <table:table-cell table:style-name="ce6" office:value-type="float" office:value="3395206">
            <text:p>3,395,206</text:p>
          </table:table-cell>
          <table:table-cell office:value-type="float" office:value="6871492">
            <text:p>6,871,492</text:p>
          </table:table-cell>
          <table:table-cell table:style-name="ce8" table:formula="of:=[.B130]/[.C130]" office:value-type="float" office:value="1.02388073065375">
            <text:p>1.02</text:p>
          </table:table-cell>
          <table:table-cell table:style-name="ce6" table:formula="of:=(SUM(OFFSET([.P130];-[.D$4]+1;0;[.D$4];1))+SUM(OFFSET([.Q130];-[.F$4]+1;0;[.F$4];1)))+[.U130]" office:value-type="float" office:value="3404">
            <text:p>3,404</text:p>
          </table:table-cell>
          <table:table-cell table:style-name="ce9" table:formula="of:=[.J130]/[.K130]" office:value-type="float" office:value="30.1066911859595">
            <text:p>30.1</text:p>
          </table:table-cell>
          <table:table-cell table:style-name="ce9" table:formula="of:=[.G130]/[.E130]" office:value-type="float" office:value="29.4044904690571">
            <text:p>29.4</text:p>
          </table:table-cell>
          <table:table-cell table:style-name="ce6" table:formula="of:=[.F130]*100000/[.D130]" office:value-type="float" office:value="49.538004264576">
            <text:p>50</text:p>
          </table:table-cell>
          <table:table-cell table:style-name="ce6" table:formula="of:=SUM(OFFSET([.P130];-[.D$4]+1;0;[.D$4];1))+[.S130]" office:value-type="float" office:value="3294.57016769638">
            <text:p>3,295</text:p>
          </table:table-cell>
          <table:table-cell table:style-name="ce6" table:formula="of:=SUM(OFFSET([.Q130];-[.F$4]+1;0;[.F$4];1))+[.T130]" office:value-type="float" office:value="109.429832303619">
            <text:p>109</text:p>
          </table:table-cell>
          <table:table-cell table:style-name="ce11" table:formula="of:=(SUM(OFFSET([.P130];-[.D$4]+1;0;[.D$4];1))+SUM(OFFSET([.Q130];-[.F$4]+1;0;[.F$4];1)))/[.F130]" office:value-type="percentage" office:value="0.0243830787309048">
            <text:p>2%</text:p>
          </table:table-cell>
          <table:table-cell table:style-name="ce11" table:formula="of:=SUM([.S130:.T130])/[.F130]" office:value-type="percentage" office:value="0.975616921269095">
            <text:p>98%</text:p>
          </table:table-cell>
          <table:table-cell table:style-name="ce14"/>
          <table:table-cell table:style-name="ce14" table:formula="of:=[.S130]/[.T130]" office:value-type="float" office:value="29.3482142857143">
            <text:p>29.3</text:p>
          </table:table-cell>
          <table:table-cell table:number-columns-repeated="3" table:style-name="ce6" office:value-type="float" office:value="0">
            <text:p>0</text:p>
          </table:table-cell>
          <table:table-cell table:style-name="ce15" office:value-type="float" office:value="3211.57016769638">
            <text:p>3,212</text:p>
          </table:table-cell>
          <table:table-cell table:style-name="ce15" office:value-type="float" office:value="109.429832303619">
            <text:p>109</text:p>
          </table:table-cell>
          <table:table-cell table:style-name="ce15" office:value-type="float" office:value="3321">
            <text:p>3,321</text:p>
          </table:table-cell>
          <table:table-cell table:number-columns-repeated="1003"/>
        </table:table-row>
        <table:table-row table:style-name="ro5">
          <table:table-cell office:value-type="float" office:value="1938">
            <text:p>1938</text:p>
          </table:table-cell>
          <table:table-cell table:style-name="ce6" office:value-type="float" office:value="3507543">
            <text:p>3,507,543</text:p>
          </table:table-cell>
          <table:table-cell table:style-name="ce6" office:value-type="float" office:value="3428366">
            <text:p>3,428,366</text:p>
          </table:table-cell>
          <table:table-cell office:value-type="float" office:value="6935909">
            <text:p>6,935,909</text:p>
          </table:table-cell>
          <table:table-cell table:style-name="ce8" table:formula="of:=[.B131]/[.C131]" office:value-type="float" office:value="1.02309467542264">
            <text:p>1.02</text:p>
          </table:table-cell>
          <table:table-cell table:style-name="ce6" table:formula="of:=(SUM(OFFSET([.P131];-[.D$4]+1;0;[.D$4];1))+SUM(OFFSET([.Q131];-[.F$4]+1;0;[.F$4];1)))+[.U131]" office:value-type="float" office:value="3492">
            <text:p>3,492</text:p>
          </table:table-cell>
          <table:table-cell table:style-name="ce9" table:formula="of:=[.J131]/[.K131]" office:value-type="float" office:value="32.3836698858648">
            <text:p>32.4</text:p>
          </table:table-cell>
          <table:table-cell table:style-name="ce9" table:formula="of:=[.G131]/[.E131]" office:value-type="float" office:value="31.6526619322765">
            <text:p>31.7</text:p>
          </table:table-cell>
          <table:table-cell table:style-name="ce6" table:formula="of:=[.F131]*100000/[.D131]" office:value-type="float" office:value="50.3466813073816">
            <text:p>50</text:p>
          </table:table-cell>
          <table:table-cell table:style-name="ce6" table:formula="of:=SUM(OFFSET([.P131];-[.D$4]+1;0;[.D$4];1))+[.S131]" office:value-type="float" office:value="3387.39795918367">
            <text:p>3,387</text:p>
          </table:table-cell>
          <table:table-cell table:style-name="ce6" table:formula="of:=SUM(OFFSET([.Q131];-[.F$4]+1;0;[.F$4];1))+[.T131]" office:value-type="float" office:value="104.602040816327">
            <text:p>105</text:p>
          </table:table-cell>
          <table:table-cell table:style-name="ce11" table:formula="of:=(SUM(OFFSET([.P131];-[.D$4]+1;0;[.D$4];1))+SUM(OFFSET([.Q131];-[.F$4]+1;0;[.F$4];1)))/[.F131]" office:value-type="percentage" office:value="0.0214776632302405">
            <text:p>2%</text:p>
          </table:table-cell>
          <table:table-cell table:style-name="ce11" table:formula="of:=SUM([.S131:.T131])/[.F131]" office:value-type="percentage" office:value="0.978522336769759">
            <text:p>98%</text:p>
          </table:table-cell>
          <table:table-cell table:style-name="ce14" table:formula="of:=SUM([.P119:.P144])/SUM([.Q119:.Q144])" office:value-type="float" office:value="31">
            <text:p>31.0</text:p>
          </table:table-cell>
          <table:table-cell table:style-name="ce14" table:formula="of:=[.S131]/[.T131]" office:value-type="float" office:value="31.6666666666667">
            <text:p>31.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5" office:value-type="float" office:value="3312.39795918367">
            <text:p>3,312</text:p>
          </table:table-cell>
          <table:table-cell table:style-name="ce15" office:value-type="float" office:value="104.602040816327">
            <text:p>105</text:p>
          </table:table-cell>
          <table:table-cell table:style-name="ce15" office:value-type="float" office:value="3417">
            <text:p>3,417</text:p>
          </table:table-cell>
          <table:table-cell table:number-columns-repeated="1003"/>
        </table:table-row>
        <table:table-row table:style-name="ro5">
          <table:table-cell office:value-type="float" office:value="1939">
            <text:p>1939</text:p>
          </table:table-cell>
          <table:table-cell table:style-name="ce6" office:value-type="float" office:value="3538660">
            <text:p>3,538,660</text:p>
          </table:table-cell>
          <table:table-cell table:style-name="ce6" office:value-type="float" office:value="3466252">
            <text:p>3,466,252</text:p>
          </table:table-cell>
          <table:table-cell office:value-type="float" office:value="7004912">
            <text:p>7,004,912</text:p>
          </table:table-cell>
          <table:table-cell table:style-name="ce8" table:formula="of:=[.B132]/[.C132]" office:value-type="float" office:value="1.02088942177314">
            <text:p>1.02</text:p>
          </table:table-cell>
          <table:table-cell table:style-name="ce6" table:formula="of:=(SUM(OFFSET([.P132];-[.D$4]+1;0;[.D$4];1))+SUM(OFFSET([.Q132];-[.F$4]+1;0;[.F$4];1)))+[.U132]" office:value-type="float" office:value="3761">
            <text:p>3,761</text:p>
          </table:table-cell>
          <table:table-cell table:style-name="ce9" table:formula="of:=[.J132]/[.K132]" office:value-type="float" office:value="34.1086336162416">
            <text:p>34.1</text:p>
          </table:table-cell>
          <table:table-cell table:style-name="ce9" table:formula="of:=[.G132]/[.E132]" office:value-type="float" office:value="33.4107033423852">
            <text:p>33.4</text:p>
          </table:table-cell>
          <table:table-cell table:style-name="ce6" table:formula="of:=[.F132]*100000/[.D132]" office:value-type="float" office:value="53.6908957600038">
            <text:p>54</text:p>
          </table:table-cell>
          <table:table-cell table:style-name="ce6" table:formula="of:=SUM(OFFSET([.P132];-[.D$4]+1;0;[.D$4];1))+[.S132]" office:value-type="float" office:value="3653.87535250987">
            <text:p>3,654</text:p>
          </table:table-cell>
          <table:table-cell table:style-name="ce6" table:formula="of:=SUM(OFFSET([.Q132];-[.F$4]+1;0;[.F$4];1))+[.T132]" office:value-type="float" office:value="107.12464749013">
            <text:p>107</text:p>
          </table:table-cell>
          <table:table-cell table:style-name="ce11" table:formula="of:=(SUM(OFFSET([.P132];-[.D$4]+1;0;[.D$4];1))+SUM(OFFSET([.Q132];-[.F$4]+1;0;[.F$4];1)))/[.F132]" office:value-type="percentage" office:value="0.0194097314544004">
            <text:p>2%</text:p>
          </table:table-cell>
          <table:table-cell table:style-name="ce11" table:formula="of:=SUM([.S132:.T132])/[.F132]" office:value-type="percentage" office:value="0.9805902685456">
            <text:p>98%</text:p>
          </table:table-cell>
          <table:table-cell table:style-name="ce14" table:formula="of:=SUM([.P120:.P145])/SUM([.Q120:.Q145])" office:value-type="float" office:value="29">
            <text:p>29.0</text:p>
          </table:table-cell>
          <table:table-cell table:style-name="ce14" table:formula="of:=[.S132]/[.T132]" office:value-type="float" office:value="33.4271844660194">
            <text:p>33.4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15" office:value-type="float" office:value="3580.87535250987">
            <text:p>3,581</text:p>
          </table:table-cell>
          <table:table-cell table:style-name="ce15" office:value-type="float" office:value="107.12464749013">
            <text:p>107</text:p>
          </table:table-cell>
          <table:table-cell table:style-name="ce15" office:value-type="float" office:value="3688">
            <text:p>3,688</text:p>
          </table:table-cell>
          <table:table-cell table:number-columns-repeated="1003"/>
        </table:table-row>
        <table:table-row table:style-name="ro5">
          <table:table-cell office:value-type="float" office:value="1940">
            <text:p>1940</text:p>
          </table:table-cell>
          <table:table-cell table:style-name="ce6" office:value-type="float" office:value="3570508">
            <text:p>3,570,508</text:p>
          </table:table-cell>
          <table:table-cell table:style-name="ce6" office:value-type="float" office:value="3507078">
            <text:p>3,507,078</text:p>
          </table:table-cell>
          <table:table-cell office:value-type="float" office:value="7077586">
            <text:p>7,077,586</text:p>
          </table:table-cell>
          <table:table-cell table:style-name="ce8" table:formula="of:=[.B133]/[.C133]" office:value-type="float" office:value="1.01808628151413">
            <text:p>1.02</text:p>
          </table:table-cell>
          <table:table-cell table:style-name="ce6" table:formula="of:=(SUM(OFFSET([.P133];-[.D$4]+1;0;[.D$4];1))+SUM(OFFSET([.Q133];-[.F$4]+1;0;[.F$4];1)))+[.U133]" office:value-type="float" office:value="3647">
            <text:p>3,647</text:p>
          </table:table-cell>
          <table:table-cell table:style-name="ce9" table:formula="of:=[.J133]/[.K133]" office:value-type="float" office:value="29.3426680032707">
            <text:p>29.3</text:p>
          </table:table-cell>
          <table:table-cell table:style-name="ce9" table:formula="of:=[.G133]/[.E133]" office:value-type="float" office:value="28.8213961194246">
            <text:p>28.8</text:p>
          </table:table-cell>
          <table:table-cell table:style-name="ce6" table:formula="of:=[.F133]*100000/[.D133]" office:value-type="float" office:value="51.5288687414042">
            <text:p>52</text:p>
          </table:table-cell>
          <table:table-cell table:style-name="ce6" table:formula="of:=SUM(OFFSET([.P133];-[.D$4]+1;0;[.D$4];1))+[.S133]" office:value-type="float" office:value="3526.80621876735">
            <text:p>3,527</text:p>
          </table:table-cell>
          <table:table-cell table:style-name="ce6" table:formula="of:=SUM(OFFSET([.Q133];-[.F$4]+1;0;[.F$4];1))+[.T133]" office:value-type="float" office:value="120.193781232649">
            <text:p>120</text:p>
          </table:table-cell>
          <table:table-cell table:style-name="ce11" table:formula="of:=(SUM(OFFSET([.P133];-[.D$4]+1;0;[.D$4];1))+SUM(OFFSET([.Q133];-[.F$4]+1;0;[.F$4];1)))/[.F133]" office:value-type="percentage" office:value="0.018919659994516">
            <text:p>2%</text:p>
          </table:table-cell>
          <table:table-cell table:style-name="ce11" table:formula="of:=SUM([.S133:.T133])/[.F133]" office:value-type="percentage" office:value="0.981080340005484">
            <text:p>98%</text:p>
          </table:table-cell>
          <table:table-cell table:style-name="ce14" table:formula="of:=SUM([.P121:.P146])/SUM([.Q121:.Q146])" office:value-type="float" office:value="26">
            <text:p>26.0</text:p>
          </table:table-cell>
          <table:table-cell table:style-name="ce14" table:formula="of:=[.S133]/[.T133]" office:value-type="float" office:value="28.7685950413223">
            <text:p>28.8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5" office:value-type="float" office:value="3457.80621876735">
            <text:p>3,458</text:p>
          </table:table-cell>
          <table:table-cell table:style-name="ce15" office:value-type="float" office:value="120.193781232649">
            <text:p>120</text:p>
          </table:table-cell>
          <table:table-cell table:style-name="ce15" office:value-type="float" office:value="3578">
            <text:p>3,578</text:p>
          </table:table-cell>
          <table:table-cell table:number-columns-repeated="1003"/>
        </table:table-row>
        <table:table-row table:style-name="ro5">
          <table:table-cell office:value-type="float" office:value="1941">
            <text:p>1941</text:p>
          </table:table-cell>
          <table:table-cell table:style-name="ce6" office:value-type="float" office:value="3598644">
            <text:p>3,598,644</text:p>
          </table:table-cell>
          <table:table-cell table:style-name="ce6" office:value-type="float" office:value="3544954">
            <text:p>3,544,954</text:p>
          </table:table-cell>
          <table:table-cell office:value-type="float" office:value="7143598">
            <text:p>7,143,598</text:p>
          </table:table-cell>
          <table:table-cell table:style-name="ce8" table:formula="of:=[.B134]/[.C134]" office:value-type="float" office:value="1.01514547156324">
            <text:p>1.02</text:p>
          </table:table-cell>
          <table:table-cell table:style-name="ce6" table:formula="of:=(SUM(OFFSET([.P134];-[.D$4]+1;0;[.D$4];1))+SUM(OFFSET([.Q134];-[.F$4]+1;0;[.F$4];1)))+[.U134]" office:value-type="float" office:value="3508">
            <text:p>3,508</text:p>
          </table:table-cell>
          <table:table-cell table:style-name="ce9" table:formula="of:=[.J134]/[.K134]" office:value-type="float" office:value="24.3233127326059">
            <text:p>24.3</text:p>
          </table:table-cell>
          <table:table-cell table:style-name="ce9" table:formula="of:=[.G134]/[.E134]" office:value-type="float" office:value="23.9604208598301">
            <text:p>24.0</text:p>
          </table:table-cell>
          <table:table-cell table:style-name="ce6" table:formula="of:=[.F134]*100000/[.D134]" office:value-type="float" office:value="49.1069066316442">
            <text:p>49</text:p>
          </table:table-cell>
          <table:table-cell table:style-name="ce6" table:formula="of:=SUM(OFFSET([.P134];-[.D$4]+1;0;[.D$4];1))+[.S134]" office:value-type="float" office:value="3369.47152084557">
            <text:p>3,369</text:p>
          </table:table-cell>
          <table:table-cell table:style-name="ce6" table:formula="of:=SUM(OFFSET([.Q134];-[.F$4]+1;0;[.F$4];1))+[.T134]" office:value-type="float" office:value="138.528479154433">
            <text:p>139</text:p>
          </table:table-cell>
          <table:table-cell table:style-name="ce11" table:formula="of:=(SUM(OFFSET([.P134];-[.D$4]+1;0;[.D$4];1))+SUM(OFFSET([.Q134];-[.F$4]+1;0;[.F$4];1)))/[.F134]" office:value-type="percentage" office:value="0.0182440136830103">
            <text:p>2%</text:p>
          </table:table-cell>
          <table:table-cell table:style-name="ce11" table:formula="of:=SUM([.S134:.T134])/[.F134]" office:value-type="percentage" office:value="0.98175598631699">
            <text:p>98%</text:p>
          </table:table-cell>
          <table:table-cell table:style-name="ce14" table:formula="of:=SUM([.P122:.P147])/SUM([.Q122:.Q147])" office:value-type="float" office:value="26">
            <text:p>26.0</text:p>
          </table:table-cell>
          <table:table-cell table:style-name="ce14" table:formula="of:=[.S134]/[.T134]" office:value-type="float" office:value="23.8613138686131">
            <text:p>23.9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5" office:value-type="float" office:value="3305.47152084557">
            <text:p>3,305</text:p>
          </table:table-cell>
          <table:table-cell table:style-name="ce15" office:value-type="float" office:value="138.528479154433">
            <text:p>139</text:p>
          </table:table-cell>
          <table:table-cell table:style-name="ce15" office:value-type="float" office:value="3444">
            <text:p>3,444</text:p>
          </table:table-cell>
          <table:table-cell table:number-columns-repeated="1003"/>
        </table:table-row>
        <table:table-row table:style-name="ro5">
          <table:table-cell office:value-type="float" office:value="1942">
            <text:p>1942</text:p>
          </table:table-cell>
          <table:table-cell table:style-name="ce6" office:value-type="float" office:value="3619699">
            <text:p>3,619,699</text:p>
          </table:table-cell>
          <table:table-cell table:style-name="ce6" office:value-type="float" office:value="3581397">
            <text:p>3,581,397</text:p>
          </table:table-cell>
          <table:table-cell office:value-type="float" office:value="7201096">
            <text:p>7,201,096</text:p>
          </table:table-cell>
          <table:table-cell table:style-name="ce8" table:formula="of:=[.B135]/[.C135]" office:value-type="float" office:value="1.01069470935504">
            <text:p>1.01</text:p>
          </table:table-cell>
          <table:table-cell table:style-name="ce6" table:formula="of:=(SUM(OFFSET([.P135];-[.D$4]+1;0;[.D$4];1))+SUM(OFFSET([.Q135];-[.F$4]+1;0;[.F$4];1)))+[.U135]" office:value-type="float" office:value="3832">
            <text:p>3,832</text:p>
          </table:table-cell>
          <table:table-cell table:style-name="ce9" table:formula="of:=[.J135]/[.K135]" office:value-type="float" office:value="18.0889131965609">
            <text:p>18.1</text:p>
          </table:table-cell>
          <table:table-cell table:style-name="ce9" table:formula="of:=[.G135]/[.E135]" office:value-type="float" office:value="17.8975045868244">
            <text:p>17.9</text:p>
          </table:table-cell>
          <table:table-cell table:style-name="ce6" table:formula="of:=[.F135]*100000/[.D135]" office:value-type="float" office:value="53.2141218503406">
            <text:p>53</text:p>
          </table:table-cell>
          <table:table-cell table:style-name="ce6" table:formula="of:=SUM(OFFSET([.P135];-[.D$4]+1;0;[.D$4];1))+[.S135]" office:value-type="float" office:value="3631.25520324068">
            <text:p>3,631</text:p>
          </table:table-cell>
          <table:table-cell table:style-name="ce6" table:formula="of:=SUM(OFFSET([.Q135];-[.F$4]+1;0;[.F$4];1))+[.T135]" office:value-type="float" office:value="200.744796759324">
            <text:p>201</text:p>
          </table:table-cell>
          <table:table-cell table:style-name="ce11" table:formula="of:=(SUM(OFFSET([.P135];-[.D$4]+1;0;[.D$4];1))+SUM(OFFSET([.Q135];-[.F$4]+1;0;[.F$4];1)))/[.F135]" office:value-type="percentage" office:value="0.0156576200417537">
            <text:p>2%</text:p>
          </table:table-cell>
          <table:table-cell table:style-name="ce11" table:formula="of:=SUM([.S135:.T135])/[.F135]" office:value-type="percentage" office:value="0.984342379958246">
            <text:p>98%</text:p>
          </table:table-cell>
          <table:table-cell table:style-name="ce14" table:formula="of:=SUM([.P123:.P148])/SUM([.Q123:.Q148])" office:value-type="float" office:value="25">
            <text:p>25.0</text:p>
          </table:table-cell>
          <table:table-cell table:style-name="ce14" table:formula="of:=[.S135]/[.T135]" office:value-type="float" office:value="17.7900262467192">
            <text:p>17.8</text:p>
          </table:table-cell>
          <table:table-cell table:number-columns-repeated="3" table:style-name="ce6" office:value-type="float" office:value="0">
            <text:p>0</text:p>
          </table:table-cell>
          <table:table-cell table:style-name="ce15" office:value-type="float" office:value="3571.25520324068">
            <text:p>3,571</text:p>
          </table:table-cell>
          <table:table-cell table:style-name="ce15" office:value-type="float" office:value="200.744796759324">
            <text:p>201</text:p>
          </table:table-cell>
          <table:table-cell table:style-name="ce15" office:value-type="float" office:value="3772">
            <text:p>3,772</text:p>
          </table:table-cell>
          <table:table-cell table:number-columns-repeated="1003"/>
        </table:table-row>
        <table:table-row table:style-name="ro5">
          <table:table-cell office:value-type="float" office:value="1943">
            <text:p>1943</text:p>
          </table:table-cell>
          <table:table-cell table:style-name="ce6" office:value-type="float" office:value="3648159">
            <text:p>3,648,159</text:p>
          </table:table-cell>
          <table:table-cell table:style-name="ce6" office:value-type="float" office:value="3621499">
            <text:p>3,621,499</text:p>
          </table:table-cell>
          <table:table-cell office:value-type="float" office:value="7269658">
            <text:p>7,269,658</text:p>
          </table:table-cell>
          <table:table-cell table:style-name="ce8" table:formula="of:=[.B136]/[.C136]" office:value-type="float" office:value="1.00736159253392">
            <text:p>1.01</text:p>
          </table:table-cell>
          <table:table-cell table:style-name="ce6" table:formula="of:=(SUM(OFFSET([.P136];-[.D$4]+1;0;[.D$4];1))+SUM(OFFSET([.Q136];-[.F$4]+1;0;[.F$4];1)))+[.U136]" office:value-type="float" office:value="3814">
            <text:p>3,814</text:p>
          </table:table-cell>
          <table:table-cell table:style-name="ce9" table:formula="of:=[.J136]/[.K136]" office:value-type="float" office:value="13.5853653619753">
            <text:p>13.6</text:p>
          </table:table-cell>
          <table:table-cell table:style-name="ce9" table:formula="of:=[.G136]/[.E136]" office:value-type="float" office:value="13.4860862898322">
            <text:p>13.5</text:p>
          </table:table-cell>
          <table:table-cell table:style-name="ce6" table:formula="of:=[.F136]*100000/[.D136]" office:value-type="float" office:value="52.4646413902827">
            <text:p>52</text:p>
          </table:table-cell>
          <table:table-cell table:style-name="ce6" table:formula="of:=SUM(OFFSET([.P136];-[.D$4]+1;0;[.D$4];1))+[.S136]" office:value-type="float" office:value="3552.50500790722">
            <text:p>3,553</text:p>
          </table:table-cell>
          <table:table-cell table:style-name="ce6" table:formula="of:=SUM(OFFSET([.Q136];-[.F$4]+1;0;[.F$4];1))+[.T136]" office:value-type="float" office:value="261.494992092778">
            <text:p>261</text:p>
          </table:table-cell>
          <table:table-cell table:style-name="ce11" table:formula="of:=(SUM(OFFSET([.P136];-[.D$4]+1;0;[.D$4];1))+SUM(OFFSET([.Q136];-[.F$4]+1;0;[.F$4];1)))/[.F136]" office:value-type="percentage" office:value="0.0146827477713686">
            <text:p>1%</text:p>
          </table:table-cell>
          <table:table-cell table:style-name="ce11" table:formula="of:=SUM([.S136:.T136])/[.F136]" office:value-type="percentage" office:value="0.985317252228631">
            <text:p>99%</text:p>
          </table:table-cell>
          <table:table-cell table:style-name="ce14" table:formula="of:=SUM([.P124:.P149])/SUM([.Q124:.Q149])" office:value-type="float" office:value="25">
            <text:p>25.0</text:p>
          </table:table-cell>
          <table:table-cell table:style-name="ce14" table:formula="of:=[.S136]/[.T136]" office:value-type="float" office:value="13.3712121212121">
            <text:p>13.4</text:p>
          </table:table-cell>
          <table:table-cell table:number-columns-repeated="3" table:style-name="ce6" office:value-type="float" office:value="0">
            <text:p>0</text:p>
          </table:table-cell>
          <table:table-cell table:style-name="ce15" office:value-type="float" office:value="3496.50500790722">
            <text:p>3,497</text:p>
          </table:table-cell>
          <table:table-cell table:style-name="ce15" office:value-type="float" office:value="261.494992092778">
            <text:p>261</text:p>
          </table:table-cell>
          <table:table-cell table:style-name="ce15" office:value-type="float" office:value="3758">
            <text:p>3,758</text:p>
          </table:table-cell>
          <table:table-cell table:number-columns-repeated="1003"/>
        </table:table-row>
        <table:table-row table:style-name="ro5">
          <table:table-cell office:value-type="float" office:value="1944">
            <text:p>1944</text:p>
          </table:table-cell>
          <table:table-cell table:style-name="ce6" office:value-type="float" office:value="3682795">
            <text:p>3,682,795</text:p>
          </table:table-cell>
          <table:table-cell table:style-name="ce6" office:value-type="float" office:value="3664229">
            <text:p>3,664,229</text:p>
          </table:table-cell>
          <table:table-cell office:value-type="float" office:value="7347024">
            <text:p>7,347,024</text:p>
          </table:table-cell>
          <table:table-cell table:style-name="ce8" table:formula="of:=[.B137]/[.C137]" office:value-type="float" office:value="1.00506682306155">
            <text:p>1.01</text:p>
          </table:table-cell>
          <table:table-cell table:style-name="ce6" table:formula="of:=(SUM(OFFSET([.P137];-[.D$4]+1;0;[.D$4];1))+SUM(OFFSET([.Q137];-[.F$4]+1;0;[.F$4];1)))+[.U137]" office:value-type="float" office:value="4009">
            <text:p>4,009</text:p>
          </table:table-cell>
          <table:table-cell table:style-name="ce9" table:formula="of:=[.J137]/[.K137]" office:value-type="float" office:value="18.2459605690892">
            <text:p>18.2</text:p>
          </table:table-cell>
          <table:table-cell table:style-name="ce9" table:formula="of:=[.G137]/[.E137]" office:value-type="float" office:value="18.153977576844">
            <text:p>18.2</text:p>
          </table:table-cell>
          <table:table-cell table:style-name="ce6" table:formula="of:=[.F137]*100000/[.D137]" office:value-type="float" office:value="54.5663114752313">
            <text:p>55</text:p>
          </table:table-cell>
          <table:table-cell table:style-name="ce6" table:formula="of:=SUM(OFFSET([.P137];-[.D$4]+1;0;[.D$4];1))+[.S137]" office:value-type="float" office:value="3800.69654922608">
            <text:p>3,801</text:p>
          </table:table-cell>
          <table:table-cell table:style-name="ce6" table:formula="of:=SUM(OFFSET([.Q137];-[.F$4]+1;0;[.F$4];1))+[.T137]" office:value-type="float" office:value="208.303450773916">
            <text:p>208</text:p>
          </table:table-cell>
          <table:table-cell table:style-name="ce11" table:formula="of:=(SUM(OFFSET([.P137];-[.D$4]+1;0;[.D$4];1))+SUM(OFFSET([.Q137];-[.F$4]+1;0;[.F$4];1)))/[.F137]" office:value-type="percentage" office:value="0.013220254427538">
            <text:p>1%</text:p>
          </table:table-cell>
          <table:table-cell table:style-name="ce11" table:formula="of:=SUM([.S137:.T137])/[.F137]" office:value-type="percentage" office:value="0.986779745572462">
            <text:p>99%</text:p>
          </table:table-cell>
          <table:table-cell table:style-name="ce14" table:formula="of:=SUM([.P125:.P150])/SUM([.Q125:.Q150])" office:value-type="float" office:value="24">
            <text:p>24.0</text:p>
          </table:table-cell>
          <table:table-cell table:style-name="ce14" table:formula="of:=[.S137]/[.T137]" office:value-type="float" office:value="17.9915240736635">
            <text:p>18.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5" office:value-type="float" office:value="3747.69654922608">
            <text:p>3,748</text:p>
          </table:table-cell>
          <table:table-cell table:style-name="ce15" office:value-type="float" office:value="208.303450773916">
            <text:p>208</text:p>
          </table:table-cell>
          <table:table-cell table:style-name="ce15" office:value-type="float" office:value="3956">
            <text:p>3,956</text:p>
          </table:table-cell>
          <table:table-cell table:number-columns-repeated="1003"/>
        </table:table-row>
        <table:table-row table:style-name="ro5">
          <table:table-cell office:value-type="float" office:value="1945">
            <text:p>1945</text:p>
          </table:table-cell>
          <table:table-cell table:style-name="ce6" office:value-type="float" office:value="3721866">
            <text:p>3,721,866</text:p>
          </table:table-cell>
          <table:table-cell table:style-name="ce6" office:value-type="float" office:value="3708331">
            <text:p>3,708,331</text:p>
          </table:table-cell>
          <table:table-cell office:value-type="float" office:value="7430197">
            <text:p>7,430,197</text:p>
          </table:table-cell>
          <table:table-cell table:style-name="ce8" table:formula="of:=[.B138]/[.C138]" office:value-type="float" office:value="1.00364988993701">
            <text:p>1.00</text:p>
          </table:table-cell>
          <table:table-cell table:style-name="ce6" table:formula="of:=(SUM(OFFSET([.P138];-[.D$4]+1;0;[.D$4];1))+SUM(OFFSET([.Q138];-[.F$4]+1;0;[.F$4];1)))+[.U138]" office:value-type="float" office:value="4320">
            <text:p>4,320</text:p>
          </table:table-cell>
          <table:table-cell table:style-name="ce9" table:formula="of:=[.J138]/[.K138]" office:value-type="float" office:value="19.8917987173784">
            <text:p>19.9</text:p>
          </table:table-cell>
          <table:table-cell table:style-name="ce9" table:formula="of:=[.G138]/[.E138]" office:value-type="float" office:value="19.8194598702411">
            <text:p>19.8</text:p>
          </table:table-cell>
          <table:table-cell table:style-name="ce6" table:formula="of:=[.F138]*100000/[.D138]" office:value-type="float" office:value="58.1411233107278">
            <text:p>58</text:p>
          </table:table-cell>
          <table:table-cell table:style-name="ce6" table:formula="of:=SUM(OFFSET([.P138];-[.D$4]+1;0;[.D$4];1))+[.S138]" office:value-type="float" office:value="4113.22029383681">
            <text:p>4,113</text:p>
          </table:table-cell>
          <table:table-cell table:style-name="ce6" table:formula="of:=SUM(OFFSET([.Q138];-[.F$4]+1;0;[.F$4];1))+[.T138]" office:value-type="float" office:value="206.779706163189">
            <text:p>207</text:p>
          </table:table-cell>
          <table:table-cell table:style-name="ce11" table:formula="of:=(SUM(OFFSET([.P138];-[.D$4]+1;0;[.D$4];1))+SUM(OFFSET([.Q138];-[.F$4]+1;0;[.F$4];1)))/[.F138]" office:value-type="percentage" office:value="0.0113425925925926">
            <text:p>1%</text:p>
          </table:table-cell>
          <table:table-cell table:style-name="ce11" table:formula="of:=SUM([.S138:.T138])/[.F138]" office:value-type="percentage" office:value="0.988657407407407">
            <text:p>99%</text:p>
          </table:table-cell>
          <table:table-cell table:style-name="ce14" table:formula="of:=SUM([.P126:.P151])/SUM([.Q126:.Q151])" office:value-type="float" office:value="22">
            <text:p>22.0</text:p>
          </table:table-cell>
          <table:table-cell table:style-name="ce14" table:formula="of:=[.S138]/[.T138]" office:value-type="float" office:value="19.6548315560007">
            <text:p>19.7</text:p>
          </table:table-cell>
          <table:table-cell table:number-columns-repeated="3" table:style-name="ce6" office:value-type="float" office:value="0">
            <text:p>0</text:p>
          </table:table-cell>
          <table:table-cell table:style-name="ce15" office:value-type="float" office:value="4064.22029383681">
            <text:p>4,064</text:p>
          </table:table-cell>
          <table:table-cell table:style-name="ce15" office:value-type="float" office:value="206.779706163189">
            <text:p>207</text:p>
          </table:table-cell>
          <table:table-cell table:style-name="ce15" office:value-type="float" office:value="4271">
            <text:p>4,271</text:p>
          </table:table-cell>
          <table:table-cell table:number-columns-repeated="1003"/>
        </table:table-row>
        <table:table-row table:style-name="ro5">
          <table:table-cell office:value-type="float" office:value="1946">
            <text:p>1946</text:p>
          </table:table-cell>
          <table:table-cell table:style-name="ce6" office:value-type="float" office:value="3766689">
            <text:p>3,766,689</text:p>
          </table:table-cell>
          <table:table-cell table:style-name="ce6" office:value-type="float" office:value="3751292">
            <text:p>3,751,292</text:p>
          </table:table-cell>
          <table:table-cell office:value-type="float" office:value="7517981">
            <text:p>7,517,981</text:p>
          </table:table-cell>
          <table:table-cell table:style-name="ce8" table:formula="of:=[.B139]/[.C139]" office:value-type="float" office:value="1.00410445254595">
            <text:p>1.00</text:p>
          </table:table-cell>
          <table:table-cell table:style-name="ce6" table:formula="of:=(SUM(OFFSET([.P139];-[.D$4]+1;0;[.D$4];1))+SUM(OFFSET([.Q139];-[.F$4]+1;0;[.F$4];1)))+[.U139]" office:value-type="float" office:value="3906">
            <text:p>3,906</text:p>
          </table:table-cell>
          <table:table-cell table:style-name="ce9" table:formula="of:=[.J139]/[.K139]" office:value-type="float" office:value="22.5322053899264">
            <text:p>22.5</text:p>
          </table:table-cell>
          <table:table-cell table:style-name="ce9" table:formula="of:=[.G139]/[.E139]" office:value-type="float" office:value="22.4401010599993">
            <text:p>22.4</text:p>
          </table:table-cell>
          <table:table-cell table:style-name="ce6" table:formula="of:=[.F139]*100000/[.D139]" office:value-type="float" office:value="51.9554385678815">
            <text:p>52</text:p>
          </table:table-cell>
          <table:table-cell table:style-name="ce6" table:formula="of:=SUM(OFFSET([.P139];-[.D$4]+1;0;[.D$4];1))+[.S139]" office:value-type="float" office:value="3740.01470727975">
            <text:p>3,740</text:p>
          </table:table-cell>
          <table:table-cell table:style-name="ce6" table:formula="of:=SUM(OFFSET([.Q139];-[.F$4]+1;0;[.F$4];1))+[.T139]" office:value-type="float" office:value="165.985292720251">
            <text:p>166</text:p>
          </table:table-cell>
          <table:table-cell table:style-name="ce11" table:formula="of:=(SUM(OFFSET([.P139];-[.D$4]+1;0;[.D$4];1))+SUM(OFFSET([.Q139];-[.F$4]+1;0;[.F$4];1)))/[.F139]" office:value-type="percentage" office:value="0.0120327700972862">
            <text:p>1%</text:p>
          </table:table-cell>
          <table:table-cell table:style-name="ce11" table:formula="of:=SUM([.S139:.T139])/[.F139]" office:value-type="percentage" office:value="0.987967229902714">
            <text:p>99%</text:p>
          </table:table-cell>
          <table:table-cell table:style-name="ce14" table:formula="of:=SUM([.P127:.P152])/SUM([.Q127:.Q152])" office:value-type="float" office:value="20">
            <text:p>20.0</text:p>
          </table:table-cell>
          <table:table-cell table:style-name="ce14" table:formula="of:=[.S139]/[.T139]" office:value-type="float" office:value="22.2490477725873">
            <text:p>22.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15" office:value-type="float" office:value="3693.01470727975">
            <text:p>3,693</text:p>
          </table:table-cell>
          <table:table-cell table:style-name="ce15" office:value-type="float" office:value="165.985292720251">
            <text:p>166</text:p>
          </table:table-cell>
          <table:table-cell table:style-name="ce15" office:value-type="float" office:value="3859">
            <text:p>3,859</text:p>
          </table:table-cell>
          <table:table-cell table:number-columns-repeated="1003"/>
        </table:table-row>
        <table:table-row table:style-name="ro5">
          <table:table-cell office:value-type="float" office:value="1947">
            <text:p>1947</text:p>
          </table:table-cell>
          <table:table-cell table:style-name="ce6" office:value-type="float" office:value="3828462">
            <text:p>3,828,462</text:p>
          </table:table-cell>
          <table:table-cell table:style-name="ce6" office:value-type="float" office:value="3809501">
            <text:p>3,809,501</text:p>
          </table:table-cell>
          <table:table-cell office:value-type="float" office:value="7637963">
            <text:p>7,637,963</text:p>
          </table:table-cell>
          <table:table-cell table:style-name="ce8" table:formula="of:=[.B140]/[.C140]" office:value-type="float" office:value="1.00497729230154">
            <text:p>1.00</text:p>
          </table:table-cell>
          <table:table-cell table:style-name="ce6" table:formula="of:=(SUM(OFFSET([.P140];-[.D$4]+1;0;[.D$4];1))+SUM(OFFSET([.Q140];-[.F$4]+1;0;[.F$4];1)))+[.U140]" office:value-type="float" office:value="4010">
            <text:p>4,010</text:p>
          </table:table-cell>
          <table:table-cell table:style-name="ce9" table:formula="of:=[.J140]/[.K140]" office:value-type="float" office:value="23.0812097091355">
            <text:p>23.1</text:p>
          </table:table-cell>
          <table:table-cell table:style-name="ce9" table:formula="of:=[.G140]/[.E140]" office:value-type="float" office:value="22.9668967507478">
            <text:p>23.0</text:p>
          </table:table-cell>
          <table:table-cell table:style-name="ce6" table:formula="of:=[.F140]*100000/[.D140]" office:value-type="float" office:value="52.5009089465346">
            <text:p>53</text:p>
          </table:table-cell>
          <table:table-cell table:style-name="ce6" table:formula="of:=SUM(OFFSET([.P140];-[.D$4]+1;0;[.D$4];1))+[.S140]" office:value-type="float" office:value="3843.48012627128">
            <text:p>3,843</text:p>
          </table:table-cell>
          <table:table-cell table:style-name="ce6" table:formula="of:=SUM(OFFSET([.Q140];-[.F$4]+1;0;[.F$4];1))+[.T140]" office:value-type="float" office:value="166.519873728717">
            <text:p>167</text:p>
          </table:table-cell>
          <table:table-cell table:style-name="ce11" table:formula="of:=(SUM(OFFSET([.P140];-[.D$4]+1;0;[.D$4];1))+SUM(OFFSET([.Q140];-[.F$4]+1;0;[.F$4];1)))/[.F140]" office:value-type="percentage" office:value="0.0117206982543641">
            <text:p>1%</text:p>
          </table:table-cell>
          <table:table-cell table:style-name="ce11" table:formula="of:=SUM([.S140:.T140])/[.F140]" office:value-type="percentage" office:value="0.988279301745636">
            <text:p>99%</text:p>
          </table:table-cell>
          <table:table-cell table:style-name="ce14" table:formula="of:=SUM([.P128:.P153])/SUM([.Q128:.Q153])" office:value-type="float" office:value="21">
            <text:p>21.0</text:p>
          </table:table-cell>
          <table:table-cell table:style-name="ce14" table:formula="of:=[.S140]/[.T140]" office:value-type="float" office:value="22.7989611165347">
            <text:p>22.8</text:p>
          </table:table-cell>
          <table:table-cell table:number-columns-repeated="3" table:style-name="ce6" office:value-type="float" office:value="0">
            <text:p>0</text:p>
          </table:table-cell>
          <table:table-cell table:style-name="ce15" office:value-type="float" office:value="3796.48012627128">
            <text:p>3,796</text:p>
          </table:table-cell>
          <table:table-cell table:style-name="ce15" office:value-type="float" office:value="166.519873728717">
            <text:p>167</text:p>
          </table:table-cell>
          <table:table-cell table:style-name="ce15" office:value-type="float" office:value="3963">
            <text:p>3,963</text:p>
          </table:table-cell>
          <table:table-cell table:number-columns-repeated="1003"/>
        </table:table-row>
        <table:table-row table:style-name="ro5">
          <table:table-cell office:value-type="float" office:value="1948">
            <text:p>1948</text:p>
          </table:table-cell>
          <table:table-cell table:style-name="ce6" office:value-type="float" office:value="3908586">
            <text:p>3,908,586</text:p>
          </table:table-cell>
          <table:table-cell table:style-name="ce6" office:value-type="float" office:value="3883879">
            <text:p>3,883,879</text:p>
          </table:table-cell>
          <table:table-cell office:value-type="float" office:value="7792465">
            <text:p>7,792,465</text:p>
          </table:table-cell>
          <table:table-cell table:style-name="ce8" table:formula="of:=[.B141]/[.C141]" office:value-type="float" office:value="1.00636142372098">
            <text:p>1.01</text:p>
          </table:table-cell>
          <table:table-cell table:style-name="ce6" table:formula="of:=(SUM(OFFSET([.P141];-[.D$4]+1;0;[.D$4];1))+SUM(OFFSET([.Q141];-[.F$4]+1;0;[.F$4];1)))+[.U141]" office:value-type="float" office:value="3994">
            <text:p>3,994</text:p>
          </table:table-cell>
          <table:table-cell table:style-name="ce9" table:formula="of:=[.J141]/[.K141]" office:value-type="float" office:value="24.046163329431">
            <text:p>24.0</text:p>
          </table:table-cell>
          <table:table-cell table:style-name="ce9" table:formula="of:=[.G141]/[.E141]" office:value-type="float" office:value="23.8941624377069">
            <text:p>23.9</text:p>
          </table:table-cell>
          <table:table-cell table:style-name="ce6" table:formula="of:=[.F141]*100000/[.D141]" office:value-type="float" office:value="51.2546415030417">
            <text:p>51</text:p>
          </table:table-cell>
          <table:table-cell table:style-name="ce6" table:formula="of:=SUM(OFFSET([.P141];-[.D$4]+1;0;[.D$4];1))+[.S141]" office:value-type="float" office:value="3834.53445841317">
            <text:p>3,835</text:p>
          </table:table-cell>
          <table:table-cell table:style-name="ce6" table:formula="of:=SUM(OFFSET([.Q141];-[.F$4]+1;0;[.F$4];1))+[.T141]" office:value-type="float" office:value="159.465541586834">
            <text:p>159</text:p>
          </table:table-cell>
          <table:table-cell table:style-name="ce11" table:formula="of:=(SUM(OFFSET([.P141];-[.D$4]+1;0;[.D$4];1))+SUM(OFFSET([.Q141];-[.F$4]+1;0;[.F$4];1)))/[.F141]" office:value-type="percentage" office:value="0.0107661492238358">
            <text:p>1%</text:p>
          </table:table-cell>
          <table:table-cell table:style-name="ce11" table:formula="of:=SUM([.S141:.T141])/[.F141]" office:value-type="percentage" office:value="0.989233850776164">
            <text:p>99%</text:p>
          </table:table-cell>
          <table:table-cell table:style-name="ce14" table:formula="of:=SUM([.P129:.P154])/SUM([.Q129:.Q154])" office:value-type="float" office:value="22">
            <text:p>22.0</text:p>
          </table:table-cell>
          <table:table-cell table:style-name="ce14" table:formula="of:=[.S141]/[.T141]" office:value-type="float" office:value="23.7765125975418">
            <text:p>23.8</text:p>
          </table:table-cell>
          <table:table-cell table:number-columns-repeated="3" table:style-name="ce6" office:value-type="float" office:value="0">
            <text:p>0</text:p>
          </table:table-cell>
          <table:table-cell table:style-name="ce15" office:value-type="float" office:value="3791.53445841317">
            <text:p>3,792</text:p>
          </table:table-cell>
          <table:table-cell table:style-name="ce15" office:value-type="float" office:value="159.465541586834">
            <text:p>159</text:p>
          </table:table-cell>
          <table:table-cell table:style-name="ce15" office:value-type="float" office:value="3951">
            <text:p>3,951</text:p>
          </table:table-cell>
          <table:table-cell table:number-columns-repeated="1003"/>
        </table:table-row>
        <table:table-row table:style-name="ro5">
          <table:table-cell office:value-type="float" office:value="1949">
            <text:p>1949</text:p>
          </table:table-cell>
          <table:table-cell table:style-name="ce6" office:value-type="float" office:value="4047252">
            <text:p>4,047,252</text:p>
          </table:table-cell>
          <table:table-cell table:style-name="ce6" office:value-type="float" office:value="3998318">
            <text:p>3,998,318</text:p>
          </table:table-cell>
          <table:table-cell office:value-type="float" office:value="8045570">
            <text:p>8,045,570</text:p>
          </table:table-cell>
          <table:table-cell table:style-name="ce8" table:formula="of:=[.B142]/[.C142]" office:value-type="float" office:value="1.01223864635079">
            <text:p>1.01</text:p>
          </table:table-cell>
          <table:table-cell table:style-name="ce6" table:formula="of:=(SUM(OFFSET([.P142];-[.D$4]+1;0;[.D$4];1))+SUM(OFFSET([.Q142];-[.F$4]+1;0;[.F$4];1)))+[.U142]" office:value-type="float" office:value="4168">
            <text:p>4,168</text:p>
          </table:table-cell>
          <table:table-cell table:style-name="ce9" table:formula="of:=[.J142]/[.K142]" office:value-type="float" office:value="24.2568006962407">
            <text:p>24.3</text:p>
          </table:table-cell>
          <table:table-cell table:style-name="ce9" table:formula="of:=[.G142]/[.E142]" office:value-type="float" office:value="23.9635196538767">
            <text:p>24.0</text:p>
          </table:table-cell>
          <table:table-cell table:style-name="ce6" table:formula="of:=[.F142]*100000/[.D142]" office:value-type="float" office:value="51.8049063024745">
            <text:p>52</text:p>
          </table:table-cell>
          <table:table-cell table:style-name="ce6" table:formula="of:=SUM(OFFSET([.P142];-[.D$4]+1;0;[.D$4];1))+[.S142]" office:value-type="float" office:value="4002.97513995823">
            <text:p>4,003</text:p>
          </table:table-cell>
          <table:table-cell table:style-name="ce6" table:formula="of:=SUM(OFFSET([.Q142];-[.F$4]+1;0;[.F$4];1))+[.T142]" office:value-type="float" office:value="165.02486004177">
            <text:p>165</text:p>
          </table:table-cell>
          <table:table-cell table:style-name="ce11" table:formula="of:=(SUM(OFFSET([.P142];-[.D$4]+1;0;[.D$4];1))+SUM(OFFSET([.Q142];-[.F$4]+1;0;[.F$4];1)))/[.F142]" office:value-type="percentage" office:value="0.00983685220729367">
            <text:p>1%</text:p>
          </table:table-cell>
          <table:table-cell table:style-name="ce11" table:formula="of:=SUM([.S142:.T142])/[.F142]" office:value-type="percentage" office:value="0.990163147792706">
            <text:p>99%</text:p>
          </table:table-cell>
          <table:table-cell table:style-name="ce14" table:formula="of:=SUM([.P130:.P155])/SUM([.Q130:.Q155])" office:value-type="float" office:value="20">
            <text:p>20.0</text:p>
          </table:table-cell>
          <table:table-cell table:style-name="ce14" table:formula="of:=[.S142]/[.T142]" office:value-type="float" office:value="24.0083532805627">
            <text:p>24.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5" office:value-type="float" office:value="3961.97513995823">
            <text:p>3,962</text:p>
          </table:table-cell>
          <table:table-cell table:style-name="ce15" office:value-type="float" office:value="165.02486004177">
            <text:p>165</text:p>
          </table:table-cell>
          <table:table-cell table:style-name="ce15" office:value-type="float" office:value="4127">
            <text:p>4,127</text:p>
          </table:table-cell>
          <table:table-cell table:number-columns-repeated="1003"/>
        </table:table-row>
        <table:table-row table:style-name="ro5">
          <table:table-cell office:value-type="float" office:value="1950">
            <text:p>1950</text:p>
          </table:table-cell>
          <table:table-cell table:style-name="ce6" office:value-type="float" office:value="4191445">
            <text:p>4,191,445</text:p>
          </table:table-cell>
          <table:table-cell table:style-name="ce6" office:value-type="float" office:value="4116036">
            <text:p>4,116,036</text:p>
          </table:table-cell>
          <table:table-cell office:value-type="float" office:value="8307481">
            <text:p>8,307,481</text:p>
          </table:table-cell>
          <table:table-cell table:style-name="ce8" table:formula="of:=[.B143]/[.C143]" office:value-type="float" office:value="1.0183207824227">
            <text:p>1.02</text:p>
          </table:table-cell>
          <table:table-cell table:style-name="ce6" table:formula="of:=(SUM(OFFSET([.P143];-[.D$4]+1;0;[.D$4];1))+SUM(OFFSET([.Q143];-[.F$4]+1;0;[.F$4];1)))+[.U143]" office:value-type="float" office:value="4379">
            <text:p>4,379</text:p>
          </table:table-cell>
          <table:table-cell table:style-name="ce9" table:formula="of:=[.J143]/[.K143]" office:value-type="float" office:value="23.5979544144213">
            <text:p>23.6</text:p>
          </table:table-cell>
          <table:table-cell table:style-name="ce9" table:formula="of:=[.G143]/[.E143]" office:value-type="float" office:value="23.1733996023131">
            <text:p>23.2</text:p>
          </table:table-cell>
          <table:table-cell table:style-name="ce6" table:formula="of:=[.F143]*100000/[.D143]" office:value-type="float" office:value="52.7115259126082">
            <text:p>53</text:p>
          </table:table-cell>
          <table:table-cell table:style-name="ce6" table:formula="of:=SUM(OFFSET([.P143];-[.D$4]+1;0;[.D$4];1))+[.S143]" office:value-type="float" office:value="4200.97706662011">
            <text:p>4,201</text:p>
          </table:table-cell>
          <table:table-cell table:style-name="ce6" table:formula="of:=SUM(OFFSET([.Q143];-[.F$4]+1;0;[.F$4];1))+[.T143]" office:value-type="float" office:value="178.022933379886">
            <text:p>178</text:p>
          </table:table-cell>
          <table:table-cell table:style-name="ce11" table:formula="of:=(SUM(OFFSET([.P143];-[.D$4]+1;0;[.D$4];1))+SUM(OFFSET([.Q143];-[.F$4]+1;0;[.F$4];1)))/[.F143]" office:value-type="percentage" office:value="0.00936286823475679">
            <text:p>1%</text:p>
          </table:table-cell>
          <table:table-cell table:style-name="ce11" table:formula="of:=SUM([.S143:.T143])/[.F143]" office:value-type="percentage" office:value="0.990637131765243">
            <text:p>99%</text:p>
          </table:table-cell>
          <table:table-cell table:style-name="ce14" table:formula="of:=SUM([.P131:.P156])/SUM([.Q131:.Q156])" office:value-type="float" office:value="21">
            <text:p>21.0</text:p>
          </table:table-cell>
          <table:table-cell table:style-name="ce14" table:formula="of:=[.S143]/[.T143]" office:value-type="float" office:value="23.3676470083946">
            <text:p>23.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15" office:value-type="float" office:value="4159.97706662011">
            <text:p>4,160</text:p>
          </table:table-cell>
          <table:table-cell table:style-name="ce15" office:value-type="float" office:value="178.022933379886">
            <text:p>178</text:p>
          </table:table-cell>
          <table:table-cell table:style-name="ce15" office:value-type="float" office:value="4338">
            <text:p>4,338</text:p>
          </table:table-cell>
          <table:table-cell table:number-columns-repeated="1003"/>
        </table:table-row>
        <table:table-row table:style-name="ro5">
          <table:table-cell office:value-type="float" office:value="1951">
            <text:p>1951</text:p>
          </table:table-cell>
          <table:table-cell table:style-name="ce6" office:value-type="float" office:value="4310933">
            <text:p>4,310,933</text:p>
          </table:table-cell>
          <table:table-cell table:style-name="ce6" office:value-type="float" office:value="4216974">
            <text:p>4,216,974</text:p>
          </table:table-cell>
          <table:table-cell office:value-type="float" office:value="8527907">
            <text:p>8,527,907</text:p>
          </table:table-cell>
          <table:table-cell table:style-name="ce8" table:formula="of:=[.B144]/[.C144]" office:value-type="float" office:value="1.02228114282896">
            <text:p>1.02</text:p>
          </table:table-cell>
          <table:table-cell table:style-name="ce6" table:formula="of:=(SUM(OFFSET([.P144];-[.D$4]+1;0;[.D$4];1))+SUM(OFFSET([.Q144];-[.F$4]+1;0;[.F$4];1)))+[.U144]" office:value-type="float" office:value="4617">
            <text:p>4,617</text:p>
          </table:table-cell>
          <table:table-cell table:style-name="ce9" table:formula="of:=[.J144]/[.K144]" office:value-type="float" office:value="24.8982547740005">
            <text:p>24.9</text:p>
          </table:table-cell>
          <table:table-cell table:style-name="ce9" table:formula="of:=[.G144]/[.E144]" office:value-type="float" office:value="24.3555845167011">
            <text:p>24.4</text:p>
          </table:table-cell>
          <table:table-cell table:style-name="ce6" table:formula="of:=[.F144]*100000/[.D144]" office:value-type="float" office:value="54.1398962254162">
            <text:p>54</text:p>
          </table:table-cell>
          <table:table-cell table:style-name="ce6" table:formula="of:=SUM(OFFSET([.P144];-[.D$4]+1;0;[.D$4];1))+[.S144]" office:value-type="float" office:value="4438.72543901935">
            <text:p>4,439</text:p>
          </table:table-cell>
          <table:table-cell table:style-name="ce6" table:formula="of:=SUM(OFFSET([.Q144];-[.F$4]+1;0;[.F$4];1))+[.T144]" office:value-type="float" office:value="178.274560980652">
            <text:p>178</text:p>
          </table:table-cell>
          <table:table-cell table:style-name="ce11" table:formula="of:=(SUM(OFFSET([.P144];-[.D$4]+1;0;[.D$4];1))+SUM(OFFSET([.Q144];-[.F$4]+1;0;[.F$4];1)))/[.F144]" office:value-type="percentage" office:value="0.00866363439462855">
            <text:p>1%</text:p>
          </table:table-cell>
          <table:table-cell table:style-name="ce11" table:formula="of:=SUM([.S144:.T144])/[.F144]" office:value-type="percentage" office:value="0.991336365605371">
            <text:p>99%</text:p>
          </table:table-cell>
          <table:table-cell table:style-name="ce14" table:formula="of:=SUM([.P132:.P157])/SUM([.Q132:.Q157])" office:value-type="float" office:value="22">
            <text:p>22.0</text:p>
          </table:table-cell>
          <table:table-cell table:style-name="ce14" table:formula="of:=[.S144]/[.T144]" office:value-type="float" office:value="24.6738817631796">
            <text:p>24.7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15" office:value-type="float" office:value="4398.72543901935">
            <text:p>4,399</text:p>
          </table:table-cell>
          <table:table-cell table:style-name="ce15" office:value-type="float" office:value="178.274560980652">
            <text:p>178</text:p>
          </table:table-cell>
          <table:table-cell table:style-name="ce15" office:value-type="float" office:value="4577">
            <text:p>4,577</text:p>
          </table:table-cell>
          <table:table-cell table:number-columns-repeated="1003"/>
        </table:table-row>
        <table:table-row table:style-name="ro5">
          <table:table-cell office:value-type="float" office:value="1952">
            <text:p>1952</text:p>
          </table:table-cell>
          <table:table-cell table:style-name="ce6" office:value-type="float" office:value="4425528">
            <text:p>4,425,528</text:p>
          </table:table-cell>
          <table:table-cell table:style-name="ce6" office:value-type="float" office:value="4314041">
            <text:p>4,314,041</text:p>
          </table:table-cell>
          <table:table-cell office:value-type="float" office:value="8739569">
            <text:p>8,739,569</text:p>
          </table:table-cell>
          <table:table-cell table:style-name="ce8" table:formula="of:=[.B145]/[.C145]" office:value-type="float" office:value="1.02584282346876">
            <text:p>1.03</text:p>
          </table:table-cell>
          <table:table-cell table:style-name="ce6" table:formula="of:=(SUM(OFFSET([.P145];-[.D$4]+1;0;[.D$4];1))+SUM(OFFSET([.Q145];-[.F$4]+1;0;[.F$4];1)))+[.U145]" office:value-type="float" office:value="5286">
            <text:p>5,286</text:p>
          </table:table-cell>
          <table:table-cell table:style-name="ce9" table:formula="of:=[.J145]/[.K145]" office:value-type="float" office:value="26.574348632072">
            <text:p>26.6</text:p>
          </table:table-cell>
          <table:table-cell table:style-name="ce9" table:formula="of:=[.G145]/[.E145]" office:value-type="float" office:value="25.9048930539028">
            <text:p>25.9</text:p>
          </table:table-cell>
          <table:table-cell table:style-name="ce6" table:formula="of:=[.F145]*100000/[.D145]" office:value-type="float" office:value="60.4835318538019">
            <text:p>60</text:p>
          </table:table-cell>
          <table:table-cell table:style-name="ce6" table:formula="of:=SUM(OFFSET([.P145];-[.D$4]+1;0;[.D$4];1))+[.S145]" office:value-type="float" office:value="5094.30009547889">
            <text:p>5,094</text:p>
          </table:table-cell>
          <table:table-cell table:style-name="ce6" table:formula="of:=SUM(OFFSET([.Q145];-[.F$4]+1;0;[.F$4];1))+[.T145]" office:value-type="float" office:value="191.69990452111">
            <text:p>192</text:p>
          </table:table-cell>
          <table:table-cell table:style-name="ce11" table:formula="of:=(SUM(OFFSET([.P145];-[.D$4]+1;0;[.D$4];1))+SUM(OFFSET([.Q145];-[.F$4]+1;0;[.F$4];1)))/[.F145]" office:value-type="percentage" office:value="0.00794551645856981">
            <text:p>1%</text:p>
          </table:table-cell>
          <table:table-cell table:style-name="ce11" table:formula="of:=SUM([.S145:.T145])/[.F145]" office:value-type="percentage" office:value="0.99205448354143">
            <text:p>99%</text:p>
          </table:table-cell>
          <table:table-cell table:style-name="ce14" table:formula="of:=SUM([.P133:.P158])/SUM([.Q133:.Q158])" office:value-type="float" office:value="20">
            <text:p>20.0</text:p>
          </table:table-cell>
          <table:table-cell table:style-name="ce14" table:formula="of:=[.S145]/[.T145]" office:value-type="float" office:value="26.4987028083147">
            <text:p>26.5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5" office:value-type="float" office:value="5053.30009547889">
            <text:p>5,053</text:p>
          </table:table-cell>
          <table:table-cell table:style-name="ce15" office:value-type="float" office:value="190.69990452111">
            <text:p>191</text:p>
          </table:table-cell>
          <table:table-cell table:style-name="ce15" office:value-type="float" office:value="5244">
            <text:p>5,244</text:p>
          </table:table-cell>
          <table:table-cell table:number-columns-repeated="1003"/>
        </table:table-row>
        <table:table-row table:style-name="ro5">
          <table:table-cell office:value-type="float" office:value="1953">
            <text:p>1953</text:p>
          </table:table-cell>
          <table:table-cell table:style-name="ce6" office:value-type="float" office:value="4503278">
            <text:p>4,503,278</text:p>
          </table:table-cell>
          <table:table-cell table:style-name="ce6" office:value-type="float" office:value="4399408">
            <text:p>4,399,408</text:p>
          </table:table-cell>
          <table:table-cell office:value-type="float" office:value="8902686">
            <text:p>8,902,686</text:p>
          </table:table-cell>
          <table:table-cell table:style-name="ce8" table:formula="of:=[.B146]/[.C146]" office:value-type="float" office:value="1.0236099947993">
            <text:p>1.02</text:p>
          </table:table-cell>
          <table:table-cell table:style-name="ce6" table:formula="of:=(SUM(OFFSET([.P146];-[.D$4]+1;0;[.D$4];1))+SUM(OFFSET([.Q146];-[.F$4]+1;0;[.F$4];1)))+[.U146]" office:value-type="float" office:value="5296">
            <text:p>5,296</text:p>
          </table:table-cell>
          <table:table-cell table:style-name="ce9" table:formula="of:=[.J146]/[.K146]" office:value-type="float" office:value="27.2641950036018">
            <text:p>27.3</text:p>
          </table:table-cell>
          <table:table-cell table:style-name="ce9" table:formula="of:=[.G146]/[.E146]" office:value-type="float" office:value="26.635334885478">
            <text:p>26.6</text:p>
          </table:table-cell>
          <table:table-cell table:style-name="ce6" table:formula="of:=[.F146]*100000/[.D146]" office:value-type="float" office:value="59.4876647339915">
            <text:p>59</text:p>
          </table:table-cell>
          <table:table-cell table:style-name="ce6" table:formula="of:=SUM(OFFSET([.P146];-[.D$4]+1;0;[.D$4];1))+[.S146]" office:value-type="float" office:value="5108.62512520434">
            <text:p>5,109</text:p>
          </table:table-cell>
          <table:table-cell table:style-name="ce6" table:formula="of:=SUM(OFFSET([.Q146];-[.F$4]+1;0;[.F$4];1))+[.T146]" office:value-type="float" office:value="187.37487479566">
            <text:p>187</text:p>
          </table:table-cell>
          <table:table-cell table:style-name="ce11" table:formula="of:=(SUM(OFFSET([.P146];-[.D$4]+1;0;[.D$4];1))+SUM(OFFSET([.Q146];-[.F$4]+1;0;[.F$4];1)))/[.F146]" office:value-type="percentage" office:value="0.0077416918429003">
            <text:p>1%</text:p>
          </table:table-cell>
          <table:table-cell table:style-name="ce11" table:formula="of:=SUM([.S146:.T146])/[.F146]" office:value-type="percentage" office:value="0.9922583081571">
            <text:p>99%</text:p>
          </table:table-cell>
          <table:table-cell table:style-name="ce14" table:formula="of:=SUM([.P134:.P159])/SUM([.Q134:.Q159])" office:value-type="float" office:value="19">
            <text:p>19.0</text:p>
          </table:table-cell>
          <table:table-cell table:style-name="ce14" table:formula="of:=[.S146]/[.T146]" office:value-type="float" office:value="27.1958606585869">
            <text:p>27.2</text:p>
          </table:table-cell>
          <table:table-cell table:number-columns-repeated="3" table:style-name="ce6" office:value-type="float" office:value="0">
            <text:p>0</text:p>
          </table:table-cell>
          <table:table-cell table:style-name="ce15" office:value-type="float" office:value="5068.62512520434">
            <text:p>5,069</text:p>
          </table:table-cell>
          <table:table-cell table:style-name="ce15" office:value-type="float" office:value="186.37487479566">
            <text:p>186</text:p>
          </table:table-cell>
          <table:table-cell table:style-name="ce15" office:value-type="float" office:value="5255">
            <text:p>5,255</text:p>
          </table:table-cell>
          <table:table-cell table:number-columns-repeated="1003"/>
        </table:table-row>
        <table:table-row table:style-name="ro5">
          <table:table-cell office:value-type="float" office:value="1954">
            <text:p>1954</text:p>
          </table:table-cell>
          <table:table-cell table:style-name="ce6" office:value-type="float" office:value="4597667">
            <text:p>4,597,667</text:p>
          </table:table-cell>
          <table:table-cell table:style-name="ce6" office:value-type="float" office:value="4492269">
            <text:p>4,492,269</text:p>
          </table:table-cell>
          <table:table-cell office:value-type="float" office:value="9089936">
            <text:p>9,089,936</text:p>
          </table:table-cell>
          <table:table-cell table:style-name="ce8" table:formula="of:=[.B147]/[.C147]" office:value-type="float" office:value="1.02346208564091">
            <text:p>1.02</text:p>
          </table:table-cell>
          <table:table-cell table:style-name="ce6" table:formula="of:=(SUM(OFFSET([.P147];-[.D$4]+1;0;[.D$4];1))+SUM(OFFSET([.Q147];-[.F$4]+1;0;[.F$4];1)))+[.U147]" office:value-type="float" office:value="5349">
            <text:p>5,349</text:p>
          </table:table-cell>
          <table:table-cell table:style-name="ce9" table:formula="of:=[.J147]/[.K147]" office:value-type="float" office:value="28.6996691181238">
            <text:p>28.7</text:p>
          </table:table-cell>
          <table:table-cell table:style-name="ce9" table:formula="of:=[.G147]/[.E147]" office:value-type="float" office:value="28.0417511510957">
            <text:p>28.0</text:p>
          </table:table-cell>
          <table:table-cell table:style-name="ce6" table:formula="of:=[.F147]*100000/[.D147]" office:value-type="float" office:value="58.8452988007836">
            <text:p>59</text:p>
          </table:table-cell>
          <table:table-cell table:style-name="ce6" table:formula="of:=SUM(OFFSET([.P147];-[.D$4]+1;0;[.D$4];1))+[.S147]" office:value-type="float" office:value="5168.8969834066">
            <text:p>5,169</text:p>
          </table:table-cell>
          <table:table-cell table:style-name="ce6" table:formula="of:=SUM(OFFSET([.Q147];-[.F$4]+1;0;[.F$4];1))+[.T147]" office:value-type="float" office:value="180.103016593402">
            <text:p>180</text:p>
          </table:table-cell>
          <table:table-cell table:style-name="ce11" table:formula="of:=(SUM(OFFSET([.P147];-[.D$4]+1;0;[.D$4];1))+SUM(OFFSET([.Q147];-[.F$4]+1;0;[.F$4];1)))/[.F147]" office:value-type="percentage" office:value="0.00747803327724808">
            <text:p>1%</text:p>
          </table:table-cell>
          <table:table-cell table:style-name="ce11" table:formula="of:=SUM([.S147:.T147])/[.F147]" office:value-type="percentage" office:value="0.992521966722752">
            <text:p>99%</text:p>
          </table:table-cell>
          <table:table-cell table:style-name="ce14" table:formula="of:=SUM([.P135:.P160])/SUM([.Q135:.Q160])" office:value-type="float" office:value="19">
            <text:p>19.0</text:p>
          </table:table-cell>
          <table:table-cell table:style-name="ce14" table:formula="of:=[.S147]/[.T147]" office:value-type="float" office:value="28.642158468232">
            <text:p>28.6</text:p>
          </table:table-cell>
          <table:table-cell table:number-columns-repeated="3" table:style-name="ce6" office:value-type="float" office:value="0">
            <text:p>0</text:p>
          </table:table-cell>
          <table:table-cell table:style-name="ce15" office:value-type="float" office:value="5129.8969834066">
            <text:p>5,130</text:p>
          </table:table-cell>
          <table:table-cell table:style-name="ce15" office:value-type="float" office:value="179.103016593402">
            <text:p>179</text:p>
          </table:table-cell>
          <table:table-cell table:style-name="ce15" office:value-type="float" office:value="5309">
            <text:p>5,309</text:p>
          </table:table-cell>
          <table:table-cell table:number-columns-repeated="1003"/>
        </table:table-row>
        <table:table-row table:style-name="ro5">
          <table:table-cell office:value-type="float" office:value="1955">
            <text:p>1955</text:p>
          </table:table-cell>
          <table:table-cell table:style-name="ce6" office:value-type="float" office:value="4713817">
            <text:p>4,713,817</text:p>
          </table:table-cell>
          <table:table-cell table:style-name="ce6" office:value-type="float" office:value="4598008">
            <text:p>4,598,008</text:p>
          </table:table-cell>
          <table:table-cell office:value-type="float" office:value="9311825">
            <text:p>9,311,825</text:p>
          </table:table-cell>
          <table:table-cell table:style-name="ce8" table:formula="of:=[.B148]/[.C148]" office:value-type="float" office:value="1.02518677653453">
            <text:p>1.03</text:p>
          </table:table-cell>
          <table:table-cell table:style-name="ce6" table:formula="of:=(SUM(OFFSET([.P148];-[.D$4]+1;0;[.D$4];1))+SUM(OFFSET([.Q148];-[.F$4]+1;0;[.F$4];1)))+[.U148]" office:value-type="float" office:value="5826">
            <text:p>5,826</text:p>
          </table:table-cell>
          <table:table-cell table:style-name="ce9" table:formula="of:=[.J148]/[.K148]" office:value-type="float" office:value="29.2742511718359">
            <text:p>29.3</text:p>
          </table:table-cell>
          <table:table-cell table:style-name="ce9" table:formula="of:=[.G148]/[.E148]" office:value-type="float" office:value="28.5550417171712">
            <text:p>28.6</text:p>
          </table:table-cell>
          <table:table-cell table:style-name="ce6" table:formula="of:=[.F148]*100000/[.D148]" office:value-type="float" office:value="62.5656087823815">
            <text:p>63</text:p>
          </table:table-cell>
          <table:table-cell table:style-name="ce6" table:formula="of:=SUM(OFFSET([.P148];-[.D$4]+1;0;[.D$4];1))+[.S148]" office:value-type="float" office:value="5633.55923682697">
            <text:p>5,634</text:p>
          </table:table-cell>
          <table:table-cell table:style-name="ce6" table:formula="of:=SUM(OFFSET([.Q148];-[.F$4]+1;0;[.F$4];1))+[.T148]" office:value-type="float" office:value="192.440763173027">
            <text:p>192</text:p>
          </table:table-cell>
          <table:table-cell table:style-name="ce11" table:formula="of:=(SUM(OFFSET([.P148];-[.D$4]+1;0;[.D$4];1))+SUM(OFFSET([.Q148];-[.F$4]+1;0;[.F$4];1)))/[.F148]" office:value-type="percentage" office:value="0.00669412976313079">
            <text:p>1%</text:p>
          </table:table-cell>
          <table:table-cell table:style-name="ce11" table:formula="of:=SUM([.S148:.T148])/[.F148]" office:value-type="percentage" office:value="0.993305870236869">
            <text:p>99%</text:p>
          </table:table-cell>
          <table:table-cell table:style-name="ce14" table:formula="of:=SUM([.P136:.P161])/SUM([.Q136:.Q161])" office:value-type="float" office:value="19">
            <text:p>19.0</text:p>
          </table:table-cell>
          <table:table-cell table:style-name="ce14" table:formula="of:=[.S148]/[.T148]" office:value-type="float" office:value="29.2286718047067">
            <text:p>29.2</text:p>
          </table:table-cell>
          <table:table-cell table:number-columns-repeated="3" table:style-name="ce6" office:value-type="float" office:value="0">
            <text:p>0</text:p>
          </table:table-cell>
          <table:table-cell table:style-name="ce15" office:value-type="float" office:value="5595.55923682697">
            <text:p>5,596</text:p>
          </table:table-cell>
          <table:table-cell table:style-name="ce15" office:value-type="float" office:value="191.440763173027">
            <text:p>191</text:p>
          </table:table-cell>
          <table:table-cell table:style-name="ce15" office:value-type="float" office:value="5787">
            <text:p>5,787</text:p>
          </table:table-cell>
          <table:table-cell table:number-columns-repeated="1003"/>
        </table:table-row>
        <table:table-row table:style-name="ro5">
          <table:table-cell office:value-type="float" office:value="1956">
            <text:p>1956</text:p>
          </table:table-cell>
          <table:table-cell table:style-name="ce6" office:value-type="float" office:value="4828846">
            <text:p>4,828,846</text:p>
          </table:table-cell>
          <table:table-cell table:style-name="ce6" office:value-type="float" office:value="4702025">
            <text:p>4,702,025</text:p>
          </table:table-cell>
          <table:table-cell office:value-type="float" office:value="9530871">
            <text:p>9,530,871</text:p>
          </table:table-cell>
          <table:table-cell table:style-name="ce8" table:formula="of:=[.B149]/[.C149]" office:value-type="float" office:value="1.02697157075941">
            <text:p>1.03</text:p>
          </table:table-cell>
          <table:table-cell table:style-name="ce6" table:formula="of:=(SUM(OFFSET([.P149];-[.D$4]+1;0;[.D$4];1))+SUM(OFFSET([.Q149];-[.F$4]+1;0;[.F$4];1)))+[.U149]" office:value-type="float" office:value="6791">
            <text:p>6,791</text:p>
          </table:table-cell>
          <table:table-cell table:style-name="ce9" table:formula="of:=[.J149]/[.K149]" office:value-type="float" office:value="29.5141589344869">
            <text:p>29.5</text:p>
          </table:table-cell>
          <table:table-cell table:style-name="ce9" table:formula="of:=[.G149]/[.E149]" office:value-type="float" office:value="28.7390223593651">
            <text:p>28.7</text:p>
          </table:table-cell>
          <table:table-cell table:style-name="ce6" table:formula="of:=[.F149]*100000/[.D149]" office:value-type="float" office:value="71.2526693520456">
            <text:p>71</text:p>
          </table:table-cell>
          <table:table-cell table:style-name="ce6" table:formula="of:=SUM(OFFSET([.P149];-[.D$4]+1;0;[.D$4];1))+[.S149]" office:value-type="float" office:value="6568.44757721882">
            <text:p>6,568</text:p>
          </table:table-cell>
          <table:table-cell table:style-name="ce6" table:formula="of:=SUM(OFFSET([.Q149];-[.F$4]+1;0;[.F$4];1))+[.T149]" office:value-type="float" office:value="222.552422781178">
            <text:p>223</text:p>
          </table:table-cell>
          <table:table-cell table:style-name="ce11" table:formula="of:=(SUM(OFFSET([.P149];-[.D$4]+1;0;[.D$4];1))+SUM(OFFSET([.Q149];-[.F$4]+1;0;[.F$4];1)))/[.F149]" office:value-type="percentage" office:value="0.00574289500809895">
            <text:p>1%</text:p>
          </table:table-cell>
          <table:table-cell table:style-name="ce11" table:formula="of:=SUM([.S149:.T149])/[.F149]" office:value-type="percentage" office:value="0.994257104991901">
            <text:p>99%</text:p>
          </table:table-cell>
          <table:table-cell table:style-name="ce14" table:formula="of:=SUM([.P137:.P162])/SUM([.Q137:.Q162])" office:value-type="float" office:value="19">
            <text:p>19.0</text:p>
          </table:table-cell>
          <table:table-cell table:style-name="ce14" table:formula="of:=[.S149]/[.T149]" office:value-type="float" office:value="29.4758572045442">
            <text:p>29.5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5" office:value-type="float" office:value="6530.44757721882">
            <text:p>6,530</text:p>
          </table:table-cell>
          <table:table-cell table:style-name="ce15" office:value-type="float" office:value="221.552422781178">
            <text:p>222</text:p>
          </table:table-cell>
          <table:table-cell table:style-name="ce15" office:value-type="float" office:value="6752">
            <text:p>6,752</text:p>
          </table:table-cell>
          <table:table-cell table:number-columns-repeated="1003"/>
        </table:table-row>
        <table:table-row table:style-name="ro5">
          <table:table-cell office:value-type="float" office:value="1957">
            <text:p>1957</text:p>
          </table:table-cell>
          <table:table-cell table:style-name="ce6" office:value-type="float" office:value="4930160">
            <text:p>4,930,160</text:p>
          </table:table-cell>
          <table:table-cell table:style-name="ce6" office:value-type="float" office:value="4813927">
            <text:p>4,813,927</text:p>
          </table:table-cell>
          <table:table-cell office:value-type="float" office:value="9744087">
            <text:p>9,744,087</text:p>
          </table:table-cell>
          <table:table-cell table:style-name="ce8" table:formula="of:=[.B150]/[.C150]" office:value-type="float" office:value="1.02414515218033">
            <text:p>1.02</text:p>
          </table:table-cell>
          <table:table-cell table:style-name="ce6" table:formula="of:=(SUM(OFFSET([.P150];-[.D$4]+1;0;[.D$4];1))+SUM(OFFSET([.Q150];-[.F$4]+1;0;[.F$4];1)))+[.U150]" office:value-type="float" office:value="7224">
            <text:p>7,224</text:p>
          </table:table-cell>
          <table:table-cell table:style-name="ce9" table:formula="of:=[.J150]/[.K150]" office:value-type="float" office:value="31.7733107726981">
            <text:p>31.8</text:p>
          </table:table-cell>
          <table:table-cell table:style-name="ce9" table:formula="of:=[.G150]/[.E150]" office:value-type="float" office:value="31.0242261119481">
            <text:p>31.0</text:p>
          </table:table-cell>
          <table:table-cell table:style-name="ce6" table:formula="of:=[.F150]*100000/[.D150]" office:value-type="float" office:value="74.1372690945801">
            <text:p>74</text:p>
          </table:table-cell>
          <table:table-cell table:style-name="ce6" table:formula="of:=SUM(OFFSET([.P150];-[.D$4]+1;0;[.D$4];1))+[.S150]" office:value-type="float" office:value="7003.57674004611">
            <text:p>7,004</text:p>
          </table:table-cell>
          <table:table-cell table:style-name="ce6" table:formula="of:=SUM(OFFSET([.Q150];-[.F$4]+1;0;[.F$4];1))+[.T150]" office:value-type="float" office:value="220.423259953889">
            <text:p>220</text:p>
          </table:table-cell>
          <table:table-cell table:style-name="ce11" table:formula="of:=(SUM(OFFSET([.P150];-[.D$4]+1;0;[.D$4];1))+SUM(OFFSET([.Q150];-[.F$4]+1;0;[.F$4];1)))/[.F150]" office:value-type="percentage" office:value="0.0051218161683278">
            <text:p>1%</text:p>
          </table:table-cell>
          <table:table-cell table:style-name="ce11" table:formula="of:=SUM([.S150:.T150])/[.F150]" office:value-type="percentage" office:value="0.994878183831672">
            <text:p>99%</text:p>
          </table:table-cell>
          <table:table-cell table:style-name="ce14" table:formula="of:=SUM([.P138:.P163])/SUM([.Q138:.Q163])" office:value-type="float" office:value="18">
            <text:p>18.0</text:p>
          </table:table-cell>
          <table:table-cell table:style-name="ce14" table:formula="of:=[.S150]/[.T150]" office:value-type="float" office:value="31.7540480508326">
            <text:p>31.8</text:p>
          </table:table-cell>
          <table:table-cell table:number-columns-repeated="3" table:style-name="ce6" office:value-type="float" office:value="0">
            <text:p>0</text:p>
          </table:table-cell>
          <table:table-cell table:style-name="ce15" office:value-type="float" office:value="6967.57674004611">
            <text:p>6,968</text:p>
          </table:table-cell>
          <table:table-cell table:style-name="ce15" office:value-type="float" office:value="219.423259953889">
            <text:p>219</text:p>
          </table:table-cell>
          <table:table-cell table:style-name="ce15" office:value-type="float" office:value="7187">
            <text:p>7,187</text:p>
          </table:table-cell>
          <table:table-cell table:number-columns-repeated="1003"/>
        </table:table-row>
        <table:table-row table:style-name="ro5">
          <table:table-cell office:value-type="float" office:value="1958">
            <text:p>1958</text:p>
          </table:table-cell>
          <table:table-cell table:style-name="ce6" office:value-type="float" office:value="5026095">
            <text:p>5,026,095</text:p>
          </table:table-cell>
          <table:table-cell table:style-name="ce6" office:value-type="float" office:value="4921263">
            <text:p>4,921,263</text:p>
          </table:table-cell>
          <table:table-cell office:value-type="float" office:value="9947358">
            <text:p>9,947,358</text:p>
          </table:table-cell>
          <table:table-cell table:style-name="ce8" table:formula="of:=[.B151]/[.C151]" office:value-type="float" office:value="1.02130184873273">
            <text:p>1.02</text:p>
          </table:table-cell>
          <table:table-cell table:style-name="ce6" table:formula="of:=(SUM(OFFSET([.P151];-[.D$4]+1;0;[.D$4];1))+SUM(OFFSET([.Q151];-[.F$4]+1;0;[.F$4];1)))+[.U151]" office:value-type="float" office:value="7221">
            <text:p>7,221</text:p>
          </table:table-cell>
          <table:table-cell table:style-name="ce9" table:formula="of:=[.J151]/[.K151]" office:value-type="float" office:value="32.8233955227348">
            <text:p>32.8</text:p>
          </table:table-cell>
          <table:table-cell table:style-name="ce9" table:formula="of:=[.G151]/[.E151]" office:value-type="float" office:value="32.1387800907863">
            <text:p>32.1</text:p>
          </table:table-cell>
          <table:table-cell table:style-name="ce6" table:formula="of:=[.F151]*100000/[.D151]" office:value-type="float" office:value="72.5921395409716">
            <text:p>73</text:p>
          </table:table-cell>
          <table:table-cell table:style-name="ce6" table:formula="of:=SUM(OFFSET([.P151];-[.D$4]+1;0;[.D$4];1))+[.S151]" office:value-type="float" office:value="7007.50872012107">
            <text:p>7,008</text:p>
          </table:table-cell>
          <table:table-cell table:style-name="ce6" table:formula="of:=SUM(OFFSET([.Q151];-[.F$4]+1;0;[.F$4];1))+[.T151]" office:value-type="float" office:value="213.491279878932">
            <text:p>213</text:p>
          </table:table-cell>
          <table:table-cell table:style-name="ce11" table:formula="of:=(SUM(OFFSET([.P151];-[.D$4]+1;0;[.D$4];1))+SUM(OFFSET([.Q151];-[.F$4]+1;0;[.F$4];1)))/[.F151]" office:value-type="percentage" office:value="0.00512394405207035">
            <text:p>1%</text:p>
          </table:table-cell>
          <table:table-cell table:style-name="ce11" table:formula="of:=SUM([.S151:.T151])/[.F151]" office:value-type="percentage" office:value="0.99487605594793">
            <text:p>99%</text:p>
          </table:table-cell>
          <table:table-cell table:style-name="ce14" table:formula="of:=SUM([.P139:.P164])/SUM([.Q139:.Q164])" office:value-type="float" office:value="18">
            <text:p>18.0</text:p>
          </table:table-cell>
          <table:table-cell table:style-name="ce14" table:formula="of:=[.S151]/[.T151]" office:value-type="float" office:value="32.8084461823239">
            <text:p>32.8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5" office:value-type="float" office:value="6971.50872012107">
            <text:p>6,972</text:p>
          </table:table-cell>
          <table:table-cell table:style-name="ce15" office:value-type="float" office:value="212.491279878932">
            <text:p>212</text:p>
          </table:table-cell>
          <table:table-cell table:style-name="ce15" office:value-type="float" office:value="7184">
            <text:p>7,184</text:p>
          </table:table-cell>
          <table:table-cell table:number-columns-repeated="1003"/>
        </table:table-row>
        <table:table-row table:style-name="ro5">
          <table:table-cell office:value-type="float" office:value="1959">
            <text:p>1959</text:p>
          </table:table-cell>
          <table:table-cell table:style-name="ce6" office:value-type="float" office:value="5132363">
            <text:p>5,132,363</text:p>
          </table:table-cell>
          <table:table-cell table:style-name="ce6" office:value-type="float" office:value="5028605">
            <text:p>5,028,605</text:p>
          </table:table-cell>
          <table:table-cell office:value-type="float" office:value="10160968">
            <text:p>10,160,968</text:p>
          </table:table-cell>
          <table:table-cell table:style-name="ce8" table:formula="of:=[.B152]/[.C152]" office:value-type="float" office:value="1.02063355542939">
            <text:p>1.02</text:p>
          </table:table-cell>
          <table:table-cell table:style-name="ce6" table:formula="of:=(SUM(OFFSET([.P152];-[.D$4]+1;0;[.D$4];1))+SUM(OFFSET([.Q152];-[.F$4]+1;0;[.F$4];1)))+[.U152]" office:value-type="float" office:value="7123">
            <text:p>7,123</text:p>
          </table:table-cell>
          <table:table-cell table:style-name="ce9" table:formula="of:=[.J152]/[.K152]" office:value-type="float" office:value="34.6257956956654">
            <text:p>34.6</text:p>
          </table:table-cell>
          <table:table-cell table:style-name="ce9" table:formula="of:=[.G152]/[.E152]" office:value-type="float" office:value="33.9257861075301">
            <text:p>33.9</text:p>
          </table:table-cell>
          <table:table-cell table:style-name="ce6" table:formula="of:=[.F152]*100000/[.D152]" office:value-type="float" office:value="70.1015887462691">
            <text:p>70</text:p>
          </table:table-cell>
          <table:table-cell table:style-name="ce6" table:formula="of:=SUM(OFFSET([.P152];-[.D$4]+1;0;[.D$4];1))+[.S152]" office:value-type="float" office:value="6923.06060606061">
            <text:p>6,923</text:p>
          </table:table-cell>
          <table:table-cell table:style-name="ce6" table:formula="of:=SUM(OFFSET([.Q152];-[.F$4]+1;0;[.F$4];1))+[.T152]" office:value-type="float" office:value="199.939393939394">
            <text:p>200</text:p>
          </table:table-cell>
          <table:table-cell table:style-name="ce11" table:formula="of:=(SUM(OFFSET([.P152];-[.D$4]+1;0;[.D$4];1))+SUM(OFFSET([.Q152];-[.F$4]+1;0;[.F$4];1)))/[.F152]" office:value-type="percentage" office:value="0.00491365997472975">
            <text:p>0%</text:p>
          </table:table-cell>
          <table:table-cell table:style-name="ce11" table:formula="of:=SUM([.S152:.T152])/[.F152]" office:value-type="percentage" office:value="0.99508634002527">
            <text:p>100%</text:p>
          </table:table-cell>
          <table:table-cell table:style-name="ce14" table:formula="of:=SUM([.P140:.P165])/SUM([.Q140:.Q165])" office:value-type="float" office:value="16">
            <text:p>16.0</text:p>
          </table:table-cell>
          <table:table-cell table:style-name="ce14" table:formula="of:=[.S152]/[.T152]" office:value-type="float" office:value="34.628941355674">
            <text:p>34.6</text:p>
          </table:table-cell>
          <table:table-cell table:number-columns-repeated="3" table:style-name="ce6" office:value-type="float" office:value="0">
            <text:p>0</text:p>
          </table:table-cell>
          <table:table-cell table:style-name="ce15" office:value-type="float" office:value="6889.06060606061">
            <text:p>6,889</text:p>
          </table:table-cell>
          <table:table-cell table:style-name="ce15" office:value-type="float" office:value="198.939393939394">
            <text:p>199</text:p>
          </table:table-cell>
          <table:table-cell table:style-name="ce15" office:value-type="float" office:value="7088">
            <text:p>7,088</text:p>
          </table:table-cell>
          <table:table-cell table:number-columns-repeated="1003"/>
        </table:table-row>
        <table:table-row table:style-name="ro5">
          <table:table-cell office:value-type="float" office:value="1960">
            <text:p>1960</text:p>
          </table:table-cell>
          <table:table-cell table:style-name="ce6" office:value-type="float" office:value="5253073">
            <text:p>5,253,073</text:p>
          </table:table-cell>
          <table:table-cell table:style-name="ce6" office:value-type="float" office:value="5138847">
            <text:p>5,138,847</text:p>
          </table:table-cell>
          <table:table-cell office:value-type="float" office:value="10391920">
            <text:p>10,391,920</text:p>
          </table:table-cell>
          <table:table-cell table:style-name="ce8" table:formula="of:=[.B153]/[.C153]" office:value-type="float" office:value="1.02222794334994">
            <text:p>1.02</text:p>
          </table:table-cell>
          <table:table-cell table:style-name="ce6" table:formula="of:=(SUM(OFFSET([.P153];-[.D$4]+1;0;[.D$4];1))+SUM(OFFSET([.Q153];-[.F$4]+1;0;[.F$4];1)))+[.U153]" office:value-type="float" office:value="7481">
            <text:p>7,481</text:p>
          </table:table-cell>
          <table:table-cell table:style-name="ce9" table:formula="of:=[.J153]/[.K153]" office:value-type="float" office:value="35.9211644720129">
            <text:p>35.9</text:p>
          </table:table-cell>
          <table:table-cell table:style-name="ce9" table:formula="of:=[.G153]/[.E153]" office:value-type="float" office:value="35.1400729217945">
            <text:p>35.1</text:p>
          </table:table-cell>
          <table:table-cell table:style-name="ce6" table:formula="of:=[.F153]*100000/[.D153]" office:value-type="float" office:value="71.9886219293451">
            <text:p>72</text:p>
          </table:table-cell>
          <table:table-cell table:style-name="ce6" table:formula="of:=SUM(OFFSET([.P153];-[.D$4]+1;0;[.D$4];1))+[.S153]" office:value-type="float" office:value="7278.37908847185">
            <text:p>7,278</text:p>
          </table:table-cell>
          <table:table-cell table:style-name="ce6" table:formula="of:=SUM(OFFSET([.Q153];-[.F$4]+1;0;[.F$4];1))+[.T153]" office:value-type="float" office:value="202.62091152815">
            <text:p>203</text:p>
          </table:table-cell>
          <table:table-cell table:style-name="ce11" table:formula="of:=(SUM(OFFSET([.P153];-[.D$4]+1;0;[.D$4];1))+SUM(OFFSET([.Q153];-[.F$4]+1;0;[.F$4];1)))/[.F153]" office:value-type="percentage" office:value="0.00467851891458361">
            <text:p>0%</text:p>
          </table:table-cell>
          <table:table-cell table:style-name="ce11" table:formula="of:=SUM([.S153:.T153])/[.F153]" office:value-type="percentage" office:value="0.995321481085416">
            <text:p>100%</text:p>
          </table:table-cell>
          <table:table-cell table:style-name="ce14" table:formula="of:=SUM([.P141:.P166])/SUM([.Q141:.Q166])" office:value-type="float" office:value="16">
            <text:p>16.0</text:p>
          </table:table-cell>
          <table:table-cell table:style-name="ce14" table:formula="of:=[.S153]/[.T153]" office:value-type="float" office:value="35.9306930693069">
            <text:p>35.9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5" office:value-type="float" office:value="7244.37908847185">
            <text:p>7,244</text:p>
          </table:table-cell>
          <table:table-cell table:style-name="ce15" office:value-type="float" office:value="201.62091152815">
            <text:p>202</text:p>
          </table:table-cell>
          <table:table-cell table:style-name="ce15" office:value-type="float" office:value="7446">
            <text:p>7,446</text:p>
          </table:table-cell>
          <table:table-cell table:number-columns-repeated="1003"/>
        </table:table-row>
        <table:table-row table:style-name="ro5">
          <table:table-cell office:value-type="float" office:value="1961">
            <text:p>1961</text:p>
          </table:table-cell>
          <table:table-cell table:style-name="ce6" office:value-type="float" office:value="5374304">
            <text:p>5,374,304</text:p>
          </table:table-cell>
          <table:table-cell table:style-name="ce6" office:value-type="float" office:value="5268350">
            <text:p>5,268,350</text:p>
          </table:table-cell>
          <table:table-cell office:value-type="float" office:value="10642654">
            <text:p>10,642,654</text:p>
          </table:table-cell>
          <table:table-cell table:style-name="ce8" table:formula="of:=[.B154]/[.C154]" office:value-type="float" office:value="1.02011142008409">
            <text:p>1.02</text:p>
          </table:table-cell>
          <table:table-cell table:style-name="ce6" table:formula="of:=(SUM(OFFSET([.P154];-[.D$4]+1;0;[.D$4];1))+SUM(OFFSET([.Q154];-[.F$4]+1;0;[.F$4];1)))+[.U154]" office:value-type="float" office:value="7956">
            <text:p>7,956</text:p>
          </table:table-cell>
          <table:table-cell table:style-name="ce9" table:formula="of:=[.J154]/[.K154]" office:value-type="float" office:value="36.1432456118206">
            <text:p>36.1</text:p>
          </table:table-cell>
          <table:table-cell table:style-name="ce9" table:formula="of:=[.G154]/[.E154]" office:value-type="float" office:value="35.4306842372584">
            <text:p>35.4</text:p>
          </table:table-cell>
          <table:table-cell table:style-name="ce6" table:formula="of:=[.F154]*100000/[.D154]" office:value-type="float" office:value="74.7557892984212">
            <text:p>75</text:p>
          </table:table-cell>
          <table:table-cell table:style-name="ce6" table:formula="of:=SUM(OFFSET([.P154];-[.D$4]+1;0;[.D$4];1))+[.S154]" office:value-type="float" office:value="7741.8022402472">
            <text:p>7,742</text:p>
          </table:table-cell>
          <table:table-cell table:style-name="ce6" table:formula="of:=SUM(OFFSET([.Q154];-[.F$4]+1;0;[.F$4];1))+[.T154]" office:value-type="float" office:value="214.1977597528">
            <text:p>214</text:p>
          </table:table-cell>
          <table:table-cell table:style-name="ce11" table:formula="of:=(SUM(OFFSET([.P154];-[.D$4]+1;0;[.D$4];1))+SUM(OFFSET([.Q154];-[.F$4]+1;0;[.F$4];1)))/[.F154]" office:value-type="percentage" office:value="0.00414781297134238">
            <text:p>0%</text:p>
          </table:table-cell>
          <table:table-cell table:style-name="ce11" table:formula="of:=SUM([.S154:.T154])/[.F154]" office:value-type="percentage" office:value="0.995852187028658">
            <text:p>100%</text:p>
          </table:table-cell>
          <table:table-cell table:style-name="ce14" table:formula="of:=SUM([.P142:.P167])/SUM([.Q142:.Q167])" office:value-type="float" office:value="16">
            <text:p>16.0</text:p>
          </table:table-cell>
          <table:table-cell table:style-name="ce14" table:formula="of:=[.S154]/[.T154]" office:value-type="float" office:value="36.1626794258373">
            <text:p>36.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5" office:value-type="float" office:value="7709.8022402472">
            <text:p>7,710</text:p>
          </table:table-cell>
          <table:table-cell table:style-name="ce15" office:value-type="float" office:value="213.1977597528">
            <text:p>213</text:p>
          </table:table-cell>
          <table:table-cell table:style-name="ce15" office:value-type="float" office:value="7923">
            <text:p>7,923</text:p>
          </table:table-cell>
          <table:table-cell table:number-columns-repeated="1003"/>
        </table:table-row>
        <table:table-row table:style-name="ro5">
          <table:table-cell office:value-type="float" office:value="1962">
            <text:p>1962</text:p>
          </table:table-cell>
          <table:table-cell table:style-name="ce6" office:value-type="float" office:value="5470040">
            <text:p>5,470,040</text:p>
          </table:table-cell>
          <table:table-cell table:style-name="ce6" office:value-type="float" office:value="5376019">
            <text:p>5,376,019</text:p>
          </table:table-cell>
          <table:table-cell office:value-type="float" office:value="10846059">
            <text:p>10,846,059</text:p>
          </table:table-cell>
          <table:table-cell table:style-name="ce8" table:formula="of:=[.B155]/[.C155]" office:value-type="float" office:value="1.01748896348767">
            <text:p>1.02</text:p>
          </table:table-cell>
          <table:table-cell table:style-name="ce6" table:formula="of:=(SUM(OFFSET([.P155];-[.D$4]+1;0;[.D$4];1))+SUM(OFFSET([.Q155];-[.F$4]+1;0;[.F$4];1)))+[.U155]" office:value-type="float" office:value="7896">
            <text:p>7,896</text:p>
          </table:table-cell>
          <table:table-cell table:style-name="ce9" table:formula="of:=[.J155]/[.K155]" office:value-type="float" office:value="41.0043052780259">
            <text:p>41.0</text:p>
          </table:table-cell>
          <table:table-cell table:style-name="ce9" table:formula="of:=[.G155]/[.E155]" office:value-type="float" office:value="40.2995086428011">
            <text:p>40.3</text:p>
          </table:table-cell>
          <table:table-cell table:style-name="ce6" table:formula="of:=[.F155]*100000/[.D155]" office:value-type="float" office:value="72.800636618333">
            <text:p>73</text:p>
          </table:table-cell>
          <table:table-cell table:style-name="ce6" table:formula="of:=SUM(OFFSET([.P155];-[.D$4]+1;0;[.D$4];1))+[.S155]" office:value-type="float" office:value="7708.01926926927">
            <text:p>7,708</text:p>
          </table:table-cell>
          <table:table-cell table:style-name="ce6" table:formula="of:=SUM(OFFSET([.Q155];-[.F$4]+1;0;[.F$4];1))+[.T155]" office:value-type="float" office:value="187.980730730731">
            <text:p>188</text:p>
          </table:table-cell>
          <table:table-cell table:style-name="ce11" table:formula="of:=(SUM(OFFSET([.P155];-[.D$4]+1;0;[.D$4];1))+SUM(OFFSET([.Q155];-[.F$4]+1;0;[.F$4];1)))/[.F155]" office:value-type="percentage" office:value="0.00392603850050659">
            <text:p>0%</text:p>
          </table:table-cell>
          <table:table-cell table:style-name="ce11" table:formula="of:=SUM([.S155:.T155])/[.F155]" office:value-type="percentage" office:value="0.996073961499493">
            <text:p>100%</text:p>
          </table:table-cell>
          <table:table-cell table:style-name="ce14" table:formula="of:=SUM([.P143:.P168])/SUM([.Q143:.Q168])" office:value-type="float" office:value="15">
            <text:p>15.0</text:p>
          </table:table-cell>
          <table:table-cell table:style-name="ce14" table:formula="of:=[.S155]/[.T155]" office:value-type="float" office:value="41.0631578947368">
            <text:p>41.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5" office:value-type="float" office:value="7678.01926926927">
            <text:p>7,678</text:p>
          </table:table-cell>
          <table:table-cell table:style-name="ce15" office:value-type="float" office:value="186.980730730731">
            <text:p>187</text:p>
          </table:table-cell>
          <table:table-cell table:style-name="ce15" office:value-type="float" office:value="7865">
            <text:p>7,865</text:p>
          </table:table-cell>
          <table:table-cell table:number-columns-repeated="1003"/>
        </table:table-row>
        <table:table-row table:style-name="ro5">
          <table:table-cell office:value-type="float" office:value="1963">
            <text:p>1963</text:p>
          </table:table-cell>
          <table:table-cell table:style-name="ce6" office:value-type="float" office:value="5571613">
            <text:p>5,571,613</text:p>
          </table:table-cell>
          <table:table-cell table:style-name="ce6" office:value-type="float" office:value="5483869">
            <text:p>5,483,869</text:p>
          </table:table-cell>
          <table:table-cell office:value-type="float" office:value="11055482">
            <text:p>11,055,482</text:p>
          </table:table-cell>
          <table:table-cell table:style-name="ce8" table:formula="of:=[.B156]/[.C156]" office:value-type="float" office:value="1.0160003822119">
            <text:p>1.02</text:p>
          </table:table-cell>
          <table:table-cell table:style-name="ce6" table:formula="of:=(SUM(OFFSET([.P156];-[.D$4]+1;0;[.D$4];1))+SUM(OFFSET([.Q156];-[.F$4]+1;0;[.F$4];1)))+[.U156]" office:value-type="float" office:value="8254">
            <text:p>8,254</text:p>
          </table:table-cell>
          <table:table-cell table:style-name="ce9" table:formula="of:=[.J156]/[.K156]" office:value-type="float" office:value="39.794783897971">
            <text:p>39.8</text:p>
          </table:table-cell>
          <table:table-cell table:style-name="ce9" table:formula="of:=[.G156]/[.E156]" office:value-type="float" office:value="39.1680796530165">
            <text:p>39.2</text:p>
          </table:table-cell>
          <table:table-cell table:style-name="ce6" table:formula="of:=[.F156]*100000/[.D156]" office:value-type="float" office:value="74.6597932139006">
            <text:p>75</text:p>
          </table:table-cell>
          <table:table-cell table:style-name="ce6" table:formula="of:=SUM(OFFSET([.P156];-[.D$4]+1;0;[.D$4];1))+[.S156]" office:value-type="float" office:value="8051.67021145048">
            <text:p>8,052</text:p>
          </table:table-cell>
          <table:table-cell table:style-name="ce6" table:formula="of:=SUM(OFFSET([.Q156];-[.F$4]+1;0;[.F$4];1))+[.T156]" office:value-type="float" office:value="202.329788549524">
            <text:p>202</text:p>
          </table:table-cell>
          <table:table-cell table:style-name="ce11" table:formula="of:=(SUM(OFFSET([.P156];-[.D$4]+1;0;[.D$4];1))+SUM(OFFSET([.Q156];-[.F$4]+1;0;[.F$4];1)))/[.F156]" office:value-type="percentage" office:value="0.00375575478555852">
            <text:p>0%</text:p>
          </table:table-cell>
          <table:table-cell table:style-name="ce11" table:formula="of:=SUM([.S156:.T156])/[.F156]" office:value-type="percentage" office:value="0.996244245214441">
            <text:p>100%</text:p>
          </table:table-cell>
          <table:table-cell table:style-name="ce14" table:formula="of:=SUM([.P144:.P169])/SUM([.Q144:.Q169])" office:value-type="float" office:value="12">
            <text:p>12.0</text:p>
          </table:table-cell>
          <table:table-cell table:style-name="ce14" table:formula="of:=[.S156]/[.T156]" office:value-type="float" office:value="39.8434343434343">
            <text:p>39.8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5" office:value-type="float" office:value="8021.67021145048">
            <text:p>8,022</text:p>
          </table:table-cell>
          <table:table-cell table:style-name="ce15" office:value-type="float" office:value="201.329788549524">
            <text:p>201</text:p>
          </table:table-cell>
          <table:table-cell table:style-name="ce15" office:value-type="float" office:value="8223">
            <text:p>8,223</text:p>
          </table:table-cell>
          <table:table-cell table:number-columns-repeated="1003"/>
        </table:table-row>
        <table:table-row table:style-name="ro5">
          <table:table-cell office:value-type="float" office:value="1964">
            <text:p>1964</text:p>
          </table:table-cell>
          <table:table-cell table:style-name="ce6" office:value-type="float" office:value="5682962">
            <text:p>5,682,962</text:p>
          </table:table-cell>
          <table:table-cell table:style-name="ce6" office:value-type="float" office:value="5597467">
            <text:p>5,597,467</text:p>
          </table:table-cell>
          <table:table-cell office:value-type="float" office:value="11280429">
            <text:p>11,280,429</text:p>
          </table:table-cell>
          <table:table-cell table:style-name="ce8" table:formula="of:=[.B157]/[.C157]" office:value-type="float" office:value="1.01527387298576">
            <text:p>1.02</text:p>
          </table:table-cell>
          <table:table-cell table:style-name="ce6" table:formula="of:=(SUM(OFFSET([.P157];-[.D$4]+1;0;[.D$4];1))+SUM(OFFSET([.Q157];-[.F$4]+1;0;[.F$4];1)))+[.U157]" office:value-type="float" office:value="8035">
            <text:p>8,035</text:p>
          </table:table-cell>
          <table:table-cell table:style-name="ce9" table:formula="of:=[.J157]/[.K157]" office:value-type="float" office:value="36.6202341022657">
            <text:p>36.6</text:p>
          </table:table-cell>
          <table:table-cell table:style-name="ce9" table:formula="of:=[.G157]/[.E157]" office:value-type="float" office:value="36.0693159517356">
            <text:p>36.1</text:p>
          </table:table-cell>
          <table:table-cell table:style-name="ce6" table:formula="of:=[.F157]*100000/[.D157]" office:value-type="float" office:value="71.229560506963">
            <text:p>71</text:p>
          </table:table-cell>
          <table:table-cell table:style-name="ce6" table:formula="of:=SUM(OFFSET([.P157];-[.D$4]+1;0;[.D$4];1))+[.S157]" office:value-type="float" office:value="7821.41812865497">
            <text:p>7,821</text:p>
          </table:table-cell>
          <table:table-cell table:style-name="ce6" table:formula="of:=SUM(OFFSET([.Q157];-[.F$4]+1;0;[.F$4];1))+[.T157]" office:value-type="float" office:value="213.581871345029">
            <text:p>214</text:p>
          </table:table-cell>
          <table:table-cell table:style-name="ce11" table:formula="of:=(SUM(OFFSET([.P157];-[.D$4]+1;0;[.D$4];1))+SUM(OFFSET([.Q157];-[.F$4]+1;0;[.F$4];1)))/[.F157]" office:value-type="percentage" office:value="0.00385812072184194">
            <text:p>0%</text:p>
          </table:table-cell>
          <table:table-cell table:style-name="ce11" table:formula="of:=SUM([.S157:.T157])/[.F157]" office:value-type="percentage" office:value="0.996141879278158">
            <text:p>100%</text:p>
          </table:table-cell>
          <table:table-cell table:style-name="ce14"/>
          <table:table-cell table:style-name="ce14" table:formula="of:=[.S157]/[.T157]" office:value-type="float" office:value="36.651376146789">
            <text:p>36.7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15" office:value-type="float" office:value="7791.41812865497">
            <text:p>7,791</text:p>
          </table:table-cell>
          <table:table-cell table:style-name="ce15" office:value-type="float" office:value="212.581871345029">
            <text:p>213</text:p>
          </table:table-cell>
          <table:table-cell table:style-name="ce15" office:value-type="float" office:value="8004">
            <text:p>8,004</text:p>
          </table:table-cell>
          <table:table-cell table:number-columns-repeated="1003"/>
        </table:table-row>
        <table:table-row table:style-name="ro5">
          <table:table-cell office:value-type="float" office:value="1965">
            <text:p>1965</text:p>
          </table:table-cell>
          <table:table-cell table:style-name="ce6" office:value-type="float" office:value="5793629">
            <text:p>5,793,629</text:p>
          </table:table-cell>
          <table:table-cell table:style-name="ce6" office:value-type="float" office:value="5711779">
            <text:p>5,711,779</text:p>
          </table:table-cell>
          <table:table-cell office:value-type="float" office:value="11505408">
            <text:p>11,505,408</text:p>
          </table:table-cell>
          <table:table-cell table:style-name="ce8" table:formula="of:=[.B158]/[.C158]" office:value-type="float" office:value="1.01433003622864">
            <text:p>1.01</text:p>
          </table:table-cell>
          <table:table-cell table:style-name="ce6" table:formula="of:=(SUM(OFFSET([.P158];-[.D$4]+1;0;[.D$4];1))+SUM(OFFSET([.Q158];-[.F$4]+1;0;[.F$4];1)))+[.U158]" office:value-type="float" office:value="8275">
            <text:p>8,275</text:p>
          </table:table-cell>
          <table:table-cell table:style-name="ce9" table:formula="of:=[.J158]/[.K158]" office:value-type="float" office:value="35.4665929539986">
            <text:p>35.5</text:p>
          </table:table-cell>
          <table:table-cell table:style-name="ce9" table:formula="of:=[.G158]/[.E158]" office:value-type="float" office:value="34.9655355626322">
            <text:p>35.0</text:p>
          </table:table-cell>
          <table:table-cell table:style-name="ce6" table:formula="of:=[.F158]*100000/[.D158]" office:value-type="float" office:value="71.9226993080124">
            <text:p>72</text:p>
          </table:table-cell>
          <table:table-cell table:style-name="ce6" table:formula="of:=SUM(OFFSET([.P158];-[.D$4]+1;0;[.D$4];1))+[.S158]" office:value-type="float" office:value="8048.07998006727">
            <text:p>8,048</text:p>
          </table:table-cell>
          <table:table-cell table:style-name="ce6" table:formula="of:=SUM(OFFSET([.Q158];-[.F$4]+1;0;[.F$4];1))+[.T158]" office:value-type="float" office:value="226.920019932727">
            <text:p>227</text:p>
          </table:table-cell>
          <table:table-cell table:style-name="ce11" table:formula="of:=(SUM(OFFSET([.P158];-[.D$4]+1;0;[.D$4];1))+SUM(OFFSET([.Q158];-[.F$4]+1;0;[.F$4];1)))/[.F158]" office:value-type="percentage" office:value="0.00386706948640483">
            <text:p>0%</text:p>
          </table:table-cell>
          <table:table-cell table:style-name="ce11" table:formula="of:=SUM([.S158:.T158])/[.F158]" office:value-type="percentage" office:value="0.996132930513595">
            <text:p>100%</text:p>
          </table:table-cell>
          <table:table-cell table:style-name="ce14"/>
          <table:table-cell table:style-name="ce14" table:formula="of:=[.S158]/[.T158]" office:value-type="float" office:value="35.4863636363636">
            <text:p>35.5</text:p>
          </table:table-cell>
          <table:table-cell table:number-columns-repeated="3" table:style-name="ce6" office:value-type="float" office:value="0">
            <text:p>0</text:p>
          </table:table-cell>
          <table:table-cell table:style-name="ce15" office:value-type="float" office:value="8017.07998006727">
            <text:p>8,017</text:p>
          </table:table-cell>
          <table:table-cell table:style-name="ce15" office:value-type="float" office:value="225.920019932727">
            <text:p>226</text:p>
          </table:table-cell>
          <table:table-cell table:style-name="ce15" office:value-type="float" office:value="8243">
            <text:p>8,243</text:p>
          </table:table-cell>
          <table:table-cell table:number-columns-repeated="1003"/>
        </table:table-row>
        <table:table-row table:style-name="ro5">
          <table:table-cell office:value-type="float" office:value="1966">
            <text:p>1966</text:p>
          </table:table-cell>
          <table:table-cell table:style-name="ce6" office:value-type="float" office:value="5890642">
            <text:p>5,890,642</text:p>
          </table:table-cell>
          <table:table-cell table:style-name="ce6" office:value-type="float" office:value="5814201">
            <text:p>5,814,201</text:p>
          </table:table-cell>
          <table:table-cell office:value-type="float" office:value="11704843">
            <text:p>11,704,843</text:p>
          </table:table-cell>
          <table:table-cell table:style-name="ce8" table:formula="of:=[.B159]/[.C159]" office:value-type="float" office:value="1.01314729229347">
            <text:p>1.01</text:p>
          </table:table-cell>
          <table:table-cell table:style-name="ce6" table:formula="of:=(SUM(OFFSET([.P159];-[.D$4]+1;0;[.D$4];1))+SUM(OFFSET([.Q159];-[.F$4]+1;0;[.F$4];1)))+[.U159]" office:value-type="float" office:value="8884">
            <text:p>8,884</text:p>
          </table:table-cell>
          <table:table-cell table:style-name="ce9" table:formula="of:=[.J159]/[.K159]" office:value-type="float" office:value="35.8485221710097">
            <text:p>35.8</text:p>
          </table:table-cell>
          <table:table-cell table:style-name="ce9" table:formula="of:=[.G159]/[.E159]" office:value-type="float" office:value="35.3833272256583">
            <text:p>35.4</text:p>
          </table:table-cell>
          <table:table-cell table:style-name="ce6" table:formula="of:=[.F159]*100000/[.D159]" office:value-type="float" office:value="75.9002064359172">
            <text:p>76</text:p>
          </table:table-cell>
          <table:table-cell table:style-name="ce6" table:formula="of:=SUM(OFFSET([.P159];-[.D$4]+1;0;[.D$4];1))+[.S159]" office:value-type="float" office:value="8642.90484945989">
            <text:p>8,643</text:p>
          </table:table-cell>
          <table:table-cell table:style-name="ce6" table:formula="of:=SUM(OFFSET([.Q159];-[.F$4]+1;0;[.F$4];1))+[.T159]" office:value-type="float" office:value="241.095150540106">
            <text:p>241</text:p>
          </table:table-cell>
          <table:table-cell table:style-name="ce11" table:formula="of:=(SUM(OFFSET([.P159];-[.D$4]+1;0;[.D$4];1))+SUM(OFFSET([.Q159];-[.F$4]+1;0;[.F$4];1)))/[.F159]" office:value-type="percentage" office:value="0.0034894191805493">
            <text:p>0%</text:p>
          </table:table-cell>
          <table:table-cell table:style-name="ce11" table:formula="of:=SUM([.S159:.T159])/[.F159]" office:value-type="percentage" office:value="0.996510580819451">
            <text:p>100%</text:p>
          </table:table-cell>
          <table:table-cell table:style-name="ce14"/>
          <table:table-cell table:style-name="ce14" table:formula="of:=[.S159]/[.T159]" office:value-type="float" office:value="35.8728813559322">
            <text:p>35.9</text:p>
          </table:table-cell>
          <table:table-cell table:number-columns-repeated="3" table:style-name="ce6" office:value-type="float" office:value="0">
            <text:p>0</text:p>
          </table:table-cell>
          <table:table-cell table:style-name="ce15" office:value-type="float" office:value="8612.90484945989">
            <text:p>8,613</text:p>
          </table:table-cell>
          <table:table-cell table:style-name="ce15" office:value-type="float" office:value="240.095150540106">
            <text:p>240</text:p>
          </table:table-cell>
          <table:table-cell table:style-name="ce15" office:value-type="float" office:value="8853">
            <text:p>8,853</text:p>
          </table:table-cell>
          <table:table-cell table:number-columns-repeated="1003"/>
        </table:table-row>
        <table:table-row table:style-name="ro5">
          <table:table-cell office:value-type="float" office:value="1967">
            <text:p>1967</text:p>
          </table:table-cell>
          <table:table-cell table:style-name="ce6" office:value-type="float" office:value="5992280">
            <text:p>5,992,280</text:p>
          </table:table-cell>
          <table:table-cell table:style-name="ce6" office:value-type="float" office:value="5919973">
            <text:p>5,919,973</text:p>
          </table:table-cell>
          <table:table-cell office:value-type="float" office:value="11912253">
            <text:p>11,912,253</text:p>
          </table:table-cell>
          <table:table-cell table:style-name="ce8" table:formula="of:=[.B160]/[.C160]" office:value-type="float" office:value="1.01221407597636">
            <text:p>1.01</text:p>
          </table:table-cell>
          <table:table-cell table:style-name="ce6" table:formula="of:=(SUM(OFFSET([.P160];-[.D$4]+1;0;[.D$4];1))+SUM(OFFSET([.Q160];-[.F$4]+1;0;[.F$4];1)))+[.U160]" office:value-type="float" office:value="9493">
            <text:p>9,493</text:p>
          </table:table-cell>
          <table:table-cell table:style-name="ce9" table:formula="of:=[.J160]/[.K160]" office:value-type="float" office:value="33.8293288860277">
            <text:p>33.8</text:p>
          </table:table-cell>
          <table:table-cell table:style-name="ce9" table:formula="of:=[.G160]/[.E160]" office:value-type="float" office:value="33.4211207776346">
            <text:p>33.4</text:p>
          </table:table-cell>
          <table:table-cell table:style-name="ce6" table:formula="of:=[.F160]*100000/[.D160]" office:value-type="float" office:value="79.6910542447344">
            <text:p>80</text:p>
          </table:table-cell>
          <table:table-cell table:style-name="ce6" table:formula="of:=SUM(OFFSET([.P160];-[.D$4]+1;0;[.D$4];1))+[.S160]" office:value-type="float" office:value="9220.44235092602">
            <text:p>9,220</text:p>
          </table:table-cell>
          <table:table-cell table:style-name="ce6" table:formula="of:=SUM(OFFSET([.Q160];-[.F$4]+1;0;[.F$4];1))+[.T160]" office:value-type="float" office:value="272.557649073975">
            <text:p>273</text:p>
          </table:table-cell>
          <table:table-cell table:style-name="ce11" table:formula="of:=(SUM(OFFSET([.P160];-[.D$4]+1;0;[.D$4];1))+SUM(OFFSET([.Q160];-[.F$4]+1;0;[.F$4];1)))/[.F160]" office:value-type="percentage" office:value="0.00294954176761824">
            <text:p>0%</text:p>
          </table:table-cell>
          <table:table-cell table:style-name="ce11" table:formula="of:=SUM([.S160:.T160])/[.F160]" office:value-type="percentage" office:value="0.997050458232382">
            <text:p>100%</text:p>
          </table:table-cell>
          <table:table-cell table:style-name="ce14"/>
          <table:table-cell table:style-name="ce14" table:formula="of:=[.S160]/[.T160]" office:value-type="float" office:value="33.8544776119403">
            <text:p>33.9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15" office:value-type="float" office:value="9193.44235092603">
            <text:p>9,193</text:p>
          </table:table-cell>
          <table:table-cell table:style-name="ce15" office:value-type="float" office:value="271.557649073975">
            <text:p>272</text:p>
          </table:table-cell>
          <table:table-cell table:style-name="ce15" office:value-type="float" office:value="9465">
            <text:p>9,465</text:p>
          </table:table-cell>
          <table:table-cell table:number-columns-repeated="1003"/>
        </table:table-row>
        <table:table-row table:style-name="ro5">
          <table:table-cell office:value-type="float" office:value="1968">
            <text:p>1968</text:p>
          </table:table-cell>
          <table:table-cell table:style-name="ce6" office:value-type="float" office:value="6108185">
            <text:p>6,108,185</text:p>
          </table:table-cell>
          <table:table-cell table:style-name="ce6" office:value-type="float" office:value="6037397">
            <text:p>6,037,397</text:p>
          </table:table-cell>
          <table:table-cell office:value-type="float" office:value="12145582">
            <text:p>12,145,582</text:p>
          </table:table-cell>
          <table:table-cell table:style-name="ce8" table:formula="of:=[.B161]/[.C161]" office:value-type="float" office:value="1.01172492052452">
            <text:p>1.01</text:p>
          </table:table-cell>
          <table:table-cell table:style-name="ce6" table:formula="of:=(SUM(OFFSET([.P161];-[.D$4]+1;0;[.D$4];1))+SUM(OFFSET([.Q161];-[.F$4]+1;0;[.F$4];1)))+[.U161]" office:value-type="float" office:value="9967">
            <text:p>9,967</text:p>
          </table:table-cell>
          <table:table-cell table:style-name="ce9" table:formula="of:=[.J161]/[.K161]" office:value-type="float" office:value="36.3121938821436">
            <text:p>36.3</text:p>
          </table:table-cell>
          <table:table-cell table:style-name="ce9" table:formula="of:=[.G161]/[.E161]" office:value-type="float" office:value="35.891370416494">
            <text:p>35.9</text:p>
          </table:table-cell>
          <table:table-cell table:style-name="ce6" table:formula="of:=[.F161]*100000/[.D161]" office:value-type="float" office:value="82.0627615868881">
            <text:p>82</text:p>
          </table:table-cell>
          <table:table-cell table:style-name="ce6" table:formula="of:=SUM(OFFSET([.P161];-[.D$4]+1;0;[.D$4];1))+[.S161]" office:value-type="float" office:value="9699.87553041018">
            <text:p>9,700</text:p>
          </table:table-cell>
          <table:table-cell table:style-name="ce6" table:formula="of:=SUM(OFFSET([.Q161];-[.F$4]+1;0;[.F$4];1))+[.T161]" office:value-type="float" office:value="267.124469589816">
            <text:p>267</text:p>
          </table:table-cell>
          <table:table-cell table:style-name="ce11" table:formula="of:=(SUM(OFFSET([.P161];-[.D$4]+1;0;[.D$4];1))+SUM(OFFSET([.Q161];-[.F$4]+1;0;[.F$4];1)))/[.F161]" office:value-type="percentage" office:value="0.00270893950035116">
            <text:p>0%</text:p>
          </table:table-cell>
          <table:table-cell table:style-name="ce11" table:formula="of:=SUM([.S161:.T161])/[.F161]" office:value-type="percentage" office:value="0.997291060499649">
            <text:p>100%</text:p>
          </table:table-cell>
          <table:table-cell table:style-name="ce14"/>
          <table:table-cell table:style-name="ce14" table:formula="of:=[.S161]/[.T161]" office:value-type="float" office:value="36.3509433962264">
            <text:p>36.4</text:p>
          </table:table-cell>
          <table:table-cell table:number-columns-repeated="3" table:style-name="ce6" office:value-type="float" office:value="0">
            <text:p>0</text:p>
          </table:table-cell>
          <table:table-cell table:style-name="ce15" office:value-type="float" office:value="9673.87553041018">
            <text:p>9,674</text:p>
          </table:table-cell>
          <table:table-cell table:style-name="ce15" office:value-type="float" office:value="266.124469589816">
            <text:p>266</text:p>
          </table:table-cell>
          <table:table-cell table:style-name="ce15" office:value-type="float" office:value="9940">
            <text:p>9,940</text:p>
          </table:table-cell>
          <table:table-cell table:number-columns-repeated="1003"/>
        </table:table-row>
        <table:table-row table:style-name="ro5">
          <table:table-cell office:value-type="float" office:value="1969">
            <text:p>1969</text:p>
          </table:table-cell>
          <table:table-cell table:style-name="ce6" office:value-type="float" office:value="6238338">
            <text:p>6,238,338</text:p>
          </table:table-cell>
          <table:table-cell table:style-name="ce6" office:value-type="float" office:value="6168879">
            <text:p>6,168,879</text:p>
          </table:table-cell>
          <table:table-cell office:value-type="float" office:value="12407217">
            <text:p>12,407,217</text:p>
          </table:table-cell>
          <table:table-cell table:style-name="ce8" table:formula="of:=[.B162]/[.C162]" office:value-type="float" office:value="1.01125958217044">
            <text:p>1.01</text:p>
          </table:table-cell>
          <table:table-cell table:style-name="ce6" table:formula="of:=(SUM(OFFSET([.P162];-[.D$4]+1;0;[.D$4];1))+SUM(OFFSET([.Q162];-[.F$4]+1;0;[.F$4];1)))+[.U162]" office:value-type="float" office:value="9829">
            <text:p>9,829</text:p>
          </table:table-cell>
          <table:table-cell table:style-name="ce9" table:formula="of:=[.J162]/[.K162]" office:value-type="float" office:value="35.6753731343284">
            <text:p>35.7</text:p>
          </table:table-cell>
          <table:table-cell table:style-name="ce9" table:formula="of:=[.G162]/[.E162]" office:value-type="float" office:value="35.2781558398282">
            <text:p>35.3</text:p>
          </table:table-cell>
          <table:table-cell table:style-name="ce6" table:formula="of:=[.F162]*100000/[.D162]" office:value-type="float" office:value="79.2200217018853">
            <text:p>79</text:p>
          </table:table-cell>
          <table:table-cell table:style-name="ce6" table:formula="of:=SUM(OFFSET([.P162];-[.D$4]+1;0;[.D$4];1))+[.S162]" office:value-type="float" office:value="9561">
            <text:p>9,561</text:p>
          </table:table-cell>
          <table:table-cell table:style-name="ce6" table:formula="of:=SUM(OFFSET([.Q162];-[.F$4]+1;0;[.F$4];1))+[.T162]" office:value-type="float" office:value="268">
            <text:p>268</text:p>
          </table:table-cell>
          <table:table-cell table:style-name="ce11" table:formula="of:=(SUM(OFFSET([.P162];-[.D$4]+1;0;[.D$4];1))+SUM(OFFSET([.Q162];-[.F$4]+1;0;[.F$4];1)))/[.F162]" office:value-type="percentage" office:value="0.00274697324244582">
            <text:p>0%</text:p>
          </table:table-cell>
          <table:table-cell table:style-name="ce11" table:formula="of:=SUM([.S162:.T162])/[.F162]" office:value-type="percentage" office:value="0.997253026757554">
            <text:p>100%</text:p>
          </table:table-cell>
          <table:table-cell table:style-name="ce14"/>
          <table:table-cell table:style-name="ce14" table:formula="of:=[.S162]/[.T162]" office:value-type="float" office:value="35.7116104868914">
            <text:p>35.7</text:p>
          </table:table-cell>
          <table:table-cell table:number-columns-repeated="3" table:style-name="ce6" office:value-type="float" office:value="0">
            <text:p>0</text:p>
          </table:table-cell>
          <table:table-cell table:style-name="ce15" office:value-type="float" office:value="9535">
            <text:p>9,535</text:p>
          </table:table-cell>
          <table:table-cell table:style-name="ce15" office:value-type="float" office:value="267">
            <text:p>267</text:p>
          </table:table-cell>
          <table:table-cell table:style-name="ce15" office:value-type="float" office:value="9802">
            <text:p>9,802</text:p>
          </table:table-cell>
          <table:table-cell table:number-columns-repeated="1003"/>
        </table:table-row>
        <table:table-row table:style-name="ro5">
          <table:table-cell office:value-type="float" office:value="1970">
            <text:p>1970</text:p>
          </table:table-cell>
          <table:table-cell table:style-name="ce6" office:value-type="float" office:value="6364877">
            <text:p>6,364,877</text:p>
          </table:table-cell>
          <table:table-cell table:style-name="ce6" office:value-type="float" office:value="6298592">
            <text:p>6,298,592</text:p>
          </table:table-cell>
          <table:table-cell office:value-type="float" office:value="12663469">
            <text:p>12,663,469</text:p>
          </table:table-cell>
          <table:table-cell table:style-name="ce8" table:formula="of:=[.B163]/[.C163]" office:value-type="float" office:value="1.01052378055286">
            <text:p>1.01</text:p>
          </table:table-cell>
          <table:table-cell table:style-name="ce6" table:formula="of:=(SUM(OFFSET([.P163];-[.D$4]+1;0;[.D$4];1))+SUM(OFFSET([.Q163];-[.F$4]+1;0;[.F$4];1)))+[.U163]" office:value-type="float" office:value="10235">
            <text:p>10,235</text:p>
          </table:table-cell>
          <table:table-cell table:style-name="ce9" table:formula="of:=[.J163]/[.K163]" office:value-type="float" office:value="34.8337322643603">
            <text:p>34.8</text:p>
          </table:table-cell>
          <table:table-cell table:style-name="ce9" table:formula="of:=[.G163]/[.E163]" office:value-type="float" office:value="34.4709673683312">
            <text:p>34.5</text:p>
          </table:table-cell>
          <table:table-cell table:style-name="ce6" table:formula="of:=[.F163]*100000/[.D163]" office:value-type="float" office:value="80.8230351414766">
            <text:p>81</text:p>
          </table:table-cell>
          <table:table-cell table:style-name="ce6" table:formula="of:=SUM(OFFSET([.P163];-[.D$4]+1;0;[.D$4];1))+[.S163]" office:value-type="float" office:value="9949.3752728716">
            <text:p>9,949</text:p>
          </table:table-cell>
          <table:table-cell table:style-name="ce6" table:formula="of:=SUM(OFFSET([.Q163];-[.F$4]+1;0;[.F$4];1))+[.T163]" office:value-type="float" office:value="285.624727128398">
            <text:p>286</text:p>
          </table:table-cell>
          <table:table-cell table:style-name="ce11" table:formula="of:=(SUM(OFFSET([.P163];-[.D$4]+1;0;[.D$4];1))+SUM(OFFSET([.Q163];-[.F$4]+1;0;[.F$4];1)))/[.F163]" office:value-type="percentage" office:value="0.00263800683927699">
            <text:p>0%</text:p>
          </table:table-cell>
          <table:table-cell table:style-name="ce11" table:formula="of:=SUM([.S163:.T163])/[.F163]" office:value-type="percentage" office:value="0.997361993160723">
            <text:p>100%</text:p>
          </table:table-cell>
          <table:table-cell table:style-name="ce14"/>
          <table:table-cell table:style-name="ce14" table:formula="of:=[.S163]/[.T163]" office:value-type="float" office:value="34.864768683274">
            <text:p>34.9</text:p>
          </table:table-cell>
          <table:table-cell table:number-columns-repeated="3" table:style-name="ce6" office:value-type="float" office:value="0">
            <text:p>0</text:p>
          </table:table-cell>
          <table:table-cell table:style-name="ce15" office:value-type="float" office:value="9923.3752728716">
            <text:p>9,923</text:p>
          </table:table-cell>
          <table:table-cell table:style-name="ce15" office:value-type="float" office:value="284.624727128398">
            <text:p>285</text:p>
          </table:table-cell>
          <table:table-cell table:style-name="ce15" office:value-type="float" office:value="10208">
            <text:p>10,208</text:p>
          </table:table-cell>
          <table:table-cell table:number-columns-repeated="1003"/>
        </table:table-row>
        <table:table-row table:style-name="ro5">
          <table:table-cell office:value-type="float" office:value="1971">
            <text:p>1971</text:p>
          </table:table-cell>
          <table:table-cell table:style-name="ce6" office:value-type="float" office:value="6632838">
            <text:p>6,632,838</text:p>
          </table:table-cell>
          <table:table-cell table:style-name="ce6" office:value-type="float" office:value="6565542">
            <text:p>6,565,542</text:p>
          </table:table-cell>
          <table:table-cell office:value-type="float" office:value="13198380">
            <text:p>13,198,380</text:p>
          </table:table-cell>
          <table:table-cell table:style-name="ce8" table:formula="of:=[.B164]/[.C164]" office:value-type="float" office:value="1.01024987731401">
            <text:p>1.01</text:p>
          </table:table-cell>
          <table:table-cell table:style-name="ce6" table:formula="of:=(SUM(OFFSET([.P164];-[.D$4]+1;0;[.D$4];1))+SUM(OFFSET([.Q164];-[.F$4]+1;0;[.F$4];1)))+[.U164]" office:value-type="float" office:value="10557">
            <text:p>10,557</text:p>
          </table:table-cell>
          <table:table-cell table:style-name="ce9" table:formula="of:=[.J164]/[.K164]" office:value-type="float" office:value="36.6263700368428">
            <text:p>36.6</text:p>
          </table:table-cell>
          <table:table-cell table:style-name="ce9" table:formula="of:=[.G164]/[.E164]" office:value-type="float" office:value="36.2547631623798">
            <text:p>36.3</text:p>
          </table:table-cell>
          <table:table-cell table:style-name="ce6" table:formula="of:=[.F164]*100000/[.D164]" office:value-type="float" office:value="79.9870893245989">
            <text:p>80</text:p>
          </table:table-cell>
          <table:table-cell table:style-name="ce6" table:formula="of:=SUM(OFFSET([.P164];-[.D$4]+1;0;[.D$4];1))+[.S164]" office:value-type="float" office:value="10276.4254989343">
            <text:p>10,276</text:p>
          </table:table-cell>
          <table:table-cell table:style-name="ce6" table:formula="of:=SUM(OFFSET([.Q164];-[.F$4]+1;0;[.F$4];1))+[.T164]" office:value-type="float" office:value="280.574501065685">
            <text:p>281</text:p>
          </table:table-cell>
          <table:table-cell table:style-name="ce11" table:formula="of:=(SUM(OFFSET([.P164];-[.D$4]+1;0;[.D$4];1))+SUM(OFFSET([.Q164];-[.F$4]+1;0;[.F$4];1)))/[.F164]" office:value-type="percentage" office:value="0.00236809699725301">
            <text:p>0%</text:p>
          </table:table-cell>
          <table:table-cell table:style-name="ce11" table:formula="of:=SUM([.S164:.T164])/[.F164]" office:value-type="percentage" office:value="0.997631903002747">
            <text:p>100%</text:p>
          </table:table-cell>
          <table:table-cell table:style-name="ce14"/>
          <table:table-cell table:style-name="ce14" table:formula="of:=[.S164]/[.T164]" office:value-type="float" office:value="36.6715328467153">
            <text:p>36.7</text:p>
          </table:table-cell>
          <table:table-cell table:number-columns-repeated="3" table:style-name="ce6" office:value-type="float" office:value="0">
            <text:p>0</text:p>
          </table:table-cell>
          <table:table-cell table:style-name="ce15" office:value-type="float" office:value="10252.4254989343">
            <text:p>10,252</text:p>
          </table:table-cell>
          <table:table-cell table:style-name="ce15" office:value-type="float" office:value="279.574501065685">
            <text:p>280</text:p>
          </table:table-cell>
          <table:table-cell table:style-name="ce15" office:value-type="float" office:value="10532">
            <text:p>10,532</text:p>
          </table:table-cell>
          <table:table-cell table:number-columns-repeated="1003"/>
        </table:table-row>
        <table:table-row table:style-name="ro5">
          <table:table-cell office:value-type="float" office:value="1972">
            <text:p>1972</text:p>
          </table:table-cell>
          <table:table-cell table:style-name="ce6" office:value-type="float" office:value="6735679">
            <text:p>6,735,679</text:p>
          </table:table-cell>
          <table:table-cell table:style-name="ce6" office:value-type="float" office:value="6673609">
            <text:p>6,673,609</text:p>
          </table:table-cell>
          <table:table-cell office:value-type="float" office:value="13409288">
            <text:p>13,409,288</text:p>
          </table:table-cell>
          <table:table-cell table:style-name="ce8" table:formula="of:=[.B165]/[.C165]" office:value-type="float" office:value="1.00930081459672">
            <text:p>1.01</text:p>
          </table:table-cell>
          <table:table-cell table:style-name="ce6" table:formula="of:=(SUM(OFFSET([.P165];-[.D$4]+1;0;[.D$4];1))+SUM(OFFSET([.Q165];-[.F$4]+1;0;[.F$4];1)))+[.U165]" office:value-type="float" office:value="10354">
            <text:p>10,354</text:p>
          </table:table-cell>
          <table:table-cell table:style-name="ce9" table:formula="of:=[.J165]/[.K165]" office:value-type="float" office:value="37.947337962963">
            <text:p>37.9</text:p>
          </table:table-cell>
          <table:table-cell table:style-name="ce9" table:formula="of:=[.G165]/[.E165]" office:value-type="float" office:value="37.5976491984952">
            <text:p>37.6</text:p>
          </table:table-cell>
          <table:table-cell table:style-name="ce6" table:formula="of:=[.F165]*100000/[.D165]" office:value-type="float" office:value="77.2151362548108">
            <text:p>77</text:p>
          </table:table-cell>
          <table:table-cell table:style-name="ce6" table:formula="of:=SUM(OFFSET([.P165];-[.D$4]+1;0;[.D$4];1))+[.S165]" office:value-type="float" office:value="10088.1538461538">
            <text:p>10,088</text:p>
          </table:table-cell>
          <table:table-cell table:style-name="ce6" table:formula="of:=SUM(OFFSET([.Q165];-[.F$4]+1;0;[.F$4];1))+[.T165]" office:value-type="float" office:value="265.846153846154">
            <text:p>266</text:p>
          </table:table-cell>
          <table:table-cell table:style-name="ce11" table:formula="of:=(SUM(OFFSET([.P165];-[.D$4]+1;0;[.D$4];1))+SUM(OFFSET([.Q165];-[.F$4]+1;0;[.F$4];1)))/[.F165]" office:value-type="percentage" office:value="0.00241452578713541">
            <text:p>0%</text:p>
          </table:table-cell>
          <table:table-cell table:style-name="ce11" table:formula="of:=SUM([.S165:.T165])/[.F165]" office:value-type="percentage" office:value="0.997585474212865">
            <text:p>100%</text:p>
          </table:table-cell>
          <table:table-cell table:style-name="ce14"/>
          <table:table-cell table:style-name="ce14" table:formula="of:=[.S165]/[.T165]" office:value-type="float" office:value="38">
            <text:p>38.0</text:p>
          </table:table-cell>
          <table:table-cell table:number-columns-repeated="3" table:style-name="ce6" office:value-type="float" office:value="0">
            <text:p>0</text:p>
          </table:table-cell>
          <table:table-cell table:style-name="ce15" office:value-type="float" office:value="10064.1538461538">
            <text:p>10,064</text:p>
          </table:table-cell>
          <table:table-cell table:style-name="ce15" office:value-type="float" office:value="264.846153846154">
            <text:p>265</text:p>
          </table:table-cell>
          <table:table-cell table:style-name="ce15" office:value-type="float" office:value="10329">
            <text:p>10,329</text:p>
          </table:table-cell>
          <table:table-cell table:number-columns-repeated="1003"/>
        </table:table-row>
        <table:table-row table:style-name="ro5">
          <table:table-cell office:value-type="float" office:value="1973">
            <text:p>1973</text:p>
          </table:table-cell>
          <table:table-cell table:style-name="ce6" office:value-type="float" office:value="6835488">
            <text:p>6,835,488</text:p>
          </table:table-cell>
          <table:table-cell table:style-name="ce6" office:value-type="float" office:value="6778856">
            <text:p>6,778,856</text:p>
          </table:table-cell>
          <table:table-cell office:value-type="float" office:value="13614344">
            <text:p>13,614,344</text:p>
          </table:table-cell>
          <table:table-cell table:style-name="ce8" table:formula="of:=[.B166]/[.C166]" office:value-type="float" office:value="1.00835421197913">
            <text:p>1.01</text:p>
          </table:table-cell>
          <table:table-cell table:style-name="ce6" table:formula="of:=(SUM(OFFSET([.P166];-[.D$4]+1;0;[.D$4];1))+SUM(OFFSET([.Q166];-[.F$4]+1;0;[.F$4];1)))+[.U166]" office:value-type="float" office:value="8963">
            <text:p>8,963</text:p>
          </table:table-cell>
          <table:table-cell table:style-name="ce9" table:formula="of:=[.J166]/[.K166]" office:value-type="float" office:value="39.4276592760546">
            <text:p>39.4</text:p>
          </table:table-cell>
          <table:table-cell table:style-name="ce9" table:formula="of:=[.G166]/[.E166]" office:value-type="float" office:value="39.1010012232394">
            <text:p>39.1</text:p>
          </table:table-cell>
          <table:table-cell table:style-name="ce6" table:formula="of:=[.F166]*100000/[.D166]" office:value-type="float" office:value="65.8349752290672">
            <text:p>66</text:p>
          </table:table-cell>
          <table:table-cell table:style-name="ce6" table:formula="of:=SUM(OFFSET([.P166];-[.D$4]+1;0;[.D$4];1))+[.S166]" office:value-type="float" office:value="8741.29535123967">
            <text:p>8,741</text:p>
          </table:table-cell>
          <table:table-cell table:style-name="ce6" table:formula="of:=SUM(OFFSET([.Q166];-[.F$4]+1;0;[.F$4];1))+[.T166]" office:value-type="float" office:value="221.704648760331">
            <text:p>222</text:p>
          </table:table-cell>
          <table:table-cell table:style-name="ce11" table:formula="of:=(SUM(OFFSET([.P166];-[.D$4]+1;0;[.D$4];1))+SUM(OFFSET([.Q166];-[.F$4]+1;0;[.F$4];1)))/[.F166]" office:value-type="percentage" office:value="0.00267767488564097">
            <text:p>0%</text:p>
          </table:table-cell>
          <table:table-cell table:style-name="ce11" table:formula="of:=SUM([.S166:.T166])/[.F166]" office:value-type="percentage" office:value="0.997322325114359">
            <text:p>100%</text:p>
          </table:table-cell>
          <table:table-cell table:style-name="ce14"/>
          <table:table-cell table:style-name="ce14" table:formula="of:=[.S166]/[.T166]" office:value-type="float" office:value="39.5020920502092">
            <text:p>39.5</text:p>
          </table:table-cell>
          <table:table-cell table:number-columns-repeated="3" table:style-name="ce6" office:value-type="float" office:value="0">
            <text:p>0</text:p>
          </table:table-cell>
          <table:table-cell table:style-name="ce15" office:value-type="float" office:value="8718.29535123967">
            <text:p>8,718</text:p>
          </table:table-cell>
          <table:table-cell table:style-name="ce15" office:value-type="float" office:value="220.704648760331">
            <text:p>221</text:p>
          </table:table-cell>
          <table:table-cell table:style-name="ce15" office:value-type="float" office:value="8939">
            <text:p>8,939</text:p>
          </table:table-cell>
          <table:table-cell table:number-columns-repeated="1003"/>
        </table:table-row>
        <table:table-row table:style-name="ro5">
          <table:table-cell office:value-type="float" office:value="1974">
            <text:p>1974</text:p>
          </table:table-cell>
          <table:table-cell table:style-name="ce6" office:value-type="float" office:value="6941940">
            <text:p>6,941,940</text:p>
          </table:table-cell>
          <table:table-cell table:style-name="ce6" office:value-type="float" office:value="6890038">
            <text:p>6,890,038</text:p>
          </table:table-cell>
          <table:table-cell office:value-type="float" office:value="13831978">
            <text:p>13,831,978</text:p>
          </table:table-cell>
          <table:table-cell table:style-name="ce8" table:formula="of:=[.B167]/[.C167]" office:value-type="float" office:value="1.00753290475321">
            <text:p>1.01</text:p>
          </table:table-cell>
          <table:table-cell table:style-name="ce6" table:formula="of:=(SUM(OFFSET([.P167];-[.D$4]+1;0;[.D$4];1))+SUM(OFFSET([.Q167];-[.F$4]+1;0;[.F$4];1)))+[.U167]" office:value-type="float" office:value="8648">
            <text:p>8,648</text:p>
          </table:table-cell>
          <table:table-cell table:style-name="ce9" table:formula="of:=[.J167]/[.K167]" office:value-type="float" office:value="42.2948642224053">
            <text:p>42.3</text:p>
          </table:table-cell>
          <table:table-cell table:style-name="ce9" table:formula="of:=[.G167]/[.E167]" office:value-type="float" office:value="41.978643102247">
            <text:p>42.0</text:p>
          </table:table-cell>
          <table:table-cell table:style-name="ce6" table:formula="of:=[.F167]*100000/[.D167]" office:value-type="float" office:value="62.5217882793047">
            <text:p>63</text:p>
          </table:table-cell>
          <table:table-cell table:style-name="ce6" table:formula="of:=SUM(OFFSET([.P167];-[.D$4]+1;0;[.D$4];1))+[.S167]" office:value-type="float" office:value="8448.25344448304">
            <text:p>8,448</text:p>
          </table:table-cell>
          <table:table-cell table:style-name="ce6" table:formula="of:=SUM(OFFSET([.Q167];-[.F$4]+1;0;[.F$4];1))+[.T167]" office:value-type="float" office:value="199.746555516962">
            <text:p>200</text:p>
          </table:table-cell>
          <table:table-cell table:style-name="ce11" table:formula="of:=(SUM(OFFSET([.P167];-[.D$4]+1;0;[.D$4];1))+SUM(OFFSET([.Q167];-[.F$4]+1;0;[.F$4];1)))/[.F167]" office:value-type="percentage" office:value="0.00254394079555967">
            <text:p>0%</text:p>
          </table:table-cell>
          <table:table-cell table:style-name="ce11" table:formula="of:=SUM([.S167:.T167])/[.F167]" office:value-type="percentage" office:value="0.99745605920444">
            <text:p>100%</text:p>
          </table:table-cell>
          <table:table-cell table:style-name="ce14"/>
          <table:table-cell table:style-name="ce14" table:formula="of:=[.S167]/[.T167]" office:value-type="float" office:value="42.4020100502513">
            <text:p>42.4</text:p>
          </table:table-cell>
          <table:table-cell table:number-columns-repeated="3" table:style-name="ce6" office:value-type="float" office:value="0">
            <text:p>0</text:p>
          </table:table-cell>
          <table:table-cell table:style-name="ce15" office:value-type="float" office:value="8427.25344448304">
            <text:p>8,427</text:p>
          </table:table-cell>
          <table:table-cell table:style-name="ce15" office:value-type="float" office:value="198.746555516962">
            <text:p>199</text:p>
          </table:table-cell>
          <table:table-cell table:style-name="ce15" office:value-type="float" office:value="8626">
            <text:p>8,626</text:p>
          </table:table-cell>
          <table:table-cell table:number-columns-repeated="1003"/>
        </table:table-row>
        <table:table-row table:style-name="ro5">
          <table:table-cell office:value-type="float" office:value="1975">
            <text:p>1975</text:p>
          </table:table-cell>
          <table:table-cell table:style-name="ce6" office:value-type="float" office:value="7002232">
            <text:p>7,002,232</text:p>
          </table:table-cell>
          <table:table-cell table:style-name="ce6" office:value-type="float" office:value="6966649">
            <text:p>6,966,649</text:p>
          </table:table-cell>
          <table:table-cell office:value-type="float" office:value="13968881">
            <text:p>13,968,881</text:p>
          </table:table-cell>
          <table:table-cell table:style-name="ce8" table:formula="of:=[.B168]/[.C168]" office:value-type="float" office:value="1.00510762060784">
            <text:p>1.01</text:p>
          </table:table-cell>
          <table:table-cell table:style-name="ce6" table:formula="of:=(SUM(OFFSET([.P168];-[.D$4]+1;0;[.D$4];1))+SUM(OFFSET([.Q168];-[.F$4]+1;0;[.F$4];1)))+[.U168]" office:value-type="float" office:value="8704">
            <text:p>8,704</text:p>
          </table:table-cell>
          <table:table-cell table:style-name="ce9" table:formula="of:=[.J168]/[.K168]" office:value-type="float" office:value="47.3016706016628">
            <text:p>47.3</text:p>
          </table:table-cell>
          <table:table-cell table:style-name="ce9" table:formula="of:=[.G168]/[.E168]" office:value-type="float" office:value="47.0612993393254">
            <text:p>47.1</text:p>
          </table:table-cell>
          <table:table-cell table:style-name="ce6" table:formula="of:=[.F168]*100000/[.D168]" office:value-type="float" office:value="62.3099301941222">
            <text:p>62</text:p>
          </table:table-cell>
          <table:table-cell table:style-name="ce6" table:formula="of:=SUM(OFFSET([.P168];-[.D$4]+1;0;[.D$4];1))+[.S168]" office:value-type="float" office:value="8523.79919345274">
            <text:p>8,524</text:p>
          </table:table-cell>
          <table:table-cell table:style-name="ce6" table:formula="of:=SUM(OFFSET([.Q168];-[.F$4]+1;0;[.F$4];1))+[.T168]" office:value-type="float" office:value="180.200806547266">
            <text:p>180</text:p>
          </table:table-cell>
          <table:table-cell table:style-name="ce11" table:formula="of:=(SUM(OFFSET([.P168];-[.D$4]+1;0;[.D$4];1))+SUM(OFFSET([.Q168];-[.F$4]+1;0;[.F$4];1)))/[.F168]" office:value-type="percentage" office:value="0.00241268382352941">
            <text:p>0%</text:p>
          </table:table-cell>
          <table:table-cell table:style-name="ce11" table:formula="of:=SUM([.S168:.T168])/[.F168]" office:value-type="percentage" office:value="0.997587316176471">
            <text:p>100%</text:p>
          </table:table-cell>
          <table:table-cell table:style-name="ce14"/>
          <table:table-cell table:style-name="ce14" table:formula="of:=[.S168]/[.T168]" office:value-type="float" office:value="47.4540229885058">
            <text:p>47.5</text:p>
          </table:table-cell>
          <table:table-cell table:number-columns-repeated="3" table:style-name="ce6" office:value-type="float" office:value="0">
            <text:p>0</text:p>
          </table:table-cell>
          <table:table-cell table:style-name="ce15" office:value-type="float" office:value="8503.79919345273">
            <text:p>8,504</text:p>
          </table:table-cell>
          <table:table-cell table:style-name="ce15" office:value-type="float" office:value="179.200806547266">
            <text:p>179</text:p>
          </table:table-cell>
          <table:table-cell table:style-name="ce15" office:value-type="float" office:value="8683">
            <text:p>8,683</text:p>
          </table:table-cell>
          <table:table-cell table:number-columns-repeated="1003"/>
        </table:table-row>
        <table:table-row table:style-name="ro5">
          <table:table-cell office:value-type="float" office:value="1976">
            <text:p>1976</text:p>
          </table:table-cell>
          <table:table-cell table:style-name="ce6" office:value-type="float" office:value="7065779">
            <text:p>7,065,779</text:p>
          </table:table-cell>
          <table:table-cell table:style-name="ce6" office:value-type="float" office:value="7044328">
            <text:p>7,044,328</text:p>
          </table:table-cell>
          <table:table-cell office:value-type="float" office:value="14110107">
            <text:p>14,110,107</text:p>
          </table:table-cell>
          <table:table-cell table:style-name="ce8" table:formula="of:=[.B169]/[.C169]" office:value-type="float" office:value="1.00304514497337">
            <text:p>1.00</text:p>
          </table:table-cell>
          <table:table-cell table:style-name="ce6" table:formula="of:=(SUM(OFFSET([.P169];-[.D$4]+1;0;[.D$4];1))+SUM(OFFSET([.Q169];-[.F$4]+1;0;[.F$4];1)))+[.U169]" office:value-type="float" office:value="8820">
            <text:p>8,820</text:p>
          </table:table-cell>
          <table:table-cell table:style-name="ce9" table:formula="of:=[.J169]/[.K169]" office:value-type="float" office:value="37.754236409598">
            <text:p>37.8</text:p>
          </table:table-cell>
          <table:table-cell table:style-name="ce9" table:formula="of:=[.G169]/[.E169]" office:value-type="float" office:value="37.6396183150861">
            <text:p>37.6</text:p>
          </table:table-cell>
          <table:table-cell table:style-name="ce6" table:formula="of:=[.F169]*100000/[.D169]" office:value-type="float" office:value="62.5083849470454">
            <text:p>63</text:p>
          </table:table-cell>
          <table:table-cell table:style-name="ce6" table:formula="of:=SUM(OFFSET([.P169];-[.D$4]+1;0;[.D$4];1))+[.S169]" office:value-type="float" office:value="8592.41197822142">
            <text:p>8,592</text:p>
          </table:table-cell>
          <table:table-cell table:style-name="ce6" table:formula="of:=SUM(OFFSET([.Q169];-[.F$4]+1;0;[.F$4];1))+[.T169]" office:value-type="float" office:value="227.588021778584">
            <text:p>228</text:p>
          </table:table-cell>
          <table:table-cell table:style-name="ce11" table:formula="of:=(SUM(OFFSET([.P169];-[.D$4]+1;0;[.D$4];1))+SUM(OFFSET([.Q169];-[.F$4]+1;0;[.F$4];1)))/[.F169]" office:value-type="percentage" office:value="0.00226757369614512">
            <text:p>0%</text:p>
          </table:table-cell>
          <table:table-cell table:style-name="ce11" table:formula="of:=SUM([.S169:.T169])/[.F169]" office:value-type="percentage" office:value="0.997732426303855">
            <text:p>100%</text:p>
          </table:table-cell>
          <table:table-cell table:style-name="ce14"/>
          <table:table-cell table:style-name="ce14" table:formula="of:=[.S169]/[.T169]" office:value-type="float" office:value="37.8370044052863">
            <text:p>37.8</text:p>
          </table:table-cell>
          <table:table-cell table:number-columns-repeated="3" table:style-name="ce6" office:value-type="float" office:value="0">
            <text:p>0</text:p>
          </table:table-cell>
          <table:table-cell table:style-name="ce15" office:value-type="float" office:value="8573.41197822142">
            <text:p>8,573</text:p>
          </table:table-cell>
          <table:table-cell table:style-name="ce15" office:value-type="float" office:value="226.588021778584">
            <text:p>227</text:p>
          </table:table-cell>
          <table:table-cell table:style-name="ce15" office:value-type="float" office:value="8800">
            <text:p>8,800</text:p>
          </table:table-cell>
          <table:table-cell table:number-columns-repeated="1003"/>
        </table:table-row>
        <table:table-row table:style-name="ro5">
          <table:table-cell office:value-type="float" office:value="1977">
            <text:p>1977</text:p>
          </table:table-cell>
          <table:table-cell table:style-name="ce6" office:value-type="float" office:value="7145407">
            <text:p>7,145,407</text:p>
          </table:table-cell>
          <table:table-cell table:style-name="ce6" office:value-type="float" office:value="7136126">
            <text:p>7,136,126</text:p>
          </table:table-cell>
          <table:table-cell office:value-type="float" office:value="14281533">
            <text:p>14,281,533</text:p>
          </table:table-cell>
          <table:table-cell table:style-name="ce8" table:formula="of:=[.B170]/[.C170]" office:value-type="float" office:value="1.001300565601">
            <text:p>1.00</text:p>
          </table:table-cell>
          <table:table-cell table:style-name="ce6" table:formula="of:=(SUM(OFFSET([.P170];-[.D$4]+1;0;[.D$4];1))+SUM(OFFSET([.Q170];-[.F$4]+1;0;[.F$4];1)))+[.U170]" office:value-type="float" office:value="9188">
            <text:p>9,188</text:p>
          </table:table-cell>
          <table:table-cell table:style-name="ce9" table:formula="of:=[.J170]/[.K170]" office:value-type="float" office:value="39.7128382637689">
            <text:p>39.7</text:p>
          </table:table-cell>
          <table:table-cell table:style-name="ce9" table:formula="of:=[.G170]/[.E170]" office:value-type="float" office:value="39.661256198265">
            <text:p>39.7</text:p>
          </table:table-cell>
          <table:table-cell table:style-name="ce6" table:formula="of:=[.F170]*100000/[.D170]" office:value-type="float" office:value="64.33483016144">
            <text:p>64</text:p>
          </table:table-cell>
          <table:table-cell table:style-name="ce6" table:formula="of:=SUM(OFFSET([.P170];-[.D$4]+1;0;[.D$4];1))+[.S170]" office:value-type="float" office:value="8962.32180138184">
            <text:p>8,962</text:p>
          </table:table-cell>
          <table:table-cell table:style-name="ce6" table:formula="of:=SUM(OFFSET([.Q170];-[.F$4]+1;0;[.F$4];1))+[.T170]" office:value-type="float" office:value="225.678198618164">
            <text:p>226</text:p>
          </table:table-cell>
          <table:table-cell table:style-name="ce11" table:formula="of:=(SUM(OFFSET([.P170];-[.D$4]+1;0;[.D$4];1))+SUM(OFFSET([.Q170];-[.F$4]+1;0;[.F$4];1)))/[.F170]" office:value-type="percentage" office:value="0.0021767522855899">
            <text:p>0%</text:p>
          </table:table-cell>
          <table:table-cell table:style-name="ce11" table:formula="of:=SUM([.S170:.T170])/[.F170]" office:value-type="percentage" office:value="0.99782324771441">
            <text:p>100%</text:p>
          </table:table-cell>
          <table:table-cell table:style-name="ce14"/>
          <table:table-cell table:style-name="ce14" table:formula="of:=[.S170]/[.T170]" office:value-type="float" office:value="39.805027173913">
            <text:p>39.8</text:p>
          </table:table-cell>
          <table:table-cell table:number-columns-repeated="3" table:style-name="ce6" office:value-type="float" office:value="0">
            <text:p>0</text:p>
          </table:table-cell>
          <table:table-cell table:style-name="ce15" office:value-type="float" office:value="8943.32180138184">
            <text:p>8,943</text:p>
          </table:table-cell>
          <table:table-cell table:style-name="ce15" office:value-type="float" office:value="224.678198618164">
            <text:p>225</text:p>
          </table:table-cell>
          <table:table-cell table:style-name="ce15" office:value-type="float" office:value="9168">
            <text:p>9,168</text:p>
          </table:table-cell>
          <table:table-cell table:number-columns-repeated="1003"/>
        </table:table-row>
        <table:table-row table:style-name="ro5">
          <table:table-cell office:value-type="float" office:value="1978">
            <text:p>1978</text:p>
          </table:table-cell>
          <table:table-cell table:style-name="ce6" office:value-type="float" office:value="7213574">
            <text:p>7,213,574</text:p>
          </table:table-cell>
          <table:table-cell table:style-name="ce6" office:value-type="float" office:value="7217256">
            <text:p>7,217,256</text:p>
          </table:table-cell>
          <table:table-cell office:value-type="float" office:value="14430830">
            <text:p>14,430,830</text:p>
          </table:table-cell>
          <table:table-cell table:style-name="ce8" table:formula="of:=[.B171]/[.C171]" office:value-type="float" office:value="0.999489833809415">
            <text:p>1.00</text:p>
          </table:table-cell>
          <table:table-cell table:style-name="ce6" table:formula="of:=(SUM(OFFSET([.P171];-[.D$4]+1;0;[.D$4];1))+SUM(OFFSET([.Q171];-[.F$4]+1;0;[.F$4];1)))+[.U171]" office:value-type="float" office:value="9782">
            <text:p>9,782</text:p>
          </table:table-cell>
          <table:table-cell table:style-name="ce9" table:formula="of:=[.J171]/[.K171]" office:value-type="float" office:value="30.5262215513942">
            <text:p>30.5</text:p>
          </table:table-cell>
          <table:table-cell table:style-name="ce9" table:formula="of:=[.G171]/[.E171]" office:value-type="float" office:value="30.5418029466571">
            <text:p>30.5</text:p>
          </table:table-cell>
          <table:table-cell table:style-name="ce6" table:formula="of:=[.F171]*100000/[.D171]" office:value-type="float" office:value="67.7854288353477">
            <text:p>68</text:p>
          </table:table-cell>
          <table:table-cell table:style-name="ce6" table:formula="of:=SUM(OFFSET([.P171];-[.D$4]+1;0;[.D$4];1))+[.S171]" office:value-type="float" office:value="9471.71860506489">
            <text:p>9,472</text:p>
          </table:table-cell>
          <table:table-cell table:style-name="ce6" table:formula="of:=SUM(OFFSET([.Q171];-[.F$4]+1;0;[.F$4];1))+[.T171]" office:value-type="float" office:value="310.281394935112">
            <text:p>310</text:p>
          </table:table-cell>
          <table:table-cell table:style-name="ce11" table:formula="of:=(SUM(OFFSET([.P171];-[.D$4]+1;0;[.D$4];1))+SUM(OFFSET([.Q171];-[.F$4]+1;0;[.F$4];1)))/[.F171]" office:value-type="percentage" office:value="0.00204457166223676">
            <text:p>0%</text:p>
          </table:table-cell>
          <table:table-cell table:style-name="ce11" table:formula="of:=SUM([.S171:.T171])/[.F171]" office:value-type="percentage" office:value="0.997955428337763">
            <text:p>100%</text:p>
          </table:table-cell>
          <table:table-cell table:style-name="ce14"/>
          <table:table-cell table:style-name="ce14" table:formula="of:=[.S171]/[.T171]" office:value-type="float" office:value="30.563489300894">
            <text:p>30.6</text:p>
          </table:table-cell>
          <table:table-cell table:number-columns-repeated="3" table:style-name="ce6" office:value-type="float" office:value="0">
            <text:p>0</text:p>
          </table:table-cell>
          <table:table-cell table:style-name="ce15" office:value-type="float" office:value="9452.71860506489">
            <text:p>9,453</text:p>
          </table:table-cell>
          <table:table-cell table:style-name="ce15" office:value-type="float" office:value="309.281394935112">
            <text:p>309</text:p>
          </table:table-cell>
          <table:table-cell table:style-name="ce15" office:value-type="float" office:value="9762">
            <text:p>9,762</text:p>
          </table:table-cell>
          <table:table-cell table:number-columns-repeated="1003"/>
        </table:table-row>
        <table:table-row table:style-name="ro5">
          <table:table-cell office:value-type="float" office:value="1979">
            <text:p>1979</text:p>
          </table:table-cell>
          <table:table-cell table:style-name="ce6" office:value-type="float" office:value="7293341">
            <text:p>7,293,341</text:p>
          </table:table-cell>
          <table:table-cell table:style-name="ce6" office:value-type="float" office:value="7309140">
            <text:p>7,309,140</text:p>
          </table:table-cell>
          <table:table-cell office:value-type="float" office:value="14602481">
            <text:p>14,602,481</text:p>
          </table:table-cell>
          <table:table-cell table:style-name="ce8" table:formula="of:=[.B172]/[.C172]" office:value-type="float" office:value="0.997838459791439">
            <text:p>1.00</text:p>
          </table:table-cell>
          <table:table-cell table:style-name="ce6" table:formula="of:=(SUM(OFFSET([.P172];-[.D$4]+1;0;[.D$4];1))+SUM(OFFSET([.Q172];-[.F$4]+1;0;[.F$4];1)))+[.U172]" office:value-type="float" office:value="10020">
            <text:p>10,020</text:p>
          </table:table-cell>
          <table:table-cell table:style-name="ce9" table:formula="of:=[.J172]/[.K172]" office:value-type="float" office:value="28.628600724786">
            <text:p>28.6</text:p>
          </table:table-cell>
          <table:table-cell table:style-name="ce9" table:formula="of:=[.G172]/[.E172]" office:value-type="float" office:value="28.6906166462754">
            <text:p>28.7</text:p>
          </table:table-cell>
          <table:table-cell table:style-name="ce6" table:formula="of:=[.F172]*100000/[.D172]" office:value-type="float" office:value="68.6184765451843">
            <text:p>69</text:p>
          </table:table-cell>
          <table:table-cell table:style-name="ce6" table:formula="of:=SUM(OFFSET([.P172];-[.D$4]+1;0;[.D$4];1))+[.S172]" office:value-type="float" office:value="9681.81325628322">
            <text:p>9,682</text:p>
          </table:table-cell>
          <table:table-cell table:style-name="ce6" table:formula="of:=SUM(OFFSET([.Q172];-[.F$4]+1;0;[.F$4];1))+[.T172]" office:value-type="float" office:value="338.186743716779">
            <text:p>338</text:p>
          </table:table-cell>
          <table:table-cell table:style-name="ce11" table:formula="of:=(SUM(OFFSET([.P172];-[.D$4]+1;0;[.D$4];1))+SUM(OFFSET([.Q172];-[.F$4]+1;0;[.F$4];1)))/[.F172]" office:value-type="percentage" office:value="0.00189620758483034">
            <text:p>0%</text:p>
          </table:table-cell>
          <table:table-cell table:style-name="ce11" table:formula="of:=SUM([.S172:.T172])/[.F172]" office:value-type="percentage" office:value="0.99810379241517">
            <text:p>100%</text:p>
          </table:table-cell>
          <table:table-cell table:style-name="ce14"/>
          <table:table-cell table:style-name="ce14" table:formula="of:=[.S172]/[.T172]" office:value-type="float" office:value="28.6601221322045">
            <text:p>28.7</text:p>
          </table:table-cell>
          <table:table-cell table:number-columns-repeated="3" table:style-name="ce6" office:value-type="float" office:value="0">
            <text:p>0</text:p>
          </table:table-cell>
          <table:table-cell table:style-name="ce15" office:value-type="float" office:value="9663.81325628322">
            <text:p>9,664</text:p>
          </table:table-cell>
          <table:table-cell table:style-name="ce15" office:value-type="float" office:value="337.186743716779">
            <text:p>337</text:p>
          </table:table-cell>
          <table:table-cell table:style-name="ce15" office:value-type="float" office:value="10001">
            <text:p>10,001</text:p>
          </table:table-cell>
          <table:table-cell table:number-columns-repeated="1003"/>
        </table:table-row>
        <table:table-row table:style-name="ro5">
          <table:table-cell office:value-type="float" office:value="1980">
            <text:p>1980</text:p>
          </table:table-cell>
          <table:table-cell table:style-name="ce6" office:value-type="float" office:value="7391427">
            <text:p>7,391,427</text:p>
          </table:table-cell>
          <table:table-cell table:style-name="ce6" office:value-type="float" office:value="7415943">
            <text:p>7,415,943</text:p>
          </table:table-cell>
          <table:table-cell office:value-type="float" office:value="14807370">
            <text:p>14,807,370</text:p>
          </table:table-cell>
          <table:table-cell table:style-name="ce8" table:formula="of:=[.B173]/[.C173]" office:value-type="float" office:value="0.996694149348235">
            <text:p>1.00</text:p>
          </table:table-cell>
          <table:table-cell table:style-name="ce6" table:formula="of:=(SUM(OFFSET([.P173];-[.D$4]+1;0;[.D$4];1))+SUM(OFFSET([.Q173];-[.F$4]+1;0;[.F$4];1)))+[.U173]" office:value-type="float" office:value="9771">
            <text:p>9,771</text:p>
          </table:table-cell>
          <table:table-cell table:style-name="ce9" table:formula="of:=[.J173]/[.K173]" office:value-type="float" office:value="29.2789800958546">
            <text:p>29.3</text:p>
          </table:table-cell>
          <table:table-cell table:style-name="ce9" table:formula="of:=[.G173]/[.E173]" office:value-type="float" office:value="29.3760930722839">
            <text:p>29.4</text:p>
          </table:table-cell>
          <table:table-cell table:style-name="ce6" table:formula="of:=[.F173]*100000/[.D173]" office:value-type="float" office:value="65.9874103233728">
            <text:p>66</text:p>
          </table:table-cell>
          <table:table-cell table:style-name="ce6" table:formula="of:=SUM(OFFSET([.P173];-[.D$4]+1;0;[.D$4];1))+[.S173]" office:value-type="float" office:value="9448.30088764325">
            <text:p>9,448</text:p>
          </table:table-cell>
          <table:table-cell table:style-name="ce6" table:formula="of:=SUM(OFFSET([.Q173];-[.F$4]+1;0;[.F$4];1))+[.T173]" office:value-type="float" office:value="322.699112356751">
            <text:p>323</text:p>
          </table:table-cell>
          <table:table-cell table:style-name="ce11" table:formula="of:=(SUM(OFFSET([.P173];-[.D$4]+1;0;[.D$4];1))+SUM(OFFSET([.Q173];-[.F$4]+1;0;[.F$4];1)))/[.F173]" office:value-type="percentage" office:value="0.00194452973083615">
            <text:p>0%</text:p>
          </table:table-cell>
          <table:table-cell table:style-name="ce11" table:formula="of:=SUM([.S173:.T173])/[.F173]" office:value-type="percentage" office:value="0.998055470269164">
            <text:p>100%</text:p>
          </table:table-cell>
          <table:table-cell table:style-name="ce14"/>
          <table:table-cell table:style-name="ce14" table:formula="of:=[.S173]/[.T173]" office:value-type="float" office:value="29.3140407462033">
            <text:p>29.3</text:p>
          </table:table-cell>
          <table:table-cell table:number-columns-repeated="3" table:style-name="ce6" office:value-type="float" office:value="0">
            <text:p>0</text:p>
          </table:table-cell>
          <table:table-cell table:style-name="ce15" office:value-type="float" office:value="9430.30088764325">
            <text:p>9,430</text:p>
          </table:table-cell>
          <table:table-cell table:style-name="ce15" office:value-type="float" office:value="321.699112356751">
            <text:p>322</text:p>
          </table:table-cell>
          <table:table-cell table:style-name="ce15" office:value-type="float" office:value="9752">
            <text:p>9,752</text:p>
          </table:table-cell>
          <table:table-cell table:number-columns-repeated="1003"/>
        </table:table-row>
        <table:table-row table:style-name="ro5">
          <table:table-cell office:value-type="float" office:value="1981">
            <text:p>1981</text:p>
          </table:table-cell>
          <table:table-cell table:style-name="ce6" office:value-type="float" office:value="7514339">
            <text:p>7,514,339</text:p>
          </table:table-cell>
          <table:table-cell table:style-name="ce6" office:value-type="float" office:value="7539778">
            <text:p>7,539,778</text:p>
          </table:table-cell>
          <table:table-cell office:value-type="float" office:value="15054117">
            <text:p>15,054,117</text:p>
          </table:table-cell>
          <table:table-cell table:style-name="ce8" table:formula="of:=[.B174]/[.C174]" office:value-type="float" office:value="0.996626027981195">
            <text:p>1.00</text:p>
          </table:table-cell>
          <table:table-cell table:style-name="ce6" table:formula="of:=(SUM(OFFSET([.P174];-[.D$4]+1;0;[.D$4];1))+SUM(OFFSET([.Q174];-[.F$4]+1;0;[.F$4];1)))+[.U174]" office:value-type="float" office:value="9771">
            <text:p>9,771</text:p>
          </table:table-cell>
          <table:table-cell table:style-name="ce9" table:formula="of:=[.J174]/[.K174]" office:value-type="float" office:value="29.1350112313961">
            <text:p>29.1</text:p>
          </table:table-cell>
          <table:table-cell table:style-name="ce9" table:formula="of:=[.G174]/[.E174]" office:value-type="float" office:value="29.2336447307252">
            <text:p>29.2</text:p>
          </table:table-cell>
          <table:table-cell table:style-name="ce6" table:formula="of:=[.F174]*100000/[.D174]" office:value-type="float" office:value="64.9058327366527">
            <text:p>65</text:p>
          </table:table-cell>
          <table:table-cell table:style-name="ce6" table:formula="of:=SUM(OFFSET([.P174];-[.D$4]+1;0;[.D$4];1))+[.S174]" office:value-type="float" office:value="9446.75920496687">
            <text:p>9,447</text:p>
          </table:table-cell>
          <table:table-cell table:style-name="ce6" table:formula="of:=SUM(OFFSET([.Q174];-[.F$4]+1;0;[.F$4];1))+[.T174]" office:value-type="float" office:value="324.240795033124">
            <text:p>324</text:p>
          </table:table-cell>
          <table:table-cell table:style-name="ce11" table:formula="of:=(SUM(OFFSET([.P174];-[.D$4]+1;0;[.D$4];1))+SUM(OFFSET([.Q174];-[.F$4]+1;0;[.F$4];1)))/[.F174]" office:value-type="percentage" office:value="0.00173984239074813">
            <text:p>0%</text:p>
          </table:table-cell>
          <table:table-cell table:style-name="ce11" table:formula="of:=SUM([.S174:.T174])/[.F174]" office:value-type="percentage" office:value="0.998260157609252">
            <text:p>100%</text:p>
          </table:table-cell>
          <table:table-cell table:style-name="ce14"/>
          <table:table-cell table:style-name="ce14" table:formula="of:=[.S174]/[.T174]" office:value-type="float" office:value="29.1756466073549">
            <text:p>29.2</text:p>
          </table:table-cell>
          <table:table-cell table:number-columns-repeated="3" table:style-name="ce6" office:value-type="float" office:value="0">
            <text:p>0</text:p>
          </table:table-cell>
          <table:table-cell table:style-name="ce15" office:value-type="float" office:value="9430.75920496687">
            <text:p>9,431</text:p>
          </table:table-cell>
          <table:table-cell table:style-name="ce15" office:value-type="float" office:value="323.240795033124">
            <text:p>323</text:p>
          </table:table-cell>
          <table:table-cell table:style-name="ce15" office:value-type="float" office:value="9754">
            <text:p>9,754</text:p>
          </table:table-cell>
          <table:table-cell table:number-columns-repeated="1003"/>
        </table:table-row>
        <table:table-row table:style-name="ro5">
          <table:table-cell office:value-type="float" office:value="1982">
            <text:p>1982</text:p>
          </table:table-cell>
          <table:table-cell table:style-name="ce6" office:value-type="float" office:value="7633179">
            <text:p>7,633,179</text:p>
          </table:table-cell>
          <table:table-cell table:style-name="ce6" office:value-type="float" office:value="7655712">
            <text:p>7,655,712</text:p>
          </table:table-cell>
          <table:table-cell office:value-type="float" office:value="15288891">
            <text:p>15,288,891</text:p>
          </table:table-cell>
          <table:table-cell table:style-name="ce8" table:formula="of:=[.B175]/[.C175]" office:value-type="float" office:value="0.99705670746235">
            <text:p>1.00</text:p>
          </table:table-cell>
          <table:table-cell table:style-name="ce6" table:formula="of:=(SUM(OFFSET([.P175];-[.D$4]+1;0;[.D$4];1))+SUM(OFFSET([.Q175];-[.F$4]+1;0;[.F$4];1)))+[.U175]" office:value-type="float" office:value="9762">
            <text:p>9,762</text:p>
          </table:table-cell>
          <table:table-cell table:style-name="ce9" table:formula="of:=[.J175]/[.K175]" office:value-type="float" office:value="26.4196688158646">
            <text:p>26.4</text:p>
          </table:table-cell>
          <table:table-cell table:style-name="ce9" table:formula="of:=[.G175]/[.E175]" office:value-type="float" office:value="26.4976591783895">
            <text:p>26.5</text:p>
          </table:table-cell>
          <table:table-cell table:style-name="ce6" table:formula="of:=[.F175]*100000/[.D175]" office:value-type="float" office:value="63.8502818811384">
            <text:p>64</text:p>
          </table:table-cell>
          <table:table-cell table:style-name="ce6" table:formula="of:=SUM(OFFSET([.P175];-[.D$4]+1;0;[.D$4];1))+[.S175]" office:value-type="float" office:value="9405.97819442838">
            <text:p>9,406</text:p>
          </table:table-cell>
          <table:table-cell table:style-name="ce6" table:formula="of:=SUM(OFFSET([.Q175];-[.F$4]+1;0;[.F$4];1))+[.T175]" office:value-type="float" office:value="356.021805571622">
            <text:p>356</text:p>
          </table:table-cell>
          <table:table-cell table:style-name="ce11" table:formula="of:=(SUM(OFFSET([.P175];-[.D$4]+1;0;[.D$4];1))+SUM(OFFSET([.Q175];-[.F$4]+1;0;[.F$4];1)))/[.F175]" office:value-type="percentage" office:value="0.00174144642491293">
            <text:p>0%</text:p>
          </table:table-cell>
          <table:table-cell table:style-name="ce11" table:formula="of:=SUM([.S175:.T175])/[.F175]" office:value-type="percentage" office:value="0.998258553575087">
            <text:p>100%</text:p>
          </table:table-cell>
          <table:table-cell table:style-name="ce14"/>
          <table:table-cell table:style-name="ce14" table:formula="of:=[.S175]/[.T175]" office:value-type="float" office:value="26.4490181928672">
            <text:p>26.4</text:p>
          </table:table-cell>
          <table:table-cell table:number-columns-repeated="3" table:style-name="ce6" office:value-type="float" office:value="0">
            <text:p>0</text:p>
          </table:table-cell>
          <table:table-cell table:style-name="ce15" office:value-type="float" office:value="9389.97819442838">
            <text:p>9,390</text:p>
          </table:table-cell>
          <table:table-cell table:style-name="ce15" office:value-type="float" office:value="355.021805571622">
            <text:p>355</text:p>
          </table:table-cell>
          <table:table-cell table:style-name="ce15" office:value-type="float" office:value="9745">
            <text:p>9,745</text:p>
          </table:table-cell>
          <table:table-cell table:number-columns-repeated="1003"/>
        </table:table-row>
        <table:table-row table:style-name="ro5">
          <table:table-cell office:value-type="float" office:value="1983">
            <text:p>1983</text:p>
          </table:table-cell>
          <table:table-cell table:style-name="ce6" office:value-type="float" office:value="7730415">
            <text:p>7,730,415</text:p>
          </table:table-cell>
          <table:table-cell table:style-name="ce6" office:value-type="float" office:value="7753081">
            <text:p>7,753,081</text:p>
          </table:table-cell>
          <table:table-cell office:value-type="float" office:value="15483496">
            <text:p>15,483,496</text:p>
          </table:table-cell>
          <table:table-cell table:style-name="ce8" table:formula="of:=[.B176]/[.C176]" office:value-type="float" office:value="0.997076517064635">
            <text:p>1.00</text:p>
          </table:table-cell>
          <table:table-cell table:style-name="ce6" table:formula="of:=(SUM(OFFSET([.P176];-[.D$4]+1;0;[.D$4];1))+SUM(OFFSET([.Q176];-[.F$4]+1;0;[.F$4];1)))+[.U176]" office:value-type="float" office:value="10021">
            <text:p>10,021</text:p>
          </table:table-cell>
          <table:table-cell table:style-name="ce9" table:formula="of:=[.J176]/[.K176]" office:value-type="float" office:value="24.7593247060249">
            <text:p>24.8</text:p>
          </table:table-cell>
          <table:table-cell table:style-name="ce9" table:formula="of:=[.G176]/[.E176]" office:value-type="float" office:value="24.8319204015713">
            <text:p>24.8</text:p>
          </table:table-cell>
          <table:table-cell table:style-name="ce6" table:formula="of:=[.F176]*100000/[.D176]" office:value-type="float" office:value="64.7205256487295">
            <text:p>65</text:p>
          </table:table-cell>
          <table:table-cell table:style-name="ce6" table:formula="of:=SUM(OFFSET([.P176];-[.D$4]+1;0;[.D$4];1))+[.S176]" office:value-type="float" office:value="9631.97582664284">
            <text:p>9,632</text:p>
          </table:table-cell>
          <table:table-cell table:style-name="ce6" table:formula="of:=SUM(OFFSET([.Q176];-[.F$4]+1;0;[.F$4];1))+[.T176]" office:value-type="float" office:value="389.024173357159">
            <text:p>389</text:p>
          </table:table-cell>
          <table:table-cell table:style-name="ce11" table:formula="of:=(SUM(OFFSET([.P176];-[.D$4]+1;0;[.D$4];1))+SUM(OFFSET([.Q176];-[.F$4]+1;0;[.F$4];1)))/[.F176]" office:value-type="percentage" office:value="0.00169643748128929">
            <text:p>0%</text:p>
          </table:table-cell>
          <table:table-cell table:style-name="ce11" table:formula="of:=SUM([.S176:.T176])/[.F176]" office:value-type="percentage" office:value="0.998303562518711">
            <text:p>100%</text:p>
          </table:table-cell>
          <table:table-cell table:style-name="ce14"/>
          <table:table-cell table:style-name="ce14" table:formula="of:=[.S176]/[.T176]" office:value-type="float" office:value="24.7818988787375">
            <text:p>24.8</text:p>
          </table:table-cell>
          <table:table-cell table:number-columns-repeated="3" table:style-name="ce6" office:value-type="float" office:value="0">
            <text:p>0</text:p>
          </table:table-cell>
          <table:table-cell table:style-name="ce15" office:value-type="float" office:value="9615.97582664284">
            <text:p>9,616</text:p>
          </table:table-cell>
          <table:table-cell table:style-name="ce15" office:value-type="float" office:value="388.024173357159">
            <text:p>388</text:p>
          </table:table-cell>
          <table:table-cell table:style-name="ce15" office:value-type="float" office:value="10004">
            <text:p>10,004</text:p>
          </table:table-cell>
          <table:table-cell table:number-columns-repeated="1003"/>
        </table:table-row>
        <table:table-row table:style-name="ro5">
          <table:table-cell office:value-type="float" office:value="1984">
            <text:p>1984</text:p>
          </table:table-cell>
          <table:table-cell table:style-name="ce6" office:value-type="float" office:value="7826368">
            <text:p>7,826,368</text:p>
          </table:table-cell>
          <table:table-cell table:style-name="ce6" office:value-type="float" office:value="7850914">
            <text:p>7,850,914</text:p>
          </table:table-cell>
          <table:table-cell office:value-type="float" office:value="15677282">
            <text:p>15,677,282</text:p>
          </table:table-cell>
          <table:table-cell table:style-name="ce8" table:formula="of:=[.B177]/[.C177]" office:value-type="float" office:value="0.996873485049002">
            <text:p>1.00</text:p>
          </table:table-cell>
          <table:table-cell table:style-name="ce6" table:formula="of:=(SUM(OFFSET([.P177];-[.D$4]+1;0;[.D$4];1))+SUM(OFFSET([.Q177];-[.F$4]+1;0;[.F$4];1)))+[.U177]" office:value-type="float" office:value="9724.12602739726">
            <text:p>9,724</text:p>
          </table:table-cell>
          <table:table-cell table:style-name="ce9" table:formula="of:=[.J177]/[.K177]" office:value-type="float" office:value="23.908109701325">
            <text:p>23.9</text:p>
          </table:table-cell>
          <table:table-cell table:style-name="ce9" table:formula="of:=[.G177]/[.E177]" office:value-type="float" office:value="23.9830932007884">
            <text:p>24.0</text:p>
          </table:table-cell>
          <table:table-cell table:style-name="ce6" table:formula="of:=[.F177]*100000/[.D177]" office:value-type="float" office:value="62.0268617187422">
            <text:p>62</text:p>
          </table:table-cell>
          <table:table-cell table:style-name="ce6" table:formula="of:=SUM(OFFSET([.P177];-[.D$4]+1;0;[.D$4];1))+[.S177]" office:value-type="float" office:value="9333.72602739726">
            <text:p>9,334</text:p>
          </table:table-cell>
          <table:table-cell table:style-name="ce6" table:formula="of:=SUM(OFFSET([.Q177];-[.F$4]+1;0;[.F$4];1))+[.T177]" office:value-type="float" office:value="390.4">
            <text:p>390</text:p>
          </table:table-cell>
          <table:table-cell table:style-name="ce11" table:formula="of:=(SUM(OFFSET([.P177];-[.D$4]+1;0;[.D$4];1))+SUM(OFFSET([.Q177];-[.F$4]+1;0;[.F$4];1)))/[.F177]" office:value-type="percentage" office:value="0.00164539208510058">
            <text:p>0%</text:p>
          </table:table-cell>
          <table:table-cell table:style-name="ce11" table:formula="of:=SUM([.S177:.T177])/[.F177]" office:value-type="percentage" office:value="0.998354607914899">
            <text:p>100%</text:p>
          </table:table-cell>
          <table:table-cell table:style-name="ce14"/>
          <table:table-cell table:style-name="ce14" table:formula="of:=[.S177]/[.T177]" office:value-type="float" office:value="23.9309862028692">
            <text:p>23.9</text:p>
          </table:table-cell>
          <table:table-cell table:number-columns-repeated="3" table:style-name="ce6" office:value-type="float" office:value="0">
            <text:p>0</text:p>
          </table:table-cell>
          <table:table-cell table:style-name="ce15" office:value-type="float" office:value="9318.72602739726">
            <text:p>9,319</text:p>
          </table:table-cell>
          <table:table-cell table:style-name="ce15" office:value-type="float" office:value="389.4">
            <text:p>389</text:p>
          </table:table-cell>
          <table:table-cell table:style-name="ce15" office:value-type="float" office:value="9708.12602739726">
            <text:p>9,708</text:p>
          </table:table-cell>
          <table:table-cell table:number-columns-repeated="1003"/>
        </table:table-row>
        <table:table-row table:style-name="ro5">
          <table:table-cell office:value-type="float" office:value="1985">
            <text:p>1985</text:p>
          </table:table-cell>
          <table:table-cell table:style-name="ce6" office:value-type="float" office:value="7940033">
            <text:p>7,940,033</text:p>
          </table:table-cell>
          <table:table-cell table:style-name="ce6" office:value-type="float" office:value="7960533">
            <text:p>7,960,533</text:p>
          </table:table-cell>
          <table:table-cell office:value-type="float" office:value="15900566">
            <text:p>15,900,566</text:p>
          </table:table-cell>
          <table:table-cell table:style-name="ce8" table:formula="of:=[.B178]/[.C178]" office:value-type="float" office:value="0.99742479555075">
            <text:p>1.00</text:p>
          </table:table-cell>
          <table:table-cell table:style-name="ce6" table:formula="of:=(SUM(OFFSET([.P178];-[.D$4]+1;0;[.D$4];1))+SUM(OFFSET([.Q178];-[.F$4]+1;0;[.F$4];1)))+[.U178]" office:value-type="float" office:value="10518.6493150685">
            <text:p>10,519</text:p>
          </table:table-cell>
          <table:table-cell table:style-name="ce9" table:formula="of:=[.J178]/[.K178]" office:value-type="float" office:value="20.2884439441743">
            <text:p>20.3</text:p>
          </table:table-cell>
          <table:table-cell table:style-name="ce9" table:formula="of:=[.G178]/[.E178]" office:value-type="float" office:value="20.3408257290933">
            <text:p>20.3</text:p>
          </table:table-cell>
          <table:table-cell table:style-name="ce6" table:formula="of:=[.F178]*100000/[.D178]" office:value-type="float" office:value="66.1526722700846">
            <text:p>66</text:p>
          </table:table-cell>
          <table:table-cell table:style-name="ce6" table:formula="of:=SUM(OFFSET([.P178];-[.D$4]+1;0;[.D$4];1))+[.S178]" office:value-type="float" office:value="10024.5479452055">
            <text:p>10,025</text:p>
          </table:table-cell>
          <table:table-cell table:style-name="ce6" table:formula="of:=SUM(OFFSET([.Q178];-[.F$4]+1;0;[.F$4];1))+[.T178]" office:value-type="float" office:value="494.101369863014">
            <text:p>494</text:p>
          </table:table-cell>
          <table:table-cell table:style-name="ce11" table:formula="of:=(SUM(OFFSET([.P178];-[.D$4]+1;0;[.D$4];1))+SUM(OFFSET([.Q178];-[.F$4]+1;0;[.F$4];1)))/[.F178]" office:value-type="percentage" office:value="0.00123590012468396">
            <text:p>0%</text:p>
          </table:table-cell>
          <table:table-cell table:style-name="ce11" table:formula="of:=SUM([.S178:.T178])/[.F178]" office:value-type="percentage" office:value="0.998764099875316">
            <text:p>100%</text:p>
          </table:table-cell>
          <table:table-cell table:style-name="ce14"/>
          <table:table-cell table:style-name="ce14" table:formula="of:=[.S178]/[.T178]" office:value-type="float" office:value="20.305252747497">
            <text:p>20.3</text:p>
          </table:table-cell>
          <table:table-cell table:number-columns-repeated="3" table:style-name="ce6" office:value-type="float" office:value="0">
            <text:p>0</text:p>
          </table:table-cell>
          <table:table-cell table:style-name="ce15" office:value-type="float" office:value="10012.5479452055">
            <text:p>10,013</text:p>
          </table:table-cell>
          <table:table-cell table:style-name="ce15" office:value-type="float" office:value="493.101369863014">
            <text:p>493</text:p>
          </table:table-cell>
          <table:table-cell table:style-name="ce15" office:value-type="float" office:value="10505.6493150685">
            <text:p>10,506</text:p>
          </table:table-cell>
          <table:table-cell table:number-columns-repeated="1003"/>
        </table:table-row>
        <table:table-row table:style-name="ro5">
          <table:table-cell office:value-type="float" office:value="1986">
            <text:p>1986</text:p>
          </table:table-cell>
          <table:table-cell table:style-name="ce6" office:value-type="float" office:value="8057320">
            <text:p>8,057,320</text:p>
          </table:table-cell>
          <table:table-cell table:style-name="ce6" office:value-type="float" office:value="8081449">
            <text:p>8,081,449</text:p>
          </table:table-cell>
          <table:table-cell office:value-type="float" office:value="16138769">
            <text:p>16,138,769</text:p>
          </table:table-cell>
          <table:table-cell table:style-name="ce8" table:formula="of:=[.B179]/[.C179]" office:value-type="float" office:value="0.9970142730592">
            <text:p>1.00</text:p>
          </table:table-cell>
          <table:table-cell table:style-name="ce6" table:formula="of:=(SUM(OFFSET([.P179];-[.D$4]+1;0;[.D$4];1))+SUM(OFFSET([.Q179];-[.F$4]+1;0;[.F$4];1)))+[.U179]" office:value-type="float" office:value="11095.6931506849">
            <text:p>11,096</text:p>
          </table:table-cell>
          <table:table-cell table:style-name="ce9" table:formula="of:=[.J179]/[.K179]" office:value-type="float" office:value="20.1239607348139">
            <text:p>20.1</text:p>
          </table:table-cell>
          <table:table-cell table:style-name="ce9" table:formula="of:=[.G179]/[.E179]" office:value-type="float" office:value="20.1842253201314">
            <text:p>20.2</text:p>
          </table:table-cell>
          <table:table-cell table:style-name="ce6" table:formula="of:=[.F179]*100000/[.D179]" office:value-type="float" office:value="68.7517935889963">
            <text:p>69</text:p>
          </table:table-cell>
          <table:table-cell table:style-name="ce6" table:formula="of:=SUM(OFFSET([.P179];-[.D$4]+1;0;[.D$4];1))+[.S179]" office:value-type="float" office:value="10570.4273972603">
            <text:p>10,570</text:p>
          </table:table-cell>
          <table:table-cell table:style-name="ce6" table:formula="of:=SUM(OFFSET([.Q179];-[.F$4]+1;0;[.F$4];1))+[.T179]" office:value-type="float" office:value="525.265753424658">
            <text:p>525</text:p>
          </table:table-cell>
          <table:table-cell table:style-name="ce11" table:formula="of:=(SUM(OFFSET([.P179];-[.D$4]+1;0;[.D$4];1))+SUM(OFFSET([.Q179];-[.F$4]+1;0;[.F$4];1)))/[.F179]" office:value-type="percentage" office:value="0.000901250590133948">
            <text:p>0%</text:p>
          </table:table-cell>
          <table:table-cell table:style-name="ce11" table:formula="of:=SUM([.S179:.T179])/[.F179]" office:value-type="percentage" office:value="0.999098749409866">
            <text:p>100%</text:p>
          </table:table-cell>
          <table:table-cell table:style-name="ce14"/>
          <table:table-cell table:style-name="ce14" table:formula="of:=[.S179]/[.T179]" office:value-type="float" office:value="20.1451789064419">
            <text:p>20.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5" office:value-type="float" office:value="10561.4273972603">
            <text:p>10,561</text:p>
          </table:table-cell>
          <table:table-cell table:style-name="ce15" office:value-type="float" office:value="524.265753424658">
            <text:p>524</text:p>
          </table:table-cell>
          <table:table-cell table:style-name="ce15" office:value-type="float" office:value="11085.6931506849">
            <text:p>11,086</text:p>
          </table:table-cell>
          <table:table-cell table:number-columns-repeated="1003"/>
        </table:table-row>
        <table:table-row table:style-name="ro5">
          <table:table-cell office:value-type="float" office:value="1987">
            <text:p>1987</text:p>
          </table:table-cell>
          <table:table-cell table:style-name="ce6" office:value-type="float" office:value="8181746">
            <text:p>8,181,746</text:p>
          </table:table-cell>
          <table:table-cell table:style-name="ce6" office:value-type="float" office:value="8212895">
            <text:p>8,212,895</text:p>
          </table:table-cell>
          <table:table-cell office:value-type="float" office:value="16394641">
            <text:p>16,394,641</text:p>
          </table:table-cell>
          <table:table-cell table:style-name="ce8" table:formula="of:=[.B180]/[.C180]" office:value-type="float" office:value="0.996207305706453">
            <text:p>1.00</text:p>
          </table:table-cell>
          <table:table-cell table:style-name="ce6" table:formula="of:=(SUM(OFFSET([.P180];-[.D$4]+1;0;[.D$4];1))+SUM(OFFSET([.Q180];-[.F$4]+1;0;[.F$4];1)))+[.U180]" office:value-type="float" office:value="11577.3772893773">
            <text:p>11,577</text:p>
          </table:table-cell>
          <table:table-cell table:style-name="ce9" table:formula="of:=[.J180]/[.K180]" office:value-type="float" office:value="20.6601265085424">
            <text:p>20.7</text:p>
          </table:table-cell>
          <table:table-cell table:style-name="ce9" table:formula="of:=[.G180]/[.E180]" office:value-type="float" office:value="20.7387823700926">
            <text:p>20.7</text:p>
          </table:table-cell>
          <table:table-cell table:style-name="ce6" table:formula="of:=[.F180]*100000/[.D180]" office:value-type="float" office:value="70.6168393036315">
            <text:p>71</text:p>
          </table:table-cell>
          <table:table-cell table:style-name="ce6" table:formula="of:=SUM(OFFSET([.P180];-[.D$4]+1;0;[.D$4];1))+[.S180]" office:value-type="float" office:value="11042.8754578755">
            <text:p>11,043</text:p>
          </table:table-cell>
          <table:table-cell table:style-name="ce6" table:formula="of:=SUM(OFFSET([.Q180];-[.F$4]+1;0;[.F$4];1))+[.T180]" office:value-type="float" office:value="534.501831501832">
            <text:p>535</text:p>
          </table:table-cell>
          <table:table-cell table:style-name="ce11" table:formula="of:=(SUM(OFFSET([.P180];-[.D$4]+1;0;[.D$4];1))+SUM(OFFSET([.Q180];-[.F$4]+1;0;[.F$4];1)))/[.F180]" office:value-type="percentage" office:value="0.000777378137987942">
            <text:p>0%</text:p>
          </table:table-cell>
          <table:table-cell table:style-name="ce11" table:formula="of:=SUM([.S180:.T180])/[.F180]" office:value-type="percentage" office:value="0.999222621862012">
            <text:p>100%</text:p>
          </table:table-cell>
          <table:table-cell table:style-name="ce14"/>
          <table:table-cell table:style-name="ce14" table:formula="of:=[.S180]/[.T180]" office:value-type="float" office:value="20.6838567485547">
            <text:p>20.7</text:p>
          </table:table-cell>
          <table:table-cell table:number-columns-repeated="3" table:style-name="ce6" office:value-type="float" office:value="0">
            <text:p>0</text:p>
          </table:table-cell>
          <table:table-cell table:style-name="ce15" office:value-type="float" office:value="11034.8754578755">
            <text:p>11,035</text:p>
          </table:table-cell>
          <table:table-cell table:style-name="ce15" office:value-type="float" office:value="533.501831501831">
            <text:p>534</text:p>
          </table:table-cell>
          <table:table-cell table:style-name="ce15" office:value-type="float" office:value="11568.3772893773">
            <text:p>11,568</text:p>
          </table:table-cell>
          <table:table-cell table:number-columns-repeated="1003"/>
        </table:table-row>
        <table:table-row table:style-name="ro5">
          <table:table-cell office:value-type="float" office:value="1988">
            <text:p>1988</text:p>
          </table:table-cell>
          <table:table-cell table:style-name="ce6" office:value-type="float" office:value="8325068">
            <text:p>8,325,068</text:p>
          </table:table-cell>
          <table:table-cell table:style-name="ce6" office:value-type="float" office:value="8362014">
            <text:p>8,362,014</text:p>
          </table:table-cell>
          <table:table-cell office:value-type="float" office:value="16687082">
            <text:p>16,687,082</text:p>
          </table:table-cell>
          <table:table-cell table:style-name="ce8" table:formula="of:=[.B181]/[.C181]" office:value-type="float" office:value="0.995581686421477">
            <text:p>1.00</text:p>
          </table:table-cell>
          <table:table-cell table:style-name="ce6" table:formula="of:=(SUM(OFFSET([.P181];-[.D$4]+1;0;[.D$4];1))+SUM(OFFSET([.Q181];-[.F$4]+1;0;[.F$4];1)))+[.U181]" office:value-type="float" office:value="11719.9808219178">
            <text:p>11,720</text:p>
          </table:table-cell>
          <table:table-cell table:style-name="ce9" table:formula="of:=[.J181]/[.K181]" office:value-type="float" office:value="18.679776418089">
            <text:p>18.7</text:p>
          </table:table-cell>
          <table:table-cell table:style-name="ce9" table:formula="of:=[.G181]/[.E181]" office:value-type="float" office:value="18.7626758033604">
            <text:p>18.8</text:p>
          </table:table-cell>
          <table:table-cell table:style-name="ce6" table:formula="of:=[.F181]*100000/[.D181]" office:value-type="float" office:value="70.2338540789684">
            <text:p>70</text:p>
          </table:table-cell>
          <table:table-cell table:style-name="ce6" table:formula="of:=SUM(OFFSET([.P181];-[.D$4]+1;0;[.D$4];1))+[.S181]" office:value-type="float" office:value="11124.4465753425">
            <text:p>11,124</text:p>
          </table:table-cell>
          <table:table-cell table:style-name="ce6" table:formula="of:=SUM(OFFSET([.Q181];-[.F$4]+1;0;[.F$4];1))+[.T181]" office:value-type="float" office:value="595.534246575342">
            <text:p>596</text:p>
          </table:table-cell>
          <table:table-cell table:style-name="ce11" table:formula="of:=(SUM(OFFSET([.P181];-[.D$4]+1;0;[.D$4];1))+SUM(OFFSET([.Q181];-[.F$4]+1;0;[.F$4];1)))/[.F181]" office:value-type="percentage" office:value="0.000767919345325966">
            <text:p>0%</text:p>
          </table:table-cell>
          <table:table-cell table:style-name="ce11" table:formula="of:=SUM([.S181:.T181])/[.F181]" office:value-type="percentage" office:value="0.999232080654674">
            <text:p>100%</text:p>
          </table:table-cell>
          <table:table-cell table:style-name="ce14"/>
          <table:table-cell table:style-name="ce14" table:formula="of:=[.S181]/[.T181]" office:value-type="float" office:value="18.6977396834174">
            <text:p>18.7</text:p>
          </table:table-cell>
          <table:table-cell table:number-columns-repeated="3" table:style-name="ce6" office:value-type="float" office:value="0">
            <text:p>0</text:p>
          </table:table-cell>
          <table:table-cell table:style-name="ce15" office:value-type="float" office:value="11116.4465753425">
            <text:p>11,116</text:p>
          </table:table-cell>
          <table:table-cell table:style-name="ce15" office:value-type="float" office:value="594.534246575342">
            <text:p>595</text:p>
          </table:table-cell>
          <table:table-cell table:style-name="ce15" office:value-type="float" office:value="11710.9808219178">
            <text:p>11,711</text:p>
          </table:table-cell>
          <table:table-cell table:number-columns-repeated="1003"/>
        </table:table-row>
        <table:table-row table:style-name="ro5">
          <table:table-cell office:value-type="float" office:value="1989">
            <text:p>1989</text:p>
          </table:table-cell>
          <table:table-cell table:style-name="ce6" office:value-type="float" office:value="8446656">
            <text:p>8,446,656</text:p>
          </table:table-cell>
          <table:table-cell table:style-name="ce6" office:value-type="float" office:value="8490067">
            <text:p>8,490,067</text:p>
          </table:table-cell>
          <table:table-cell office:value-type="float" office:value="16936723">
            <text:p>16,936,723</text:p>
          </table:table-cell>
          <table:table-cell table:style-name="ce8" table:formula="of:=[.B182]/[.C182]" office:value-type="float" office:value="0.994886848360561">
            <text:p>0.99</text:p>
          </table:table-cell>
          <table:table-cell table:style-name="ce6" table:formula="of:=(SUM(OFFSET([.P182];-[.D$4]+1;0;[.D$4];1))+SUM(OFFSET([.Q182];-[.F$4]+1;0;[.F$4];1)))+[.U182]" office:value-type="float" office:value="12407.6635296198">
            <text:p>12,408</text:p>
          </table:table-cell>
          <table:table-cell table:style-name="ce9" table:formula="of:=[.J182]/[.K182]" office:value-type="float" office:value="18.2421805133325">
            <text:p>18.2</text:p>
          </table:table-cell>
          <table:table-cell table:style-name="ce9" table:formula="of:=[.G182]/[.E182]" office:value-type="float" office:value="18.3359349290757">
            <text:p>18.3</text:p>
          </table:table-cell>
          <table:table-cell table:style-name="ce6" table:formula="of:=[.F182]*100000/[.D182]" office:value-type="float" office:value="73.2589387546799">
            <text:p>73</text:p>
          </table:table-cell>
          <table:table-cell table:style-name="ce6" table:formula="of:=SUM(OFFSET([.P182];-[.D$4]+1;0;[.D$4];1))+[.S182]" office:value-type="float" office:value="11762.8476512414">
            <text:p>11,763</text:p>
          </table:table-cell>
          <table:table-cell table:style-name="ce6" table:formula="of:=SUM(OFFSET([.Q182];-[.F$4]+1;0;[.F$4];1))+[.T182]" office:value-type="float" office:value="644.815878378378">
            <text:p>645</text:p>
          </table:table-cell>
          <table:table-cell table:style-name="ce11" table:formula="of:=(SUM(OFFSET([.P182];-[.D$4]+1;0;[.D$4];1))+SUM(OFFSET([.Q182];-[.F$4]+1;0;[.F$4];1)))/[.F182]" office:value-type="percentage" office:value="0.000725358160987768">
            <text:p>0%</text:p>
          </table:table-cell>
          <table:table-cell table:style-name="ce11" table:formula="of:=SUM([.S182:.T182])/[.F182]" office:value-type="percentage" office:value="0.999274641839012">
            <text:p>100%</text:p>
          </table:table-cell>
          <table:table-cell table:style-name="ce14"/>
          <table:table-cell table:style-name="ce14" table:formula="of:=[.S182]/[.T182]" office:value-type="float" office:value="18.2580890686466">
            <text:p>18.3</text:p>
          </table:table-cell>
          <table:table-cell table:number-columns-repeated="3" table:style-name="ce6" office:value-type="float" office:value="0">
            <text:p>0</text:p>
          </table:table-cell>
          <table:table-cell table:style-name="ce15" office:value-type="float" office:value="11754.8476512414">
            <text:p>11,755</text:p>
          </table:table-cell>
          <table:table-cell table:style-name="ce15" office:value-type="float" office:value="643.815878378378">
            <text:p>644</text:p>
          </table:table-cell>
          <table:table-cell table:style-name="ce15" office:value-type="float" office:value="12398.6635296198">
            <text:p>12,399</text:p>
          </table:table-cell>
          <table:table-cell table:number-columns-repeated="1003"/>
        </table:table-row>
        <table:table-row table:style-name="ro5">
          <table:table-cell office:value-type="float" office:value="1990">
            <text:p>1990</text:p>
          </table:table-cell>
          <table:table-cell table:style-name="ce6" office:value-type="float" office:value="8560533">
            <text:p>8,560,533</text:p>
          </table:table-cell>
          <table:table-cell table:style-name="ce6" office:value-type="float" office:value="8609235">
            <text:p>8,609,235</text:p>
          </table:table-cell>
          <table:table-cell office:value-type="float" office:value="17169768">
            <text:p>17,169,768</text:p>
          </table:table-cell>
          <table:table-cell table:style-name="ce8" table:formula="of:=[.B183]/[.C183]" office:value-type="float" office:value="0.994343051386099">
            <text:p>0.99</text:p>
          </table:table-cell>
          <table:table-cell table:style-name="ce6" table:formula="of:=(SUM(OFFSET([.P183];-[.D$4]+1;0;[.D$4];1))+SUM(OFFSET([.Q183];-[.F$4]+1;0;[.F$4];1)))+[.U183]" office:value-type="float" office:value="13291.9397260274">
            <text:p>13,292</text:p>
          </table:table-cell>
          <table:table-cell table:style-name="ce9" table:formula="of:=[.J183]/[.K183]" office:value-type="float" office:value="17.7210418676442">
            <text:p>17.7</text:p>
          </table:table-cell>
          <table:table-cell table:style-name="ce9" table:formula="of:=[.G183]/[.E183]" office:value-type="float" office:value="17.821859209396">
            <text:p>17.8</text:p>
          </table:table-cell>
          <table:table-cell table:style-name="ce6" table:formula="of:=[.F183]*100000/[.D183]" office:value-type="float" office:value="77.4147893321995">
            <text:p>77</text:p>
          </table:table-cell>
          <table:table-cell table:style-name="ce6" table:formula="of:=SUM(OFFSET([.P183];-[.D$4]+1;0;[.D$4];1))+[.S183]" office:value-type="float" office:value="12581.9397260274">
            <text:p>12,582</text:p>
          </table:table-cell>
          <table:table-cell table:style-name="ce6" table:formula="of:=SUM(OFFSET([.Q183];-[.F$4]+1;0;[.F$4];1))+[.T183]" office:value-type="float" office:value="710">
            <text:p>710</text:p>
          </table:table-cell>
          <table:table-cell table:style-name="ce11" table:formula="of:=(SUM(OFFSET([.P183];-[.D$4]+1;0;[.D$4];1))+SUM(OFFSET([.Q183];-[.F$4]+1;0;[.F$4];1)))/[.F183]" office:value-type="percentage" office:value="0.000677102077312072">
            <text:p>0%</text:p>
          </table:table-cell>
          <table:table-cell table:style-name="ce11" table:formula="of:=SUM([.S183:.T183])/[.F183]" office:value-type="percentage" office:value="0.999322897922688">
            <text:p>100%</text:p>
          </table:table-cell>
          <table:table-cell table:style-name="ce14"/>
          <table:table-cell table:style-name="ce14" table:formula="of:=[.S183]/[.T183]" office:value-type="float" office:value="17.7347527870626">
            <text:p>17.7</text:p>
          </table:table-cell>
          <table:table-cell table:number-columns-repeated="3" table:style-name="ce6" office:value-type="float" office:value="0">
            <text:p>0</text:p>
          </table:table-cell>
          <table:table-cell table:style-name="ce15" office:value-type="float" office:value="12573.9397260274">
            <text:p>12,574</text:p>
          </table:table-cell>
          <table:table-cell table:style-name="ce15" office:value-type="float" office:value="709">
            <text:p>709</text:p>
          </table:table-cell>
          <table:table-cell table:style-name="ce15" office:value-type="float" office:value="13282.9397260274">
            <text:p>13,283</text:p>
          </table:table-cell>
          <table:table-cell table:number-columns-repeated="1003"/>
        </table:table-row>
        <table:table-row table:style-name="ro5">
          <table:table-cell office:value-type="float" office:value="1991">
            <text:p>1991</text:p>
          </table:table-cell>
          <table:table-cell table:style-name="ce6" office:value-type="float" office:value="8663579">
            <text:p>8,663,579</text:p>
          </table:table-cell>
          <table:table-cell table:style-name="ce6" office:value-type="float" office:value="8723444">
            <text:p>8,723,444</text:p>
          </table:table-cell>
          <table:table-cell office:value-type="float" office:value="17387023">
            <text:p>17,387,023</text:p>
          </table:table-cell>
          <table:table-cell table:style-name="ce8" table:formula="of:=[.B184]/[.C184]" office:value-type="float" office:value="0.993137458095679">
            <text:p>0.99</text:p>
          </table:table-cell>
          <table:table-cell table:style-name="ce6" table:formula="of:=(SUM(OFFSET([.P184];-[.D$4]+1;0;[.D$4];1))+SUM(OFFSET([.Q184];-[.F$4]+1;0;[.F$4];1)))+[.U184]" office:value-type="float" office:value="13991.7855586862">
            <text:p>13,992</text:p>
          </table:table-cell>
          <table:table-cell table:style-name="ce9" table:formula="of:=[.J184]/[.K184]" office:value-type="float" office:value="19.5468464590352">
            <text:p>19.5</text:p>
          </table:table-cell>
          <table:table-cell table:style-name="ce9" table:formula="of:=[.G184]/[.E184]" office:value-type="float" office:value="19.68191442151">
            <text:p>19.7</text:p>
          </table:table-cell>
          <table:table-cell table:style-name="ce6" table:formula="of:=[.F184]*100000/[.D184]" office:value-type="float" office:value="80.472577500393">
            <text:p>80</text:p>
          </table:table-cell>
          <table:table-cell table:style-name="ce6" table:formula="of:=SUM(OFFSET([.P184];-[.D$4]+1;0;[.D$4];1))+[.S184]" office:value-type="float" office:value="13310.8155817808">
            <text:p>13,311</text:p>
          </table:table-cell>
          <table:table-cell table:style-name="ce6" table:formula="of:=SUM(OFFSET([.Q184];-[.F$4]+1;0;[.F$4];1))+[.T184]" office:value-type="float" office:value="680.969976905312">
            <text:p>681</text:p>
          </table:table-cell>
          <table:table-cell table:style-name="ce11" table:formula="of:=(SUM(OFFSET([.P184];-[.D$4]+1;0;[.D$4];1))+SUM(OFFSET([.Q184];-[.F$4]+1;0;[.F$4];1)))/[.F184]" office:value-type="percentage" office:value="0.000500293545140447">
            <text:p>0%</text:p>
          </table:table-cell>
          <table:table-cell table:style-name="ce11" table:formula="of:=SUM([.S184:.T184])/[.F184]" office:value-type="percentage" office:value="0.99949970645486">
            <text:p>100%</text:p>
          </table:table-cell>
          <table:table-cell table:style-name="ce14"/>
          <table:table-cell table:style-name="ce14" table:formula="of:=[.S184]/[.T184]" office:value-type="float" office:value="19.5365670043787">
            <text:p>19.5</text:p>
          </table:table-cell>
          <table:table-cell table:number-columns-repeated="3" table:style-name="ce6" office:value-type="float" office:value="0">
            <text:p>0</text:p>
          </table:table-cell>
          <table:table-cell table:style-name="ce15" office:value-type="float" office:value="13303.8155817808">
            <text:p>13,304</text:p>
          </table:table-cell>
          <table:table-cell table:style-name="ce15" office:value-type="float" office:value="680.969976905312">
            <text:p>681</text:p>
          </table:table-cell>
          <table:table-cell table:style-name="ce15" office:value-type="float" office:value="13984.7855586862">
            <text:p>13,985</text:p>
          </table:table-cell>
          <table:table-cell table:number-columns-repeated="1003"/>
        </table:table-row>
        <table:table-row table:style-name="ro5">
          <table:table-cell office:value-type="float" office:value="1992">
            <text:p>1992</text:p>
          </table:table-cell>
          <table:table-cell table:style-name="ce6" office:value-type="float" office:value="8756711">
            <text:p>8,756,711</text:p>
          </table:table-cell>
          <table:table-cell table:style-name="ce6" office:value-type="float" office:value="8824573">
            <text:p>8,824,573</text:p>
          </table:table-cell>
          <table:table-cell office:value-type="float" office:value="17581284">
            <text:p>17,581,284</text:p>
          </table:table-cell>
          <table:table-cell table:style-name="ce8" table:formula="of:=[.B185]/[.C185]" office:value-type="float" office:value="0.99230988286912">
            <text:p>0.99</text:p>
          </table:table-cell>
          <table:table-cell table:style-name="ce6" table:formula="of:=(SUM(OFFSET([.P185];-[.D$4]+1;0;[.D$4];1))+SUM(OFFSET([.Q185];-[.F$4]+1;0;[.F$4];1)))+[.U185]" office:value-type="float" office:value="15566">
            <text:p>15,566</text:p>
          </table:table-cell>
          <table:table-cell table:style-name="ce9" table:formula="of:=[.J185]/[.K185]" office:value-type="float" office:value="19.417344905698">
            <text:p>19.4</text:p>
          </table:table-cell>
          <table:table-cell table:style-name="ce9" table:formula="of:=[.G185]/[.E185]" office:value-type="float" office:value="19.5678237624275">
            <text:p>19.6</text:p>
          </table:table-cell>
          <table:table-cell table:style-name="ce6" table:formula="of:=[.F185]*100000/[.D185]" office:value-type="float" office:value="88.5373332232162">
            <text:p>89</text:p>
          </table:table-cell>
          <table:table-cell table:style-name="ce6" table:formula="of:=SUM(OFFSET([.P185];-[.D$4]+1;0;[.D$4];1))+[.S185]" office:value-type="float" office:value="14803.609">
            <text:p>14,804</text:p>
          </table:table-cell>
          <table:table-cell table:style-name="ce6" table:formula="of:=SUM(OFFSET([.Q185];-[.F$4]+1;0;[.F$4];1))+[.T185]" office:value-type="float" office:value="762.391">
            <text:p>762</text:p>
          </table:table-cell>
          <table:table-cell table:style-name="ce11" table:formula="of:=(SUM(OFFSET([.P185];-[.D$4]+1;0;[.D$4];1))+SUM(OFFSET([.Q185];-[.F$4]+1;0;[.F$4];1)))/[.F185]" office:value-type="percentage" office:value="0.000449698059874085">
            <text:p>0%</text:p>
          </table:table-cell>
          <table:table-cell table:style-name="ce11" table:formula="of:=SUM([.S185:.T185])/[.F185]" office:value-type="percentage" office:value="0.999550301940126">
            <text:p>100%</text:p>
          </table:table-cell>
          <table:table-cell table:style-name="ce14"/>
          <table:table-cell table:style-name="ce14" table:formula="of:=[.S185]/[.T185]" office:value-type="float" office:value="19.4081632653061">
            <text:p>19.4</text:p>
          </table:table-cell>
          <table:table-cell table:number-columns-repeated="3" table:style-name="ce6" office:value-type="float" office:value="0">
            <text:p>0</text:p>
          </table:table-cell>
          <table:table-cell table:style-name="ce15" office:value-type="float" office:value="14796.609">
            <text:p>14,797</text:p>
          </table:table-cell>
          <table:table-cell table:style-name="ce15" office:value-type="float" office:value="762.391">
            <text:p>762</text:p>
          </table:table-cell>
          <table:table-cell table:style-name="ce15" office:value-type="float" office:value="15559">
            <text:p>15,559</text:p>
          </table:table-cell>
          <table:table-cell table:number-columns-repeated="1003"/>
        </table:table-row>
        <table:table-row table:style-name="ro5">
          <table:table-cell office:value-type="float" office:value="1993">
            <text:p>1993</text:p>
          </table:table-cell>
          <table:table-cell table:style-name="ce6" office:value-type="float" office:value="8841711">
            <text:p>8,841,711</text:p>
          </table:table-cell>
          <table:table-cell table:style-name="ce6" office:value-type="float" office:value="8918288">
            <text:p>8,918,288</text:p>
          </table:table-cell>
          <table:table-cell office:value-type="float" office:value="17759999">
            <text:p>17,759,999</text:p>
          </table:table-cell>
          <table:table-cell table:style-name="ce8" table:formula="of:=[.B186]/[.C186]" office:value-type="float" office:value="0.991413486534635">
            <text:p>0.99</text:p>
          </table:table-cell>
          <table:table-cell table:style-name="ce6" table:formula="of:=(SUM(OFFSET([.P186];-[.D$4]+1;0;[.D$4];1))+SUM(OFFSET([.Q186];-[.F$4]+1;0;[.F$4];1)))+[.U186]" office:value-type="float" office:value="15872">
            <text:p>15,872</text:p>
          </table:table-cell>
          <table:table-cell table:style-name="ce9" table:formula="of:=[.J186]/[.K186]" office:value-type="float" office:value="19.8412118156225">
            <text:p>19.8</text:p>
          </table:table-cell>
          <table:table-cell table:style-name="ce9" table:formula="of:=[.G186]/[.E186]" office:value-type="float" office:value="20.0130541747773">
            <text:p>20.0</text:p>
          </table:table-cell>
          <table:table-cell table:style-name="ce6" table:formula="of:=[.F186]*100000/[.D186]" office:value-type="float" office:value="89.3693744014287">
            <text:p>89</text:p>
          </table:table-cell>
          <table:table-cell table:style-name="ce6" table:formula="of:=SUM(OFFSET([.P186];-[.D$4]+1;0;[.D$4];1))+[.S186]" office:value-type="float" office:value="15110.432">
            <text:p>15,110</text:p>
          </table:table-cell>
          <table:table-cell table:style-name="ce6" table:formula="of:=SUM(OFFSET([.Q186];-[.F$4]+1;0;[.F$4];1))+[.T186]" office:value-type="float" office:value="761.568">
            <text:p>762</text:p>
          </table:table-cell>
          <table:table-cell table:style-name="ce11" table:formula="of:=(SUM(OFFSET([.P186];-[.D$4]+1;0;[.D$4];1))+SUM(OFFSET([.Q186];-[.F$4]+1;0;[.F$4];1)))/[.F186]" office:value-type="percentage" office:value="0.000378024193548387">
            <text:p>0%</text:p>
          </table:table-cell>
          <table:table-cell table:style-name="ce11" table:formula="of:=SUM([.S186:.T186])/[.F186]" office:value-type="percentage" office:value="0.999621975806452">
            <text:p>100%</text:p>
          </table:table-cell>
          <table:table-cell table:style-name="ce14"/>
          <table:table-cell table:style-name="ce14" table:formula="of:=[.S186]/[.T186]" office:value-type="float" office:value="19.8333333333333">
            <text:p>19.8</text:p>
          </table:table-cell>
          <table:table-cell table:number-columns-repeated="3" table:style-name="ce6" office:value-type="float" office:value="0">
            <text:p>0</text:p>
          </table:table-cell>
          <table:table-cell table:style-name="ce15" office:value-type="float" office:value="15104.432">
            <text:p>15,104</text:p>
          </table:table-cell>
          <table:table-cell table:style-name="ce15" office:value-type="float" office:value="761.568">
            <text:p>762</text:p>
          </table:table-cell>
          <table:table-cell table:style-name="ce15" office:value-type="float" office:value="15866">
            <text:p>15,866</text:p>
          </table:table-cell>
          <table:table-cell table:number-columns-repeated="1003"/>
        </table:table-row>
        <table:table-row table:style-name="ro5">
          <table:table-cell office:value-type="float" office:value="1994">
            <text:p>1994</text:p>
          </table:table-cell>
          <table:table-cell table:style-name="ce6" office:value-type="float" office:value="8934770">
            <text:p>8,934,770</text:p>
          </table:table-cell>
          <table:table-cell table:style-name="ce6" office:value-type="float" office:value="9016711">
            <text:p>9,016,711</text:p>
          </table:table-cell>
          <table:table-cell office:value-type="float" office:value="17951481">
            <text:p>17,951,481</text:p>
          </table:table-cell>
          <table:table-cell table:style-name="ce8" table:formula="of:=[.B187]/[.C187]" office:value-type="float" office:value="0.990912318249969">
            <text:p>0.99</text:p>
          </table:table-cell>
          <table:table-cell table:style-name="ce6" table:formula="of:=(SUM(OFFSET([.P187];-[.D$4]+1;0;[.D$4];1))+SUM(OFFSET([.Q187];-[.F$4]+1;0;[.F$4];1)))+[.U187]" office:value-type="float" office:value="16950">
            <text:p>16,950</text:p>
          </table:table-cell>
          <table:table-cell table:style-name="ce9" table:formula="of:=[.J187]/[.K187]" office:value-type="float" office:value="19.4153899520148">
            <text:p>19.4</text:p>
          </table:table-cell>
          <table:table-cell table:style-name="ce9" table:formula="of:=[.G187]/[.E187]" office:value-type="float" office:value="19.5934489807372">
            <text:p>19.6</text:p>
          </table:table-cell>
          <table:table-cell table:style-name="ce6" table:formula="of:=[.F187]*100000/[.D187]" office:value-type="float" office:value="94.4211789545386">
            <text:p>94</text:p>
          </table:table-cell>
          <table:table-cell table:style-name="ce6" table:formula="of:=SUM(OFFSET([.P187];-[.D$4]+1;0;[.D$4];1))+[.S187]" office:value-type="float" office:value="16119.744">
            <text:p>16,120</text:p>
          </table:table-cell>
          <table:table-cell table:style-name="ce6" table:formula="of:=SUM(OFFSET([.Q187];-[.F$4]+1;0;[.F$4];1))+[.T187]" office:value-type="float" office:value="830.256">
            <text:p>830</text:p>
          </table:table-cell>
          <table:table-cell table:style-name="ce11" table:formula="of:=(SUM(OFFSET([.P187];-[.D$4]+1;0;[.D$4];1))+SUM(OFFSET([.Q187];-[.F$4]+1;0;[.F$4];1)))/[.F187]" office:value-type="percentage" office:value="0.000353982300884956">
            <text:p>0%</text:p>
          </table:table-cell>
          <table:table-cell table:style-name="ce11" table:formula="of:=SUM([.S187:.T187])/[.F187]" office:value-type="percentage" office:value="0.999646017699115">
            <text:p>100%</text:p>
          </table:table-cell>
          <table:table-cell table:style-name="ce14"/>
          <table:table-cell table:style-name="ce14" table:formula="of:=[.S187]/[.T187]" office:value-type="float" office:value="19.4081632653061">
            <text:p>19.4</text:p>
          </table:table-cell>
          <table:table-cell table:number-columns-repeated="3" table:style-name="ce6" office:value-type="float" office:value="0">
            <text:p>0</text:p>
          </table:table-cell>
          <table:table-cell table:style-name="ce15" office:value-type="float" office:value="16113.744">
            <text:p>16,114</text:p>
          </table:table-cell>
          <table:table-cell table:style-name="ce15" office:value-type="float" office:value="830.256">
            <text:p>830</text:p>
          </table:table-cell>
          <table:table-cell table:style-name="ce15" office:value-type="float" office:value="16944">
            <text:p>16,944</text:p>
          </table:table-cell>
          <table:table-cell table:number-columns-repeated="1003"/>
        </table:table-row>
        <table:table-row table:style-name="ro5">
          <table:table-cell office:value-type="float" office:value="1995">
            <text:p>1995</text:p>
          </table:table-cell>
          <table:table-cell table:style-name="ce6" office:value-type="float" office:value="9052732">
            <text:p>9,052,732</text:p>
          </table:table-cell>
          <table:table-cell table:style-name="ce6" office:value-type="float" office:value="9143322">
            <text:p>9,143,322</text:p>
          </table:table-cell>
          <table:table-cell office:value-type="float" office:value="18196054">
            <text:p>18,196,054</text:p>
          </table:table-cell>
          <table:table-cell table:style-name="ce8" table:formula="of:=[.B188]/[.C188]" office:value-type="float" office:value="0.990092222498562">
            <text:p>0.99</text:p>
          </table:table-cell>
          <table:table-cell table:style-name="ce6" table:formula="of:=(SUM(OFFSET([.P188];-[.D$4]+1;0;[.D$4];1))+SUM(OFFSET([.Q188];-[.F$4]+1;0;[.F$4];1)))+[.U188]" office:value-type="float" office:value="17433">
            <text:p>17,433</text:p>
          </table:table-cell>
          <table:table-cell table:style-name="ce9" table:formula="of:=[.J188]/[.K188]" office:value-type="float" office:value="19.8393103052559">
            <text:p>19.8</text:p>
          </table:table-cell>
          <table:table-cell table:style-name="ce9" table:formula="of:=[.G188]/[.E188]" office:value-type="float" office:value="20.0378407732465">
            <text:p>20.0</text:p>
          </table:table-cell>
          <table:table-cell table:style-name="ce6" table:formula="of:=[.F188]*100000/[.D188]" office:value-type="float" office:value="95.806486395347">
            <text:p>96</text:p>
          </table:table-cell>
          <table:table-cell table:style-name="ce6" table:formula="of:=SUM(OFFSET([.P188];-[.D$4]+1;0;[.D$4];1))+[.S188]" office:value-type="float" office:value="16596.456">
            <text:p>16,596</text:p>
          </table:table-cell>
          <table:table-cell table:style-name="ce6" table:formula="of:=SUM(OFFSET([.Q188];-[.F$4]+1;0;[.F$4];1))+[.T188]" office:value-type="float" office:value="836.544">
            <text:p>837</text:p>
          </table:table-cell>
          <table:table-cell table:style-name="ce11" table:formula="of:=(SUM(OFFSET([.P188];-[.D$4]+1;0;[.D$4];1))+SUM(OFFSET([.Q188];-[.F$4]+1;0;[.F$4];1)))/[.F188]" office:value-type="percentage" office:value="0.00028681236734928">
            <text:p>0%</text:p>
          </table:table-cell>
          <table:table-cell table:style-name="ce11" table:formula="of:=SUM([.S188:.T188])/[.F188]" office:value-type="percentage" office:value="0.999713187632651">
            <text:p>100%</text:p>
          </table:table-cell>
          <table:table-cell table:style-name="ce14"/>
          <table:table-cell table:style-name="ce14" table:formula="of:=[.S188]/[.T188]" office:value-type="float" office:value="19.8333333333333">
            <text:p>19.8</text:p>
          </table:table-cell>
          <table:table-cell table:number-columns-repeated="3" table:style-name="ce6" office:value-type="float" office:value="0">
            <text:p>0</text:p>
          </table:table-cell>
          <table:table-cell table:style-name="ce15" office:value-type="float" office:value="16591.456">
            <text:p>16,591</text:p>
          </table:table-cell>
          <table:table-cell table:style-name="ce15" office:value-type="float" office:value="836.544">
            <text:p>837</text:p>
          </table:table-cell>
          <table:table-cell table:style-name="ce15" office:value-type="float" office:value="17428">
            <text:p>17,428</text:p>
          </table:table-cell>
          <table:table-cell table:number-columns-repeated="1003"/>
        </table:table-row>
        <table:table-row table:style-name="ro5">
          <table:table-cell office:value-type="float" office:value="1996">
            <text:p>1996</text:p>
          </table:table-cell>
          <table:table-cell table:style-name="ce6" office:value-type="float" office:value="9157444">
            <text:p>9,157,444</text:p>
          </table:table-cell>
          <table:table-cell table:style-name="ce6" office:value-type="float" office:value="9262876">
            <text:p>9,262,876</text:p>
          </table:table-cell>
          <table:table-cell office:value-type="float" office:value="18420320">
            <text:p>18,420,320</text:p>
          </table:table-cell>
          <table:table-cell table:style-name="ce8" table:formula="of:=[.B189]/[.C189]" office:value-type="float" office:value="0.98861778998229">
            <text:p>0.99</text:p>
          </table:table-cell>
          <table:table-cell table:style-name="ce6" table:formula="of:=(SUM(OFFSET([.P189];-[.D$4]+1;0;[.D$4];1))+SUM(OFFSET([.Q189];-[.F$4]+1;0;[.F$4];1)))+[.U189]" office:value-type="float" office:value="18197">
            <text:p>18,197</text:p>
          </table:table-cell>
          <table:table-cell table:style-name="ce9" table:formula="of:=[.J189]/[.K189]" office:value-type="float" office:value="17.872072920437">
            <text:p>17.9</text:p>
          </table:table-cell>
          <table:table-cell table:style-name="ce9" table:formula="of:=[.G189]/[.E189]" office:value-type="float" office:value="18.077838676924">
            <text:p>18.1</text:p>
          </table:table-cell>
          <table:table-cell table:style-name="ce6" table:formula="of:=[.F189]*100000/[.D189]" office:value-type="float" office:value="98.78764321141">
            <text:p>99</text:p>
          </table:table-cell>
          <table:table-cell table:style-name="ce6" table:formula="of:=SUM(OFFSET([.P189];-[.D$4]+1;0;[.D$4];1))+[.S189]" office:value-type="float" office:value="17232.771">
            <text:p>17,233</text:p>
          </table:table-cell>
          <table:table-cell table:style-name="ce6" table:formula="of:=SUM(OFFSET([.Q189];-[.F$4]+1;0;[.F$4];1))+[.T189]" office:value-type="float" office:value="964.229">
            <text:p>964</text:p>
          </table:table-cell>
          <table:table-cell table:style-name="ce11" table:formula="of:=(SUM(OFFSET([.P189];-[.D$4]+1;0;[.D$4];1))+SUM(OFFSET([.Q189];-[.F$4]+1;0;[.F$4];1)))/[.F189]" office:value-type="percentage" office:value="0.000219816453261527">
            <text:p>0%</text:p>
          </table:table-cell>
          <table:table-cell table:style-name="ce11" table:formula="of:=SUM([.S189:.T189])/[.F189]" office:value-type="percentage" office:value="0.999780183546739">
            <text:p>100%</text:p>
          </table:table-cell>
          <table:table-cell table:style-name="ce14"/>
          <table:table-cell table:style-name="ce14" table:formula="of:=[.S189]/[.T189]" office:value-type="float" office:value="17.8679245283019">
            <text:p>17.9</text:p>
          </table:table-cell>
          <table:table-cell table:number-columns-repeated="3" table:style-name="ce6" office:value-type="float" office:value="0">
            <text:p>0</text:p>
          </table:table-cell>
          <table:table-cell table:style-name="ce15" office:value-type="float" office:value="17228.771">
            <text:p>17,229</text:p>
          </table:table-cell>
          <table:table-cell table:style-name="ce15" office:value-type="float" office:value="964.229">
            <text:p>964</text:p>
          </table:table-cell>
          <table:table-cell table:style-name="ce15" office:value-type="float" office:value="18193">
            <text:p>18,193</text:p>
          </table:table-cell>
          <table:table-cell table:number-columns-repeated="1003"/>
        </table:table-row>
        <table:table-row table:style-name="ro5">
          <table:table-cell office:value-type="float" office:value="1997">
            <text:p>1997</text:p>
          </table:table-cell>
          <table:table-cell table:style-name="ce6" office:value-type="float" office:value="9245257">
            <text:p>9,245,257</text:p>
          </table:table-cell>
          <table:table-cell table:style-name="ce6" office:value-type="float" office:value="9363858">
            <text:p>9,363,858</text:p>
          </table:table-cell>
          <table:table-cell office:value-type="float" office:value="18609115">
            <text:p>18,609,115</text:p>
          </table:table-cell>
          <table:table-cell table:style-name="ce8" table:formula="of:=[.B190]/[.C190]" office:value-type="float" office:value="0.987334173585289">
            <text:p>0.99</text:p>
          </table:table-cell>
          <table:table-cell table:style-name="ce6" table:formula="of:=(SUM(OFFSET([.P190];-[.D$4]+1;0;[.D$4];1))+SUM(OFFSET([.Q190];-[.F$4]+1;0;[.F$4];1)))+[.U190]" office:value-type="float" office:value="19132">
            <text:p>19,132</text:p>
          </table:table-cell>
          <table:table-cell table:style-name="ce9" table:formula="of:=[.J190]/[.K190]" office:value-type="float" office:value="16.5475283776149">
            <text:p>16.5</text:p>
          </table:table-cell>
          <table:table-cell table:style-name="ce9" table:formula="of:=[.G190]/[.E190]" office:value-type="float" office:value="16.7598051605224">
            <text:p>16.8</text:p>
          </table:table-cell>
          <table:table-cell table:style-name="ce6" table:formula="of:=[.F190]*100000/[.D190]" office:value-type="float" office:value="102.809832708326">
            <text:p>103</text:p>
          </table:table-cell>
          <table:table-cell table:style-name="ce6" table:formula="of:=SUM(OFFSET([.P190];-[.D$4]+1;0;[.D$4];1))+[.S190]" office:value-type="float" office:value="18041.704">
            <text:p>18,042</text:p>
          </table:table-cell>
          <table:table-cell table:style-name="ce6" table:formula="of:=SUM(OFFSET([.Q190];-[.F$4]+1;0;[.F$4];1))+[.T190]" office:value-type="float" office:value="1090.296">
            <text:p>1,090</text:p>
          </table:table-cell>
          <table:table-cell table:style-name="ce11" table:formula="of:=(SUM(OFFSET([.P190];-[.D$4]+1;0;[.D$4];1))+SUM(OFFSET([.Q190];-[.F$4]+1;0;[.F$4];1)))/[.F190]" office:value-type="percentage" office:value="0.000209073803052478">
            <text:p>0%</text:p>
          </table:table-cell>
          <table:table-cell table:style-name="ce11" table:formula="of:=SUM([.S190:.T190])/[.F190]" office:value-type="percentage" office:value="0.999790926196948">
            <text:p>100%</text:p>
          </table:table-cell>
          <table:table-cell table:style-name="ce14"/>
          <table:table-cell table:style-name="ce14" table:formula="of:=[.S190]/[.T190]" office:value-type="float" office:value="16.5438596491228">
            <text:p>16.5</text:p>
          </table:table-cell>
          <table:table-cell table:number-columns-repeated="3" table:style-name="ce6" office:value-type="float" office:value="0">
            <text:p>0</text:p>
          </table:table-cell>
          <table:table-cell table:style-name="ce15" office:value-type="float" office:value="18037.704">
            <text:p>18,038</text:p>
          </table:table-cell>
          <table:table-cell table:style-name="ce15" office:value-type="float" office:value="1090.296">
            <text:p>1,090</text:p>
          </table:table-cell>
          <table:table-cell table:style-name="ce15" office:value-type="float" office:value="19128">
            <text:p>19,128</text:p>
          </table:table-cell>
          <table:table-cell table:number-columns-repeated="1003"/>
        </table:table-row>
        <table:table-row table:style-name="ro5">
          <table:table-cell office:value-type="float" office:value="1998">
            <text:p>1998</text:p>
          </table:table-cell>
          <table:table-cell table:style-name="ce6" office:value-type="float" office:value="9342413">
            <text:p>9,342,413</text:p>
          </table:table-cell>
          <table:table-cell table:style-name="ce6" office:value-type="float" office:value="9471863">
            <text:p>9,471,863</text:p>
          </table:table-cell>
          <table:table-cell office:value-type="float" office:value="18814276">
            <text:p>18,814,276</text:p>
          </table:table-cell>
          <table:table-cell table:style-name="ce8" table:formula="of:=[.B191]/[.C191]" office:value-type="float" office:value="0.986333206044049">
            <text:p>0.99</text:p>
          </table:table-cell>
          <table:table-cell table:style-name="ce6" table:formula="of:=(SUM(OFFSET([.P191];-[.D$4]+1;0;[.D$4];1))+SUM(OFFSET([.Q191];-[.F$4]+1;0;[.F$4];1)))+[.U191]" office:value-type="float" office:value="19909">
            <text:p>19,909</text:p>
          </table:table-cell>
          <table:table-cell table:style-name="ce9" table:formula="of:=[.J191]/[.K191]" office:value-type="float" office:value="16.5465036548973">
            <text:p>16.5</text:p>
          </table:table-cell>
          <table:table-cell table:style-name="ce9" table:formula="of:=[.G191]/[.E191]" office:value-type="float" office:value="16.7757747113285">
            <text:p>16.8</text:p>
          </table:table-cell>
          <table:table-cell table:style-name="ce6" table:formula="of:=[.F191]*100000/[.D191]" office:value-type="float" office:value="105.818581591978">
            <text:p>106</text:p>
          </table:table-cell>
          <table:table-cell table:style-name="ce6" table:formula="of:=SUM(OFFSET([.P191];-[.D$4]+1;0;[.D$4];1))+[.S191]" office:value-type="float" office:value="18774.358">
            <text:p>18,774</text:p>
          </table:table-cell>
          <table:table-cell table:style-name="ce6" table:formula="of:=SUM(OFFSET([.Q191];-[.F$4]+1;0;[.F$4];1))+[.T191]" office:value-type="float" office:value="1134.642">
            <text:p>1,135</text:p>
          </table:table-cell>
          <table:table-cell table:style-name="ce11" table:formula="of:=(SUM(OFFSET([.P191];-[.D$4]+1;0;[.D$4];1))+SUM(OFFSET([.Q191];-[.F$4]+1;0;[.F$4];1)))/[.F191]" office:value-type="percentage" office:value="0.000150685619569039">
            <text:p>0%</text:p>
          </table:table-cell>
          <table:table-cell table:style-name="ce11" table:formula="of:=SUM([.S191:.T191])/[.F191]" office:value-type="percentage" office:value="0.999849314380431">
            <text:p>100%</text:p>
          </table:table-cell>
          <table:table-cell table:style-name="ce14"/>
          <table:table-cell table:style-name="ce14" table:formula="of:=[.S191]/[.T191]" office:value-type="float" office:value="16.5438596491228">
            <text:p>16.5</text:p>
          </table:table-cell>
          <table:table-cell table:number-columns-repeated="3" table:style-name="ce6" office:value-type="float" office:value="0">
            <text:p>0</text:p>
          </table:table-cell>
          <table:table-cell table:style-name="ce15" office:value-type="float" office:value="18771.358">
            <text:p>18,771</text:p>
          </table:table-cell>
          <table:table-cell table:style-name="ce15" office:value-type="float" office:value="1134.642">
            <text:p>1,135</text:p>
          </table:table-cell>
          <table:table-cell table:style-name="ce15" office:value-type="float" office:value="19906">
            <text:p>19,906</text:p>
          </table:table-cell>
          <table:table-cell table:number-columns-repeated="1003"/>
        </table:table-row>
        <table:table-row table:style-name="ro5">
          <table:table-cell office:value-type="float" office:value="1999">
            <text:p>1999</text:p>
          </table:table-cell>
          <table:table-cell table:style-name="ce6" office:value-type="float" office:value="9449247">
            <text:p>9,449,247</text:p>
          </table:table-cell>
          <table:table-cell table:style-name="ce6" office:value-type="float" office:value="9589091">
            <text:p>9,589,091</text:p>
          </table:table-cell>
          <table:table-cell office:value-type="float" office:value="19038338">
            <text:p>19,038,338</text:p>
          </table:table-cell>
          <table:table-cell table:style-name="ce8" table:formula="of:=[.B192]/[.C192]" office:value-type="float" office:value="0.985416344468939">
            <text:p>0.99</text:p>
          </table:table-cell>
          <table:table-cell table:style-name="ce6" table:formula="of:=(SUM(OFFSET([.P192];-[.D$4]+1;0;[.D$4];1))+SUM(OFFSET([.Q192];-[.F$4]+1;0;[.F$4];1)))+[.U192]" office:value-type="float" office:value="21539">
            <text:p>21,539</text:p>
          </table:table-cell>
          <table:table-cell table:style-name="ce9" table:formula="of:=[.J192]/[.K192]" office:value-type="float" office:value="14.8737528502595">
            <text:p>14.9</text:p>
          </table:table-cell>
          <table:table-cell table:style-name="ce9" table:formula="of:=[.G192]/[.E192]" office:value-type="float" office:value="15.0938767494011">
            <text:p>15.1</text:p>
          </table:table-cell>
          <table:table-cell table:style-name="ce6" table:formula="of:=[.F192]*100000/[.D192]" office:value-type="float" office:value="113.134875533778">
            <text:p>113</text:p>
          </table:table-cell>
          <table:table-cell table:style-name="ce6" table:formula="of:=SUM(OFFSET([.P192];-[.D$4]+1;0;[.D$4];1))+[.S192]" office:value-type="float" office:value="20182.106">
            <text:p>20,182</text:p>
          </table:table-cell>
          <table:table-cell table:style-name="ce6" table:formula="of:=SUM(OFFSET([.Q192];-[.F$4]+1;0;[.F$4];1))+[.T192]" office:value-type="float" office:value="1356.894">
            <text:p>1,357</text:p>
          </table:table-cell>
          <table:table-cell table:style-name="ce11" table:formula="of:=(SUM(OFFSET([.P192];-[.D$4]+1;0;[.D$4];1))+SUM(OFFSET([.Q192];-[.F$4]+1;0;[.F$4];1)))/[.F192]" office:value-type="percentage" office:value="0.0000464274107433028">
            <text:p>0%</text:p>
          </table:table-cell>
          <table:table-cell table:style-name="ce11" table:formula="of:=SUM([.S192:.T192])/[.F192]" office:value-type="percentage" office:value="0.999953572589257">
            <text:p>100%</text:p>
          </table:table-cell>
          <table:table-cell table:style-name="ce14"/>
          <table:table-cell table:style-name="ce14" table:formula="of:=[.S192]/[.T192]" office:value-type="float" office:value="14.8730158730159">
            <text:p>14.9</text:p>
          </table:table-cell>
          <table:table-cell table:number-columns-repeated="3" table:style-name="ce6" office:value-type="float" office:value="0">
            <text:p>0</text:p>
          </table:table-cell>
          <table:table-cell table:style-name="ce15" office:value-type="float" office:value="20181.106">
            <text:p>20,181</text:p>
          </table:table-cell>
          <table:table-cell table:style-name="ce15" office:value-type="float" office:value="1356.894">
            <text:p>1,357</text:p>
          </table:table-cell>
          <table:table-cell table:style-name="ce15" office:value-type="float" office:value="21538">
            <text:p>21,538</text:p>
          </table:table-cell>
          <table:table-cell table:number-columns-repeated="1003"/>
        </table:table-row>
        <table:table-row table:style-name="ro5">
          <table:table-cell office:value-type="float" office:value="2000">
            <text:p>2000</text:p>
          </table:table-cell>
          <table:table-cell table:style-name="ce6" office:value-type="float" office:value="9562299">
            <text:p>9,562,299</text:p>
          </table:table-cell>
          <table:table-cell table:style-name="ce6" office:value-type="float" office:value="9710345">
            <text:p>9,710,345</text:p>
          </table:table-cell>
          <table:table-cell office:value-type="float" office:value="19272644">
            <text:p>19,272,644</text:p>
          </table:table-cell>
          <table:table-cell table:style-name="ce8" table:formula="of:=[.B193]/[.C193]" office:value-type="float" office:value="0.98475378578207">
            <text:p>0.98</text:p>
          </table:table-cell>
          <table:table-cell table:style-name="ce6" table:formula="of:=(SUM(OFFSET([.P193];-[.D$4]+1;0;[.D$4];1))+SUM(OFFSET([.Q193];-[.F$4]+1;0;[.F$4];1)))+[.U193]" office:value-type="float" office:value="21715">
            <text:p>21,715</text:p>
          </table:table-cell>
          <table:table-cell table:style-name="ce9" table:formula="of:=[.J193]/[.K193]" office:value-type="float" office:value="14.6257195818366">
            <text:p>14.6</text:p>
          </table:table-cell>
          <table:table-cell table:style-name="ce9" table:formula="of:=[.G193]/[.E193]" office:value-type="float" office:value="14.8521587761363">
            <text:p>14.9</text:p>
          </table:table-cell>
          <table:table-cell table:style-name="ce6" table:formula="of:=[.F193]*100000/[.D193]" office:value-type="float" office:value="112.672656642233">
            <text:p>113</text:p>
          </table:table-cell>
          <table:table-cell table:style-name="ce6" table:formula="of:=SUM(OFFSET([.P193];-[.D$4]+1;0;[.D$4];1))+[.S193]" office:value-type="float" office:value="20325.304">
            <text:p>20,325</text:p>
          </table:table-cell>
          <table:table-cell table:style-name="ce6" table:formula="of:=SUM(OFFSET([.Q193];-[.F$4]+1;0;[.F$4];1))+[.T193]" office:value-type="float" office:value="1389.696">
            <text:p>1,390</text:p>
          </table:table-cell>
          <table:table-cell table:style-name="ce11" table:formula="of:=(SUM(OFFSET([.P193];-[.D$4]+1;0;[.D$4];1))+SUM(OFFSET([.Q193];-[.F$4]+1;0;[.F$4];1)))/[.F193]" office:value-type="percentage" office:value="0.0000460511167395809">
            <text:p>0%</text:p>
          </table:table-cell>
          <table:table-cell table:style-name="ce11" table:formula="of:=SUM([.S193:.T193])/[.F193]" office:value-type="percentage" office:value="0.99995394888326">
            <text:p>100%</text:p>
          </table:table-cell>
          <table:table-cell table:style-name="ce14"/>
          <table:table-cell table:style-name="ce14" table:formula="of:=[.S193]/[.T193]" office:value-type="float" office:value="14.625">
            <text:p>14.6</text:p>
          </table:table-cell>
          <table:table-cell table:number-columns-repeated="3" table:style-name="ce6" office:value-type="float" office:value="0">
            <text:p>0</text:p>
          </table:table-cell>
          <table:table-cell table:style-name="ce15" office:value-type="float" office:value="20324.304">
            <text:p>20,324</text:p>
          </table:table-cell>
          <table:table-cell table:style-name="ce15" office:value-type="float" office:value="1389.696">
            <text:p>1,390</text:p>
          </table:table-cell>
          <table:table-cell table:style-name="ce15" office:value-type="float" office:value="21714">
            <text:p>21,714</text:p>
          </table:table-cell>
          <table:table-cell table:number-columns-repeated="1003"/>
        </table:table-row>
        <table:table-row table:style-name="ro5">
          <table:table-cell office:value-type="float" office:value="2001">
            <text:p>2001</text:p>
          </table:table-cell>
          <table:table-cell table:style-name="ce6" office:value-type="float" office:value="9691689">
            <text:p>9,691,689</text:p>
          </table:table-cell>
          <table:table-cell table:style-name="ce6" office:value-type="float" office:value="9842283">
            <text:p>9,842,283</text:p>
          </table:table-cell>
          <table:table-cell office:value-type="float" office:value="19533972">
            <text:p>19,533,972</text:p>
          </table:table-cell>
          <table:table-cell table:style-name="ce8" table:formula="of:=[.B194]/[.C194]" office:value-type="float" office:value="0.984699281660566">
            <text:p>0.98</text:p>
          </table:table-cell>
          <table:table-cell table:style-name="ce6" table:formula="of:=(SUM(OFFSET([.P194];-[.D$4]+1;0;[.D$4];1))+SUM(OFFSET([.Q194];-[.F$4]+1;0;[.F$4];1)))+[.U194]" office:value-type="float" office:value="22459">
            <text:p>22,459</text:p>
          </table:table-cell>
          <table:table-cell table:style-name="ce9" table:formula="of:=[.J194]/[.K194]" office:value-type="float" office:value="13.9229235880399">
            <text:p>13.9</text:p>
          </table:table-cell>
          <table:table-cell table:style-name="ce9" table:formula="of:=[.G194]/[.E194]" office:value-type="float" office:value="14.1392644915519">
            <text:p>14.1</text:p>
          </table:table-cell>
          <table:table-cell table:style-name="ce6" table:formula="of:=[.F194]*100000/[.D194]" office:value-type="float" office:value="114.974056479655">
            <text:p>115</text:p>
          </table:table-cell>
          <table:table-cell table:style-name="ce6" table:formula="of:=SUM(OFFSET([.P194];-[.D$4]+1;0;[.D$4];1))+[.S194]" office:value-type="float" office:value="20954">
            <text:p>20,954</text:p>
          </table:table-cell>
          <table:table-cell table:style-name="ce6" table:formula="of:=SUM(OFFSET([.Q194];-[.F$4]+1;0;[.F$4];1))+[.T194]" office:value-type="float" office:value="1505">
            <text:p>1,505</text:p>
          </table:table-cell>
          <table:table-cell table:style-name="ce11" table:formula="of:=(SUM(OFFSET([.P194];-[.D$4]+1;0;[.D$4];1))+SUM(OFFSET([.Q194];-[.F$4]+1;0;[.F$4];1)))/[.F194]" office:value-type="percentage" office:value="0.0000445255799456788">
            <text:p>0%</text:p>
          </table:table-cell>
          <table:table-cell table:style-name="ce11" table:formula="of:=SUM([.S194:.T194])/[.F194]" office:value-type="percentage" office:value="0.999955474420054">
            <text:p>100%</text:p>
          </table:table-cell>
          <table:table-cell table:style-name="ce14"/>
          <table:table-cell table:style-name="ce14" table:formula="of:=[.S194]/[.T194]" office:value-type="float" office:value="13.9222591362126">
            <text:p>13.9</text:p>
          </table:table-cell>
          <table:table-cell table:number-columns-repeated="3" table:style-name="ce6" office:value-type="float" office:value="0">
            <text:p>0</text:p>
          </table:table-cell>
          <table:table-cell table:style-name="ce15" office:value-type="float" office:value="20953">
            <text:p>20,953</text:p>
          </table:table-cell>
          <table:table-cell table:style-name="ce15" office:value-type="float" office:value="1505">
            <text:p>1,505</text:p>
          </table:table-cell>
          <table:table-cell table:style-name="ce15" office:value-type="float" office:value="22458">
            <text:p>22,458</text:p>
          </table:table-cell>
          <table:table-cell table:number-columns-repeated="1003"/>
        </table:table-row>
        <table:table-row table:style-name="ro5">
          <table:table-cell office:value-type="float" office:value="2002">
            <text:p>2002</text:p>
          </table:table-cell>
          <table:table-cell table:style-name="ce6" office:value-type="float" office:value="9811447">
            <text:p>9,811,447</text:p>
          </table:table-cell>
          <table:table-cell table:style-name="ce6" office:value-type="float" office:value="9959516">
            <text:p>9,959,516</text:p>
          </table:table-cell>
          <table:table-cell office:value-type="float" office:value="19770963">
            <text:p>19,770,963</text:p>
          </table:table-cell>
          <table:table-cell table:style-name="ce8" table:formula="of:=[.B195]/[.C195]" office:value-type="float" office:value="0.98513291208127">
            <text:p>0.99</text:p>
          </table:table-cell>
          <table:table-cell table:style-name="ce6" table:formula="of:=(SUM(OFFSET([.P195];-[.D$4]+1;0;[.D$4];1))+SUM(OFFSET([.Q195];-[.F$4]+1;0;[.F$4];1)))+[.U195]" office:value-type="float" office:value="22492">
            <text:p>22,492</text:p>
          </table:table-cell>
          <table:table-cell table:style-name="ce9" table:formula="of:=[.J195]/[.K195]" office:value-type="float" office:value="14.1563342318059">
            <text:p>14.2</text:p>
          </table:table-cell>
          <table:table-cell table:style-name="ce9" table:formula="of:=[.G195]/[.E195]" office:value-type="float" office:value="14.3699738971243">
            <text:p>14.4</text:p>
          </table:table-cell>
          <table:table-cell table:style-name="ce6" table:formula="of:=[.F195]*100000/[.D195]" office:value-type="float" office:value="113.762794457711">
            <text:p>114</text:p>
          </table:table-cell>
          <table:table-cell table:style-name="ce6" table:formula="of:=SUM(OFFSET([.P195];-[.D$4]+1;0;[.D$4];1))+[.S195]" office:value-type="float" office:value="21008">
            <text:p>21,008</text:p>
          </table:table-cell>
          <table:table-cell table:style-name="ce6" table:formula="of:=SUM(OFFSET([.Q195];-[.F$4]+1;0;[.F$4];1))+[.T195]" office:value-type="float" office:value="1484">
            <text:p>1,484</text:p>
          </table:table-cell>
          <table:table-cell table:style-name="ce11" table:formula="of:=(SUM(OFFSET([.P195];-[.D$4]+1;0;[.D$4];1))+SUM(OFFSET([.Q195];-[.F$4]+1;0;[.F$4];1)))/[.F195]" office:value-type="percentage" office:value="0">
            <text:p>0%</text:p>
          </table:table-cell>
          <table:table-cell table:style-name="ce11" table:formula="of:=SUM([.S195:.T195])/[.F195]" office:value-type="percentage" office:value="1">
            <text:p>100%</text:p>
          </table:table-cell>
          <table:table-cell table:style-name="ce14"/>
          <table:table-cell table:style-name="ce14" table:formula="of:=[.S195]/[.T195]" office:value-type="float" office:value="14.1563342318059">
            <text:p>14.2</text:p>
          </table:table-cell>
          <table:table-cell table:number-columns-repeated="3" table:style-name="ce6" office:value-type="float" office:value="0">
            <text:p>0</text:p>
          </table:table-cell>
          <table:table-cell table:style-name="ce15" office:value-type="float" office:value="21008">
            <text:p>21,008</text:p>
          </table:table-cell>
          <table:table-cell table:style-name="ce15" office:value-type="float" office:value="1484">
            <text:p>1,484</text:p>
          </table:table-cell>
          <table:table-cell table:style-name="ce15" office:value-type="float" office:value="22492">
            <text:p>22,492</text:p>
          </table:table-cell>
          <table:table-cell table:number-columns-repeated="1003"/>
        </table:table-row>
        <table:table-row table:style-name="ro5">
          <table:table-cell office:value-type="float" office:value="2003">
            <text:p>2003</text:p>
          </table:table-cell>
          <table:table-cell table:style-name="ce6" office:value-type="float" office:value="9933853">
            <text:p>9,933,853</text:p>
          </table:table-cell>
          <table:table-cell table:style-name="ce6" office:value-type="float" office:value="10078029">
            <text:p>10,078,029</text:p>
          </table:table-cell>
          <table:table-cell office:value-type="float" office:value="20011882">
            <text:p>20,011,882</text:p>
          </table:table-cell>
          <table:table-cell table:style-name="ce8" table:formula="of:=[.B196]/[.C196]" office:value-type="float" office:value="0.985694028068385">
            <text:p>0.99</text:p>
          </table:table-cell>
          <table:table-cell table:style-name="ce6" table:formula="of:=(SUM(OFFSET([.P196];-[.D$4]+1;0;[.D$4];1))+SUM(OFFSET([.Q196];-[.F$4]+1;0;[.F$4];1)))+[.U196]" office:value-type="float" office:value="23555">
            <text:p>23,555</text:p>
          </table:table-cell>
          <table:table-cell table:style-name="ce9" table:formula="of:=[.J196]/[.K196]" office:value-type="float" office:value="13.7034956304619">
            <text:p>13.7</text:p>
          </table:table-cell>
          <table:table-cell table:style-name="ce9" table:formula="of:=[.G196]/[.E196]" office:value-type="float" office:value="13.9023827275447">
            <text:p>13.9</text:p>
          </table:table-cell>
          <table:table-cell table:style-name="ce6" table:formula="of:=[.F196]*100000/[.D196]" office:value-type="float" office:value="117.705071417071">
            <text:p>118</text:p>
          </table:table-cell>
          <table:table-cell table:style-name="ce6" table:formula="of:=SUM(OFFSET([.P196];-[.D$4]+1;0;[.D$4];1))+[.S196]" office:value-type="float" office:value="21953">
            <text:p>21,953</text:p>
          </table:table-cell>
          <table:table-cell table:style-name="ce6" table:formula="of:=SUM(OFFSET([.Q196];-[.F$4]+1;0;[.F$4];1))+[.T196]" office:value-type="float" office:value="1602">
            <text:p>1,602</text:p>
          </table:table-cell>
          <table:table-cell table:style-name="ce11" table:formula="of:=(SUM(OFFSET([.P196];-[.D$4]+1;0;[.D$4];1))+SUM(OFFSET([.Q196];-[.F$4]+1;0;[.F$4];1)))/[.F196]" office:value-type="percentage" office:value="0">
            <text:p>0%</text:p>
          </table:table-cell>
          <table:table-cell table:style-name="ce11" table:formula="of:=SUM([.S196:.T196])/[.F196]" office:value-type="percentage" office:value="1">
            <text:p>100%</text:p>
          </table:table-cell>
          <table:table-cell table:style-name="ce14"/>
          <table:table-cell table:style-name="ce14" table:formula="of:=[.S196]/[.T196]" office:value-type="float" office:value="13.7034956304619">
            <text:p>13.7</text:p>
          </table:table-cell>
          <table:table-cell table:number-columns-repeated="3" table:style-name="ce6" office:value-type="float" office:value="0">
            <text:p>0</text:p>
          </table:table-cell>
          <table:table-cell table:style-name="ce15" office:value-type="float" office:value="21953">
            <text:p>21,953</text:p>
          </table:table-cell>
          <table:table-cell table:style-name="ce15" office:value-type="float" office:value="1602">
            <text:p>1,602</text:p>
          </table:table-cell>
          <table:table-cell table:style-name="ce15" office:value-type="float" office:value="23555">
            <text:p>23,555</text:p>
          </table:table-cell>
          <table:table-cell table:number-columns-repeated="1003"/>
        </table:table-row>
        <table:table-row table:style-name="ro5">
          <table:table-cell office:value-type="float" office:value="2004">
            <text:p>2004</text:p>
          </table:table-cell>
          <table:table-cell table:style-name="ce6" office:value-type="float" office:value="10055192">
            <text:p>10,055,192</text:p>
          </table:table-cell>
          <table:table-cell table:style-name="ce6" office:value-type="float" office:value="10196940">
            <text:p>10,196,940</text:p>
          </table:table-cell>
          <table:table-cell office:value-type="float" office:value="20252132">
            <text:p>20,252,132</text:p>
          </table:table-cell>
          <table:table-cell table:style-name="ce8" table:formula="of:=[.B197]/[.C197]" office:value-type="float" office:value="0.986098966944985">
            <text:p>0.99</text:p>
          </table:table-cell>
          <table:table-cell table:style-name="ce6" table:formula="of:=(SUM(OFFSET([.P197];-[.D$4]+1;0;[.D$4];1))+SUM(OFFSET([.Q197];-[.F$4]+1;0;[.F$4];1)))+[.U197]" office:value-type="float" office:value="24171">
            <text:p>24,171</text:p>
          </table:table-cell>
          <table:table-cell table:style-name="ce9" table:formula="of:=[.J197]/[.K197]" office:value-type="float" office:value="13.4563397129187">
            <text:p>13.5</text:p>
          </table:table-cell>
          <table:table-cell table:style-name="ce9" table:formula="of:=[.G197]/[.E197]" office:value-type="float" office:value="13.6460336781484">
            <text:p>13.6</text:p>
          </table:table-cell>
          <table:table-cell table:style-name="ce6" table:formula="of:=[.F197]*100000/[.D197]" office:value-type="float" office:value="119.350397281629">
            <text:p>119</text:p>
          </table:table-cell>
          <table:table-cell table:style-name="ce6" table:formula="of:=SUM(OFFSET([.P197];-[.D$4]+1;0;[.D$4];1))+[.S197]" office:value-type="float" office:value="22499">
            <text:p>22,499</text:p>
          </table:table-cell>
          <table:table-cell table:style-name="ce6" table:formula="of:=SUM(OFFSET([.Q197];-[.F$4]+1;0;[.F$4];1))+[.T197]" office:value-type="float" office:value="1672">
            <text:p>1,672</text:p>
          </table:table-cell>
          <table:table-cell table:style-name="ce11" table:formula="of:=(SUM(OFFSET([.P197];-[.D$4]+1;0;[.D$4];1))+SUM(OFFSET([.Q197];-[.F$4]+1;0;[.F$4];1)))/[.F197]" office:value-type="percentage" office:value="0">
            <text:p>0%</text:p>
          </table:table-cell>
          <table:table-cell table:style-name="ce11" table:formula="of:=SUM([.S197:.T197])/[.F197]" office:value-type="percentage" office:value="1">
            <text:p>100%</text:p>
          </table:table-cell>
          <table:table-cell table:style-name="ce14"/>
          <table:table-cell table:style-name="ce14" table:formula="of:=[.S197]/[.T197]" office:value-type="float" office:value="13.4563397129187">
            <text:p>13.5</text:p>
          </table:table-cell>
          <table:table-cell table:number-columns-repeated="3" table:style-name="ce6" office:value-type="float" office:value="0">
            <text:p>0</text:p>
          </table:table-cell>
          <table:table-cell table:style-name="ce15" office:value-type="float" office:value="22499">
            <text:p>22,499</text:p>
          </table:table-cell>
          <table:table-cell table:style-name="ce15" office:value-type="float" office:value="1672">
            <text:p>1,672</text:p>
          </table:table-cell>
          <table:table-cell table:style-name="ce15" office:value-type="float" office:value="24171">
            <text:p>24,171</text:p>
          </table:table-cell>
          <table:table-cell table:number-columns-repeated="1003"/>
        </table:table-row>
        <table:table-row table:style-name="ro5">
          <table:table-cell office:value-type="float" office:value="2005">
            <text:p>2005</text:p>
          </table:table-cell>
          <table:table-cell table:style-name="ce6" office:value-type="float" office:value="10203169">
            <text:p>10,203,169</text:p>
          </table:table-cell>
          <table:table-cell table:style-name="ce6" office:value-type="float" office:value="10340895">
            <text:p>10,340,895</text:p>
          </table:table-cell>
          <table:table-cell office:value-type="float" office:value="20544064">
            <text:p>20,544,064</text:p>
          </table:table-cell>
          <table:table-cell table:style-name="ce8" table:formula="of:=[.B198]/[.C198]" office:value-type="float" office:value="0.986681423609852">
            <text:p>0.99</text:p>
          </table:table-cell>
          <table:table-cell table:style-name="ce6" table:formula="of:=(SUM(OFFSET([.P198];-[.D$4]+1;0;[.D$4];1))+SUM(OFFSET([.Q198];-[.F$4]+1;0;[.F$4];1)))+[.U198]" office:value-type="float" office:value="25353">
            <text:p>25,353</text:p>
          </table:table-cell>
          <table:table-cell table:style-name="ce9" table:formula="of:=[.J198]/[.K198]" office:value-type="float" office:value="13.621107266436">
            <text:p>13.6</text:p>
          </table:table-cell>
          <table:table-cell table:style-name="ce9" table:formula="of:=[.G198]/[.E198]" office:value-type="float" office:value="13.8049698114332">
            <text:p>13.8</text:p>
          </table:table-cell>
          <table:table-cell table:style-name="ce6" table:formula="of:=[.F198]*100000/[.D198]" office:value-type="float" office:value="123.407909944206">
            <text:p>123</text:p>
          </table:table-cell>
          <table:table-cell table:style-name="ce6" table:formula="of:=SUM(OFFSET([.P198];-[.D$4]+1;0;[.D$4];1))+[.S198]" office:value-type="float" office:value="23619">
            <text:p>23,619</text:p>
          </table:table-cell>
          <table:table-cell table:style-name="ce6" table:formula="of:=SUM(OFFSET([.Q198];-[.F$4]+1;0;[.F$4];1))+[.T198]" office:value-type="float" office:value="1734">
            <text:p>1,734</text:p>
          </table:table-cell>
          <table:table-cell table:style-name="ce11" table:formula="of:=(SUM(OFFSET([.P198];-[.D$4]+1;0;[.D$4];1))+SUM(OFFSET([.Q198];-[.F$4]+1;0;[.F$4];1)))/[.F198]" office:value-type="percentage" office:value="0">
            <text:p>0%</text:p>
          </table:table-cell>
          <table:table-cell table:style-name="ce11" table:formula="of:=SUM([.S198:.T198])/[.F198]" office:value-type="percentage" office:value="1">
            <text:p>100%</text:p>
          </table:table-cell>
          <table:table-cell table:style-name="ce14"/>
          <table:table-cell table:style-name="ce14" table:formula="of:=[.S198]/[.T198]" office:value-type="float" office:value="13.621107266436">
            <text:p>13.6</text:p>
          </table:table-cell>
          <table:table-cell table:number-columns-repeated="3" table:style-name="ce6" office:value-type="float" office:value="0">
            <text:p>0</text:p>
          </table:table-cell>
          <table:table-cell table:style-name="ce15" office:value-type="float" office:value="23619">
            <text:p>23,619</text:p>
          </table:table-cell>
          <table:table-cell table:style-name="ce15" office:value-type="float" office:value="1734">
            <text:p>1,734</text:p>
          </table:table-cell>
          <table:table-cell table:style-name="ce15" office:value-type="float" office:value="25353">
            <text:p>25,353</text:p>
          </table:table-cell>
          <table:table-cell table:number-columns-repeated="1003"/>
        </table:table-row>
        <table:table-row table:style-name="ro5">
          <table:table-cell office:value-type="float" office:value="2006">
            <text:p>2006</text:p>
          </table:table-cell>
          <table:table-cell table:style-name="ce6" office:value-type="float" office:value="10371462">
            <text:p>10,371,462</text:p>
          </table:table-cell>
          <table:table-cell table:style-name="ce6" office:value-type="float" office:value="10502201">
            <text:p>10,502,201</text:p>
          </table:table-cell>
          <table:table-cell office:value-type="float" office:value="20873663">
            <text:p>20,873,663</text:p>
          </table:table-cell>
          <table:table-cell table:style-name="ce8" table:formula="of:=[.B199]/[.C199]" office:value-type="float" office:value="0.987551276156303">
            <text:p>0.99</text:p>
          </table:table-cell>
          <table:table-cell table:style-name="ce6" table:formula="of:=(SUM(OFFSET([.P199];-[.D$4]+1;0;[.D$4];1))+SUM(OFFSET([.Q199];-[.F$4]+1;0;[.F$4];1)))+[.U199]" office:value-type="float" office:value="25790">
            <text:p>25,790</text:p>
          </table:table-cell>
          <table:table-cell table:style-name="ce9" table:formula="of:=[.J199]/[.K199]" office:value-type="float" office:value="13.1160372194855">
            <text:p>13.1</text:p>
          </table:table-cell>
          <table:table-cell table:style-name="ce9" table:formula="of:=[.G199]/[.E199]" office:value-type="float" office:value="13.281373368819">
            <text:p>13.3</text:p>
          </table:table-cell>
          <table:table-cell table:style-name="ce6" table:formula="of:=[.F199]*100000/[.D199]" office:value-type="float" office:value="123.552823479042">
            <text:p>124</text:p>
          </table:table-cell>
          <table:table-cell table:style-name="ce6" table:formula="of:=SUM(OFFSET([.P199];-[.D$4]+1;0;[.D$4];1))+[.S199]" office:value-type="float" office:value="23963">
            <text:p>23,963</text:p>
          </table:table-cell>
          <table:table-cell table:style-name="ce6" table:formula="of:=SUM(OFFSET([.Q199];-[.F$4]+1;0;[.F$4];1))+[.T199]" office:value-type="float" office:value="1827">
            <text:p>1,827</text:p>
          </table:table-cell>
          <table:table-cell table:style-name="ce11" table:formula="of:=(SUM(OFFSET([.P199];-[.D$4]+1;0;[.D$4];1))+SUM(OFFSET([.Q199];-[.F$4]+1;0;[.F$4];1)))/[.F199]" office:value-type="percentage" office:value="0">
            <text:p>0%</text:p>
          </table:table-cell>
          <table:table-cell table:style-name="ce11" table:formula="of:=SUM([.S199:.T199])/[.F199]" office:value-type="percentage" office:value="1">
            <text:p>100%</text:p>
          </table:table-cell>
          <table:table-cell table:style-name="ce14"/>
          <table:table-cell table:style-name="ce14" table:formula="of:=[.S199]/[.T199]" office:value-type="float" office:value="13.1160372194855">
            <text:p>13.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5" office:value-type="float" office:value="23963">
            <text:p>23,963</text:p>
          </table:table-cell>
          <table:table-cell table:style-name="ce15" office:value-type="float" office:value="1827">
            <text:p>1,827</text:p>
          </table:table-cell>
          <table:table-cell table:style-name="ce15" office:value-type="float" office:value="25790">
            <text:p>25,790</text:p>
          </table:table-cell>
          <table:table-cell table:number-columns-repeated="1003"/>
        </table:table-row>
        <table:table-row table:style-name="ro5">
          <table:table-cell office:value-type="float" office:value="2007">
            <text:p>2007</text:p>
          </table:table-cell>
          <table:table-cell table:style-name="ce6" office:value-type="float" office:value="10572793">
            <text:p>10,572,793</text:p>
          </table:table-cell>
          <table:table-cell table:style-name="ce6" office:value-type="float" office:value="10690478">
            <text:p>10,690,478</text:p>
          </table:table-cell>
          <table:table-cell office:value-type="float" office:value="21263271">
            <text:p>21,263,271</text:p>
          </table:table-cell>
          <table:table-cell table:style-name="ce8" table:formula="of:=[.B200]/[.C200]" office:value-type="float" office:value="0.988991605426811">
            <text:p>0.99</text:p>
          </table:table-cell>
          <table:table-cell table:style-name="ce6" table:formula="of:=(SUM(OFFSET([.P200];-[.D$4]+1;0;[.D$4];1))+SUM(OFFSET([.Q200];-[.F$4]+1;0;[.F$4];1)))+[.U200]" office:value-type="float" office:value="27224">
            <text:p>27,224</text:p>
          </table:table-cell>
          <table:table-cell table:style-name="ce9" table:formula="of:=[.J200]/[.K200]" office:value-type="float" office:value="12.7217741935484">
            <text:p>12.7</text:p>
          </table:table-cell>
          <table:table-cell table:style-name="ce9" table:formula="of:=[.G200]/[.E200]" office:value-type="float" office:value="12.8633793489664">
            <text:p>12.9</text:p>
          </table:table-cell>
          <table:table-cell table:style-name="ce6" table:formula="of:=[.F200]*100000/[.D200]" office:value-type="float" office:value="128.032982319606">
            <text:p>128</text:p>
          </table:table-cell>
          <table:table-cell table:style-name="ce6" table:formula="of:=SUM(OFFSET([.P200];-[.D$4]+1;0;[.D$4];1))+[.S200]" office:value-type="float" office:value="25240">
            <text:p>25,240</text:p>
          </table:table-cell>
          <table:table-cell table:style-name="ce6" table:formula="of:=SUM(OFFSET([.Q200];-[.F$4]+1;0;[.F$4];1))+[.T200]" office:value-type="float" office:value="1984">
            <text:p>1,984</text:p>
          </table:table-cell>
          <table:table-cell table:style-name="ce11" table:formula="of:=(SUM(OFFSET([.P200];-[.D$4]+1;0;[.D$4];1))+SUM(OFFSET([.Q200];-[.F$4]+1;0;[.F$4];1)))/[.F200]" office:value-type="percentage" office:value="0">
            <text:p>0%</text:p>
          </table:table-cell>
          <table:table-cell table:style-name="ce11" table:formula="of:=SUM([.S200:.T200])/[.F200]" office:value-type="percentage" office:value="1">
            <text:p>100%</text:p>
          </table:table-cell>
          <table:table-cell table:style-name="ce14"/>
          <table:table-cell table:style-name="ce14" table:formula="of:=[.S200]/[.T200]" office:value-type="float" office:value="12.7217741935484">
            <text:p>12.7</text:p>
          </table:table-cell>
          <table:table-cell table:number-columns-repeated="3" table:style-name="ce6" office:value-type="float" office:value="0">
            <text:p>0</text:p>
          </table:table-cell>
          <table:table-cell table:style-name="ce15" office:value-type="float" office:value="25240">
            <text:p>25,240</text:p>
          </table:table-cell>
          <table:table-cell table:style-name="ce15" office:value-type="float" office:value="1984">
            <text:p>1,984</text:p>
          </table:table-cell>
          <table:table-cell table:style-name="ce15" office:value-type="float" office:value="27224">
            <text:p>27,224</text:p>
          </table:table-cell>
          <table:table-cell table:number-columns-repeated="1003"/>
        </table:table-row>
        <table:table-row table:style-name="ro5">
          <table:table-cell office:value-type="float" office:value="2008">
            <text:p>2008</text:p>
          </table:table-cell>
          <table:table-cell table:style-name="ce6" office:value-type="float" office:value="10816686">
            <text:p>10,816,686</text:p>
          </table:table-cell>
          <table:table-cell table:style-name="ce6" office:value-type="float" office:value="10913899">
            <text:p>10,913,899</text:p>
          </table:table-cell>
          <table:table-cell office:value-type="float" office:value="21730585">
            <text:p>21,730,585</text:p>
          </table:table-cell>
          <table:table-cell table:style-name="ce8" table:formula="of:=[.B201]/[.C201]" office:value-type="float" office:value="0.991092734136535">
            <text:p>0.99</text:p>
          </table:table-cell>
          <table:table-cell table:style-name="ce6" table:formula="of:=(SUM(OFFSET([.P201];-[.D$4]+1;0;[.D$4];1))+SUM(OFFSET([.Q201];-[.F$4]+1;0;[.F$4];1)))+[.U201]" office:value-type="float" office:value="27615">
            <text:p>27,615</text:p>
          </table:table-cell>
          <table:table-cell table:style-name="ce9" table:formula="of:=[.J201]/[.K201]" office:value-type="float" office:value="13.1108840061318">
            <text:p>13.1</text:p>
          </table:table-cell>
          <table:table-cell table:style-name="ce9" table:formula="of:=[.G201]/[.E201]" office:value-type="float" office:value="13.2287156938491">
            <text:p>13.2</text:p>
          </table:table-cell>
          <table:table-cell table:style-name="ce6" table:formula="of:=[.F201]*100000/[.D201]" office:value-type="float" office:value="127.078953465818">
            <text:p>127</text:p>
          </table:table-cell>
          <table:table-cell table:style-name="ce6" table:formula="of:=SUM(OFFSET([.P201];-[.D$4]+1;0;[.D$4];1))+[.S201]" office:value-type="float" office:value="25658">
            <text:p>25,658</text:p>
          </table:table-cell>
          <table:table-cell table:style-name="ce6" table:formula="of:=SUM(OFFSET([.Q201];-[.F$4]+1;0;[.F$4];1))+[.T201]" office:value-type="float" office:value="1957">
            <text:p>1,957</text:p>
          </table:table-cell>
          <table:table-cell table:style-name="ce11" table:formula="of:=(SUM(OFFSET([.P201];-[.D$4]+1;0;[.D$4];1))+SUM(OFFSET([.Q201];-[.F$4]+1;0;[.F$4];1)))/[.F201]" office:value-type="percentage" office:value="0">
            <text:p>0%</text:p>
          </table:table-cell>
          <table:table-cell table:style-name="ce11" table:formula="of:=SUM([.S201:.T201])/[.F201]" office:value-type="percentage" office:value="1">
            <text:p>100%</text:p>
          </table:table-cell>
          <table:table-cell table:style-name="ce14"/>
          <table:table-cell table:style-name="ce14" table:formula="of:=[.S201]/[.T201]" office:value-type="float" office:value="13.1108840061318">
            <text:p>13.1</text:p>
          </table:table-cell>
          <table:table-cell table:number-columns-repeated="3" table:style-name="ce6" office:value-type="float" office:value="0">
            <text:p>0</text:p>
          </table:table-cell>
          <table:table-cell table:style-name="ce15" office:value-type="float" office:value="25658">
            <text:p>25,658</text:p>
          </table:table-cell>
          <table:table-cell table:style-name="ce15" office:value-type="float" office:value="1957">
            <text:p>1,957</text:p>
          </table:table-cell>
          <table:table-cell table:style-name="ce15" office:value-type="float" office:value="27615">
            <text:p>27,615</text:p>
          </table:table-cell>
          <table:table-cell table:number-columns-repeated="1003"/>
        </table:table-row>
        <table:table-row table:style-name="ro5">
          <table:table-cell office:value-type="float" office:value="2009">
            <text:p>2009</text:p>
          </table:table-cell>
          <table:table-cell table:style-name="ce6" office:value-type="float" office:value="11018347">
            <text:p>11,018,347</text:p>
          </table:table-cell>
          <table:table-cell table:style-name="ce6" office:value-type="float" office:value="11112830">
            <text:p>11,112,830</text:p>
          </table:table-cell>
          <table:table-cell office:value-type="float" office:value="22131177">
            <text:p>22,131,177</text:p>
          </table:table-cell>
          <table:table-cell table:style-name="ce8" table:formula="of:=[.B202]/[.C202]" office:value-type="float" office:value="0.991497845283335">
            <text:p>0.99</text:p>
          </table:table-cell>
          <table:table-cell table:style-name="ce6" table:formula="of:=(SUM(OFFSET([.P202];-[.D$4]+1;0;[.D$4];1))+SUM(OFFSET([.Q202];-[.F$4]+1;0;[.F$4];1)))+[.U202]" office:value-type="float" office:value="29317">
            <text:p>29,317</text:p>
          </table:table-cell>
          <table:table-cell table:style-name="ce9" table:formula="of:=[.J202]/[.K202]" office:value-type="float" office:value="12.7962352941176">
            <text:p>12.8</text:p>
          </table:table-cell>
          <table:table-cell table:style-name="ce9" table:formula="of:=[.G202]/[.E202]" office:value-type="float" office:value="12.905963795071">
            <text:p>12.9</text:p>
          </table:table-cell>
          <table:table-cell table:style-name="ce6" table:formula="of:=[.F202]*100000/[.D202]" office:value-type="float" office:value="132.469231076142">
            <text:p>132</text:p>
          </table:table-cell>
          <table:table-cell table:style-name="ce6" table:formula="of:=SUM(OFFSET([.P202];-[.D$4]+1;0;[.D$4];1))+[.S202]" office:value-type="float" office:value="27192">
            <text:p>27,192</text:p>
          </table:table-cell>
          <table:table-cell table:style-name="ce6" table:formula="of:=SUM(OFFSET([.Q202];-[.F$4]+1;0;[.F$4];1))+[.T202]" office:value-type="float" office:value="2125">
            <text:p>2,125</text:p>
          </table:table-cell>
          <table:table-cell table:style-name="ce11" table:formula="of:=(SUM(OFFSET([.P202];-[.D$4]+1;0;[.D$4];1))+SUM(OFFSET([.Q202];-[.F$4]+1;0;[.F$4];1)))/[.F202]" office:value-type="percentage" office:value="0">
            <text:p>0%</text:p>
          </table:table-cell>
          <table:table-cell table:style-name="ce11" table:formula="of:=SUM([.S202:.T202])/[.F202]" office:value-type="percentage" office:value="1">
            <text:p>100%</text:p>
          </table:table-cell>
          <table:table-cell table:style-name="ce14"/>
          <table:table-cell table:style-name="ce14" table:formula="of:=[.S202]/[.T202]" office:value-type="float" office:value="12.7962352941176">
            <text:p>12.8</text:p>
          </table:table-cell>
          <table:table-cell table:number-columns-repeated="3" table:style-name="ce6" office:value-type="float" office:value="0">
            <text:p>0</text:p>
          </table:table-cell>
          <table:table-cell table:style-name="ce15" office:value-type="float" office:value="27192">
            <text:p>27,192</text:p>
          </table:table-cell>
          <table:table-cell table:style-name="ce15" office:value-type="float" office:value="2125">
            <text:p>2,125</text:p>
          </table:table-cell>
          <table:table-cell table:style-name="ce15" office:value-type="float" office:value="29317">
            <text:p>29,317</text:p>
          </table:table-cell>
          <table:table-cell table:number-columns-repeated="1003"/>
        </table:table-row>
        <table:table-row table:style-name="ro5">
          <table:table-cell office:value-type="float" office:value="2010">
            <text:p>2010</text:p>
          </table:table-cell>
          <table:table-cell table:style-name="ce6" office:value-type="float" office:value="11173191">
            <text:p>11,173,191</text:p>
          </table:table-cell>
          <table:table-cell table:style-name="ce6" office:value-type="float" office:value="11272855">
            <text:p>11,272,855</text:p>
          </table:table-cell>
          <table:table-cell office:value-type="float" office:value="22446046">
            <text:p>22,446,046</text:p>
          </table:table-cell>
          <table:table-cell table:style-name="ce8" table:formula="of:=[.B203]/[.C203]" office:value-type="float" office:value="0.991158938884604">
            <text:p>0.99</text:p>
          </table:table-cell>
          <table:table-cell table:style-name="ce6" table:formula="of:=(SUM(OFFSET([.P203];-[.D$4]+1;0;[.D$4];1))+SUM(OFFSET([.Q203];-[.F$4]+1;0;[.F$4];1)))+[.U203]" office:value-type="float" office:value="29700">
            <text:p>29,700</text:p>
          </table:table-cell>
          <table:table-cell table:style-name="ce9" table:formula="of:=[.J203]/[.K203]" office:value-type="float" office:value="12.3303411131059">
            <text:p>12.3</text:p>
          </table:table-cell>
          <table:table-cell table:style-name="ce9" table:formula="of:=[.G203]/[.E203]" office:value-type="float" office:value="12.4403268026638">
            <text:p>12.4</text:p>
          </table:table-cell>
          <table:table-cell table:style-name="ce6" table:formula="of:=[.F203]*100000/[.D203]" office:value-type="float" office:value="132.317290983009">
            <text:p>132</text:p>
          </table:table-cell>
          <table:table-cell table:style-name="ce6" table:formula="of:=SUM(OFFSET([.P203];-[.D$4]+1;0;[.D$4];1))+[.S203]" office:value-type="float" office:value="27472">
            <text:p>27,472</text:p>
          </table:table-cell>
          <table:table-cell table:style-name="ce6" table:formula="of:=SUM(OFFSET([.Q203];-[.F$4]+1;0;[.F$4];1))+[.T203]" office:value-type="float" office:value="2228">
            <text:p>2,228</text:p>
          </table:table-cell>
          <table:table-cell table:style-name="ce11" table:formula="of:=(SUM(OFFSET([.P203];-[.D$4]+1;0;[.D$4];1))+SUM(OFFSET([.Q203];-[.F$4]+1;0;[.F$4];1)))/[.F203]" office:value-type="percentage" office:value="0">
            <text:p>0%</text:p>
          </table:table-cell>
          <table:table-cell table:style-name="ce11" table:formula="of:=SUM([.S203:.T203])/[.F203]" office:value-type="percentage" office:value="1">
            <text:p>100%</text:p>
          </table:table-cell>
          <table:table-cell table:style-name="ce14"/>
          <table:table-cell table:style-name="ce14" table:formula="of:=[.S203]/[.T203]" office:value-type="float" office:value="12.3303411131059">
            <text:p>12.3</text:p>
          </table:table-cell>
          <table:table-cell table:number-columns-repeated="3" table:style-name="ce6" office:value-type="float" office:value="0">
            <text:p>0</text:p>
          </table:table-cell>
          <table:table-cell table:style-name="ce15" office:value-type="float" office:value="27472">
            <text:p>27,472</text:p>
          </table:table-cell>
          <table:table-cell table:style-name="ce15" office:value-type="float" office:value="2228">
            <text:p>2,228</text:p>
          </table:table-cell>
          <table:table-cell table:style-name="ce15" office:value-type="float" office:value="29700">
            <text:p>29,700</text:p>
          </table:table-cell>
          <table:table-cell table:number-columns-repeated="1003"/>
        </table:table-row>
        <table:table-row table:style-name="ro1">
          <table:table-cell office:value-type="float" office:value="2011">
            <text:p>2011</text:p>
          </table:table-cell>
          <table:table-cell table:number-columns-repeated="14"/>
          <table:table-cell table:number-columns-repeated="3" table:style-name="ce6" office:value-type="float" office:value="0">
            <text:p>0</text:p>
          </table:table-cell>
          <table:table-cell table:style-name="ce15" office:value-type="float" office:value="27078">
            <text:p>27,078</text:p>
          </table:table-cell>
          <table:table-cell table:style-name="ce15" office:value-type="float" office:value="2028">
            <text:p>2,028</text:p>
          </table:table-cell>
          <table:table-cell table:style-name="ce15" office:value-type="float" office:value="29106">
            <text:p>29,106</text:p>
          </table:table-cell>
          <table:table-cell table:number-columns-repeated="1003"/>
        </table:table-row>
        <table:table-row table:style-name="ro1" table:number-rows-repeated="4">
          <table:table-cell table:number-columns-repeated="18"/>
          <table:table-cell table:style-name="ce15" table:number-columns-repeated="3"/>
          <table:table-cell table:number-columns-repeated="1003"/>
        </table:table-row>
        <table:table-row table:style-name="ro1" table:number-rows-repeated="2">
          <table:table-cell table:number-columns-repeated="19"/>
          <table:table-cell table:style-name="ce15" table:number-columns-repeated="2"/>
          <table:table-cell table:number-columns-repeated="1003"/>
        </table:table-row>
        <table:table-row table:style-name="ro1" table:number-rows-repeated="10483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arison" table:style-name="ta2" table:print="false">
        <table:table-column table:style-name="co1" table:default-cell-style-name="Excel_20_Built-in_20_Normal"/>
        <table:table-column table:style-name="co11" table:number-columns-repeated="2" table:default-cell-style-name="ce18"/>
        <table:table-column table:style-name="co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table:style-name="ce16" office:value-type="string" table:number-columns-spanned="8" table:number-rows-spanned="1">
            <text:p>Punishment prevalence in Australia compared to punishment prevalence in the U.S. and England &amp; Wales, from 1850</text:p>
          </table:table-cell>
          <table:covered-table-cell table:number-columns-repeated="7" table:style-name="ce17"/>
          <table:table-cell table:style-name="ce23" table:number-columns-repeated="4"/>
          <table:table-cell table:number-columns-repeated="1012"/>
        </table:table-row>
        <table:table-row table:style-name="ro1">
          <table:table-cell table:style-name="ce17" table:number-columns-repeated="8"/>
          <table:table-cell table:style-name="ce23" table:number-columns-repeated="4"/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Repository:</text:p>
          </table:table-cell>
          <table:table-cell table:number-columns-repeated="1018"/>
        </table:table-row>
        <table:table-row table:style-name="ro3">
          <table:table-cell/>
          <table:table-cell table:style-name="ce19" office:value-type="string" table:number-columns-spanned="3" table:number-rows-spanned="1">
            <text:p>prevalence of absence in punishment</text:p>
          </table:table-cell>
          <table:covered-table-cell table:number-columns-repeated="2" table:style-name="ce20"/>
          <table:table-cell/>
          <table:table-cell office:value-type="string">
            <text:p>http://acrosswalls.org/datasets/</text:p>
          </table:table-cell>
          <table:table-cell table:number-columns-repeated="1018"/>
        </table:table-row>
        <table:table-row table:style-name="ro6">
          <table:table-cell/>
          <table:table-cell office:value-type="string">
            <text:p>U.S.</text:p>
          </table:table-cell>
          <table:table-cell table:style-name="ce21" office:value-type="string">
            <text:p>England &amp; Wales</text:p>
          </table:table-cell>
          <table:table-cell table:style-name="ce22" office:value-type="string">
            <text:p>Australia</text:p>
          </table:table-cell>
          <table:table-cell/>
          <table:table-cell office:value-type="string">
            <text:p>Version: 1.0</text:p>
          </table:table-cell>
          <table:table-cell table:number-columns-repeated="1018"/>
        </table:table-row>
        <table:table-row table:style-name="ro1">
          <table:table-cell office:value-type="float" office:value="1850">
            <text:p>1850</text:p>
          </table:table-cell>
          <table:table-cell office:value-type="float" office:value="60.4901046144354">
            <text:p>60</text:p>
          </table:table-cell>
          <table:table-cell office:value-type="float" office:value="329">
            <text:p>329</text:p>
          </table:table-cell>
          <table:table-cell table:number-columns-repeated="1021"/>
        </table:table-row>
        <table:table-row table:style-name="ro1">
          <table:table-cell office:value-type="float" office:value="1851">
            <text:p>1851</text:p>
          </table:table-cell>
          <table:table-cell office:value-type="float" office:value="62.2011183024463">
            <text:p>62</text:p>
          </table:table-cell>
          <table:table-cell office:value-type="float" office:value="333">
            <text:p>333</text:p>
          </table:table-cell>
          <table:table-cell table:number-columns-repeated="2"/>
          <table:table-cell table:style-name="ce22" office:value-type="string">
            <text:p>for data for U.S. and England and Wales, see</text:p>
          </table:table-cell>
          <table:table-cell table:number-columns-repeated="1018"/>
        </table:table-row>
        <table:table-row table:style-name="ro1">
          <table:table-cell office:value-type="float" office:value="1852">
            <text:p>1852</text:p>
          </table:table-cell>
          <table:table-cell office:value-type="float" office:value="64.0615275533627">
            <text:p>64</text:p>
          </table:table-cell>
          <table:table-cell office:value-type="float" office:value="312">
            <text:p>312</text:p>
          </table:table-cell>
          <table:table-cell table:number-columns-repeated="2"/>
          <table:table-cell table:style-name="ce22" office:value-type="string">
            <text:p>punishment-us</text:p>
          </table:table-cell>
          <table:table-cell table:number-columns-repeated="1018"/>
        </table:table-row>
        <table:table-row table:style-name="ro1">
          <table:table-cell office:value-type="float" office:value="1853">
            <text:p>1853</text:p>
          </table:table-cell>
          <table:table-cell office:value-type="float" office:value="65.8087057894891">
            <text:p>66</text:p>
          </table:table-cell>
          <table:table-cell office:value-type="float" office:value="291">
            <text:p>291</text:p>
          </table:table-cell>
          <table:table-cell table:number-columns-repeated="2"/>
          <table:table-cell table:style-name="ce22" office:value-type="string">
            <text:p>punshment-england-wales-long-run</text:p>
          </table:table-cell>
          <table:table-cell table:number-columns-repeated="1018"/>
        </table:table-row>
        <table:table-row table:style-name="ro1">
          <table:table-cell office:value-type="float" office:value="1854">
            <text:p>1854</text:p>
          </table:table-cell>
          <table:table-cell office:value-type="float" office:value="67.6693819859138">
            <text:p>68</text:p>
          </table:table-cell>
          <table:table-cell office:value-type="float" office:value="288">
            <text:p>288</text:p>
          </table:table-cell>
          <table:table-cell table:number-columns-repeated="1021"/>
        </table:table-row>
        <table:table-row table:style-name="ro1">
          <table:table-cell office:value-type="float" office:value="1855">
            <text:p>1855</text:p>
          </table:table-cell>
          <table:table-cell office:value-type="float" office:value="69.5146949761547">
            <text:p>70</text:p>
          </table:table-cell>
          <table:table-cell office:value-type="float" office:value="276">
            <text:p>276</text:p>
          </table:table-cell>
          <table:table-cell table:number-columns-repeated="1021"/>
        </table:table-row>
        <table:table-row table:style-name="ro1">
          <table:table-cell office:value-type="float" office:value="1856">
            <text:p>1856</text:p>
          </table:table-cell>
          <table:table-cell office:value-type="float" office:value="71.5401479061238">
            <text:p>72</text:p>
          </table:table-cell>
          <table:table-cell office:value-type="float" office:value="258">
            <text:p>258</text:p>
          </table:table-cell>
          <table:table-cell table:number-columns-repeated="2"/>
          <table:table-cell>
            <draw:frame table:end-cell-address="comparison.J38" table:end-x="0.3315in" table:end-y="0.178in" draw:z-index="0" draw:name="Chart 1" draw:style-name="gr1" draw:text-style-name="P1" svg:width="6.2118in" svg:height="4.7795in" svg:x="0.2276in" svg:y="0.0217in">
              <draw:object draw:notify-on-update-of-ranges="comparison.A6:comparison.A166 comparison.B6:comparison.B166 comparison.C6:comparison.C166 comparison.D6:comparison.D16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office:value-type="float" office:value="1857">
            <text:p>1857</text:p>
          </table:table-cell>
          <table:table-cell office:value-type="float" office:value="73.4690087985147">
            <text:p>73</text:p>
          </table:table-cell>
          <table:table-cell office:value-type="float" office:value="246">
            <text:p>246</text:p>
          </table:table-cell>
          <table:table-cell table:number-columns-repeated="1021"/>
        </table:table-row>
        <table:table-row table:style-name="ro1">
          <table:table-cell office:value-type="float" office:value="1858">
            <text:p>1858</text:p>
          </table:table-cell>
          <table:table-cell office:value-type="float" office:value="75.6590338912113">
            <text:p>76</text:p>
          </table:table-cell>
          <table:table-cell office:value-type="float" office:value="232">
            <text:p>232</text:p>
          </table:table-cell>
          <table:table-cell table:style-name="ce6" table:formula="of:=[$'punishment yearly'.I51]" office:value-type="float" office:value="377.606991819784">
            <text:p>378</text:p>
          </table:table-cell>
          <table:table-cell table:number-columns-repeated="1020"/>
        </table:table-row>
        <table:table-row table:style-name="ro1">
          <table:table-cell office:value-type="float" office:value="1859">
            <text:p>1859</text:p>
          </table:table-cell>
          <table:table-cell office:value-type="float" office:value="77.8262619238425">
            <text:p>78</text:p>
          </table:table-cell>
          <table:table-cell office:value-type="float" office:value="205">
            <text:p>205</text:p>
          </table:table-cell>
          <table:table-cell table:style-name="ce6" table:formula="of:=[$'punishment yearly'.I52]" office:value-type="float" office:value="362.251151685265">
            <text:p>362</text:p>
          </table:table-cell>
          <table:table-cell table:number-columns-repeated="1020"/>
        </table:table-row>
        <table:table-row table:style-name="ro1">
          <table:table-cell office:value-type="float" office:value="1860">
            <text:p>1860</text:p>
          </table:table-cell>
          <table:table-cell office:value-type="float" office:value="80.0826215143813">
            <text:p>80</text:p>
          </table:table-cell>
          <table:table-cell office:value-type="float" office:value="187">
            <text:p>187</text:p>
          </table:table-cell>
          <table:table-cell table:style-name="ce6" table:formula="of:=[$'punishment yearly'.I53]" office:value-type="float" office:value="394.296363866496">
            <text:p>394</text:p>
          </table:table-cell>
          <table:table-cell table:number-columns-repeated="1020"/>
        </table:table-row>
        <table:table-row table:style-name="ro1">
          <table:table-cell office:value-type="float" office:value="1861">
            <text:p>1861</text:p>
          </table:table-cell>
          <table:table-cell office:value-type="float" office:value="82.2656199748274">
            <text:p>82</text:p>
          </table:table-cell>
          <table:table-cell office:value-type="float" office:value="183">
            <text:p>183</text:p>
          </table:table-cell>
          <table:table-cell table:style-name="ce6" table:formula="of:=[$'punishment yearly'.I54]" office:value-type="float" office:value="358.002275394663">
            <text:p>358</text:p>
          </table:table-cell>
          <table:table-cell table:number-columns-repeated="1020"/>
        </table:table-row>
        <table:table-row table:style-name="ro1">
          <table:table-cell office:value-type="float" office:value="1862">
            <text:p>1862</text:p>
          </table:table-cell>
          <table:table-cell office:value-type="float" office:value="84.5964787894637">
            <text:p>85</text:p>
          </table:table-cell>
          <table:table-cell office:value-type="float" office:value="187">
            <text:p>187</text:p>
          </table:table-cell>
          <table:table-cell table:style-name="ce6" table:formula="of:=[$'punishment yearly'.I55]" office:value-type="float" office:value="343.851032133086">
            <text:p>344</text:p>
          </table:table-cell>
          <table:table-cell table:number-columns-repeated="1020"/>
        </table:table-row>
        <table:table-row table:style-name="ro1">
          <table:table-cell office:value-type="float" office:value="1863">
            <text:p>1863</text:p>
          </table:table-cell>
          <table:table-cell office:value-type="float" office:value="86.9887532970003">
            <text:p>87</text:p>
          </table:table-cell>
          <table:table-cell office:value-type="float" office:value="190">
            <text:p>190</text:p>
          </table:table-cell>
          <table:table-cell table:style-name="ce6" table:formula="of:=[$'punishment yearly'.I56]" office:value-type="float" office:value="342.176397531311">
            <text:p>342</text:p>
          </table:table-cell>
          <table:table-cell table:number-columns-repeated="1020"/>
        </table:table-row>
        <table:table-row table:style-name="ro1">
          <table:table-cell office:value-type="float" office:value="1864">
            <text:p>1864</text:p>
          </table:table-cell>
          <table:table-cell office:value-type="float" office:value="89.4421910590256">
            <text:p>89</text:p>
          </table:table-cell>
          <table:table-cell office:value-type="float" office:value="181">
            <text:p>181</text:p>
          </table:table-cell>
          <table:table-cell table:style-name="ce6" table:formula="of:=[$'punishment yearly'.I57]" office:value-type="float" office:value="322.068725602426">
            <text:p>322</text:p>
          </table:table-cell>
          <table:table-cell table:number-columns-repeated="1020"/>
        </table:table-row>
        <table:table-row table:style-name="ro1">
          <table:table-cell office:value-type="float" office:value="1865">
            <text:p>1865</text:p>
          </table:table-cell>
          <table:table-cell office:value-type="float" office:value="91.8664128319783">
            <text:p>92</text:p>
          </table:table-cell>
          <table:table-cell office:value-type="float" office:value="170">
            <text:p>170</text:p>
          </table:table-cell>
          <table:table-cell table:style-name="ce6" table:formula="of:=[$'punishment yearly'.I58]" office:value-type="float" office:value="348.406488144611">
            <text:p>348</text:p>
          </table:table-cell>
          <table:table-cell table:number-columns-repeated="1020"/>
        </table:table-row>
        <table:table-row table:style-name="ro1">
          <table:table-cell office:value-type="float" office:value="1866">
            <text:p>1866</text:p>
          </table:table-cell>
          <table:table-cell office:value-type="float" office:value="94.4557967927455">
            <text:p>94</text:p>
          </table:table-cell>
          <table:table-cell office:value-type="float" office:value="160">
            <text:p>160</text:p>
          </table:table-cell>
          <table:table-cell table:style-name="ce6" table:formula="of:=[$'punishment yearly'.I59]" office:value-type="float" office:value="347.829399115623">
            <text:p>348</text:p>
          </table:table-cell>
          <table:table-cell table:number-columns-repeated="1020"/>
        </table:table-row>
        <table:table-row table:style-name="ro1">
          <table:table-cell office:value-type="float" office:value="1867">
            <text:p>1867</text:p>
          </table:table-cell>
          <table:table-cell office:value-type="float" office:value="97.1472654739914">
            <text:p>97</text:p>
          </table:table-cell>
          <table:table-cell office:value-type="float" office:value="155">
            <text:p>155</text:p>
          </table:table-cell>
          <table:table-cell table:style-name="ce6" table:formula="of:=[$'punishment yearly'.I60]" office:value-type="float" office:value="329.885540837067">
            <text:p>330</text:p>
          </table:table-cell>
          <table:table-cell table:number-columns-repeated="1020"/>
        </table:table-row>
        <table:table-row table:style-name="ro1">
          <table:table-cell office:value-type="float" office:value="1868">
            <text:p>1868</text:p>
          </table:table-cell>
          <table:table-cell office:value-type="float" office:value="99.8151742153748">
            <text:p>100</text:p>
          </table:table-cell>
          <table:table-cell office:value-type="float" office:value="154">
            <text:p>154</text:p>
          </table:table-cell>
          <table:table-cell table:style-name="ce6" table:formula="of:=[$'punishment yearly'.I61]" office:value-type="float" office:value="354.843486936459">
            <text:p>355</text:p>
          </table:table-cell>
          <table:table-cell table:number-columns-repeated="1020"/>
        </table:table-row>
        <table:table-row table:style-name="ro1">
          <table:table-cell office:value-type="float" office:value="1869">
            <text:p>1869</text:p>
          </table:table-cell>
          <table:table-cell office:value-type="float" office:value="102.610678963917">
            <text:p>103</text:p>
          </table:table-cell>
          <table:table-cell office:value-type="float" office:value="160">
            <text:p>160</text:p>
          </table:table-cell>
          <table:table-cell table:style-name="ce6" table:formula="of:=[$'punishment yearly'.I62]" office:value-type="float" office:value="314.227805423711">
            <text:p>314</text:p>
          </table:table-cell>
          <table:table-cell table:number-columns-repeated="1020"/>
        </table:table-row>
        <table:table-row table:style-name="ro1">
          <table:table-cell office:value-type="float" office:value="1870">
            <text:p>1870</text:p>
          </table:table-cell>
          <table:table-cell office:value-type="float" office:value="105.455487140429">
            <text:p>105</text:p>
          </table:table-cell>
          <table:table-cell office:value-type="float" office:value="157">
            <text:p>157</text:p>
          </table:table-cell>
          <table:table-cell table:style-name="ce6" table:formula="of:=[$'punishment yearly'.I63]" office:value-type="float" office:value="294.946581896834">
            <text:p>295</text:p>
          </table:table-cell>
          <table:table-cell table:number-columns-repeated="1020"/>
        </table:table-row>
        <table:table-row table:style-name="ro1">
          <table:table-cell office:value-type="float" office:value="1871">
            <text:p>1871</text:p>
          </table:table-cell>
          <table:table-cell office:value-type="float" office:value="106.79522969766">
            <text:p>107</text:p>
          </table:table-cell>
          <table:table-cell office:value-type="float" office:value="149">
            <text:p>149</text:p>
          </table:table-cell>
          <table:table-cell table:style-name="ce6" table:formula="of:=[$'punishment yearly'.I64]" office:value-type="float" office:value="277.325726326484">
            <text:p>277</text:p>
          </table:table-cell>
          <table:table-cell table:number-columns-repeated="1020"/>
        </table:table-row>
        <table:table-row table:style-name="ro1">
          <table:table-cell office:value-type="float" office:value="1872">
            <text:p>1872</text:p>
          </table:table-cell>
          <table:table-cell office:value-type="float" office:value="108.096770652959">
            <text:p>108</text:p>
          </table:table-cell>
          <table:table-cell office:value-type="float" office:value="141">
            <text:p>141</text:p>
          </table:table-cell>
          <table:table-cell table:style-name="ce6" table:formula="of:=[$'punishment yearly'.I65]" office:value-type="float" office:value="263.649075334783">
            <text:p>264</text:p>
          </table:table-cell>
          <table:table-cell table:number-columns-repeated="1020"/>
        </table:table-row>
        <table:table-row table:style-name="ro1">
          <table:table-cell office:value-type="float" office:value="1873">
            <text:p>1873</text:p>
          </table:table-cell>
          <table:table-cell office:value-type="float" office:value="109.549566485244">
            <text:p>110</text:p>
          </table:table-cell>
          <table:table-cell office:value-type="float" office:value="137">
            <text:p>137</text:p>
          </table:table-cell>
          <table:table-cell table:style-name="ce6" table:formula="of:=[$'punishment yearly'.I66]" office:value-type="float" office:value="262.242828165749">
            <text:p>262</text:p>
          </table:table-cell>
          <table:table-cell table:number-columns-repeated="1020"/>
        </table:table-row>
        <table:table-row table:style-name="ro1">
          <table:table-cell office:value-type="float" office:value="1874">
            <text:p>1874</text:p>
          </table:table-cell>
          <table:table-cell office:value-type="float" office:value="110.961948744227">
            <text:p>111</text:p>
          </table:table-cell>
          <table:table-cell office:value-type="float" office:value="135">
            <text:p>135</text:p>
          </table:table-cell>
          <table:table-cell table:style-name="ce6" table:formula="of:=[$'punishment yearly'.I67]" office:value-type="float" office:value="248.081531660135">
            <text:p>248</text:p>
          </table:table-cell>
          <table:table-cell table:number-columns-repeated="1020"/>
        </table:table-row>
        <table:table-row table:style-name="ro1">
          <table:table-cell office:value-type="float" office:value="1875">
            <text:p>1875</text:p>
          </table:table-cell>
          <table:table-cell office:value-type="float" office:value="112.380872358823">
            <text:p>112</text:p>
          </table:table-cell>
          <table:table-cell office:value-type="float" office:value="136">
            <text:p>136</text:p>
          </table:table-cell>
          <table:table-cell table:style-name="ce6" table:formula="of:=[$'punishment yearly'.I68]" office:value-type="float" office:value="247.33658795621">
            <text:p>247</text:p>
          </table:table-cell>
          <table:table-cell table:number-columns-repeated="1020"/>
        </table:table-row>
        <table:table-row table:style-name="ro1">
          <table:table-cell office:value-type="float" office:value="1876">
            <text:p>1876</text:p>
          </table:table-cell>
          <table:table-cell office:value-type="float" office:value="113.855773961551">
            <text:p>114</text:p>
          </table:table-cell>
          <table:table-cell office:value-type="float" office:value="135">
            <text:p>135</text:p>
          </table:table-cell>
          <table:table-cell table:style-name="ce6" table:formula="of:=[$'punishment yearly'.I69]" office:value-type="float" office:value="243.582537005808">
            <text:p>244</text:p>
          </table:table-cell>
          <table:table-cell table:number-columns-repeated="1020"/>
        </table:table-row>
        <table:table-row table:style-name="ro1">
          <table:table-cell office:value-type="float" office:value="1877">
            <text:p>1877</text:p>
          </table:table-cell>
          <table:table-cell office:value-type="float" office:value="115.435915755196">
            <text:p>115</text:p>
          </table:table-cell>
          <table:table-cell office:value-type="float" office:value="137">
            <text:p>137</text:p>
          </table:table-cell>
          <table:table-cell table:style-name="ce6" table:formula="of:=[$'punishment yearly'.I70]" office:value-type="float" office:value="229.404321732238">
            <text:p>229</text:p>
          </table:table-cell>
          <table:table-cell table:number-columns-repeated="1020"/>
        </table:table-row>
        <table:table-row table:style-name="ro1">
          <table:table-cell office:value-type="float" office:value="1878">
            <text:p>1878</text:p>
          </table:table-cell>
          <table:table-cell office:value-type="float" office:value="117.072067754274">
            <text:p>117</text:p>
          </table:table-cell>
          <table:table-cell office:value-type="float" office:value="131">
            <text:p>131</text:p>
          </table:table-cell>
          <table:table-cell table:style-name="ce6" table:formula="of:=[$'punishment yearly'.I71]" office:value-type="float" office:value="236.023562206404">
            <text:p>236</text:p>
          </table:table-cell>
          <table:table-cell table:number-columns-repeated="1020"/>
        </table:table-row>
        <table:table-row table:style-name="ro1">
          <table:table-cell office:value-type="float" office:value="1879">
            <text:p>1879</text:p>
          </table:table-cell>
          <table:table-cell office:value-type="float" office:value="118.74170655762">
            <text:p>119</text:p>
          </table:table-cell>
          <table:table-cell office:value-type="float" office:value="127">
            <text:p>127</text:p>
          </table:table-cell>
          <table:table-cell table:style-name="ce6" table:formula="of:=[$'punishment yearly'.I72]" office:value-type="float" office:value="241.728532429869">
            <text:p>242</text:p>
          </table:table-cell>
          <table:table-cell table:number-columns-repeated="1020"/>
        </table:table-row>
        <table:table-row table:style-name="ro1">
          <table:table-cell office:value-type="float" office:value="1880">
            <text:p>1880</text:p>
          </table:table-cell>
          <table:table-cell office:value-type="float" office:value="120.370496375028">
            <text:p>120</text:p>
          </table:table-cell>
          <table:table-cell office:value-type="float" office:value="116">
            <text:p>116</text:p>
          </table:table-cell>
          <table:table-cell table:style-name="ce6" table:formula="of:=[$'punishment yearly'.I73]" office:value-type="float" office:value="239.700904894442">
            <text:p>240</text:p>
          </table:table-cell>
          <table:table-cell table:number-columns-repeated="1020"/>
        </table:table-row>
        <table:table-row table:style-name="ro1">
          <table:table-cell office:value-type="float" office:value="1881">
            <text:p>1881</text:p>
          </table:table-cell>
          <table:table-cell office:value-type="float" office:value="103.167499944901">
            <text:p>103</text:p>
          </table:table-cell>
          <table:table-cell office:value-type="float" office:value="111">
            <text:p>111</text:p>
          </table:table-cell>
          <table:table-cell table:style-name="ce6" table:formula="of:=[$'punishment yearly'.I74]" office:value-type="float" office:value="230.021987778402">
            <text:p>230</text:p>
          </table:table-cell>
          <table:table-cell table:number-columns-repeated="1020"/>
        </table:table-row>
        <table:table-row table:style-name="ro1">
          <table:table-cell office:value-type="float" office:value="1882">
            <text:p>1882</text:p>
          </table:table-cell>
          <table:table-cell office:value-type="float" office:value="105.018458219654">
            <text:p>105</text:p>
          </table:table-cell>
          <table:table-cell office:value-type="float" office:value="108">
            <text:p>108</text:p>
          </table:table-cell>
          <table:table-cell table:style-name="ce6" table:formula="of:=[$'punishment yearly'.I75]" office:value-type="float" office:value="212.974261352835">
            <text:p>213</text:p>
          </table:table-cell>
          <table:table-cell table:number-columns-repeated="1020"/>
        </table:table-row>
        <table:table-row table:style-name="ro1">
          <table:table-cell office:value-type="float" office:value="1883">
            <text:p>1883</text:p>
          </table:table-cell>
          <table:table-cell office:value-type="float" office:value="106.925146026322">
            <text:p>107</text:p>
          </table:table-cell>
          <table:table-cell office:value-type="float" office:value="104">
            <text:p>104</text:p>
          </table:table-cell>
          <table:table-cell table:style-name="ce6" table:formula="of:=[$'punishment yearly'.I76]" office:value-type="float" office:value="211.993601879847">
            <text:p>212</text:p>
          </table:table-cell>
          <table:table-cell table:number-columns-repeated="1020"/>
        </table:table-row>
        <table:table-row table:style-name="ro1">
          <table:table-cell office:value-type="float" office:value="1884">
            <text:p>1884</text:p>
          </table:table-cell>
          <table:table-cell office:value-type="float" office:value="108.885539728415">
            <text:p>109</text:p>
          </table:table-cell>
          <table:table-cell office:value-type="float" office:value="98">
            <text:p>98</text:p>
          </table:table-cell>
          <table:table-cell table:style-name="ce6" table:formula="of:=[$'punishment yearly'.I77]" office:value-type="float" office:value="215.717314758848">
            <text:p>216</text:p>
          </table:table-cell>
          <table:table-cell table:number-columns-repeated="1020"/>
        </table:table-row>
        <table:table-row table:style-name="ro1">
          <table:table-cell office:value-type="float" office:value="1885">
            <text:p>1885</text:p>
          </table:table-cell>
          <table:table-cell office:value-type="float" office:value="110.816603313115">
            <text:p>111</text:p>
          </table:table-cell>
          <table:table-cell office:value-type="float" office:value="89">
            <text:p>89</text:p>
          </table:table-cell>
          <table:table-cell table:style-name="ce6" table:formula="of:=[$'punishment yearly'.I78]" office:value-type="float" office:value="208.979862075518">
            <text:p>209</text:p>
          </table:table-cell>
          <table:table-cell table:number-columns-repeated="1020"/>
        </table:table-row>
        <table:table-row table:style-name="ro1">
          <table:table-cell office:value-type="float" office:value="1886">
            <text:p>1886</text:p>
          </table:table-cell>
          <table:table-cell office:value-type="float" office:value="112.747765361182">
            <text:p>113</text:p>
          </table:table-cell>
          <table:table-cell office:value-type="float" office:value="84">
            <text:p>84</text:p>
          </table:table-cell>
          <table:table-cell table:style-name="ce6" table:formula="of:=[$'punishment yearly'.I79]" office:value-type="float" office:value="208.783917074658">
            <text:p>209</text:p>
          </table:table-cell>
          <table:table-cell table:number-columns-repeated="1020"/>
        </table:table-row>
        <table:table-row table:style-name="ro1">
          <table:table-cell office:value-type="float" office:value="1887">
            <text:p>1887</text:p>
          </table:table-cell>
          <table:table-cell office:value-type="float" office:value="114.668987820329">
            <text:p>115</text:p>
          </table:table-cell>
          <table:table-cell office:value-type="float" office:value="80">
            <text:p>80</text:p>
          </table:table-cell>
          <table:table-cell table:style-name="ce6" table:formula="of:=[$'punishment yearly'.I80]" office:value-type="float" office:value="200.18310784969">
            <text:p>200</text:p>
          </table:table-cell>
          <table:table-cell table:number-columns-repeated="1020"/>
        </table:table-row>
        <table:table-row table:style-name="ro1">
          <table:table-cell office:value-type="float" office:value="1888">
            <text:p>1888</text:p>
          </table:table-cell>
          <table:table-cell office:value-type="float" office:value="116.645604453641">
            <text:p>117</text:p>
          </table:table-cell>
          <table:table-cell office:value-type="float" office:value="77">
            <text:p>77</text:p>
          </table:table-cell>
          <table:table-cell table:style-name="ce6" table:formula="of:=[$'punishment yearly'.I81]" office:value-type="float" office:value="191.570045984189">
            <text:p>192</text:p>
          </table:table-cell>
          <table:table-cell table:number-columns-repeated="1020"/>
        </table:table-row>
        <table:table-row table:style-name="ro1">
          <table:table-cell office:value-type="float" office:value="1889">
            <text:p>1889</text:p>
          </table:table-cell>
          <table:table-cell office:value-type="float" office:value="118.66860993985">
            <text:p>119</text:p>
          </table:table-cell>
          <table:table-cell office:value-type="float" office:value="71">
            <text:p>71</text:p>
          </table:table-cell>
          <table:table-cell table:style-name="ce6" table:formula="of:=[$'punishment yearly'.I82]" office:value-type="float" office:value="192.230015115216">
            <text:p>192</text:p>
          </table:table-cell>
          <table:table-cell table:number-columns-repeated="1020"/>
        </table:table-row>
        <table:table-row table:style-name="ro1">
          <table:table-cell office:value-type="float" office:value="1890">
            <text:p>1890</text:p>
          </table:table-cell>
          <table:table-cell office:value-type="float" office:value="132.094806449424">
            <text:p>132</text:p>
          </table:table-cell>
          <table:table-cell office:value-type="float" office:value="66">
            <text:p>66</text:p>
          </table:table-cell>
          <table:table-cell table:style-name="ce6" table:formula="of:=[$'punishment yearly'.I83]" office:value-type="float" office:value="188.268221130276">
            <text:p>188</text:p>
          </table:table-cell>
          <table:table-cell table:number-columns-repeated="1020"/>
        </table:table-row>
        <table:table-row table:style-name="ro1">
          <table:table-cell office:value-type="float" office:value="1891">
            <text:p>1891</text:p>
          </table:table-cell>
          <table:table-cell office:value-type="float" office:value="91.8424553223109">
            <text:p>92</text:p>
          </table:table-cell>
          <table:table-cell office:value-type="float" office:value="62">
            <text:p>62</text:p>
          </table:table-cell>
          <table:table-cell table:style-name="ce6" table:formula="of:=[$'punishment yearly'.I84]" office:value-type="float" office:value="190.497641920589">
            <text:p>190</text:p>
          </table:table-cell>
          <table:table-cell table:number-columns-repeated="1020"/>
        </table:table-row>
        <table:table-row table:style-name="ro1">
          <table:table-cell office:value-type="float" office:value="1892">
            <text:p>1892</text:p>
          </table:table-cell>
          <table:table-cell office:value-type="float" office:value="93.0620420467789">
            <text:p>93</text:p>
          </table:table-cell>
          <table:table-cell office:value-type="float" office:value="62">
            <text:p>62</text:p>
          </table:table-cell>
          <table:table-cell table:style-name="ce6" table:formula="of:=[$'punishment yearly'.I85]" office:value-type="float" office:value="184.617544020984">
            <text:p>185</text:p>
          </table:table-cell>
          <table:table-cell table:number-columns-repeated="1020"/>
        </table:table-row>
        <table:table-row table:style-name="ro1">
          <table:table-cell office:value-type="float" office:value="1893">
            <text:p>1893</text:p>
          </table:table-cell>
          <table:table-cell office:value-type="float" office:value="94.2881742248329">
            <text:p>94</text:p>
          </table:table-cell>
          <table:table-cell office:value-type="float" office:value="63">
            <text:p>63</text:p>
          </table:table-cell>
          <table:table-cell table:style-name="ce6" table:formula="of:=[$'punishment yearly'.I86]" office:value-type="float" office:value="173.919768463917">
            <text:p>174</text:p>
          </table:table-cell>
          <table:table-cell table:number-columns-repeated="1020"/>
        </table:table-row>
        <table:table-row table:style-name="ro1">
          <table:table-cell office:value-type="float" office:value="1894">
            <text:p>1894</text:p>
          </table:table-cell>
          <table:table-cell office:value-type="float" office:value="95.5297817292705">
            <text:p>96</text:p>
          </table:table-cell>
          <table:table-cell office:value-type="float" office:value="61">
            <text:p>61</text:p>
          </table:table-cell>
          <table:table-cell table:style-name="ce6" table:formula="of:=[$'punishment yearly'.I87]" office:value-type="float" office:value="169.518729061854">
            <text:p>170</text:p>
          </table:table-cell>
          <table:table-cell table:number-columns-repeated="1020"/>
        </table:table-row>
        <table:table-row table:style-name="ro1">
          <table:table-cell office:value-type="float" office:value="1895">
            <text:p>1895</text:p>
          </table:table-cell>
          <table:table-cell office:value-type="float" office:value="96.7923948828095">
            <text:p>97</text:p>
          </table:table-cell>
          <table:table-cell office:value-type="float" office:value="60">
            <text:p>60</text:p>
          </table:table-cell>
          <table:table-cell table:style-name="ce6" table:formula="of:=[$'punishment yearly'.I88]" office:value-type="float" office:value="162.761078593582">
            <text:p>163</text:p>
          </table:table-cell>
          <table:table-cell table:number-columns-repeated="1020"/>
        </table:table-row>
        <table:table-row table:style-name="ro1">
          <table:table-cell office:value-type="float" office:value="1896">
            <text:p>1896</text:p>
          </table:table-cell>
          <table:table-cell office:value-type="float" office:value="98.0782644110503">
            <text:p>98</text:p>
          </table:table-cell>
          <table:table-cell office:value-type="float" office:value="57">
            <text:p>57</text:p>
          </table:table-cell>
          <table:table-cell table:style-name="ce6" table:formula="of:=[$'punishment yearly'.I89]" office:value-type="float" office:value="156.623881469073">
            <text:p>157</text:p>
          </table:table-cell>
          <table:table-cell table:number-columns-repeated="1020"/>
        </table:table-row>
        <table:table-row table:style-name="ro1">
          <table:table-cell office:value-type="float" office:value="1897">
            <text:p>1897</text:p>
          </table:table-cell>
          <table:table-cell office:value-type="float" office:value="99.3533476468501">
            <text:p>99</text:p>
          </table:table-cell>
          <table:table-cell office:value-type="float" office:value="56">
            <text:p>56</text:p>
          </table:table-cell>
          <table:table-cell table:style-name="ce6" table:formula="of:=[$'punishment yearly'.I90]" office:value-type="float" office:value="148.21231676969">
            <text:p>148</text:p>
          </table:table-cell>
          <table:table-cell table:number-columns-repeated="1020"/>
        </table:table-row>
        <table:table-row table:style-name="ro1">
          <table:table-cell office:value-type="float" office:value="1898">
            <text:p>1898</text:p>
          </table:table-cell>
          <table:table-cell office:value-type="float" office:value="100.640107279627">
            <text:p>101</text:p>
          </table:table-cell>
          <table:table-cell office:value-type="float" office:value="58">
            <text:p>58</text:p>
          </table:table-cell>
          <table:table-cell table:style-name="ce6" table:formula="of:=[$'punishment yearly'.I91]" office:value-type="float" office:value="148.197063073118">
            <text:p>148</text:p>
          </table:table-cell>
          <table:table-cell table:number-columns-repeated="1020"/>
        </table:table-row>
        <table:table-row table:style-name="ro1">
          <table:table-cell office:value-type="float" office:value="1899">
            <text:p>1899</text:p>
          </table:table-cell>
          <table:table-cell office:value-type="float" office:value="101.972611853551">
            <text:p>102</text:p>
          </table:table-cell>
          <table:table-cell office:value-type="float" office:value="56">
            <text:p>56</text:p>
          </table:table-cell>
          <table:table-cell table:style-name="ce6" table:formula="of:=[$'punishment yearly'.I92]" office:value-type="float" office:value="134.903557277365">
            <text:p>135</text:p>
          </table:table-cell>
          <table:table-cell table:number-columns-repeated="1020"/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134.086651951192">
            <text:p>134</text:p>
          </table:table-cell>
          <table:table-cell office:value-type="float" office:value="56">
            <text:p>56</text:p>
          </table:table-cell>
          <table:table-cell table:style-name="ce6" table:formula="of:=[$'punishment yearly'.I93]" office:value-type="float" office:value="133.958721910564">
            <text:p>134</text:p>
          </table:table-cell>
          <table:table-cell table:number-columns-repeated="1020"/>
        </table:table-row>
        <table:table-row table:style-name="ro1">
          <table:table-cell office:value-type="float" office:value="1901">
            <text:p>1901</text:p>
          </table:table-cell>
          <table:table-cell office:value-type="float" office:value="134.212662480466">
            <text:p>134</text:p>
          </table:table-cell>
          <table:table-cell office:value-type="float" office:value="60">
            <text:p>60</text:p>
          </table:table-cell>
          <table:table-cell table:style-name="ce6" table:formula="of:=[$'punishment yearly'.I94]" office:value-type="float" office:value="125.205462189598">
            <text:p>125</text:p>
          </table:table-cell>
          <table:table-cell table:number-columns-repeated="1020"/>
        </table:table-row>
        <table:table-row table:style-name="ro1">
          <table:table-cell office:value-type="float" office:value="1902">
            <text:p>1902</text:p>
          </table:table-cell>
          <table:table-cell office:value-type="float" office:value="134.322197283458">
            <text:p>134</text:p>
          </table:table-cell>
          <table:table-cell office:value-type="float" office:value="61">
            <text:p>61</text:p>
          </table:table-cell>
          <table:table-cell table:style-name="ce6" table:formula="of:=[$'punishment yearly'.I95]" office:value-type="float" office:value="120.325609408054">
            <text:p>120</text:p>
          </table:table-cell>
          <table:table-cell table:number-columns-repeated="1020"/>
        </table:table-row>
        <table:table-row table:style-name="ro1">
          <table:table-cell office:value-type="float" office:value="1903">
            <text:p>1903</text:p>
          </table:table-cell>
          <table:table-cell office:value-type="float" office:value="134.665697644665">
            <text:p>135</text:p>
          </table:table-cell>
          <table:table-cell office:value-type="float" office:value="64">
            <text:p>64</text:p>
          </table:table-cell>
          <table:table-cell table:style-name="ce6" table:formula="of:=[$'punishment yearly'.I96]" office:value-type="float" office:value="123.474694326088">
            <text:p>123</text:p>
          </table:table-cell>
          <table:table-cell table:number-columns-repeated="1020"/>
        </table:table-row>
        <table:table-row table:style-name="ro1">
          <table:table-cell office:value-type="float" office:value="1904">
            <text:p>1904</text:p>
          </table:table-cell>
          <table:table-cell office:value-type="float" office:value="134.93784209818">
            <text:p>135</text:p>
          </table:table-cell>
          <table:table-cell office:value-type="float" office:value="65">
            <text:p>65</text:p>
          </table:table-cell>
          <table:table-cell table:style-name="ce6" table:formula="of:=[$'punishment yearly'.I97]" office:value-type="float" office:value="122.567089817948">
            <text:p>123</text:p>
          </table:table-cell>
          <table:table-cell table:number-columns-repeated="1020"/>
        </table:table-row>
        <table:table-row table:style-name="ro1">
          <table:table-cell office:value-type="float" office:value="1905">
            <text:p>1905</text:p>
          </table:table-cell>
          <table:table-cell office:value-type="float" office:value="138.046798504242">
            <text:p>138</text:p>
          </table:table-cell>
          <table:table-cell office:value-type="float" office:value="65">
            <text:p>65</text:p>
          </table:table-cell>
          <table:table-cell table:style-name="ce6" table:formula="of:=[$'punishment yearly'.I98]" office:value-type="float" office:value="117.283088894382">
            <text:p>117</text:p>
          </table:table-cell>
          <table:table-cell table:number-columns-repeated="1020"/>
        </table:table-row>
        <table:table-row table:style-name="ro1">
          <table:table-cell office:value-type="float" office:value="1906">
            <text:p>1906</text:p>
          </table:table-cell>
          <table:table-cell office:value-type="float" office:value="141.284937142899">
            <text:p>141</text:p>
          </table:table-cell>
          <table:table-cell office:value-type="float" office:value="63">
            <text:p>63</text:p>
          </table:table-cell>
          <table:table-cell table:style-name="ce6" table:formula="of:=[$'punishment yearly'.I99]" office:value-type="float" office:value="108.200323354479">
            <text:p>108</text:p>
          </table:table-cell>
          <table:table-cell table:number-columns-repeated="1020"/>
        </table:table-row>
        <table:table-row table:style-name="ro1">
          <table:table-cell office:value-type="float" office:value="1907">
            <text:p>1907</text:p>
          </table:table-cell>
          <table:table-cell office:value-type="float" office:value="144.757136640323">
            <text:p>145</text:p>
          </table:table-cell>
          <table:table-cell office:value-type="float" office:value="62">
            <text:p>62</text:p>
          </table:table-cell>
          <table:table-cell table:style-name="ce6" table:formula="of:=[$'punishment yearly'.I100]" office:value-type="float" office:value="101.304219743654">
            <text:p>101</text:p>
          </table:table-cell>
          <table:table-cell table:number-columns-repeated="1020"/>
        </table:table-row>
        <table:table-row table:style-name="ro1">
          <table:table-cell office:value-type="float" office:value="1908">
            <text:p>1908</text:p>
          </table:table-cell>
          <table:table-cell office:value-type="float" office:value="148.075760581866">
            <text:p>148</text:p>
          </table:table-cell>
          <table:table-cell office:value-type="float" office:value="65">
            <text:p>65</text:p>
          </table:table-cell>
          <table:table-cell table:style-name="ce6" table:formula="of:=[$'punishment yearly'.I101]" office:value-type="float" office:value="99.0483139340091">
            <text:p>99</text:p>
          </table:table-cell>
          <table:table-cell table:number-columns-repeated="1020"/>
        </table:table-row>
        <table:table-row table:style-name="ro1">
          <table:table-cell office:value-type="float" office:value="1909">
            <text:p>1909</text:p>
          </table:table-cell>
          <table:table-cell office:value-type="float" office:value="151.448819969179">
            <text:p>151</text:p>
          </table:table-cell>
          <table:table-cell office:value-type="float" office:value="64">
            <text:p>64</text:p>
          </table:table-cell>
          <table:table-cell table:style-name="ce6" table:formula="of:=[$'punishment yearly'.I102]" office:value-type="float" office:value="97.0638026253712">
            <text:p>97</text:p>
          </table:table-cell>
          <table:table-cell table:number-columns-repeated="1020"/>
        </table:table-row>
        <table:table-row table:style-name="ro1">
          <table:table-cell office:value-type="float" office:value="1910">
            <text:p>1910</text:p>
          </table:table-cell>
          <table:table-cell office:value-type="float" office:value="154.69035914954">
            <text:p>155</text:p>
          </table:table-cell>
          <table:table-cell office:value-type="float" office:value="60">
            <text:p>60</text:p>
          </table:table-cell>
          <table:table-cell table:style-name="ce6" table:formula="of:=[$'punishment yearly'.I103]" office:value-type="float" office:value="87.20740379333">
            <text:p>87</text:p>
          </table:table-cell>
          <table:table-cell table:number-columns-repeated="1020"/>
        </table:table-row>
        <table:table-row table:style-name="ro1">
          <table:table-cell office:value-type="float" office:value="1911">
            <text:p>1911</text:p>
          </table:table-cell>
          <table:table-cell office:value-type="float" office:value="154.499073327797">
            <text:p>154</text:p>
          </table:table-cell>
          <table:table-cell office:value-type="float" office:value="56">
            <text:p>56</text:p>
          </table:table-cell>
          <table:table-cell table:style-name="ce6" table:formula="of:=[$'punishment yearly'.I104]" office:value-type="float" office:value="77.4850419324385">
            <text:p>77</text:p>
          </table:table-cell>
          <table:table-cell table:number-columns-repeated="1020"/>
        </table:table-row>
        <table:table-row table:style-name="ro1">
          <table:table-cell office:value-type="float" office:value="1912">
            <text:p>1912</text:p>
          </table:table-cell>
          <table:table-cell office:value-type="float" office:value="154.348200483841">
            <text:p>154</text:p>
          </table:table-cell>
          <table:table-cell office:value-type="float" office:value="55">
            <text:p>55</text:p>
          </table:table-cell>
          <table:table-cell table:style-name="ce6" table:formula="of:=[$'punishment yearly'.I105]" office:value-type="float" office:value="76.7709190747292">
            <text:p>77</text:p>
          </table:table-cell>
          <table:table-cell table:number-columns-repeated="1020"/>
        </table:table-row>
        <table:table-row table:style-name="ro1">
          <table:table-cell office:value-type="float" office:value="1913">
            <text:p>1913</text:p>
          </table:table-cell>
          <table:table-cell office:value-type="float" office:value="153.516445422112">
            <text:p>154</text:p>
          </table:table-cell>
          <table:table-cell office:value-type="float" office:value="51">
            <text:p>51</text:p>
          </table:table-cell>
          <table:table-cell table:style-name="ce6" table:formula="of:=[$'punishment yearly'.I106]" office:value-type="float" office:value="77.8749835759596">
            <text:p>78</text:p>
          </table:table-cell>
          <table:table-cell table:number-columns-repeated="1020"/>
        </table:table-row>
        <table:table-row table:style-name="ro1">
          <table:table-cell office:value-type="float" office:value="1914">
            <text:p>1914</text:p>
          </table:table-cell>
          <table:table-cell office:value-type="float" office:value="152.718126593076">
            <text:p>153</text:p>
          </table:table-cell>
          <table:table-cell office:value-type="float" office:value="44">
            <text:p>44</text:p>
          </table:table-cell>
          <table:table-cell table:style-name="ce6" table:formula="of:=[$'punishment yearly'.I107]" office:value-type="float" office:value="79.1065087781474">
            <text:p>79</text:p>
          </table:table-cell>
          <table:table-cell table:number-columns-repeated="1020"/>
        </table:table-row>
        <table:table-row table:style-name="ro1">
          <table:table-cell office:value-type="float" office:value="1915">
            <text:p>1915</text:p>
          </table:table-cell>
          <table:table-cell office:value-type="float" office:value="152.706855802747">
            <text:p>153</text:p>
          </table:table-cell>
          <table:table-cell office:value-type="float" office:value="34">
            <text:p>34</text:p>
          </table:table-cell>
          <table:table-cell table:style-name="ce6" table:formula="of:=[$'punishment yearly'.I108]" office:value-type="float" office:value="80.7734124673983">
            <text:p>81</text:p>
          </table:table-cell>
          <table:table-cell table:number-columns-repeated="1020"/>
        </table:table-row>
        <table:table-row table:style-name="ro1">
          <table:table-cell office:value-type="float" office:value="1916">
            <text:p>1916</text:p>
          </table:table-cell>
          <table:table-cell office:value-type="float" office:value="152.739158079996">
            <text:p>153</text:p>
          </table:table-cell>
          <table:table-cell office:value-type="float" office:value="31">
            <text:p>31</text:p>
          </table:table-cell>
          <table:table-cell table:style-name="ce6" table:formula="of:=[$'punishment yearly'.I109]" office:value-type="float" office:value="76.068295950202">
            <text:p>76</text:p>
          </table:table-cell>
          <table:table-cell table:number-columns-repeated="1020"/>
        </table:table-row>
        <table:table-row table:style-name="ro1">
          <table:table-cell office:value-type="float" office:value="1917">
            <text:p>1917</text:p>
          </table:table-cell>
          <table:table-cell office:value-type="float" office:value="152.917819371359">
            <text:p>153</text:p>
          </table:table-cell>
          <table:table-cell office:value-type="float" office:value="30">
            <text:p>30</text:p>
          </table:table-cell>
          <table:table-cell table:style-name="ce6" table:formula="of:=[$'punishment yearly'.I110]" office:value-type="float" office:value="66.2175488346896">
            <text:p>66</text:p>
          </table:table-cell>
          <table:table-cell table:number-columns-repeated="1020"/>
        </table:table-row>
        <table:table-row table:style-name="ro1">
          <table:table-cell office:value-type="float" office:value="1918">
            <text:p>1918</text:p>
          </table:table-cell>
          <table:table-cell office:value-type="float" office:value="155.157103262668">
            <text:p>155</text:p>
          </table:table-cell>
          <table:table-cell office:value-type="float" office:value="29">
            <text:p>29</text:p>
          </table:table-cell>
          <table:table-cell table:style-name="ce6" table:formula="of:=[$'punishment yearly'.I111]" office:value-type="float" office:value="59.2019700400243">
            <text:p>59</text:p>
          </table:table-cell>
          <table:table-cell table:number-columns-repeated="1020"/>
        </table:table-row>
        <table:table-row table:style-name="ro1">
          <table:table-cell office:value-type="float" office:value="1919">
            <text:p>1919</text:p>
          </table:table-cell>
          <table:table-cell office:value-type="float" office:value="155.331338078442">
            <text:p>155</text:p>
          </table:table-cell>
          <table:table-cell office:value-type="float" office:value="29">
            <text:p>29</text:p>
          </table:table-cell>
          <table:table-cell table:style-name="ce6" table:formula="of:=[$'punishment yearly'.I112]" office:value-type="float" office:value="52.153510066985">
            <text:p>52</text:p>
          </table:table-cell>
          <table:table-cell table:number-columns-repeated="1020"/>
        </table:table-row>
        <table:table-row table:style-name="ro1">
          <table:table-cell office:value-type="float" office:value="1920">
            <text:p>1920</text:p>
          </table:table-cell>
          <table:table-cell office:value-type="float" office:value="154.657620754697">
            <text:p>155</text:p>
          </table:table-cell>
          <table:table-cell office:value-type="float" office:value="31">
            <text:p>31</text:p>
          </table:table-cell>
          <table:table-cell table:style-name="ce6" table:formula="of:=[$'punishment yearly'.I113]" office:value-type="float" office:value="55.6798120672364">
            <text:p>56</text:p>
          </table:table-cell>
          <table:table-cell table:number-columns-repeated="1020"/>
        </table:table-row>
        <table:table-row table:style-name="ro1">
          <table:table-cell office:value-type="float" office:value="1921">
            <text:p>1921</text:p>
          </table:table-cell>
          <table:table-cell office:value-type="float" office:value="153.901156522973">
            <text:p>154</text:p>
          </table:table-cell>
          <table:table-cell office:value-type="float" office:value="33">
            <text:p>33</text:p>
          </table:table-cell>
          <table:table-cell table:style-name="ce6" table:formula="of:=[$'punishment yearly'.I114]" office:value-type="float" office:value="59.2094566738475">
            <text:p>59</text:p>
          </table:table-cell>
          <table:table-cell table:number-columns-repeated="1020"/>
        </table:table-row>
        <table:table-row table:style-name="ro1">
          <table:table-cell office:value-type="float" office:value="1922">
            <text:p>1922</text:p>
          </table:table-cell>
          <table:table-cell office:value-type="float" office:value="154.010572531325">
            <text:p>154</text:p>
          </table:table-cell>
          <table:table-cell office:value-type="float" office:value="32">
            <text:p>32</text:p>
          </table:table-cell>
          <table:table-cell table:style-name="ce6" table:formula="of:=[$'punishment yearly'.I115]" office:value-type="float" office:value="60.8626207717685">
            <text:p>61</text:p>
          </table:table-cell>
          <table:table-cell table:number-columns-repeated="1020"/>
        </table:table-row>
        <table:table-row table:style-name="ro1">
          <table:table-cell office:value-type="float" office:value="1923">
            <text:p>1923</text:p>
          </table:table-cell>
          <table:table-cell office:value-type="float" office:value="156.7363365423">
            <text:p>157</text:p>
          </table:table-cell>
          <table:table-cell office:value-type="float" office:value="30">
            <text:p>30</text:p>
          </table:table-cell>
          <table:table-cell table:style-name="ce6" table:formula="of:=[$'punishment yearly'.I116]" office:value-type="float" office:value="58.8083431752614">
            <text:p>59</text:p>
          </table:table-cell>
          <table:table-cell table:number-columns-repeated="1020"/>
        </table:table-row>
        <table:table-row table:style-name="ro1">
          <table:table-cell office:value-type="float" office:value="1924">
            <text:p>1924</text:p>
          </table:table-cell>
          <table:table-cell office:value-type="float" office:value="159.198527133033">
            <text:p>159</text:p>
          </table:table-cell>
          <table:table-cell office:value-type="float" office:value="29">
            <text:p>29</text:p>
          </table:table-cell>
          <table:table-cell table:style-name="ce6" table:formula="of:=[$'punishment yearly'.I117]" office:value-type="float" office:value="56.6643805969464">
            <text:p>57</text:p>
          </table:table-cell>
          <table:table-cell table:number-columns-repeated="1020"/>
        </table:table-row>
        <table:table-row table:style-name="ro1">
          <table:table-cell office:value-type="float" office:value="1925">
            <text:p>1925</text:p>
          </table:table-cell>
          <table:table-cell office:value-type="float" office:value="162.398696473561">
            <text:p>162</text:p>
          </table:table-cell>
          <table:table-cell office:value-type="float" office:value="28">
            <text:p>28</text:p>
          </table:table-cell>
          <table:table-cell table:style-name="ce6" table:formula="of:=[$'punishment yearly'.I118]" office:value-type="float" office:value="58.2039694307555">
            <text:p>58</text:p>
          </table:table-cell>
          <table:table-cell table:number-columns-repeated="1020"/>
        </table:table-row>
        <table:table-row table:style-name="ro1">
          <table:table-cell office:value-type="float" office:value="1926">
            <text:p>1926</text:p>
          </table:table-cell>
          <table:table-cell office:value-type="float" office:value="165.904383817552">
            <text:p>166</text:p>
          </table:table-cell>
          <table:table-cell office:value-type="float" office:value="29">
            <text:p>29</text:p>
          </table:table-cell>
          <table:table-cell table:style-name="ce6" table:formula="of:=[$'punishment yearly'.I119]" office:value-type="float" office:value="58.8828906502591">
            <text:p>59</text:p>
          </table:table-cell>
          <table:table-cell table:number-columns-repeated="1020"/>
        </table:table-row>
        <table:table-row table:style-name="ro1">
          <table:table-cell office:value-type="float" office:value="1927">
            <text:p>1927</text:p>
          </table:table-cell>
          <table:table-cell office:value-type="float" office:value="169.416080870769">
            <text:p>169</text:p>
          </table:table-cell>
          <table:table-cell office:value-type="float" office:value="30">
            <text:p>30</text:p>
          </table:table-cell>
          <table:table-cell table:style-name="ce6" table:formula="of:=[$'punishment yearly'.I120]" office:value-type="float" office:value="61.9579281192049">
            <text:p>62</text:p>
          </table:table-cell>
          <table:table-cell table:number-columns-repeated="1020"/>
        </table:table-row>
        <table:table-row table:style-name="ro1">
          <table:table-cell office:value-type="float" office:value="1928">
            <text:p>1928</text:p>
          </table:table-cell>
          <table:table-cell office:value-type="float" office:value="173.268990253052">
            <text:p>173</text:p>
          </table:table-cell>
          <table:table-cell office:value-type="float" office:value="29">
            <text:p>29</text:p>
          </table:table-cell>
          <table:table-cell table:style-name="ce6" table:formula="of:=[$'punishment yearly'.I121]" office:value-type="float" office:value="65.1376623131422">
            <text:p>65</text:p>
          </table:table-cell>
          <table:table-cell table:number-columns-repeated="1020"/>
        </table:table-row>
        <table:table-row table:style-name="ro1">
          <table:table-cell office:value-type="float" office:value="1929">
            <text:p>1929</text:p>
          </table:table-cell>
          <table:table-cell office:value-type="float" office:value="177.5283466448">
            <text:p>178</text:p>
          </table:table-cell>
          <table:table-cell office:value-type="float" office:value="29">
            <text:p>29</text:p>
          </table:table-cell>
          <table:table-cell table:style-name="ce6" table:formula="of:=[$'punishment yearly'.I122]" office:value-type="float" office:value="69.2798700105171">
            <text:p>69</text:p>
          </table:table-cell>
          <table:table-cell table:number-columns-repeated="1020"/>
        </table:table-row>
        <table:table-row table:style-name="ro1">
          <table:table-cell office:value-type="float" office:value="1930">
            <text:p>1930</text:p>
          </table:table-cell>
          <table:table-cell office:value-type="float" office:value="181.889958621366">
            <text:p>182</text:p>
          </table:table-cell>
          <table:table-cell office:value-type="float" office:value="30">
            <text:p>30</text:p>
          </table:table-cell>
          <table:table-cell table:style-name="ce6" table:formula="of:=[$'punishment yearly'.I123]" office:value-type="float" office:value="72.8223554478552">
            <text:p>73</text:p>
          </table:table-cell>
          <table:table-cell table:number-columns-repeated="1020"/>
        </table:table-row>
        <table:table-row table:style-name="ro1">
          <table:table-cell office:value-type="float" office:value="1931">
            <text:p>1931</text:p>
          </table:table-cell>
          <table:table-cell office:value-type="float" office:value="186.911480814419">
            <text:p>187</text:p>
          </table:table-cell>
          <table:table-cell office:value-type="float" office:value="30">
            <text:p>30</text:p>
          </table:table-cell>
          <table:table-cell table:style-name="ce6" table:formula="of:=[$'punishment yearly'.I124]" office:value-type="float" office:value="69.4227609595327">
            <text:p>69</text:p>
          </table:table-cell>
          <table:table-cell table:number-columns-repeated="1020"/>
        </table:table-row>
        <table:table-row table:style-name="ro1">
          <table:table-cell office:value-type="float" office:value="1932">
            <text:p>1932</text:p>
          </table:table-cell>
          <table:table-cell office:value-type="float" office:value="192.319117778814">
            <text:p>192</text:p>
          </table:table-cell>
          <table:table-cell office:value-type="float" office:value="33">
            <text:p>33</text:p>
          </table:table-cell>
          <table:table-cell table:style-name="ce6" table:formula="of:=[$'punishment yearly'.I125]" office:value-type="float" office:value="69.3390229996888">
            <text:p>69</text:p>
          </table:table-cell>
          <table:table-cell table:number-columns-repeated="1020"/>
        </table:table-row>
        <table:table-row table:style-name="ro1">
          <table:table-cell office:value-type="float" office:value="1933">
            <text:p>1933</text:p>
          </table:table-cell>
          <table:table-cell office:value-type="float" office:value="198.038685410005">
            <text:p>198</text:p>
          </table:table-cell>
          <table:table-cell office:value-type="float" office:value="33">
            <text:p>33</text:p>
          </table:table-cell>
          <table:table-cell table:style-name="ce6" table:formula="of:=[$'punishment yearly'.I126]" office:value-type="float" office:value="67.1654627408947">
            <text:p>67</text:p>
          </table:table-cell>
          <table:table-cell table:number-columns-repeated="1020"/>
        </table:table-row>
        <table:table-row table:style-name="ro1">
          <table:table-cell office:value-type="float" office:value="1934">
            <text:p>1934</text:p>
          </table:table-cell>
          <table:table-cell office:value-type="float" office:value="201.120135788765">
            <text:p>201</text:p>
          </table:table-cell>
          <table:table-cell office:value-type="float" office:value="31">
            <text:p>31</text:p>
          </table:table-cell>
          <table:table-cell table:style-name="ce6" table:formula="of:=[$'punishment yearly'.I127]" office:value-type="float" office:value="61.1279113472338">
            <text:p>61</text:p>
          </table:table-cell>
          <table:table-cell table:number-columns-repeated="1020"/>
        </table:table-row>
        <table:table-row table:style-name="ro1">
          <table:table-cell office:value-type="float" office:value="1935">
            <text:p>1935</text:p>
          </table:table-cell>
          <table:table-cell office:value-type="float" office:value="204.177117641889">
            <text:p>204</text:p>
          </table:table-cell>
          <table:table-cell office:value-type="float" office:value="29">
            <text:p>29</text:p>
          </table:table-cell>
          <table:table-cell table:style-name="ce6" table:formula="of:=[$'punishment yearly'.I128]" office:value-type="float" office:value="57.1076528103389">
            <text:p>57</text:p>
          </table:table-cell>
          <table:table-cell table:number-columns-repeated="1020"/>
        </table:table-row>
        <table:table-row table:style-name="ro1">
          <table:table-cell office:value-type="float" office:value="1936">
            <text:p>1936</text:p>
          </table:table-cell>
          <table:table-cell office:value-type="float" office:value="207.401263210543">
            <text:p>207</text:p>
          </table:table-cell>
          <table:table-cell office:value-type="float" office:value="27">
            <text:p>27</text:p>
          </table:table-cell>
          <table:table-cell table:style-name="ce6" table:formula="of:=[$'punishment yearly'.I129]" office:value-type="float" office:value="53.1685816998176">
            <text:p>53</text:p>
          </table:table-cell>
          <table:table-cell table:number-columns-repeated="1020"/>
        </table:table-row>
        <table:table-row table:style-name="ro1">
          <table:table-cell office:value-type="float" office:value="1937">
            <text:p>1937</text:p>
          </table:table-cell>
          <table:table-cell office:value-type="float" office:value="210.675093023075">
            <text:p>211</text:p>
          </table:table-cell>
          <table:table-cell office:value-type="float" office:value="27">
            <text:p>27</text:p>
          </table:table-cell>
          <table:table-cell table:style-name="ce6" table:formula="of:=[$'punishment yearly'.I130]" office:value-type="float" office:value="49.538004264576">
            <text:p>50</text:p>
          </table:table-cell>
          <table:table-cell table:number-columns-repeated="1020"/>
        </table:table-row>
        <table:table-row table:style-name="ro1">
          <table:table-cell office:value-type="float" office:value="1938">
            <text:p>1938</text:p>
          </table:table-cell>
          <table:table-cell office:value-type="float" office:value="213.680393118267">
            <text:p>214</text:p>
          </table:table-cell>
          <table:table-cell office:value-type="float" office:value="28">
            <text:p>28</text:p>
          </table:table-cell>
          <table:table-cell table:style-name="ce6" table:formula="of:=[$'punishment yearly'.I131]" office:value-type="float" office:value="50.3466813073816">
            <text:p>50</text:p>
          </table:table-cell>
          <table:table-cell table:number-columns-repeated="1020"/>
        </table:table-row>
        <table:table-row table:style-name="ro1">
          <table:table-cell office:value-type="float" office:value="1939">
            <text:p>1939</text:p>
          </table:table-cell>
          <table:table-cell office:value-type="float" office:value="216.630511707884">
            <text:p>217</text:p>
          </table:table-cell>
          <table:table-cell office:value-type="float" office:value="26">
            <text:p>26</text:p>
          </table:table-cell>
          <table:table-cell table:style-name="ce6" table:formula="of:=[$'punishment yearly'.I132]" office:value-type="float" office:value="53.6908957600038">
            <text:p>54</text:p>
          </table:table-cell>
          <table:table-cell table:number-columns-repeated="1020"/>
        </table:table-row>
        <table:table-row table:style-name="ro1">
          <table:table-cell office:value-type="float" office:value="1940">
            <text:p>1940</text:p>
          </table:table-cell>
          <table:table-cell office:value-type="float" office:value="218.72754009848">
            <text:p>219</text:p>
          </table:table-cell>
          <table:table-cell office:value-type="float" office:value="23">
            <text:p>23</text:p>
          </table:table-cell>
          <table:table-cell table:style-name="ce6" table:formula="of:=[$'punishment yearly'.I133]" office:value-type="float" office:value="51.5288687414042">
            <text:p>52</text:p>
          </table:table-cell>
          <table:table-cell table:number-columns-repeated="1020"/>
        </table:table-row>
        <table:table-row table:style-name="ro1">
          <table:table-cell office:value-type="float" office:value="1941">
            <text:p>1941</text:p>
          </table:table-cell>
          <table:table-cell office:value-type="float" office:value="215.155471681123">
            <text:p>215</text:p>
          </table:table-cell>
          <table:table-cell office:value-type="float" office:value="26">
            <text:p>26</text:p>
          </table:table-cell>
          <table:table-cell table:style-name="ce6" table:formula="of:=[$'punishment yearly'.I134]" office:value-type="float" office:value="49.1069066316442">
            <text:p>49</text:p>
          </table:table-cell>
          <table:table-cell table:number-columns-repeated="1020"/>
        </table:table-row>
        <table:table-row table:style-name="ro1">
          <table:table-cell office:value-type="float" office:value="1942">
            <text:p>1942</text:p>
          </table:table-cell>
          <table:table-cell office:value-type="float" office:value="212.099672471319">
            <text:p>212</text:p>
          </table:table-cell>
          <table:table-cell office:value-type="float" office:value="31">
            <text:p>31</text:p>
          </table:table-cell>
          <table:table-cell table:style-name="ce6" table:formula="of:=[$'punishment yearly'.I135]" office:value-type="float" office:value="53.2141218503406">
            <text:p>53</text:p>
          </table:table-cell>
          <table:table-cell table:number-columns-repeated="1020"/>
        </table:table-row>
        <table:table-row table:style-name="ro1">
          <table:table-cell office:value-type="float" office:value="1943">
            <text:p>1943</text:p>
          </table:table-cell>
          <table:table-cell office:value-type="float" office:value="209.799614203153">
            <text:p>210</text:p>
          </table:table-cell>
          <table:table-cell office:value-type="float" office:value="31">
            <text:p>31</text:p>
          </table:table-cell>
          <table:table-cell table:style-name="ce6" table:formula="of:=[$'punishment yearly'.I136]" office:value-type="float" office:value="52.4646413902827">
            <text:p>52</text:p>
          </table:table-cell>
          <table:table-cell table:number-columns-repeated="1020"/>
        </table:table-row>
        <table:table-row table:style-name="ro1">
          <table:table-cell office:value-type="float" office:value="1944">
            <text:p>1944</text:p>
          </table:table-cell>
          <table:table-cell office:value-type="float" office:value="210.106631356922">
            <text:p>210</text:p>
          </table:table-cell>
          <table:table-cell office:value-type="float" office:value="31">
            <text:p>31</text:p>
          </table:table-cell>
          <table:table-cell table:style-name="ce6" table:formula="of:=[$'punishment yearly'.I137]" office:value-type="float" office:value="54.5663114752313">
            <text:p>55</text:p>
          </table:table-cell>
          <table:table-cell table:number-columns-repeated="1020"/>
        </table:table-row>
        <table:table-row table:style-name="ro1">
          <table:table-cell office:value-type="float" office:value="1945">
            <text:p>1945</text:p>
          </table:table-cell>
          <table:table-cell office:value-type="float" office:value="209.322279759923">
            <text:p>209</text:p>
          </table:table-cell>
          <table:table-cell office:value-type="float" office:value="35">
            <text:p>35</text:p>
          </table:table-cell>
          <table:table-cell table:style-name="ce6" table:formula="of:=[$'punishment yearly'.I138]" office:value-type="float" office:value="58.1411233107278">
            <text:p>58</text:p>
          </table:table-cell>
          <table:table-cell table:number-columns-repeated="1020"/>
        </table:table-row>
        <table:table-row table:style-name="ro1">
          <table:table-cell office:value-type="float" office:value="1946">
            <text:p>1946</text:p>
          </table:table-cell>
          <table:table-cell office:value-type="float" office:value="197.098669841767">
            <text:p>197</text:p>
          </table:table-cell>
          <table:table-cell office:value-type="float" office:value="38">
            <text:p>38</text:p>
          </table:table-cell>
          <table:table-cell table:style-name="ce6" table:formula="of:=[$'punishment yearly'.I139]" office:value-type="float" office:value="51.9554385678815">
            <text:p>52</text:p>
          </table:table-cell>
          <table:table-cell table:number-columns-repeated="1020"/>
        </table:table-row>
        <table:table-row table:style-name="ro1">
          <table:table-cell office:value-type="float" office:value="1947">
            <text:p>1947</text:p>
          </table:table-cell>
          <table:table-cell office:value-type="float" office:value="191.044475484434">
            <text:p>191</text:p>
          </table:table-cell>
          <table:table-cell office:value-type="float" office:value="41">
            <text:p>41</text:p>
          </table:table-cell>
          <table:table-cell table:style-name="ce6" table:formula="of:=[$'punishment yearly'.I140]" office:value-type="float" office:value="52.5009089465346">
            <text:p>53</text:p>
          </table:table-cell>
          <table:table-cell table:number-columns-repeated="1020"/>
        </table:table-row>
        <table:table-row table:style-name="ro1">
          <table:table-cell office:value-type="float" office:value="1948">
            <text:p>1948</text:p>
          </table:table-cell>
          <table:table-cell office:value-type="float" office:value="186.216933906115">
            <text:p>186</text:p>
          </table:table-cell>
          <table:table-cell office:value-type="float" office:value="46">
            <text:p>46</text:p>
          </table:table-cell>
          <table:table-cell table:style-name="ce6" table:formula="of:=[$'punishment yearly'.I141]" office:value-type="float" office:value="51.2546415030417">
            <text:p>51</text:p>
          </table:table-cell>
          <table:table-cell table:number-columns-repeated="1020"/>
        </table:table-row>
        <table:table-row table:style-name="ro1">
          <table:table-cell office:value-type="float" office:value="1949">
            <text:p>1949</text:p>
          </table:table-cell>
          <table:table-cell office:value-type="float" office:value="181.684755610272">
            <text:p>182</text:p>
          </table:table-cell>
          <table:table-cell office:value-type="float" office:value="46">
            <text:p>46</text:p>
          </table:table-cell>
          <table:table-cell table:style-name="ce6" table:formula="of:=[$'punishment yearly'.I142]" office:value-type="float" office:value="51.8049063024745">
            <text:p>52</text:p>
          </table:table-cell>
          <table:table-cell table:number-columns-repeated="1020"/>
        </table:table-row>
        <table:table-row table:style-name="ro1">
          <table:table-cell office:value-type="float" office:value="1950">
            <text:p>1950</text:p>
          </table:table-cell>
          <table:table-cell office:value-type="float" office:value="177.282245107593">
            <text:p>177</text:p>
          </table:table-cell>
          <table:table-cell office:value-type="float" office:value="47">
            <text:p>47</text:p>
          </table:table-cell>
          <table:table-cell table:style-name="ce6" table:formula="of:=[$'punishment yearly'.I143]" office:value-type="float" office:value="52.7115259126082">
            <text:p>53</text:p>
          </table:table-cell>
          <table:table-cell table:number-columns-repeated="1020"/>
        </table:table-row>
        <table:table-row table:style-name="ro1">
          <table:table-cell office:value-type="float" office:value="1951">
            <text:p>1951</text:p>
          </table:table-cell>
          <table:table-cell office:value-type="float" office:value="179.685184678188">
            <text:p>180</text:p>
          </table:table-cell>
          <table:table-cell office:value-type="float" office:value="51">
            <text:p>51</text:p>
          </table:table-cell>
          <table:table-cell table:style-name="ce6" table:formula="of:=[$'punishment yearly'.I144]" office:value-type="float" office:value="54.1398962254162">
            <text:p>54</text:p>
          </table:table-cell>
          <table:table-cell table:number-columns-repeated="1020"/>
        </table:table-row>
        <table:table-row table:style-name="ro1">
          <table:table-cell office:value-type="float" office:value="1952">
            <text:p>1952</text:p>
          </table:table-cell>
          <table:table-cell office:value-type="float" office:value="181.817583296119">
            <text:p>182</text:p>
          </table:table-cell>
          <table:table-cell office:value-type="float" office:value="55">
            <text:p>55</text:p>
          </table:table-cell>
          <table:table-cell table:style-name="ce6" table:formula="of:=[$'punishment yearly'.I145]" office:value-type="float" office:value="60.4835318538019">
            <text:p>60</text:p>
          </table:table-cell>
          <table:table-cell table:number-columns-repeated="1020"/>
        </table:table-row>
        <table:table-row table:style-name="ro1">
          <table:table-cell office:value-type="float" office:value="1953">
            <text:p>1953</text:p>
          </table:table-cell>
          <table:table-cell office:value-type="float" office:value="183.826554151492">
            <text:p>184</text:p>
          </table:table-cell>
          <table:table-cell office:value-type="float" office:value="55">
            <text:p>55</text:p>
          </table:table-cell>
          <table:table-cell table:style-name="ce6" table:formula="of:=[$'punishment yearly'.I146]" office:value-type="float" office:value="59.4876647339915">
            <text:p>59</text:p>
          </table:table-cell>
          <table:table-cell table:number-columns-repeated="1020"/>
        </table:table-row>
        <table:table-row table:style-name="ro1">
          <table:table-cell office:value-type="float" office:value="1954">
            <text:p>1954</text:p>
          </table:table-cell>
          <table:table-cell office:value-type="float" office:value="185.518052272477">
            <text:p>186</text:p>
          </table:table-cell>
          <table:table-cell office:value-type="float" office:value="52">
            <text:p>52</text:p>
          </table:table-cell>
          <table:table-cell table:style-name="ce6" table:formula="of:=[$'punishment yearly'.I147]" office:value-type="float" office:value="58.8452988007836">
            <text:p>59</text:p>
          </table:table-cell>
          <table:table-cell table:number-columns-repeated="1020"/>
        </table:table-row>
        <table:table-row table:style-name="ro1">
          <table:table-cell office:value-type="float" office:value="1955">
            <text:p>1955</text:p>
          </table:table-cell>
          <table:table-cell office:value-type="float" office:value="186.971129877961">
            <text:p>187</text:p>
          </table:table-cell>
          <table:table-cell office:value-type="float" office:value="49">
            <text:p>49</text:p>
          </table:table-cell>
          <table:table-cell table:style-name="ce6" table:formula="of:=[$'punishment yearly'.I148]" office:value-type="float" office:value="62.5656087823815">
            <text:p>63</text:p>
          </table:table-cell>
          <table:table-cell table:number-columns-repeated="1020"/>
        </table:table-row>
        <table:table-row table:style-name="ro1">
          <table:table-cell office:value-type="float" office:value="1956">
            <text:p>1956</text:p>
          </table:table-cell>
          <table:table-cell office:value-type="float" office:value="188.664145802234">
            <text:p>189</text:p>
          </table:table-cell>
          <table:table-cell office:value-type="float" office:value="48">
            <text:p>48</text:p>
          </table:table-cell>
          <table:table-cell table:style-name="ce6" table:formula="of:=[$'punishment yearly'.I149]" office:value-type="float" office:value="71.2526693520456">
            <text:p>71</text:p>
          </table:table-cell>
          <table:table-cell table:number-columns-repeated="1020"/>
        </table:table-row>
        <table:table-row table:style-name="ro1">
          <table:table-cell office:value-type="float" office:value="1957">
            <text:p>1957</text:p>
          </table:table-cell>
          <table:table-cell office:value-type="float" office:value="190.350278698553">
            <text:p>190</text:p>
          </table:table-cell>
          <table:table-cell office:value-type="float" office:value="51">
            <text:p>51</text:p>
          </table:table-cell>
          <table:table-cell table:style-name="ce6" table:formula="of:=[$'punishment yearly'.I150]" office:value-type="float" office:value="74.1372690945801">
            <text:p>74</text:p>
          </table:table-cell>
          <table:table-cell table:number-columns-repeated="1020"/>
        </table:table-row>
        <table:table-row table:style-name="ro1">
          <table:table-cell office:value-type="float" office:value="1958">
            <text:p>1958</text:p>
          </table:table-cell>
          <table:table-cell office:value-type="float" office:value="192.278813939302">
            <text:p>192</text:p>
          </table:table-cell>
          <table:table-cell office:value-type="float" office:value="57">
            <text:p>57</text:p>
          </table:table-cell>
          <table:table-cell table:style-name="ce6" table:formula="of:=[$'punishment yearly'.I151]" office:value-type="float" office:value="72.5921395409716">
            <text:p>73</text:p>
          </table:table-cell>
          <table:table-cell table:number-columns-repeated="1020"/>
        </table:table-row>
        <table:table-row table:style-name="ro1">
          <table:table-cell office:value-type="float" office:value="1959">
            <text:p>1959</text:p>
          </table:table-cell>
          <table:table-cell office:value-type="float" office:value="194.251793044371">
            <text:p>194</text:p>
          </table:table-cell>
          <table:table-cell office:value-type="float" office:value="60">
            <text:p>60</text:p>
          </table:table-cell>
          <table:table-cell table:style-name="ce6" table:formula="of:=[$'punishment yearly'.I152]" office:value-type="float" office:value="70.1015887462691">
            <text:p>70</text:p>
          </table:table-cell>
          <table:table-cell table:number-columns-repeated="1020"/>
        </table:table-row>
        <table:table-row table:style-name="ro1">
          <table:table-cell office:value-type="float" office:value="1960">
            <text:p>1960</text:p>
          </table:table-cell>
          <table:table-cell office:value-type="float" office:value="196.452919507276">
            <text:p>196</text:p>
          </table:table-cell>
          <table:table-cell office:value-type="float" office:value="60">
            <text:p>60</text:p>
          </table:table-cell>
          <table:table-cell table:style-name="ce6" table:formula="of:=[$'punishment yearly'.I153]" office:value-type="float" office:value="71.9886219293451">
            <text:p>72</text:p>
          </table:table-cell>
          <table:table-cell table:number-columns-repeated="1020"/>
        </table:table-row>
        <table:table-row table:style-name="ro1">
          <table:table-cell office:value-type="float" office:value="1961">
            <text:p>1961</text:p>
          </table:table-cell>
          <table:table-cell office:value-type="float" office:value="191.967498498405">
            <text:p>192</text:p>
          </table:table-cell>
          <table:table-cell office:value-type="float" office:value="64">
            <text:p>64</text:p>
          </table:table-cell>
          <table:table-cell table:style-name="ce6" table:formula="of:=[$'punishment yearly'.I154]" office:value-type="float" office:value="74.7557892984212">
            <text:p>75</text:p>
          </table:table-cell>
          <table:table-cell table:number-columns-repeated="1020"/>
        </table:table-row>
        <table:table-row table:style-name="ro1">
          <table:table-cell office:value-type="float" office:value="1962">
            <text:p>1962</text:p>
          </table:table-cell>
          <table:table-cell office:value-type="float" office:value="187.873820876511">
            <text:p>188</text:p>
          </table:table-cell>
          <table:table-cell office:value-type="float" office:value="67">
            <text:p>67</text:p>
          </table:table-cell>
          <table:table-cell table:style-name="ce6" table:formula="of:=[$'punishment yearly'.I155]" office:value-type="float" office:value="72.800636618333">
            <text:p>73</text:p>
          </table:table-cell>
          <table:table-cell table:number-columns-repeated="1020"/>
        </table:table-row>
        <table:table-row table:style-name="ro1">
          <table:table-cell office:value-type="float" office:value="1963">
            <text:p>1963</text:p>
          </table:table-cell>
          <table:table-cell office:value-type="float" office:value="183.958033810169">
            <text:p>184</text:p>
          </table:table-cell>
          <table:table-cell office:value-type="float" office:value="67">
            <text:p>67</text:p>
          </table:table-cell>
          <table:table-cell table:style-name="ce6" table:formula="of:=[$'punishment yearly'.I156]" office:value-type="float" office:value="74.6597932139006">
            <text:p>75</text:p>
          </table:table-cell>
          <table:table-cell table:number-columns-repeated="1020"/>
        </table:table-row>
        <table:table-row table:style-name="ro1">
          <table:table-cell office:value-type="float" office:value="1964">
            <text:p>1964</text:p>
          </table:table-cell>
          <table:table-cell office:value-type="float" office:value="180.230661760653">
            <text:p>180</text:p>
          </table:table-cell>
          <table:table-cell office:value-type="float" office:value="63">
            <text:p>63</text:p>
          </table:table-cell>
          <table:table-cell table:style-name="ce6" table:formula="of:=[$'punishment yearly'.I157]" office:value-type="float" office:value="71.229560506963">
            <text:p>71</text:p>
          </table:table-cell>
          <table:table-cell table:number-columns-repeated="1020"/>
        </table:table-row>
        <table:table-row table:style-name="ro1">
          <table:table-cell office:value-type="float" office:value="1965">
            <text:p>1965</text:p>
          </table:table-cell>
          <table:table-cell office:value-type="float" office:value="176.830591676978">
            <text:p>177</text:p>
          </table:table-cell>
          <table:table-cell office:value-type="float" office:value="65">
            <text:p>65</text:p>
          </table:table-cell>
          <table:table-cell table:style-name="ce6" table:formula="of:=[$'punishment yearly'.I158]" office:value-type="float" office:value="71.9226993080124">
            <text:p>72</text:p>
          </table:table-cell>
          <table:table-cell table:number-columns-repeated="1020"/>
        </table:table-row>
        <table:table-row table:style-name="ro1">
          <table:table-cell office:value-type="float" office:value="1966">
            <text:p>1966</text:p>
          </table:table-cell>
          <table:table-cell office:value-type="float" office:value="173.81373833598">
            <text:p>174</text:p>
          </table:table-cell>
          <table:table-cell office:value-type="float" office:value="70">
            <text:p>70</text:p>
          </table:table-cell>
          <table:table-cell table:style-name="ce6" table:formula="of:=[$'punishment yearly'.I159]" office:value-type="float" office:value="75.9002064359172">
            <text:p>76</text:p>
          </table:table-cell>
          <table:table-cell table:number-columns-repeated="1020"/>
        </table:table-row>
        <table:table-row table:style-name="ro1">
          <table:table-cell office:value-type="float" office:value="1967">
            <text:p>1967</text:p>
          </table:table-cell>
          <table:table-cell office:value-type="float" office:value="171.01745663576">
            <text:p>171</text:p>
          </table:table-cell>
          <table:table-cell office:value-type="float" office:value="73">
            <text:p>73</text:p>
          </table:table-cell>
          <table:table-cell table:style-name="ce6" table:formula="of:=[$'punishment yearly'.I160]" office:value-type="float" office:value="79.6910542447344">
            <text:p>80</text:p>
          </table:table-cell>
          <table:table-cell table:number-columns-repeated="1020"/>
        </table:table-row>
        <table:table-row table:style-name="ro1">
          <table:table-cell office:value-type="float" office:value="1968">
            <text:p>1968</text:p>
          </table:table-cell>
          <table:table-cell office:value-type="float" office:value="168.222012763827">
            <text:p>168</text:p>
          </table:table-cell>
          <table:table-cell office:value-type="float" office:value="68">
            <text:p>68</text:p>
          </table:table-cell>
          <table:table-cell table:style-name="ce6" table:formula="of:=[$'punishment yearly'.I161]" office:value-type="float" office:value="82.0627615868881">
            <text:p>82</text:p>
          </table:table-cell>
          <table:table-cell table:number-columns-repeated="1020"/>
        </table:table-row>
        <table:table-row table:style-name="ro1">
          <table:table-cell office:value-type="float" office:value="1969">
            <text:p>1969</text:p>
          </table:table-cell>
          <table:table-cell office:value-type="float" office:value="165.449296861024">
            <text:p>165</text:p>
          </table:table-cell>
          <table:table-cell office:value-type="float" office:value="72">
            <text:p>72</text:p>
          </table:table-cell>
          <table:table-cell table:style-name="ce6" table:formula="of:=[$'punishment yearly'.I162]" office:value-type="float" office:value="79.2200217018853">
            <text:p>79</text:p>
          </table:table-cell>
          <table:table-cell table:number-columns-repeated="1020"/>
        </table:table-row>
        <table:table-row table:style-name="ro1">
          <table:table-cell office:value-type="float" office:value="1970">
            <text:p>1970</text:p>
          </table:table-cell>
          <table:table-cell office:value-type="float" office:value="162.234292885717">
            <text:p>162</text:p>
          </table:table-cell>
          <table:table-cell office:value-type="float" office:value="80">
            <text:p>80</text:p>
          </table:table-cell>
          <table:table-cell table:style-name="ce6" table:formula="of:=[$'punishment yearly'.I163]" office:value-type="float" office:value="80.8230351414766">
            <text:p>81</text:p>
          </table:table-cell>
          <table:table-cell table:number-columns-repeated="1020"/>
        </table:table-row>
        <table:table-row table:style-name="ro1">
          <table:table-cell office:value-type="float" office:value="1971">
            <text:p>1971</text:p>
          </table:table-cell>
          <table:table-cell office:value-type="float" office:value="165.556232122408">
            <text:p>166</text:p>
          </table:table-cell>
          <table:table-cell office:value-type="float" office:value="81">
            <text:p>81</text:p>
          </table:table-cell>
          <table:table-cell table:style-name="ce6" table:formula="of:=[$'punishment yearly'.I164]" office:value-type="float" office:value="79.9870893245989">
            <text:p>80</text:p>
          </table:table-cell>
          <table:table-cell table:number-columns-repeated="1020"/>
        </table:table-row>
        <table:table-row table:style-name="ro1">
          <table:table-cell office:value-type="float" office:value="1972">
            <text:p>1972</text:p>
          </table:table-cell>
          <table:table-cell office:value-type="float" office:value="169.327988188768">
            <text:p>169</text:p>
          </table:table-cell>
          <table:table-cell office:value-type="float" office:value="78">
            <text:p>78</text:p>
          </table:table-cell>
          <table:table-cell table:style-name="ce6" table:formula="of:=[$'punishment yearly'.I165]" office:value-type="float" office:value="77.2151362548108">
            <text:p>77</text:p>
          </table:table-cell>
          <table:table-cell table:number-columns-repeated="1020"/>
        </table:table-row>
        <table:table-row table:style-name="ro1">
          <table:table-cell office:value-type="float" office:value="1973">
            <text:p>1973</text:p>
          </table:table-cell>
          <table:table-cell office:value-type="float" office:value="173.520622188595">
            <text:p>174</text:p>
          </table:table-cell>
          <table:table-cell office:value-type="float" office:value="75">
            <text:p>75</text:p>
          </table:table-cell>
          <table:table-cell table:style-name="ce6" table:formula="of:=[$'punishment yearly'.I166]" office:value-type="float" office:value="65.8349752290672">
            <text:p>66</text:p>
          </table:table-cell>
          <table:table-cell table:number-columns-repeated="1020"/>
        </table:table-row>
        <table:table-row table:style-name="ro1">
          <table:table-cell office:value-type="float" office:value="1974">
            <text:p>1974</text:p>
          </table:table-cell>
          <table:table-cell office:value-type="float" office:value="177.933679181563">
            <text:p>178</text:p>
          </table:table-cell>
          <table:table-cell office:value-type="float" office:value="75">
            <text:p>75</text:p>
          </table:table-cell>
          <table:table-cell table:style-name="ce6" table:formula="of:=[$'punishment yearly'.I167]" office:value-type="float" office:value="62.5217882793047">
            <text:p>63</text:p>
          </table:table-cell>
          <table:table-cell table:number-columns-repeated="1020"/>
        </table:table-row>
        <table:table-row table:style-name="ro1">
          <table:table-cell office:value-type="float" office:value="1975">
            <text:p>1975</text:p>
          </table:table-cell>
          <table:table-cell office:value-type="float" office:value="182.391337490361">
            <text:p>182</text:p>
          </table:table-cell>
          <table:table-cell office:value-type="float" office:value="81">
            <text:p>81</text:p>
          </table:table-cell>
          <table:table-cell table:style-name="ce6" table:formula="of:=[$'punishment yearly'.I168]" office:value-type="float" office:value="62.3099301941222">
            <text:p>62</text:p>
          </table:table-cell>
          <table:table-cell table:number-columns-repeated="1020"/>
        </table:table-row>
        <table:table-row table:style-name="ro1">
          <table:table-cell office:value-type="float" office:value="1976">
            <text:p>1976</text:p>
          </table:table-cell>
          <table:table-cell office:value-type="float" office:value="187.015109256272">
            <text:p>187</text:p>
          </table:table-cell>
          <table:table-cell office:value-type="float" office:value="84">
            <text:p>84</text:p>
          </table:table-cell>
          <table:table-cell table:style-name="ce6" table:formula="of:=[$'punishment yearly'.I169]" office:value-type="float" office:value="62.5083849470454">
            <text:p>63</text:p>
          </table:table-cell>
          <table:table-cell table:number-columns-repeated="1020"/>
        </table:table-row>
        <table:table-row table:style-name="ro1">
          <table:table-cell office:value-type="float" office:value="1977">
            <text:p>1977</text:p>
          </table:table-cell>
          <table:table-cell office:value-type="float" office:value="191.690786637917">
            <text:p>192</text:p>
          </table:table-cell>
          <table:table-cell office:value-type="float" office:value="85">
            <text:p>85</text:p>
          </table:table-cell>
          <table:table-cell table:style-name="ce6" table:formula="of:=[$'punishment yearly'.I170]" office:value-type="float" office:value="64.33483016144">
            <text:p>64</text:p>
          </table:table-cell>
          <table:table-cell table:number-columns-repeated="1020"/>
        </table:table-row>
        <table:table-row table:style-name="ro1">
          <table:table-cell office:value-type="float" office:value="1978">
            <text:p>1978</text:p>
          </table:table-cell>
          <table:table-cell office:value-type="float" office:value="196.402515459645">
            <text:p>196</text:p>
          </table:table-cell>
          <table:table-cell office:value-type="float" office:value="85">
            <text:p>85</text:p>
          </table:table-cell>
          <table:table-cell table:style-name="ce6" table:formula="of:=[$'punishment yearly'.I171]" office:value-type="float" office:value="67.7854288353477">
            <text:p>68</text:p>
          </table:table-cell>
          <table:table-cell table:number-columns-repeated="1020"/>
        </table:table-row>
        <table:table-row table:style-name="ro1">
          <table:table-cell office:value-type="float" office:value="1979">
            <text:p>1979</text:p>
          </table:table-cell>
          <table:table-cell office:value-type="float" office:value="201.151888916602">
            <text:p>201</text:p>
          </table:table-cell>
          <table:table-cell office:value-type="float" office:value="86">
            <text:p>86</text:p>
          </table:table-cell>
          <table:table-cell table:style-name="ce6" table:formula="of:=[$'punishment yearly'.I172]" office:value-type="float" office:value="68.6184765451843">
            <text:p>69</text:p>
          </table:table-cell>
          <table:table-cell table:number-columns-repeated="1020"/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205.881835185389">
            <text:p>206</text:p>
          </table:table-cell>
          <table:table-cell office:value-type="float" office:value="86">
            <text:p>86</text:p>
          </table:table-cell>
          <table:table-cell table:style-name="ce6" table:formula="of:=[$'punishment yearly'.I173]" office:value-type="float" office:value="65.9874103233728">
            <text:p>66</text:p>
          </table:table-cell>
          <table:table-cell table:number-columns-repeated="1020"/>
        </table:table-row>
        <table:table-row table:style-name="ro1">
          <table:table-cell office:value-type="float" office:value="1981">
            <text:p>1981</text:p>
          </table:table-cell>
          <table:table-cell office:value-type="float" office:value="222.278337003763">
            <text:p>222</text:p>
          </table:table-cell>
          <table:table-cell office:value-type="float" office:value="88">
            <text:p>88</text:p>
          </table:table-cell>
          <table:table-cell table:style-name="ce6" table:formula="of:=[$'punishment yearly'.I174]" office:value-type="float" office:value="64.9058327366527">
            <text:p>65</text:p>
          </table:table-cell>
          <table:table-cell table:number-columns-repeated="1020"/>
        </table:table-row>
        <table:table-row table:style-name="ro1">
          <table:table-cell office:value-type="float" office:value="1982">
            <text:p>1982</text:p>
          </table:table-cell>
          <table:table-cell office:value-type="float" office:value="240.062220858287">
            <text:p>240</text:p>
          </table:table-cell>
          <table:table-cell office:value-type="float" office:value="88">
            <text:p>88</text:p>
          </table:table-cell>
          <table:table-cell table:style-name="ce6" table:formula="of:=[$'punishment yearly'.I175]" office:value-type="float" office:value="63.8502818811384">
            <text:p>64</text:p>
          </table:table-cell>
          <table:table-cell table:number-columns-repeated="1020"/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259.416478687896">
            <text:p>259</text:p>
          </table:table-cell>
          <table:table-cell office:value-type="float" office:value="88">
            <text:p>88</text:p>
          </table:table-cell>
          <table:table-cell table:style-name="ce6" table:formula="of:=[$'punishment yearly'.I176]" office:value-type="float" office:value="64.7205256487295">
            <text:p>65</text:p>
          </table:table-cell>
          <table:table-cell table:number-columns-repeated="1020"/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280.500199052499">
            <text:p>281</text:p>
          </table:table-cell>
          <table:table-cell office:value-type="float" office:value="87">
            <text:p>87</text:p>
          </table:table-cell>
          <table:table-cell table:style-name="ce6" table:formula="of:=[$'punishment yearly'.I177]" office:value-type="float" office:value="62.0268617187422">
            <text:p>62</text:p>
          </table:table-cell>
          <table:table-cell table:number-columns-repeated="1020"/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303.277001129427">
            <text:p>303</text:p>
          </table:table-cell>
          <table:table-cell office:value-type="float" office:value="93">
            <text:p>93</text:p>
          </table:table-cell>
          <table:table-cell table:style-name="ce6" table:formula="of:=[$'punishment yearly'.I178]" office:value-type="float" office:value="66.1526722700846">
            <text:p>66</text:p>
          </table:table-cell>
          <table:table-cell table:number-columns-repeated="1020"/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327.796095957203">
            <text:p>328</text:p>
          </table:table-cell>
          <table:table-cell office:value-type="float" office:value="94">
            <text:p>94</text:p>
          </table:table-cell>
          <table:table-cell table:style-name="ce6" table:formula="of:=[$'punishment yearly'.I179]" office:value-type="float" office:value="68.7517935889963">
            <text:p>69</text:p>
          </table:table-cell>
          <table:table-cell table:number-columns-repeated="1020"/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354.443196292154">
            <text:p>354</text:p>
          </table:table-cell>
          <table:table-cell office:value-type="float" office:value="97">
            <text:p>97</text:p>
          </table:table-cell>
          <table:table-cell table:style-name="ce6" table:formula="of:=[$'punishment yearly'.I180]" office:value-type="float" office:value="70.6168393036315">
            <text:p>71</text:p>
          </table:table-cell>
          <table:table-cell table:number-columns-repeated="1020"/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383.233166650487">
            <text:p>383</text:p>
          </table:table-cell>
          <table:table-cell office:value-type="float" office:value="97">
            <text:p>97</text:p>
          </table:table-cell>
          <table:table-cell table:style-name="ce6" table:formula="of:=[$'punishment yearly'.I181]" office:value-type="float" office:value="70.2338540789684">
            <text:p>70</text:p>
          </table:table-cell>
          <table:table-cell table:number-columns-repeated="1020"/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414.231811759078">
            <text:p>414</text:p>
          </table:table-cell>
          <table:table-cell office:value-type="float" office:value="96">
            <text:p>96</text:p>
          </table:table-cell>
          <table:table-cell table:style-name="ce6" table:formula="of:=[$'punishment yearly'.I182]" office:value-type="float" office:value="73.2589387546799">
            <text:p>73</text:p>
          </table:table-cell>
          <table:table-cell table:number-columns-repeated="1020"/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446.946795768018">
            <text:p>447</text:p>
          </table:table-cell>
          <table:table-cell office:value-type="float" office:value="89">
            <text:p>89</text:p>
          </table:table-cell>
          <table:table-cell table:style-name="ce6" table:formula="of:=[$'punishment yearly'.I183]" office:value-type="float" office:value="77.4147893321995">
            <text:p>77</text:p>
          </table:table-cell>
          <table:table-cell table:number-columns-repeated="1020"/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466.921258546929">
            <text:p>467</text:p>
          </table:table-cell>
          <table:table-cell office:value-type="float" office:value="88">
            <text:p>88</text:p>
          </table:table-cell>
          <table:table-cell table:style-name="ce6" table:formula="of:=[$'punishment yearly'.I184]" office:value-type="float" office:value="80.472577500393">
            <text:p>80</text:p>
          </table:table-cell>
          <table:table-cell table:number-columns-repeated="1020"/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487.556499544884">
            <text:p>488</text:p>
          </table:table-cell>
          <table:table-cell office:value-type="float" office:value="88">
            <text:p>88</text:p>
          </table:table-cell>
          <table:table-cell table:style-name="ce6" table:formula="of:=[$'punishment yearly'.I185]" office:value-type="float" office:value="88.5373332232162">
            <text:p>89</text:p>
          </table:table-cell>
          <table:table-cell table:number-columns-repeated="1020"/>
        </table:table-row>
        <table:table-row table:style-name="ro1">
          <table:table-cell office:value-type="float" office:value="1993">
            <text:p>1993</text:p>
          </table:table-cell>
          <table:table-cell office:value-type="float" office:value="509.468974299434">
            <text:p>509</text:p>
          </table:table-cell>
          <table:table-cell office:value-type="float" office:value="87">
            <text:p>87</text:p>
          </table:table-cell>
          <table:table-cell table:style-name="ce6" table:formula="of:=[$'punishment yearly'.I186]" office:value-type="float" office:value="89.3693744014287">
            <text:p>89</text:p>
          </table:table-cell>
          <table:table-cell table:number-columns-repeated="1020"/>
        </table:table-row>
        <table:table-row table:style-name="ro1">
          <table:table-cell office:value-type="float" office:value="1994">
            <text:p>1994</text:p>
          </table:table-cell>
          <table:table-cell office:value-type="float" office:value="532.863938517253">
            <text:p>533</text:p>
          </table:table-cell>
          <table:table-cell office:value-type="float" office:value="95">
            <text:p>95</text:p>
          </table:table-cell>
          <table:table-cell table:style-name="ce6" table:formula="of:=[$'punishment yearly'.I187]" office:value-type="float" office:value="94.4211789545386">
            <text:p>94</text:p>
          </table:table-cell>
          <table:table-cell table:number-columns-repeated="1020"/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557.546425794172">
            <text:p>558</text:p>
          </table:table-cell>
          <table:table-cell office:value-type="float" office:value="99">
            <text:p>99</text:p>
          </table:table-cell>
          <table:table-cell table:style-name="ce6" table:formula="of:=[$'punishment yearly'.I188]" office:value-type="float" office:value="95.806486395347">
            <text:p>96</text:p>
          </table:table-cell>
          <table:table-cell table:number-columns-repeated="1020"/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583.541158669442">
            <text:p>584</text:p>
          </table:table-cell>
          <table:table-cell office:value-type="float" office:value="108">
            <text:p>108</text:p>
          </table:table-cell>
          <table:table-cell table:style-name="ce6" table:formula="of:=[$'punishment yearly'.I189]" office:value-type="float" office:value="98.78764321141">
            <text:p>99</text:p>
          </table:table-cell>
          <table:table-cell table:number-columns-repeated="1020"/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610.540583837977">
            <text:p>611</text:p>
          </table:table-cell>
          <table:table-cell office:value-type="float" office:value="119">
            <text:p>119</text:p>
          </table:table-cell>
          <table:table-cell table:style-name="ce6" table:formula="of:=[$'punishment yearly'.I190]" office:value-type="float" office:value="102.809832708326">
            <text:p>103</text:p>
          </table:table-cell>
          <table:table-cell table:number-columns-repeated="1020"/>
        </table:table-row>
        <table:table-row table:style-name="ro1">
          <table:table-cell office:value-type="float" office:value="1998">
            <text:p>1998</text:p>
          </table:table-cell>
          <table:table-cell office:value-type="float" office:value="639.000981021338">
            <text:p>639</text:p>
          </table:table-cell>
          <table:table-cell office:value-type="float" office:value="126">
            <text:p>126</text:p>
          </table:table-cell>
          <table:table-cell table:style-name="ce6" table:formula="of:=[$'punishment yearly'.I191]" office:value-type="float" office:value="105.818581591978">
            <text:p>106</text:p>
          </table:table-cell>
          <table:table-cell table:number-columns-repeated="1020"/>
        </table:table-row>
        <table:table-row table:style-name="ro1">
          <table:table-cell office:value-type="float" office:value="1999">
            <text:p>1999</text:p>
          </table:table-cell>
          <table:table-cell office:value-type="float" office:value="668.949582432428">
            <text:p>669</text:p>
          </table:table-cell>
          <table:table-cell office:value-type="float" office:value="125">
            <text:p>125</text:p>
          </table:table-cell>
          <table:table-cell table:style-name="ce6" table:formula="of:=[$'punishment yearly'.I192]" office:value-type="float" office:value="113.134875533778">
            <text:p>113</text:p>
          </table:table-cell>
          <table:table-cell table:number-columns-repeated="1020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700.532051808394">
            <text:p>701</text:p>
          </table:table-cell>
          <table:table-cell office:value-type="float" office:value="124">
            <text:p>124</text:p>
          </table:table-cell>
          <table:table-cell table:style-name="ce6" table:formula="of:=[$'punishment yearly'.I193]" office:value-type="float" office:value="112.672656642233">
            <text:p>113</text:p>
          </table:table-cell>
          <table:table-cell table:number-columns-repeated="1020"/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702.879475803181">
            <text:p>703</text:p>
          </table:table-cell>
          <table:table-cell office:value-type="float" office:value="127">
            <text:p>127</text:p>
          </table:table-cell>
          <table:table-cell table:style-name="ce6" table:formula="of:=[$'punishment yearly'.I194]" office:value-type="float" office:value="114.974056479655">
            <text:p>115</text:p>
          </table:table-cell>
          <table:table-cell table:number-columns-repeated="1020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705.769636910034">
            <text:p>706</text:p>
          </table:table-cell>
          <table:table-cell office:value-type="float" office:value="135">
            <text:p>135</text:p>
          </table:table-cell>
          <table:table-cell table:style-name="ce6" table:formula="of:=[$'punishment yearly'.I195]" office:value-type="float" office:value="113.762794457711">
            <text:p>114</text:p>
          </table:table-cell>
          <table:table-cell table:number-columns-repeated="1020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709.222730835287">
            <text:p>709</text:p>
          </table:table-cell>
          <table:table-cell office:value-type="float" office:value="138">
            <text:p>138</text:p>
          </table:table-cell>
          <table:table-cell table:style-name="ce6" table:formula="of:=[$'punishment yearly'.I196]" office:value-type="float" office:value="117.705071417071">
            <text:p>118</text:p>
          </table:table-cell>
          <table:table-cell table:number-columns-repeated="1020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712.266977824779">
            <text:p>712</text:p>
          </table:table-cell>
          <table:table-cell office:value-type="float" office:value="141">
            <text:p>141</text:p>
          </table:table-cell>
          <table:table-cell table:style-name="ce6" table:formula="of:=[$'punishment yearly'.I197]" office:value-type="float" office:value="119.350397281629">
            <text:p>119</text:p>
          </table:table-cell>
          <table:table-cell table:number-columns-repeated="1020"/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715.416317186019">
            <text:p>715</text:p>
          </table:table-cell>
          <table:table-cell office:value-type="float" office:value="142">
            <text:p>142</text:p>
          </table:table-cell>
          <table:table-cell table:style-name="ce6" table:formula="of:=[$'punishment yearly'.I198]" office:value-type="float" office:value="123.407909944206">
            <text:p>123</text:p>
          </table:table-cell>
          <table:table-cell table:number-columns-repeated="1020"/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718.319500880533">
            <text:p>718</text:p>
          </table:table-cell>
          <table:table-cell office:value-type="float" office:value="145">
            <text:p>145</text:p>
          </table:table-cell>
          <table:table-cell table:style-name="ce6" table:formula="of:=[$'punishment yearly'.I199]" office:value-type="float" office:value="123.552823479042">
            <text:p>124</text:p>
          </table:table-cell>
          <table:table-cell table:number-columns-repeated="1020"/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720.946772619887">
            <text:p>721</text:p>
          </table:table-cell>
          <table:table-cell office:value-type="float" office:value="149">
            <text:p>149</text:p>
          </table:table-cell>
          <table:table-cell table:style-name="ce6" table:formula="of:=[$'punishment yearly'.I200]" office:value-type="float" office:value="128.032982319606">
            <text:p>128</text:p>
          </table:table-cell>
          <table:table-cell table:number-columns-repeated="1020"/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724.110333992187">
            <text:p>724</text:p>
          </table:table-cell>
          <table:table-cell office:value-type="float" office:value="152">
            <text:p>152</text:p>
          </table:table-cell>
          <table:table-cell table:style-name="ce6" table:formula="of:=[$'punishment yearly'.I201]" office:value-type="float" office:value="127.078953465818">
            <text:p>127</text:p>
          </table:table-cell>
          <table:table-cell table:number-columns-repeated="1020"/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727.742322716627">
            <text:p>728</text:p>
          </table:table-cell>
          <table:table-cell office:value-type="float" office:value="152">
            <text:p>152</text:p>
          </table:table-cell>
          <table:table-cell table:style-name="ce6" table:formula="of:=[$'punishment yearly'.I202]" office:value-type="float" office:value="132.469231076142">
            <text:p>132</text:p>
          </table:table-cell>
          <table:table-cell table:number-columns-repeated="1020"/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732.128099860479">
            <text:p>732</text:p>
          </table:table-cell>
          <table:table-cell office:value-type="float" office:value="153">
            <text:p>153</text:p>
          </table:table-cell>
          <table:table-cell table:style-name="ce6" table:formula="of:=[$'punishment yearly'.I203]" office:value-type="float" office:value="132.317290983009">
            <text:p>132</text:p>
          </table:table-cell>
          <table:table-cell table:number-columns-repeated="1020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sc stats" table:style-name="ta3" table:print="false">
        <table:table-column table:style-name="co14" table:default-cell-style-name="Excel_20_Built-in_20_Normal"/>
        <table:table-column table:style-name="co1" table:number-columns-repeated="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" table:number-columns-repeated="1017" table:default-cell-style-name="Excel_20_Built-in_20_Normal"/>
        <table:table-row table:style-name="ro1">
          <table:table-cell office:value-type="string">
            <text:p>Expected years of absence for executed person</text:p>
          </table:table-cell>
          <table:table-cell table:number-columns-repeated="5"/>
          <table:table-cell office:value-type="string">
            <text:p>Repository: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http://acrosswalls.org/datasets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Version: 1.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ales</text:p>
          </table:table-cell>
          <table:table-cell office:value-type="string">
            <text:p>females</text:p>
          </table:table-cell>
          <table:table-cell table:number-columns-repeated="1021"/>
        </table:table-row>
        <table:table-row table:style-name="ro1">
          <table:table-cell office:value-type="string">
            <text:p>average age at execution for persons executed in 1815 and later</text:p>
          </table:table-cell>
          <table:table-cell table:style-name="ce18" table:formula="of:=[.B12]" office:value-type="float" office:value="34.515873015873">
            <text:p>35</text:p>
          </table:table-cell>
          <table:table-cell table:style-name="ce18" table:formula="of:=[.C12]" office:value-type="float" office:value="33.1428571428571">
            <text:p>33</text:p>
          </table:table-cell>
          <table:table-cell table:number-columns-repeated="3"/>
          <table:table-cell office:value-type="string">
            <text:p>ave. age at execution calculated from from the Espy-Smykla-Golding Execution Dataset</text:p>
          </table:table-cell>
          <table:table-cell table:number-columns-repeated="1017"/>
        </table:table-row>
        <table:table-row table:style-name="ro1">
          <table:table-cell office:value-type="string">
            <text:p>expected remaining years of life at ave. execution age</text:p>
          </table:table-cell>
          <table:table-cell office:value-type="float" office:value="34.46">
            <text:p>34.46</text:p>
          </table:table-cell>
          <table:table-cell office:value-type="float" office:value="39.17">
            <text:p>39.17</text:p>
          </table:table-cell>
          <table:table-cell table:number-columns-repeated="3"/>
          <table:table-cell office:value-type="string">
            <text:p>remaining years from Australian Life Table 1921-24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Human Mortality Database</text:p>
          </table:table-cell>
          <table:table-cell table:number-columns-repeated="1017"/>
        </table:table-row>
        <table:table-row table:style-name="ro5">
          <table:table-cell table:number-columns-repeated="6"/>
          <table:table-cell table:style-name="ce26" office:value-type="string">
            <text:p><text:a xlink:href="http://www.mortality.org/">http://www.mortality.org/</text:a>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870 and after</text:p>
          </table:table-cell>
          <table:table-cell office:value-type="string">
            <text:p>male</text:p>
          </table:table-cell>
          <table:table-cell office:value-type="string">
            <text:p>female</text:p>
          </table:table-cell>
          <table:table-cell table:number-columns-repeated="1021"/>
        </table:table-row>
        <table:table-row table:style-name="ro1">
          <table:table-cell office:value-type="string">
            <text:p>executions</text:p>
          </table:table-cell>
          <table:table-cell office:value-type="float" office:value="252">
            <text:p>252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text:p>calculated from Schrepper-Clark list</text:p>
          </table:table-cell>
          <table:table-cell table:number-columns-repeated="1017"/>
        </table:table-row>
        <table:table-row table:style-name="ro1">
          <table:table-cell office:value-type="string">
            <text:p>average age at execution</text:p>
          </table:table-cell>
          <table:table-cell table:style-name="ce18" office:value-type="float" office:value="34.515873015873">
            <text:p>35</text:p>
          </table:table-cell>
          <table:table-cell table:style-name="ce18" office:value-type="float" office:value="33.1428571428571">
            <text:p>33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from 1870-1899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table:number-columns-repeated="1021"/>
        </table:table-row>
        <table:table-row table:style-name="ro1">
          <table:table-cell office:value-type="string">
            <text:p>executions</text:p>
          </table:table-cell>
          <table:table-cell office:value-type="float" office:value="148">
            <text:p>148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average age at execution</text:p>
          </table:table-cell>
          <table:table-cell table:style-name="ce18" office:value-type="float" office:value="35.222972972973">
            <text:p>35</text:p>
          </table:table-cell>
          <table:table-cell table:style-name="ce18" office:value-type="float" office:value="32.6">
            <text:p>33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1900 and after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table:number-columns-repeated="1021"/>
        </table:table-row>
        <table:table-row table:style-name="ro1">
          <table:table-cell office:value-type="string">
            <text:p>executions</text:p>
          </table:table-cell>
          <table:table-cell office:value-type="float" office:value="104">
            <text:p>10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average age at execution</text:p>
          </table:table-cell>
          <table:table-cell table:style-name="ce18" office:value-type="float" office:value="33.5096153846154">
            <text:p>34</text:p>
          </table:table-cell>
          <table:table-cell table:style-name="ce18" office:value-type="float" office:value="34.5">
            <text:p>35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International comparisons</text:p>
          </table:table-cell>
          <table:table-cell table:number-columns-repeated="1023"/>
        </table:table-row>
        <table:table-row table:style-name="ro1">
          <table:table-cell office:value-type="string">
            <text:p>in 1858:</text:p>
          </table:table-cell>
          <table:table-cell office:value-type="string">
            <text:p>Australia</text:p>
          </table:table-cell>
          <table:table-cell office:value-type="string">
            <text:p>US</text:p>
          </table:table-cell>
          <table:table-cell office:value-type="string">
            <text:p>England &amp; Wales</text:p>
          </table:table-cell>
          <table:table-cell office:value-type="string">
            <text:p>Scotland</text:p>
          </table:table-cell>
          <table:table-cell table:number-columns-repeated="1019"/>
        </table:table-row>
        <table:table-row table:style-name="ro1">
          <table:table-cell office:value-type="string">
            <text:p>prevalence of absence in punishment in 1858</text:p>
          </table:table-cell>
          <table:table-cell table:style-name="ce6" table:formula="of:=[$'punishment yearly'.I51]" office:value-type="float" office:value="377.606991819784">
            <text:p>378</text:p>
          </table:table-cell>
          <table:table-cell office:value-type="float" office:value="75">
            <text:p>75</text:p>
          </table:table-cell>
          <table:table-cell office:value-type="float" office:value="232">
            <text:p>232</text:p>
          </table:table-cell>
          <table:table-cell table:style-name="ce18" office:value-type="float" office:value="158.320131236154">
            <text:p>158</text:p>
          </table:table-cell>
          <table:table-cell table:number-columns-repeated="1019"/>
        </table:table-row>
        <table:table-row table:style-name="ro1">
          <table:table-cell office:value-type="string">
            <text:p>absence share from execution in 1858</text:p>
          </table:table-cell>
          <table:table-cell table:style-name="ce24" table:formula="of:=[$'punishment yearly'.L51]" office:value-type="percentage" office:value="0.243195564516129">
            <text:p>24%</text:p>
          </table:table-cell>
          <table:table-cell table:style-name="ce11" office:value-type="percentage" office:value="0.0631333768439969">
            <text:p>6%</text:p>
          </table:table-cell>
          <table:table-cell table:style-name="ce11" office:value-type="percentage" office:value="0.0188313035571145">
            <text:p>2%</text:p>
          </table:table-cell>
          <table:table-cell table:style-name="ce11" office:value-type="percentage" office:value="0.0216940844920584">
            <text:p>2%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revalence: England &amp; Wales / Australia</text:p>
          </table:table-cell>
          <table:table-cell table:style-name="ce11" table:formula="of:=[.D31]/[.B31]" office:value-type="percentage" office:value="0.614395403225806">
            <text:p>61%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Australia</text:p>
          </table:table-cell>
          <table:table-cell office:value-type="string">
            <text:p>US</text:p>
          </table:table-cell>
          <table:table-cell office:value-type="string">
            <text:p>England &amp; Wales</text:p>
          </table:table-cell>
          <table:table-cell office:value-type="string">
            <text:p>Scotland</text:p>
          </table:table-cell>
          <table:table-cell table:number-columns-repeated="1019"/>
        </table:table-row>
        <table:table-row table:style-name="ro1">
          <table:table-cell office:value-type="string">
            <text:p>execution sex ratio, 1870-1899</text:p>
          </table:table-cell>
          <table:table-cell table:style-name="ce18" table:formula="of:=SUM([$'punishment yearly'.P63:.P92])/SUM([$'punishment yearly'.Q63:.Q92])" office:value-type="float" office:value="30.375">
            <text:p>30</text:p>
          </table:table-cell>
          <table:table-cell table:style-name="ce18" office:value-type="float" office:value="96.6428571428571">
            <text:p>97</text:p>
          </table:table-cell>
          <table:table-cell table:style-name="ce18" office:value-type="float" office:value="20.8">
            <text:p>21</text:p>
          </table:table-cell>
          <table:table-cell table:number-columns-repeated="1020"/>
        </table:table-row>
        <table:table-row table:style-name="ro1">
          <table:table-cell office:value-type="string">
            <text:p>number of executions, 1870-1899</text:p>
          </table:table-cell>
          <table:table-cell table:style-name="ce6" table:formula="of:=SUM([$'punishment yearly'.P63:.Q92])" office:value-type="float" office:value="251">
            <text:p>251</text:p>
          </table:table-cell>
          <table:table-cell office:value-type="float" office:value="2734">
            <text:p>2734</text:p>
          </table:table-cell>
          <table:table-cell office:value-type="float" office:value="436">
            <text:p>436</text:p>
          </table:table-cell>
          <table:table-cell office:value-type="float" office:value="17">
            <text:p>17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execution sex ratio, 1840-2010</text:p>
          </table:table-cell>
          <table:table-cell table:style-name="ce25" table:formula="of:=SUM([$'punishment yearly'.P33:.P203])/SUM([$'punishment yearly'.Q33:.Q203])" office:value-type="float" office:value="83.5">
            <text:p>83.5</text:p>
          </table:table-cell>
          <table:table-cell table:style-name="ce25" office:value-type="float" office:value="85.3245033112583">
            <text:p>85.3</text:p>
          </table:table-cell>
          <table:table-cell table:style-name="ce25" office:value-type="float" office:value="23.015625">
            <text:p>23.0</text:p>
          </table:table-cell>
          <table:table-cell table:number-columns-repeated="1020"/>
        </table:table-row>
        <table:table-row table:style-name="ro1">
          <table:table-cell office:value-type="string">
            <text:p>number of executions, 1840-2010</text:p>
          </table:table-cell>
          <table:table-cell table:style-name="ce6" table:formula="of:=SUM([$'punishment yearly'.P33:.Q203])" office:value-type="float" office:value="845">
            <text:p>845</text:p>
          </table:table-cell>
          <table:table-cell office:value-type="float" office:value="13035">
            <text:p>13035</text:p>
          </table:table-cell>
          <table:table-cell office:value-type="float" office:value="1537">
            <text:p>1537</text:p>
          </table:table-cell>
          <table:table-cell office:value-type="float" office:value="88">
            <text:p>88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absence prevalence adjustment</text:p>
          </table:table-cell>
          <table:table-cell table:number-columns-repeated="1023"/>
        </table:table-row>
        <table:table-row table:style-name="ro1">
          <table:table-cell office:value-type="string">
            <text:p>absence sex ratio</text:p>
          </table:table-cell>
          <table:table-cell office:value-type="float" office:value="6">
            <text:p>6</text:p>
          </table:table-cell>
          <table:table-cell table:number-columns-repeated="1022"/>
        </table:table-row>
        <table:table-row table:style-name="ro1">
          <table:table-cell office:value-type="string">
            <text:p>population sex ratio</text:p>
          </table:table-cell>
          <table:table-cell office:value-type="float" office:value="1.45">
            <text:p>1.45</text:p>
          </table:table-cell>
          <table:table-cell table:number-columns-repeated="1022"/>
        </table:table-row>
        <table:table-row table:style-name="ro1">
          <table:table-cell office:value-type="string">
            <text:p>absence multiplier from population sex ratio</text:p>
          </table:table-cell>
          <table:table-cell table:style-name="ce25" table:formula="of:=([.B49]*[.B48]+1)/([.B49]+1)" office:value-type="float" office:value="3.95918367346939">
            <text:p>4.0</text:p>
          </table:table-cell>
          <table:table-cell table:number-columns-repeated="1022"/>
        </table:table-row>
        <table:table-row table:style-name="ro1">
          <table:table-cell office:value-type="string">
            <text:p>adj. punishment prevalence in Australia in 1858</text:p>
          </table:table-cell>
          <table:table-cell table:style-name="ce18" table:formula="of:=[.B31]/[.B50]" office:value-type="float" office:value="95.3749618513888">
            <text:p>95</text:p>
          </table:table-cell>
          <table:table-cell table:number-columns-repeated="1022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percentage-style style:name="N8010" number:language="en" number:country="US">
      <number:number number:decimal-places="0" number:min-integer-digits="1"/>
      <number:text>%</number:text>
    </number:percentage-style>
    <number:number-style style:name="N116">
      <number:number number:decimal-places="1" number:min-integer-digits="1" number:grouping="true"/>
    </number:number-style>
    <number:number-style style:name="N117">
      <number:number number:decimal-places="1"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8010"/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10/26/2014</text:date>, <text:time>15:54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unishment_20_yearly" style:display-name="PageStyle_punishment year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parison" style:display-name="PageStyle_comparis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isc_20_stats" style:display-name="PageStyle_misc sta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4158" meta:object-count="1"/>
    <meta:generator>OpenOffice/4.1.1$Win32 OpenOffice.org_project/411m6$Build-977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en" number:country="US">
      <number:number number:min-integer-digits="1"/>
    </number:number-style>
    <number:number-style style:name="N8001" number:language="en" number:country="US">
      <number:number number:decimal-places="0" number:min-integer-digits="1"/>
    </number:number-style>
    <number:number-style style:name="N8003" number:language="en" number:country="US">
      <number:number number:decimal-places="0" number:min-integer-digits="1" number:grouping="true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800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8001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8001">
      <style:chart-properties chart:symbol-type="none" chart:label-position="right">
        <chart:label-separator>
          <text:p>; </text:p>
        </chart:label-separator>
      </style:chart-properties>
      <style:graphic-properties draw:stroke="dash" draw:stroke-dash="msLineDash_20_1" svg:stroke-width="0.071cm" svg:stroke-color="#4f81bd" draw:fill-color="#4f81bd"/>
      <style:text-properties fo:color="#000000" fo:font-family="Calibri" fo:font-size="10pt" style:font-size-asian="10pt" style:font-size-complex="10pt"/>
    </style:style>
    <style:style style:name="ch11" style:family="chart" style:data-style-name="N8001">
      <style:chart-properties chart:symbol-type="none" chart:label-position="right">
        <chart:label-separator>
          <text:p>; </text:p>
        </chart:label-separator>
      </style:chart-properties>
      <style:graphic-properties draw:stroke="dash" draw:stroke-dash="msLineDash_20_2" svg:stroke-width="0.071cm" svg:stroke-color="#000000" draw:fill-color="#000000"/>
      <style:text-properties fo:color="#000000" fo:font-family="Calibri" fo:font-size="10pt" style:font-size-asian="10pt" style:font-size-complex="10pt"/>
    </style:style>
    <style:style style:name="ch12" style:family="chart" style:data-style-name="N8003">
      <style:chart-properties chart:symbol-type="none" chart:label-position="right">
        <chart:label-separator>
          <text:p>; </text:p>
        </chart:label-separator>
      </style:chart-properties>
      <style:graphic-properties svg:stroke-width="0.071cm" svg:stroke-color="#c0504d" draw:fill-color="#c0504d"/>
      <style:text-properties fo:color="#000000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5.779cm" svg:height="12.141cm" xlink:href=".." xlink:type="simple" chart:class="chart:line" chart:style-name="ch1">
        <chart:title svg:x="3.145cm" svg:y="0.377cm" chart:style-name="ch2">
          <text:p>Comparative Extent of Punishment</text:p>
        </chart:title>
        <chart:legend chart:legend-position="bottom" svg:x="2.911cm" svg:y="11.358cm" style:legend-expansion="wide" chart:style-name="ch3"/>
        <chart:plot-area chart:style-name="ch4" table:cell-range-address="comparison.A6:comparison.D166" chart:data-source-has-labels="column" svg:x="1.375cm" svg:y="2.254cm" svg:width="13.774cm" svg:height="7.832cm">
          <chartooo:coordinate-region svg:x="2.182cm" svg:y="2.453cm" svg:width="12.595cm" svg:height="6.986cm"/>
          <chart:axis chart:dimension="x" chart:name="primary-x" chart:style-name="ch5" chartooo:axis-type="auto">
            <chartooo:date-scale/>
            <chart:title svg:x="7.88cm" svg:y="10.329cm" chart:style-name="ch6">
              <text:p>year</text:p>
            </chart:title>
            <chart:categories table:cell-range-address="comparison.A6:comparison.A166"/>
          </chart:axis>
          <chart:axis chart:dimension="y" chart:name="primary-y" chart:style-name="ch7">
            <chart:title svg:x="0.451cm" svg:y="9.171cm" chart:style-name="ch8">
              <text:p>absent in punishment / 100,000 persons</text:p>
            </chart:title>
            <chart:grid chart:style-name="ch9" chart:class="major"/>
          </chart:axis>
          <chart:series chart:style-name="ch10" chart:values-cell-range-address="comparison.B6:comparison.B166" chart:class="chart:line">
            <chart:data-point chart:repeated="161"/>
          </chart:series>
          <chart:series chart:style-name="ch11" chart:values-cell-range-address="comparison.C6:comparison.C166" chart:class="chart:line">
            <chart:data-point chart:repeated="161"/>
          </chart:series>
          <chart:series chart:style-name="ch12" chart:values-cell-range-address="comparison.D6:comparison.D166" chart:class="chart:line">
            <chart:data-point chart:repeated="16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1850">
                <text:p>1850</text:p>
                <draw:g>
                  <svg:desc>comparison.A6:comparison.A166</svg:desc>
                </draw:g>
              </table:table-cell>
              <table:table-cell office:value-type="float" office:value="60.4901046144354">
                <text:p>60.4901046144354</text:p>
                <draw:g>
                  <svg:desc>comparison.B6:comparison.B166</svg:desc>
                </draw:g>
              </table:table-cell>
              <table:table-cell office:value-type="float" office:value="329">
                <text:p>329</text:p>
                <draw:g>
                  <svg:desc>comparison.C6:comparison.C166</svg:desc>
                </draw:g>
              </table:table-cell>
              <table:table-cell office:value-type="float" office:value="NaN">
                <text:p>NaN</text:p>
                <draw:g>
                  <svg:desc>comparison.D6:comparison.D166</svg:desc>
                </draw:g>
              </table:table-cell>
            </table:table-row>
            <table:table-row>
              <table:table-cell office:value-type="float" office:value="1851">
                <text:p>1850</text:p>
              </table:table-cell>
              <table:table-cell office:value-type="float" office:value="62.2011183024463">
                <text:p>62.2011183024463</text:p>
              </table:table-cell>
              <table:table-cell office:value-type="float" office:value="333">
                <text:p>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52">
                <text:p>1850</text:p>
              </table:table-cell>
              <table:table-cell office:value-type="float" office:value="64.0615275533627">
                <text:p>64.0615275533627</text:p>
              </table:table-cell>
              <table:table-cell office:value-type="float" office:value="312">
                <text:p>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53">
                <text:p>1850</text:p>
              </table:table-cell>
              <table:table-cell office:value-type="float" office:value="65.8087057894891">
                <text:p>65.8087057894891</text:p>
              </table:table-cell>
              <table:table-cell office:value-type="float" office:value="291">
                <text:p>2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54">
                <text:p>1850</text:p>
              </table:table-cell>
              <table:table-cell office:value-type="float" office:value="67.6693819859138">
                <text:p>67.6693819859138</text:p>
              </table:table-cell>
              <table:table-cell office:value-type="float" office:value="288">
                <text:p>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55">
                <text:p>1860</text:p>
              </table:table-cell>
              <table:table-cell office:value-type="float" office:value="69.5146949761547">
                <text:p>69.5146949761547</text:p>
              </table:table-cell>
              <table:table-cell office:value-type="float" office:value="276">
                <text:p>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56">
                <text:p>1860</text:p>
              </table:table-cell>
              <table:table-cell office:value-type="float" office:value="71.5401479061238">
                <text:p>71.5401479061238</text:p>
              </table:table-cell>
              <table:table-cell office:value-type="float" office:value="258">
                <text:p>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57">
                <text:p>1860</text:p>
              </table:table-cell>
              <table:table-cell office:value-type="float" office:value="73.4690087985147">
                <text:p>73.4690087985147</text:p>
              </table:table-cell>
              <table:table-cell office:value-type="float" office:value="246">
                <text:p>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58">
                <text:p>1860</text:p>
              </table:table-cell>
              <table:table-cell office:value-type="float" office:value="75.6590338912113">
                <text:p>75.6590338912113</text:p>
              </table:table-cell>
              <table:table-cell office:value-type="float" office:value="232">
                <text:p>232</text:p>
              </table:table-cell>
              <table:table-cell office:value-type="float" office:value="377.606991819784">
                <text:p>377.606991819784</text:p>
              </table:table-cell>
            </table:table-row>
            <table:table-row>
              <table:table-cell office:value-type="float" office:value="1859">
                <text:p>1860</text:p>
              </table:table-cell>
              <table:table-cell office:value-type="float" office:value="77.8262619238425">
                <text:p>77.8262619238425</text:p>
              </table:table-cell>
              <table:table-cell office:value-type="float" office:value="205">
                <text:p>205</text:p>
              </table:table-cell>
              <table:table-cell office:value-type="float" office:value="362.251151685265">
                <text:p>362.251151685265</text:p>
              </table:table-cell>
            </table:table-row>
            <table:table-row>
              <table:table-cell office:value-type="float" office:value="1860">
                <text:p>1860</text:p>
              </table:table-cell>
              <table:table-cell office:value-type="float" office:value="80.0826215143813">
                <text:p>80.0826215143813</text:p>
              </table:table-cell>
              <table:table-cell office:value-type="float" office:value="187">
                <text:p>187</text:p>
              </table:table-cell>
              <table:table-cell office:value-type="float" office:value="394.296363866496">
                <text:p>394.296363866496</text:p>
              </table:table-cell>
            </table:table-row>
            <table:table-row>
              <table:table-cell office:value-type="float" office:value="1861">
                <text:p>1860</text:p>
              </table:table-cell>
              <table:table-cell office:value-type="float" office:value="82.2656199748274">
                <text:p>82.2656199748274</text:p>
              </table:table-cell>
              <table:table-cell office:value-type="float" office:value="183">
                <text:p>183</text:p>
              </table:table-cell>
              <table:table-cell office:value-type="float" office:value="358.002275394663">
                <text:p>358.002275394663</text:p>
              </table:table-cell>
            </table:table-row>
            <table:table-row>
              <table:table-cell office:value-type="float" office:value="1862">
                <text:p>1860</text:p>
              </table:table-cell>
              <table:table-cell office:value-type="float" office:value="84.5964787894637">
                <text:p>84.5964787894637</text:p>
              </table:table-cell>
              <table:table-cell office:value-type="float" office:value="187">
                <text:p>187</text:p>
              </table:table-cell>
              <table:table-cell office:value-type="float" office:value="343.851032133086">
                <text:p>343.851032133086</text:p>
              </table:table-cell>
            </table:table-row>
            <table:table-row>
              <table:table-cell office:value-type="float" office:value="1863">
                <text:p>1860</text:p>
              </table:table-cell>
              <table:table-cell office:value-type="float" office:value="86.9887532970003">
                <text:p>86.9887532970003</text:p>
              </table:table-cell>
              <table:table-cell office:value-type="float" office:value="190">
                <text:p>190</text:p>
              </table:table-cell>
              <table:table-cell office:value-type="float" office:value="342.176397531311">
                <text:p>342.176397531311</text:p>
              </table:table-cell>
            </table:table-row>
            <table:table-row>
              <table:table-cell office:value-type="float" office:value="1864">
                <text:p>1860</text:p>
              </table:table-cell>
              <table:table-cell office:value-type="float" office:value="89.4421910590256">
                <text:p>89.4421910590256</text:p>
              </table:table-cell>
              <table:table-cell office:value-type="float" office:value="181">
                <text:p>181</text:p>
              </table:table-cell>
              <table:table-cell office:value-type="float" office:value="322.068725602426">
                <text:p>322.068725602426</text:p>
              </table:table-cell>
            </table:table-row>
            <table:table-row>
              <table:table-cell office:value-type="float" office:value="1865">
                <text:p>1870</text:p>
              </table:table-cell>
              <table:table-cell office:value-type="float" office:value="91.8664128319783">
                <text:p>91.8664128319783</text:p>
              </table:table-cell>
              <table:table-cell office:value-type="float" office:value="170">
                <text:p>170</text:p>
              </table:table-cell>
              <table:table-cell office:value-type="float" office:value="348.406488144611">
                <text:p>348.406488144611</text:p>
              </table:table-cell>
            </table:table-row>
            <table:table-row>
              <table:table-cell office:value-type="float" office:value="1866">
                <text:p>1870</text:p>
              </table:table-cell>
              <table:table-cell office:value-type="float" office:value="94.4557967927455">
                <text:p>94.4557967927455</text:p>
              </table:table-cell>
              <table:table-cell office:value-type="float" office:value="160">
                <text:p>160</text:p>
              </table:table-cell>
              <table:table-cell office:value-type="float" office:value="347.829399115623">
                <text:p>347.829399115623</text:p>
              </table:table-cell>
            </table:table-row>
            <table:table-row>
              <table:table-cell office:value-type="float" office:value="1867">
                <text:p>1870</text:p>
              </table:table-cell>
              <table:table-cell office:value-type="float" office:value="97.1472654739914">
                <text:p>97.1472654739914</text:p>
              </table:table-cell>
              <table:table-cell office:value-type="float" office:value="155">
                <text:p>155</text:p>
              </table:table-cell>
              <table:table-cell office:value-type="float" office:value="329.885540837067">
                <text:p>329.885540837067</text:p>
              </table:table-cell>
            </table:table-row>
            <table:table-row>
              <table:table-cell office:value-type="float" office:value="1868">
                <text:p>1870</text:p>
              </table:table-cell>
              <table:table-cell office:value-type="float" office:value="99.8151742153748">
                <text:p>99.8151742153748</text:p>
              </table:table-cell>
              <table:table-cell office:value-type="float" office:value="154">
                <text:p>154</text:p>
              </table:table-cell>
              <table:table-cell office:value-type="float" office:value="354.843486936459">
                <text:p>354.843486936459</text:p>
              </table:table-cell>
            </table:table-row>
            <table:table-row>
              <table:table-cell office:value-type="float" office:value="1869">
                <text:p>1870</text:p>
              </table:table-cell>
              <table:table-cell office:value-type="float" office:value="102.610678963917">
                <text:p>102.610678963917</text:p>
              </table:table-cell>
              <table:table-cell office:value-type="float" office:value="160">
                <text:p>160</text:p>
              </table:table-cell>
              <table:table-cell office:value-type="float" office:value="314.227805423711">
                <text:p>314.227805423711</text:p>
              </table:table-cell>
            </table:table-row>
            <table:table-row>
              <table:table-cell office:value-type="float" office:value="1870">
                <text:p>1870</text:p>
              </table:table-cell>
              <table:table-cell office:value-type="float" office:value="105.455487140429">
                <text:p>105.455487140429</text:p>
              </table:table-cell>
              <table:table-cell office:value-type="float" office:value="157">
                <text:p>157</text:p>
              </table:table-cell>
              <table:table-cell office:value-type="float" office:value="294.946581896834">
                <text:p>294.946581896834</text:p>
              </table:table-cell>
            </table:table-row>
            <table:table-row>
              <table:table-cell office:value-type="float" office:value="1871">
                <text:p>1870</text:p>
              </table:table-cell>
              <table:table-cell office:value-type="float" office:value="106.79522969766">
                <text:p>106.79522969766</text:p>
              </table:table-cell>
              <table:table-cell office:value-type="float" office:value="149">
                <text:p>149</text:p>
              </table:table-cell>
              <table:table-cell office:value-type="float" office:value="277.325726326484">
                <text:p>277.325726326484</text:p>
              </table:table-cell>
            </table:table-row>
            <table:table-row>
              <table:table-cell office:value-type="float" office:value="1872">
                <text:p>1870</text:p>
              </table:table-cell>
              <table:table-cell office:value-type="float" office:value="108.096770652959">
                <text:p>108.096770652959</text:p>
              </table:table-cell>
              <table:table-cell office:value-type="float" office:value="141">
                <text:p>141</text:p>
              </table:table-cell>
              <table:table-cell office:value-type="float" office:value="263.649075334783">
                <text:p>263.649075334783</text:p>
              </table:table-cell>
            </table:table-row>
            <table:table-row>
              <table:table-cell office:value-type="float" office:value="1873">
                <text:p>1870</text:p>
              </table:table-cell>
              <table:table-cell office:value-type="float" office:value="109.549566485244">
                <text:p>109.549566485244</text:p>
              </table:table-cell>
              <table:table-cell office:value-type="float" office:value="137">
                <text:p>137</text:p>
              </table:table-cell>
              <table:table-cell office:value-type="float" office:value="262.242828165749">
                <text:p>262.242828165749</text:p>
              </table:table-cell>
            </table:table-row>
            <table:table-row>
              <table:table-cell office:value-type="float" office:value="1874">
                <text:p>1870</text:p>
              </table:table-cell>
              <table:table-cell office:value-type="float" office:value="110.961948744227">
                <text:p>110.961948744227</text:p>
              </table:table-cell>
              <table:table-cell office:value-type="float" office:value="135">
                <text:p>135</text:p>
              </table:table-cell>
              <table:table-cell office:value-type="float" office:value="248.081531660135">
                <text:p>248.081531660135</text:p>
              </table:table-cell>
            </table:table-row>
            <table:table-row>
              <table:table-cell office:value-type="float" office:value="1875">
                <text:p>1880</text:p>
              </table:table-cell>
              <table:table-cell office:value-type="float" office:value="112.380872358823">
                <text:p>112.380872358823</text:p>
              </table:table-cell>
              <table:table-cell office:value-type="float" office:value="136">
                <text:p>136</text:p>
              </table:table-cell>
              <table:table-cell office:value-type="float" office:value="247.33658795621">
                <text:p>247.33658795621</text:p>
              </table:table-cell>
            </table:table-row>
            <table:table-row>
              <table:table-cell office:value-type="float" office:value="1876">
                <text:p>1880</text:p>
              </table:table-cell>
              <table:table-cell office:value-type="float" office:value="113.855773961551">
                <text:p>113.855773961551</text:p>
              </table:table-cell>
              <table:table-cell office:value-type="float" office:value="135">
                <text:p>135</text:p>
              </table:table-cell>
              <table:table-cell office:value-type="float" office:value="243.582537005808">
                <text:p>243.582537005808</text:p>
              </table:table-cell>
            </table:table-row>
            <table:table-row>
              <table:table-cell office:value-type="float" office:value="1877">
                <text:p>1880</text:p>
              </table:table-cell>
              <table:table-cell office:value-type="float" office:value="115.435915755196">
                <text:p>115.435915755196</text:p>
              </table:table-cell>
              <table:table-cell office:value-type="float" office:value="137">
                <text:p>137</text:p>
              </table:table-cell>
              <table:table-cell office:value-type="float" office:value="229.404321732238">
                <text:p>229.404321732238</text:p>
              </table:table-cell>
            </table:table-row>
            <table:table-row>
              <table:table-cell office:value-type="float" office:value="1878">
                <text:p>1880</text:p>
              </table:table-cell>
              <table:table-cell office:value-type="float" office:value="117.072067754274">
                <text:p>117.072067754274</text:p>
              </table:table-cell>
              <table:table-cell office:value-type="float" office:value="131">
                <text:p>131</text:p>
              </table:table-cell>
              <table:table-cell office:value-type="float" office:value="236.023562206404">
                <text:p>236.023562206404</text:p>
              </table:table-cell>
            </table:table-row>
            <table:table-row>
              <table:table-cell office:value-type="float" office:value="1879">
                <text:p>1880</text:p>
              </table:table-cell>
              <table:table-cell office:value-type="float" office:value="118.74170655762">
                <text:p>118.74170655762</text:p>
              </table:table-cell>
              <table:table-cell office:value-type="float" office:value="127">
                <text:p>127</text:p>
              </table:table-cell>
              <table:table-cell office:value-type="float" office:value="241.728532429869">
                <text:p>241.728532429869</text:p>
              </table:table-cell>
            </table:table-row>
            <table:table-row>
              <table:table-cell office:value-type="float" office:value="1880">
                <text:p>1880</text:p>
              </table:table-cell>
              <table:table-cell office:value-type="float" office:value="120.370496375028">
                <text:p>120.370496375028</text:p>
              </table:table-cell>
              <table:table-cell office:value-type="float" office:value="116">
                <text:p>116</text:p>
              </table:table-cell>
              <table:table-cell office:value-type="float" office:value="239.700904894442">
                <text:p>239.700904894442</text:p>
              </table:table-cell>
            </table:table-row>
            <table:table-row>
              <table:table-cell office:value-type="float" office:value="1881">
                <text:p>1880</text:p>
              </table:table-cell>
              <table:table-cell office:value-type="float" office:value="103.167499944901">
                <text:p>103.167499944901</text:p>
              </table:table-cell>
              <table:table-cell office:value-type="float" office:value="111">
                <text:p>111</text:p>
              </table:table-cell>
              <table:table-cell office:value-type="float" office:value="230.021987778402">
                <text:p>230.021987778402</text:p>
              </table:table-cell>
            </table:table-row>
            <table:table-row>
              <table:table-cell office:value-type="float" office:value="1882">
                <text:p>1880</text:p>
              </table:table-cell>
              <table:table-cell office:value-type="float" office:value="105.018458219654">
                <text:p>105.018458219654</text:p>
              </table:table-cell>
              <table:table-cell office:value-type="float" office:value="108">
                <text:p>108</text:p>
              </table:table-cell>
              <table:table-cell office:value-type="float" office:value="212.974261352835">
                <text:p>212.974261352835</text:p>
              </table:table-cell>
            </table:table-row>
            <table:table-row>
              <table:table-cell office:value-type="float" office:value="1883">
                <text:p>1880</text:p>
              </table:table-cell>
              <table:table-cell office:value-type="float" office:value="106.925146026322">
                <text:p>106.925146026322</text:p>
              </table:table-cell>
              <table:table-cell office:value-type="float" office:value="104">
                <text:p>104</text:p>
              </table:table-cell>
              <table:table-cell office:value-type="float" office:value="211.993601879847">
                <text:p>211.993601879847</text:p>
              </table:table-cell>
            </table:table-row>
            <table:table-row>
              <table:table-cell office:value-type="float" office:value="1884">
                <text:p>1880</text:p>
              </table:table-cell>
              <table:table-cell office:value-type="float" office:value="108.885539728415">
                <text:p>108.885539728415</text:p>
              </table:table-cell>
              <table:table-cell office:value-type="float" office:value="98">
                <text:p>98</text:p>
              </table:table-cell>
              <table:table-cell office:value-type="float" office:value="215.717314758848">
                <text:p>215.717314758848</text:p>
              </table:table-cell>
            </table:table-row>
            <table:table-row>
              <table:table-cell office:value-type="float" office:value="1885">
                <text:p>1890</text:p>
              </table:table-cell>
              <table:table-cell office:value-type="float" office:value="110.816603313115">
                <text:p>110.816603313115</text:p>
              </table:table-cell>
              <table:table-cell office:value-type="float" office:value="89">
                <text:p>89</text:p>
              </table:table-cell>
              <table:table-cell office:value-type="float" office:value="208.979862075518">
                <text:p>208.979862075518</text:p>
              </table:table-cell>
            </table:table-row>
            <table:table-row>
              <table:table-cell office:value-type="float" office:value="1886">
                <text:p>1890</text:p>
              </table:table-cell>
              <table:table-cell office:value-type="float" office:value="112.747765361182">
                <text:p>112.747765361182</text:p>
              </table:table-cell>
              <table:table-cell office:value-type="float" office:value="84">
                <text:p>84</text:p>
              </table:table-cell>
              <table:table-cell office:value-type="float" office:value="208.783917074658">
                <text:p>208.783917074658</text:p>
              </table:table-cell>
            </table:table-row>
            <table:table-row>
              <table:table-cell office:value-type="float" office:value="1887">
                <text:p>1890</text:p>
              </table:table-cell>
              <table:table-cell office:value-type="float" office:value="114.668987820329">
                <text:p>114.668987820329</text:p>
              </table:table-cell>
              <table:table-cell office:value-type="float" office:value="80">
                <text:p>80</text:p>
              </table:table-cell>
              <table:table-cell office:value-type="float" office:value="200.18310784969">
                <text:p>200.18310784969</text:p>
              </table:table-cell>
            </table:table-row>
            <table:table-row>
              <table:table-cell office:value-type="float" office:value="1888">
                <text:p>1890</text:p>
              </table:table-cell>
              <table:table-cell office:value-type="float" office:value="116.645604453641">
                <text:p>116.645604453641</text:p>
              </table:table-cell>
              <table:table-cell office:value-type="float" office:value="77">
                <text:p>77</text:p>
              </table:table-cell>
              <table:table-cell office:value-type="float" office:value="191.570045984189">
                <text:p>191.570045984189</text:p>
              </table:table-cell>
            </table:table-row>
            <table:table-row>
              <table:table-cell office:value-type="float" office:value="1889">
                <text:p>1890</text:p>
              </table:table-cell>
              <table:table-cell office:value-type="float" office:value="118.66860993985">
                <text:p>118.66860993985</text:p>
              </table:table-cell>
              <table:table-cell office:value-type="float" office:value="71">
                <text:p>71</text:p>
              </table:table-cell>
              <table:table-cell office:value-type="float" office:value="192.230015115216">
                <text:p>192.230015115216</text:p>
              </table:table-cell>
            </table:table-row>
            <table:table-row>
              <table:table-cell office:value-type="float" office:value="1890">
                <text:p>1890</text:p>
              </table:table-cell>
              <table:table-cell office:value-type="float" office:value="132.094806449424">
                <text:p>132.094806449424</text:p>
              </table:table-cell>
              <table:table-cell office:value-type="float" office:value="66">
                <text:p>66</text:p>
              </table:table-cell>
              <table:table-cell office:value-type="float" office:value="188.268221130276">
                <text:p>188.268221130276</text:p>
              </table:table-cell>
            </table:table-row>
            <table:table-row>
              <table:table-cell office:value-type="float" office:value="1891">
                <text:p>1890</text:p>
              </table:table-cell>
              <table:table-cell office:value-type="float" office:value="91.8424553223109">
                <text:p>91.8424553223109</text:p>
              </table:table-cell>
              <table:table-cell office:value-type="float" office:value="62">
                <text:p>62</text:p>
              </table:table-cell>
              <table:table-cell office:value-type="float" office:value="190.497641920589">
                <text:p>190.497641920589</text:p>
              </table:table-cell>
            </table:table-row>
            <table:table-row>
              <table:table-cell office:value-type="float" office:value="1892">
                <text:p>1890</text:p>
              </table:table-cell>
              <table:table-cell office:value-type="float" office:value="93.0620420467789">
                <text:p>93.0620420467789</text:p>
              </table:table-cell>
              <table:table-cell office:value-type="float" office:value="62">
                <text:p>62</text:p>
              </table:table-cell>
              <table:table-cell office:value-type="float" office:value="184.617544020984">
                <text:p>184.617544020984</text:p>
              </table:table-cell>
            </table:table-row>
            <table:table-row>
              <table:table-cell office:value-type="float" office:value="1893">
                <text:p>1890</text:p>
              </table:table-cell>
              <table:table-cell office:value-type="float" office:value="94.2881742248329">
                <text:p>94.2881742248329</text:p>
              </table:table-cell>
              <table:table-cell office:value-type="float" office:value="63">
                <text:p>63</text:p>
              </table:table-cell>
              <table:table-cell office:value-type="float" office:value="173.919768463917">
                <text:p>173.919768463917</text:p>
              </table:table-cell>
            </table:table-row>
            <table:table-row>
              <table:table-cell office:value-type="float" office:value="1894">
                <text:p>1890</text:p>
              </table:table-cell>
              <table:table-cell office:value-type="float" office:value="95.5297817292705">
                <text:p>95.5297817292705</text:p>
              </table:table-cell>
              <table:table-cell office:value-type="float" office:value="61">
                <text:p>61</text:p>
              </table:table-cell>
              <table:table-cell office:value-type="float" office:value="169.518729061854">
                <text:p>169.518729061854</text:p>
              </table:table-cell>
            </table:table-row>
            <table:table-row>
              <table:table-cell office:value-type="float" office:value="1895">
                <text:p>1900</text:p>
              </table:table-cell>
              <table:table-cell office:value-type="float" office:value="96.7923948828095">
                <text:p>96.7923948828095</text:p>
              </table:table-cell>
              <table:table-cell office:value-type="float" office:value="60">
                <text:p>60</text:p>
              </table:table-cell>
              <table:table-cell office:value-type="float" office:value="162.761078593582">
                <text:p>162.761078593582</text:p>
              </table:table-cell>
            </table:table-row>
            <table:table-row>
              <table:table-cell office:value-type="float" office:value="1896">
                <text:p>1900</text:p>
              </table:table-cell>
              <table:table-cell office:value-type="float" office:value="98.0782644110503">
                <text:p>98.0782644110503</text:p>
              </table:table-cell>
              <table:table-cell office:value-type="float" office:value="57">
                <text:p>57</text:p>
              </table:table-cell>
              <table:table-cell office:value-type="float" office:value="156.623881469073">
                <text:p>156.623881469073</text:p>
              </table:table-cell>
            </table:table-row>
            <table:table-row>
              <table:table-cell office:value-type="float" office:value="1897">
                <text:p>1900</text:p>
              </table:table-cell>
              <table:table-cell office:value-type="float" office:value="99.3533476468501">
                <text:p>99.3533476468501</text:p>
              </table:table-cell>
              <table:table-cell office:value-type="float" office:value="56">
                <text:p>56</text:p>
              </table:table-cell>
              <table:table-cell office:value-type="float" office:value="148.21231676969">
                <text:p>148.21231676969</text:p>
              </table:table-cell>
            </table:table-row>
            <table:table-row>
              <table:table-cell office:value-type="float" office:value="1898">
                <text:p>1900</text:p>
              </table:table-cell>
              <table:table-cell office:value-type="float" office:value="100.640107279627">
                <text:p>100.640107279627</text:p>
              </table:table-cell>
              <table:table-cell office:value-type="float" office:value="58">
                <text:p>58</text:p>
              </table:table-cell>
              <table:table-cell office:value-type="float" office:value="148.197063073118">
                <text:p>148.197063073118</text:p>
              </table:table-cell>
            </table:table-row>
            <table:table-row>
              <table:table-cell office:value-type="float" office:value="1899">
                <text:p>1900</text:p>
              </table:table-cell>
              <table:table-cell office:value-type="float" office:value="101.972611853551">
                <text:p>101.972611853551</text:p>
              </table:table-cell>
              <table:table-cell office:value-type="float" office:value="56">
                <text:p>56</text:p>
              </table:table-cell>
              <table:table-cell office:value-type="float" office:value="134.903557277365">
                <text:p>134.903557277365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34.086651951192">
                <text:p>134.086651951192</text:p>
              </table:table-cell>
              <table:table-cell office:value-type="float" office:value="56">
                <text:p>56</text:p>
              </table:table-cell>
              <table:table-cell office:value-type="float" office:value="133.958721910564">
                <text:p>133.958721910564</text:p>
              </table:table-cell>
            </table:table-row>
            <table:table-row>
              <table:table-cell office:value-type="float" office:value="1901">
                <text:p>1900</text:p>
              </table:table-cell>
              <table:table-cell office:value-type="float" office:value="134.212662480466">
                <text:p>134.212662480466</text:p>
              </table:table-cell>
              <table:table-cell office:value-type="float" office:value="60">
                <text:p>60</text:p>
              </table:table-cell>
              <table:table-cell office:value-type="float" office:value="125.205462189598">
                <text:p>125.205462189598</text:p>
              </table:table-cell>
            </table:table-row>
            <table:table-row>
              <table:table-cell office:value-type="float" office:value="1902">
                <text:p>1900</text:p>
              </table:table-cell>
              <table:table-cell office:value-type="float" office:value="134.322197283458">
                <text:p>134.322197283458</text:p>
              </table:table-cell>
              <table:table-cell office:value-type="float" office:value="61">
                <text:p>61</text:p>
              </table:table-cell>
              <table:table-cell office:value-type="float" office:value="120.325609408054">
                <text:p>120.325609408054</text:p>
              </table:table-cell>
            </table:table-row>
            <table:table-row>
              <table:table-cell office:value-type="float" office:value="1903">
                <text:p>1900</text:p>
              </table:table-cell>
              <table:table-cell office:value-type="float" office:value="134.665697644665">
                <text:p>134.665697644665</text:p>
              </table:table-cell>
              <table:table-cell office:value-type="float" office:value="64">
                <text:p>64</text:p>
              </table:table-cell>
              <table:table-cell office:value-type="float" office:value="123.474694326088">
                <text:p>123.474694326088</text:p>
              </table:table-cell>
            </table:table-row>
            <table:table-row>
              <table:table-cell office:value-type="float" office:value="1904">
                <text:p>1900</text:p>
              </table:table-cell>
              <table:table-cell office:value-type="float" office:value="134.93784209818">
                <text:p>134.93784209818</text:p>
              </table:table-cell>
              <table:table-cell office:value-type="float" office:value="65">
                <text:p>65</text:p>
              </table:table-cell>
              <table:table-cell office:value-type="float" office:value="122.567089817948">
                <text:p>122.567089817948</text:p>
              </table:table-cell>
            </table:table-row>
            <table:table-row>
              <table:table-cell office:value-type="float" office:value="1905">
                <text:p>1910</text:p>
              </table:table-cell>
              <table:table-cell office:value-type="float" office:value="138.046798504242">
                <text:p>138.046798504242</text:p>
              </table:table-cell>
              <table:table-cell office:value-type="float" office:value="65">
                <text:p>65</text:p>
              </table:table-cell>
              <table:table-cell office:value-type="float" office:value="117.283088894382">
                <text:p>117.283088894382</text:p>
              </table:table-cell>
            </table:table-row>
            <table:table-row>
              <table:table-cell office:value-type="float" office:value="1906">
                <text:p>1910</text:p>
              </table:table-cell>
              <table:table-cell office:value-type="float" office:value="141.284937142899">
                <text:p>141.284937142899</text:p>
              </table:table-cell>
              <table:table-cell office:value-type="float" office:value="63">
                <text:p>63</text:p>
              </table:table-cell>
              <table:table-cell office:value-type="float" office:value="108.200323354479">
                <text:p>108.200323354479</text:p>
              </table:table-cell>
            </table:table-row>
            <table:table-row>
              <table:table-cell office:value-type="float" office:value="1907">
                <text:p>1910</text:p>
              </table:table-cell>
              <table:table-cell office:value-type="float" office:value="144.757136640323">
                <text:p>144.757136640323</text:p>
              </table:table-cell>
              <table:table-cell office:value-type="float" office:value="62">
                <text:p>62</text:p>
              </table:table-cell>
              <table:table-cell office:value-type="float" office:value="101.304219743654">
                <text:p>101.304219743654</text:p>
              </table:table-cell>
            </table:table-row>
            <table:table-row>
              <table:table-cell office:value-type="float" office:value="1908">
                <text:p>1910</text:p>
              </table:table-cell>
              <table:table-cell office:value-type="float" office:value="148.075760581866">
                <text:p>148.075760581866</text:p>
              </table:table-cell>
              <table:table-cell office:value-type="float" office:value="65">
                <text:p>65</text:p>
              </table:table-cell>
              <table:table-cell office:value-type="float" office:value="99.0483139340091">
                <text:p>99.0483139340091</text:p>
              </table:table-cell>
            </table:table-row>
            <table:table-row>
              <table:table-cell office:value-type="float" office:value="1909">
                <text:p>1910</text:p>
              </table:table-cell>
              <table:table-cell office:value-type="float" office:value="151.448819969179">
                <text:p>151.448819969179</text:p>
              </table:table-cell>
              <table:table-cell office:value-type="float" office:value="64">
                <text:p>64</text:p>
              </table:table-cell>
              <table:table-cell office:value-type="float" office:value="97.0638026253712">
                <text:p>97.0638026253712</text:p>
              </table:table-cell>
            </table:table-row>
            <table:table-row>
              <table:table-cell office:value-type="float" office:value="1910">
                <text:p>1910</text:p>
              </table:table-cell>
              <table:table-cell office:value-type="float" office:value="154.69035914954">
                <text:p>154.69035914954</text:p>
              </table:table-cell>
              <table:table-cell office:value-type="float" office:value="60">
                <text:p>60</text:p>
              </table:table-cell>
              <table:table-cell office:value-type="float" office:value="87.20740379333">
                <text:p>87.20740379333</text:p>
              </table:table-cell>
            </table:table-row>
            <table:table-row>
              <table:table-cell office:value-type="float" office:value="1911">
                <text:p>1910</text:p>
              </table:table-cell>
              <table:table-cell office:value-type="float" office:value="154.499073327797">
                <text:p>154.499073327797</text:p>
              </table:table-cell>
              <table:table-cell office:value-type="float" office:value="56">
                <text:p>56</text:p>
              </table:table-cell>
              <table:table-cell office:value-type="float" office:value="77.4850419324385">
                <text:p>77.4850419324385</text:p>
              </table:table-cell>
            </table:table-row>
            <table:table-row>
              <table:table-cell office:value-type="float" office:value="1912">
                <text:p>1910</text:p>
              </table:table-cell>
              <table:table-cell office:value-type="float" office:value="154.348200483841">
                <text:p>154.348200483841</text:p>
              </table:table-cell>
              <table:table-cell office:value-type="float" office:value="55">
                <text:p>55</text:p>
              </table:table-cell>
              <table:table-cell office:value-type="float" office:value="76.7709190747292">
                <text:p>76.7709190747292</text:p>
              </table:table-cell>
            </table:table-row>
            <table:table-row>
              <table:table-cell office:value-type="float" office:value="1913">
                <text:p>1910</text:p>
              </table:table-cell>
              <table:table-cell office:value-type="float" office:value="153.516445422112">
                <text:p>153.516445422112</text:p>
              </table:table-cell>
              <table:table-cell office:value-type="float" office:value="51">
                <text:p>51</text:p>
              </table:table-cell>
              <table:table-cell office:value-type="float" office:value="77.8749835759596">
                <text:p>77.8749835759596</text:p>
              </table:table-cell>
            </table:table-row>
            <table:table-row>
              <table:table-cell office:value-type="float" office:value="1914">
                <text:p>1910</text:p>
              </table:table-cell>
              <table:table-cell office:value-type="float" office:value="152.718126593076">
                <text:p>152.718126593076</text:p>
              </table:table-cell>
              <table:table-cell office:value-type="float" office:value="44">
                <text:p>44</text:p>
              </table:table-cell>
              <table:table-cell office:value-type="float" office:value="79.1065087781474">
                <text:p>79.1065087781474</text:p>
              </table:table-cell>
            </table:table-row>
            <table:table-row>
              <table:table-cell office:value-type="float" office:value="1915">
                <text:p>1920</text:p>
              </table:table-cell>
              <table:table-cell office:value-type="float" office:value="152.706855802747">
                <text:p>152.706855802747</text:p>
              </table:table-cell>
              <table:table-cell office:value-type="float" office:value="34">
                <text:p>34</text:p>
              </table:table-cell>
              <table:table-cell office:value-type="float" office:value="80.7734124673983">
                <text:p>80.7734124673983</text:p>
              </table:table-cell>
            </table:table-row>
            <table:table-row>
              <table:table-cell office:value-type="float" office:value="1916">
                <text:p>1920</text:p>
              </table:table-cell>
              <table:table-cell office:value-type="float" office:value="152.739158079996">
                <text:p>152.739158079996</text:p>
              </table:table-cell>
              <table:table-cell office:value-type="float" office:value="31">
                <text:p>31</text:p>
              </table:table-cell>
              <table:table-cell office:value-type="float" office:value="76.068295950202">
                <text:p>76.068295950202</text:p>
              </table:table-cell>
            </table:table-row>
            <table:table-row>
              <table:table-cell office:value-type="float" office:value="1917">
                <text:p>1920</text:p>
              </table:table-cell>
              <table:table-cell office:value-type="float" office:value="152.917819371359">
                <text:p>152.917819371359</text:p>
              </table:table-cell>
              <table:table-cell office:value-type="float" office:value="30">
                <text:p>30</text:p>
              </table:table-cell>
              <table:table-cell office:value-type="float" office:value="66.2175488346896">
                <text:p>66.2175488346896</text:p>
              </table:table-cell>
            </table:table-row>
            <table:table-row>
              <table:table-cell office:value-type="float" office:value="1918">
                <text:p>1920</text:p>
              </table:table-cell>
              <table:table-cell office:value-type="float" office:value="155.157103262668">
                <text:p>155.157103262668</text:p>
              </table:table-cell>
              <table:table-cell office:value-type="float" office:value="29">
                <text:p>29</text:p>
              </table:table-cell>
              <table:table-cell office:value-type="float" office:value="59.2019700400243">
                <text:p>59.2019700400243</text:p>
              </table:table-cell>
            </table:table-row>
            <table:table-row>
              <table:table-cell office:value-type="float" office:value="1919">
                <text:p>1920</text:p>
              </table:table-cell>
              <table:table-cell office:value-type="float" office:value="155.331338078442">
                <text:p>155.331338078442</text:p>
              </table:table-cell>
              <table:table-cell office:value-type="float" office:value="29">
                <text:p>29</text:p>
              </table:table-cell>
              <table:table-cell office:value-type="float" office:value="52.153510066985">
                <text:p>52.153510066985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154.657620754697">
                <text:p>154.657620754697</text:p>
              </table:table-cell>
              <table:table-cell office:value-type="float" office:value="31">
                <text:p>31</text:p>
              </table:table-cell>
              <table:table-cell office:value-type="float" office:value="55.6798120672364">
                <text:p>55.6798120672364</text:p>
              </table:table-cell>
            </table:table-row>
            <table:table-row>
              <table:table-cell office:value-type="float" office:value="1921">
                <text:p>1920</text:p>
              </table:table-cell>
              <table:table-cell office:value-type="float" office:value="153.901156522973">
                <text:p>153.901156522973</text:p>
              </table:table-cell>
              <table:table-cell office:value-type="float" office:value="33">
                <text:p>33</text:p>
              </table:table-cell>
              <table:table-cell office:value-type="float" office:value="59.2094566738475">
                <text:p>59.2094566738475</text:p>
              </table:table-cell>
            </table:table-row>
            <table:table-row>
              <table:table-cell office:value-type="float" office:value="1922">
                <text:p>1920</text:p>
              </table:table-cell>
              <table:table-cell office:value-type="float" office:value="154.010572531325">
                <text:p>154.010572531325</text:p>
              </table:table-cell>
              <table:table-cell office:value-type="float" office:value="32">
                <text:p>32</text:p>
              </table:table-cell>
              <table:table-cell office:value-type="float" office:value="60.8626207717685">
                <text:p>60.8626207717685</text:p>
              </table:table-cell>
            </table:table-row>
            <table:table-row>
              <table:table-cell office:value-type="float" office:value="1923">
                <text:p>1920</text:p>
              </table:table-cell>
              <table:table-cell office:value-type="float" office:value="156.7363365423">
                <text:p>156.7363365423</text:p>
              </table:table-cell>
              <table:table-cell office:value-type="float" office:value="30">
                <text:p>30</text:p>
              </table:table-cell>
              <table:table-cell office:value-type="float" office:value="58.8083431752614">
                <text:p>58.8083431752614</text:p>
              </table:table-cell>
            </table:table-row>
            <table:table-row>
              <table:table-cell office:value-type="float" office:value="1924">
                <text:p>1920</text:p>
              </table:table-cell>
              <table:table-cell office:value-type="float" office:value="159.198527133033">
                <text:p>159.198527133033</text:p>
              </table:table-cell>
              <table:table-cell office:value-type="float" office:value="29">
                <text:p>29</text:p>
              </table:table-cell>
              <table:table-cell office:value-type="float" office:value="56.6643805969464">
                <text:p>56.6643805969464</text:p>
              </table:table-cell>
            </table:table-row>
            <table:table-row>
              <table:table-cell office:value-type="float" office:value="1925">
                <text:p>1930</text:p>
              </table:table-cell>
              <table:table-cell office:value-type="float" office:value="162.398696473561">
                <text:p>162.398696473561</text:p>
              </table:table-cell>
              <table:table-cell office:value-type="float" office:value="28">
                <text:p>28</text:p>
              </table:table-cell>
              <table:table-cell office:value-type="float" office:value="58.2039694307555">
                <text:p>58.2039694307555</text:p>
              </table:table-cell>
            </table:table-row>
            <table:table-row>
              <table:table-cell office:value-type="float" office:value="1926">
                <text:p>1930</text:p>
              </table:table-cell>
              <table:table-cell office:value-type="float" office:value="165.904383817552">
                <text:p>165.904383817552</text:p>
              </table:table-cell>
              <table:table-cell office:value-type="float" office:value="29">
                <text:p>29</text:p>
              </table:table-cell>
              <table:table-cell office:value-type="float" office:value="58.8828906502591">
                <text:p>58.8828906502591</text:p>
              </table:table-cell>
            </table:table-row>
            <table:table-row>
              <table:table-cell office:value-type="float" office:value="1927">
                <text:p>1930</text:p>
              </table:table-cell>
              <table:table-cell office:value-type="float" office:value="169.416080870769">
                <text:p>169.416080870769</text:p>
              </table:table-cell>
              <table:table-cell office:value-type="float" office:value="30">
                <text:p>30</text:p>
              </table:table-cell>
              <table:table-cell office:value-type="float" office:value="61.9579281192049">
                <text:p>61.9579281192049</text:p>
              </table:table-cell>
            </table:table-row>
            <table:table-row>
              <table:table-cell office:value-type="float" office:value="1928">
                <text:p>1930</text:p>
              </table:table-cell>
              <table:table-cell office:value-type="float" office:value="173.268990253052">
                <text:p>173.268990253052</text:p>
              </table:table-cell>
              <table:table-cell office:value-type="float" office:value="29">
                <text:p>29</text:p>
              </table:table-cell>
              <table:table-cell office:value-type="float" office:value="65.1376623131422">
                <text:p>65.1376623131422</text:p>
              </table:table-cell>
            </table:table-row>
            <table:table-row>
              <table:table-cell office:value-type="float" office:value="1929">
                <text:p>1930</text:p>
              </table:table-cell>
              <table:table-cell office:value-type="float" office:value="177.5283466448">
                <text:p>177.5283466448</text:p>
              </table:table-cell>
              <table:table-cell office:value-type="float" office:value="29">
                <text:p>29</text:p>
              </table:table-cell>
              <table:table-cell office:value-type="float" office:value="69.2798700105171">
                <text:p>69.2798700105171</text:p>
              </table:table-cell>
            </table:table-row>
            <table:table-row>
              <table:table-cell office:value-type="float" office:value="1930">
                <text:p>1930</text:p>
              </table:table-cell>
              <table:table-cell office:value-type="float" office:value="181.889958621366">
                <text:p>181.889958621366</text:p>
              </table:table-cell>
              <table:table-cell office:value-type="float" office:value="30">
                <text:p>30</text:p>
              </table:table-cell>
              <table:table-cell office:value-type="float" office:value="72.8223554478552">
                <text:p>72.8223554478552</text:p>
              </table:table-cell>
            </table:table-row>
            <table:table-row>
              <table:table-cell office:value-type="float" office:value="1931">
                <text:p>1930</text:p>
              </table:table-cell>
              <table:table-cell office:value-type="float" office:value="186.911480814419">
                <text:p>186.911480814419</text:p>
              </table:table-cell>
              <table:table-cell office:value-type="float" office:value="30">
                <text:p>30</text:p>
              </table:table-cell>
              <table:table-cell office:value-type="float" office:value="69.4227609595327">
                <text:p>69.4227609595327</text:p>
              </table:table-cell>
            </table:table-row>
            <table:table-row>
              <table:table-cell office:value-type="float" office:value="1932">
                <text:p>1930</text:p>
              </table:table-cell>
              <table:table-cell office:value-type="float" office:value="192.319117778814">
                <text:p>192.319117778814</text:p>
              </table:table-cell>
              <table:table-cell office:value-type="float" office:value="33">
                <text:p>33</text:p>
              </table:table-cell>
              <table:table-cell office:value-type="float" office:value="69.3390229996888">
                <text:p>69.3390229996888</text:p>
              </table:table-cell>
            </table:table-row>
            <table:table-row>
              <table:table-cell office:value-type="float" office:value="1933">
                <text:p>1930</text:p>
              </table:table-cell>
              <table:table-cell office:value-type="float" office:value="198.038685410005">
                <text:p>198.038685410005</text:p>
              </table:table-cell>
              <table:table-cell office:value-type="float" office:value="33">
                <text:p>33</text:p>
              </table:table-cell>
              <table:table-cell office:value-type="float" office:value="67.1654627408947">
                <text:p>67.1654627408947</text:p>
              </table:table-cell>
            </table:table-row>
            <table:table-row>
              <table:table-cell office:value-type="float" office:value="1934">
                <text:p>1930</text:p>
              </table:table-cell>
              <table:table-cell office:value-type="float" office:value="201.120135788765">
                <text:p>201.120135788765</text:p>
              </table:table-cell>
              <table:table-cell office:value-type="float" office:value="31">
                <text:p>31</text:p>
              </table:table-cell>
              <table:table-cell office:value-type="float" office:value="61.1279113472338">
                <text:p>61.1279113472338</text:p>
              </table:table-cell>
            </table:table-row>
            <table:table-row>
              <table:table-cell office:value-type="float" office:value="1935">
                <text:p>1940</text:p>
              </table:table-cell>
              <table:table-cell office:value-type="float" office:value="204.177117641889">
                <text:p>204.177117641889</text:p>
              </table:table-cell>
              <table:table-cell office:value-type="float" office:value="29">
                <text:p>29</text:p>
              </table:table-cell>
              <table:table-cell office:value-type="float" office:value="57.1076528103389">
                <text:p>57.1076528103389</text:p>
              </table:table-cell>
            </table:table-row>
            <table:table-row>
              <table:table-cell office:value-type="float" office:value="1936">
                <text:p>1940</text:p>
              </table:table-cell>
              <table:table-cell office:value-type="float" office:value="207.401263210543">
                <text:p>207.401263210543</text:p>
              </table:table-cell>
              <table:table-cell office:value-type="float" office:value="27">
                <text:p>27</text:p>
              </table:table-cell>
              <table:table-cell office:value-type="float" office:value="53.1685816998176">
                <text:p>53.1685816998176</text:p>
              </table:table-cell>
            </table:table-row>
            <table:table-row>
              <table:table-cell office:value-type="float" office:value="1937">
                <text:p>1940</text:p>
              </table:table-cell>
              <table:table-cell office:value-type="float" office:value="210.675093023075">
                <text:p>210.675093023075</text:p>
              </table:table-cell>
              <table:table-cell office:value-type="float" office:value="27">
                <text:p>27</text:p>
              </table:table-cell>
              <table:table-cell office:value-type="float" office:value="49.538004264576">
                <text:p>49.538004264576</text:p>
              </table:table-cell>
            </table:table-row>
            <table:table-row>
              <table:table-cell office:value-type="float" office:value="1938">
                <text:p>1940</text:p>
              </table:table-cell>
              <table:table-cell office:value-type="float" office:value="213.680393118267">
                <text:p>213.680393118267</text:p>
              </table:table-cell>
              <table:table-cell office:value-type="float" office:value="28">
                <text:p>28</text:p>
              </table:table-cell>
              <table:table-cell office:value-type="float" office:value="50.3466813073816">
                <text:p>50.3466813073816</text:p>
              </table:table-cell>
            </table:table-row>
            <table:table-row>
              <table:table-cell office:value-type="float" office:value="1939">
                <text:p>1940</text:p>
              </table:table-cell>
              <table:table-cell office:value-type="float" office:value="216.630511707884">
                <text:p>216.630511707884</text:p>
              </table:table-cell>
              <table:table-cell office:value-type="float" office:value="26">
                <text:p>26</text:p>
              </table:table-cell>
              <table:table-cell office:value-type="float" office:value="53.6908957600038">
                <text:p>53.6908957600038</text:p>
              </table:table-cell>
            </table:table-row>
            <table:table-row>
              <table:table-cell office:value-type="float" office:value="1940">
                <text:p>1940</text:p>
              </table:table-cell>
              <table:table-cell office:value-type="float" office:value="218.72754009848">
                <text:p>218.72754009848</text:p>
              </table:table-cell>
              <table:table-cell office:value-type="float" office:value="23">
                <text:p>23</text:p>
              </table:table-cell>
              <table:table-cell office:value-type="float" office:value="51.5288687414042">
                <text:p>51.5288687414042</text:p>
              </table:table-cell>
            </table:table-row>
            <table:table-row>
              <table:table-cell office:value-type="float" office:value="1941">
                <text:p>1940</text:p>
              </table:table-cell>
              <table:table-cell office:value-type="float" office:value="215.155471681123">
                <text:p>215.155471681123</text:p>
              </table:table-cell>
              <table:table-cell office:value-type="float" office:value="26">
                <text:p>26</text:p>
              </table:table-cell>
              <table:table-cell office:value-type="float" office:value="49.1069066316442">
                <text:p>49.1069066316442</text:p>
              </table:table-cell>
            </table:table-row>
            <table:table-row>
              <table:table-cell office:value-type="float" office:value="1942">
                <text:p>1940</text:p>
              </table:table-cell>
              <table:table-cell office:value-type="float" office:value="212.099672471319">
                <text:p>212.099672471319</text:p>
              </table:table-cell>
              <table:table-cell office:value-type="float" office:value="31">
                <text:p>31</text:p>
              </table:table-cell>
              <table:table-cell office:value-type="float" office:value="53.2141218503406">
                <text:p>53.2141218503406</text:p>
              </table:table-cell>
            </table:table-row>
            <table:table-row>
              <table:table-cell office:value-type="float" office:value="1943">
                <text:p>1940</text:p>
              </table:table-cell>
              <table:table-cell office:value-type="float" office:value="209.799614203153">
                <text:p>209.799614203153</text:p>
              </table:table-cell>
              <table:table-cell office:value-type="float" office:value="31">
                <text:p>31</text:p>
              </table:table-cell>
              <table:table-cell office:value-type="float" office:value="52.4646413902827">
                <text:p>52.4646413902827</text:p>
              </table:table-cell>
            </table:table-row>
            <table:table-row>
              <table:table-cell office:value-type="float" office:value="1944">
                <text:p>1940</text:p>
              </table:table-cell>
              <table:table-cell office:value-type="float" office:value="210.106631356922">
                <text:p>210.106631356922</text:p>
              </table:table-cell>
              <table:table-cell office:value-type="float" office:value="31">
                <text:p>31</text:p>
              </table:table-cell>
              <table:table-cell office:value-type="float" office:value="54.5663114752313">
                <text:p>54.5663114752313</text:p>
              </table:table-cell>
            </table:table-row>
            <table:table-row>
              <table:table-cell office:value-type="float" office:value="1945">
                <text:p>1950</text:p>
              </table:table-cell>
              <table:table-cell office:value-type="float" office:value="209.322279759923">
                <text:p>209.322279759923</text:p>
              </table:table-cell>
              <table:table-cell office:value-type="float" office:value="35">
                <text:p>35</text:p>
              </table:table-cell>
              <table:table-cell office:value-type="float" office:value="58.1411233107278">
                <text:p>58.1411233107278</text:p>
              </table:table-cell>
            </table:table-row>
            <table:table-row>
              <table:table-cell office:value-type="float" office:value="1946">
                <text:p>1950</text:p>
              </table:table-cell>
              <table:table-cell office:value-type="float" office:value="197.098669841767">
                <text:p>197.098669841767</text:p>
              </table:table-cell>
              <table:table-cell office:value-type="float" office:value="38">
                <text:p>38</text:p>
              </table:table-cell>
              <table:table-cell office:value-type="float" office:value="51.9554385678815">
                <text:p>51.9554385678815</text:p>
              </table:table-cell>
            </table:table-row>
            <table:table-row>
              <table:table-cell office:value-type="float" office:value="1947">
                <text:p>1950</text:p>
              </table:table-cell>
              <table:table-cell office:value-type="float" office:value="191.044475484434">
                <text:p>191.044475484434</text:p>
              </table:table-cell>
              <table:table-cell office:value-type="float" office:value="41">
                <text:p>41</text:p>
              </table:table-cell>
              <table:table-cell office:value-type="float" office:value="52.5009089465346">
                <text:p>52.5009089465346</text:p>
              </table:table-cell>
            </table:table-row>
            <table:table-row>
              <table:table-cell office:value-type="float" office:value="1948">
                <text:p>1950</text:p>
              </table:table-cell>
              <table:table-cell office:value-type="float" office:value="186.216933906115">
                <text:p>186.216933906115</text:p>
              </table:table-cell>
              <table:table-cell office:value-type="float" office:value="46">
                <text:p>46</text:p>
              </table:table-cell>
              <table:table-cell office:value-type="float" office:value="51.2546415030417">
                <text:p>51.2546415030417</text:p>
              </table:table-cell>
            </table:table-row>
            <table:table-row>
              <table:table-cell office:value-type="float" office:value="1949">
                <text:p>1950</text:p>
              </table:table-cell>
              <table:table-cell office:value-type="float" office:value="181.684755610272">
                <text:p>181.684755610272</text:p>
              </table:table-cell>
              <table:table-cell office:value-type="float" office:value="46">
                <text:p>46</text:p>
              </table:table-cell>
              <table:table-cell office:value-type="float" office:value="51.8049063024745">
                <text:p>51.8049063024745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177.282245107593">
                <text:p>177.282245107593</text:p>
              </table:table-cell>
              <table:table-cell office:value-type="float" office:value="47">
                <text:p>47</text:p>
              </table:table-cell>
              <table:table-cell office:value-type="float" office:value="52.7115259126082">
                <text:p>52.7115259126082</text:p>
              </table:table-cell>
            </table:table-row>
            <table:table-row>
              <table:table-cell office:value-type="float" office:value="1951">
                <text:p>1950</text:p>
              </table:table-cell>
              <table:table-cell office:value-type="float" office:value="179.685184678188">
                <text:p>179.685184678188</text:p>
              </table:table-cell>
              <table:table-cell office:value-type="float" office:value="51">
                <text:p>51</text:p>
              </table:table-cell>
              <table:table-cell office:value-type="float" office:value="54.1398962254162">
                <text:p>54.1398962254162</text:p>
              </table:table-cell>
            </table:table-row>
            <table:table-row>
              <table:table-cell office:value-type="float" office:value="1952">
                <text:p>1950</text:p>
              </table:table-cell>
              <table:table-cell office:value-type="float" office:value="181.817583296119">
                <text:p>181.817583296119</text:p>
              </table:table-cell>
              <table:table-cell office:value-type="float" office:value="55">
                <text:p>55</text:p>
              </table:table-cell>
              <table:table-cell office:value-type="float" office:value="60.4835318538019">
                <text:p>60.4835318538019</text:p>
              </table:table-cell>
            </table:table-row>
            <table:table-row>
              <table:table-cell office:value-type="float" office:value="1953">
                <text:p>1950</text:p>
              </table:table-cell>
              <table:table-cell office:value-type="float" office:value="183.826554151492">
                <text:p>183.826554151492</text:p>
              </table:table-cell>
              <table:table-cell office:value-type="float" office:value="55">
                <text:p>55</text:p>
              </table:table-cell>
              <table:table-cell office:value-type="float" office:value="59.4876647339915">
                <text:p>59.4876647339915</text:p>
              </table:table-cell>
            </table:table-row>
            <table:table-row>
              <table:table-cell office:value-type="float" office:value="1954">
                <text:p>1950</text:p>
              </table:table-cell>
              <table:table-cell office:value-type="float" office:value="185.518052272477">
                <text:p>185.518052272477</text:p>
              </table:table-cell>
              <table:table-cell office:value-type="float" office:value="52">
                <text:p>52</text:p>
              </table:table-cell>
              <table:table-cell office:value-type="float" office:value="58.8452988007836">
                <text:p>58.8452988007836</text:p>
              </table:table-cell>
            </table:table-row>
            <table:table-row>
              <table:table-cell office:value-type="float" office:value="1955">
                <text:p>1960</text:p>
              </table:table-cell>
              <table:table-cell office:value-type="float" office:value="186.971129877961">
                <text:p>186.971129877961</text:p>
              </table:table-cell>
              <table:table-cell office:value-type="float" office:value="49">
                <text:p>49</text:p>
              </table:table-cell>
              <table:table-cell office:value-type="float" office:value="62.5656087823815">
                <text:p>62.5656087823815</text:p>
              </table:table-cell>
            </table:table-row>
            <table:table-row>
              <table:table-cell office:value-type="float" office:value="1956">
                <text:p>1960</text:p>
              </table:table-cell>
              <table:table-cell office:value-type="float" office:value="188.664145802234">
                <text:p>188.664145802234</text:p>
              </table:table-cell>
              <table:table-cell office:value-type="float" office:value="48">
                <text:p>48</text:p>
              </table:table-cell>
              <table:table-cell office:value-type="float" office:value="71.2526693520456">
                <text:p>71.2526693520456</text:p>
              </table:table-cell>
            </table:table-row>
            <table:table-row>
              <table:table-cell office:value-type="float" office:value="1957">
                <text:p>1960</text:p>
              </table:table-cell>
              <table:table-cell office:value-type="float" office:value="190.350278698553">
                <text:p>190.350278698553</text:p>
              </table:table-cell>
              <table:table-cell office:value-type="float" office:value="51">
                <text:p>51</text:p>
              </table:table-cell>
              <table:table-cell office:value-type="float" office:value="74.1372690945801">
                <text:p>74.1372690945801</text:p>
              </table:table-cell>
            </table:table-row>
            <table:table-row>
              <table:table-cell office:value-type="float" office:value="1958">
                <text:p>1960</text:p>
              </table:table-cell>
              <table:table-cell office:value-type="float" office:value="192.278813939302">
                <text:p>192.278813939302</text:p>
              </table:table-cell>
              <table:table-cell office:value-type="float" office:value="57">
                <text:p>57</text:p>
              </table:table-cell>
              <table:table-cell office:value-type="float" office:value="72.5921395409716">
                <text:p>72.5921395409716</text:p>
              </table:table-cell>
            </table:table-row>
            <table:table-row>
              <table:table-cell office:value-type="float" office:value="1959">
                <text:p>1960</text:p>
              </table:table-cell>
              <table:table-cell office:value-type="float" office:value="194.251793044371">
                <text:p>194.251793044371</text:p>
              </table:table-cell>
              <table:table-cell office:value-type="float" office:value="60">
                <text:p>60</text:p>
              </table:table-cell>
              <table:table-cell office:value-type="float" office:value="70.1015887462691">
                <text:p>70.1015887462691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196.452919507276">
                <text:p>196.452919507276</text:p>
              </table:table-cell>
              <table:table-cell office:value-type="float" office:value="60">
                <text:p>60</text:p>
              </table:table-cell>
              <table:table-cell office:value-type="float" office:value="71.9886219293451">
                <text:p>71.9886219293451</text:p>
              </table:table-cell>
            </table:table-row>
            <table:table-row>
              <table:table-cell office:value-type="float" office:value="1961">
                <text:p>1960</text:p>
              </table:table-cell>
              <table:table-cell office:value-type="float" office:value="191.967498498405">
                <text:p>191.967498498405</text:p>
              </table:table-cell>
              <table:table-cell office:value-type="float" office:value="64">
                <text:p>64</text:p>
              </table:table-cell>
              <table:table-cell office:value-type="float" office:value="74.7557892984212">
                <text:p>74.7557892984212</text:p>
              </table:table-cell>
            </table:table-row>
            <table:table-row>
              <table:table-cell office:value-type="float" office:value="1962">
                <text:p>1960</text:p>
              </table:table-cell>
              <table:table-cell office:value-type="float" office:value="187.873820876511">
                <text:p>187.873820876511</text:p>
              </table:table-cell>
              <table:table-cell office:value-type="float" office:value="67">
                <text:p>67</text:p>
              </table:table-cell>
              <table:table-cell office:value-type="float" office:value="72.800636618333">
                <text:p>72.800636618333</text:p>
              </table:table-cell>
            </table:table-row>
            <table:table-row>
              <table:table-cell office:value-type="float" office:value="1963">
                <text:p>1960</text:p>
              </table:table-cell>
              <table:table-cell office:value-type="float" office:value="183.958033810169">
                <text:p>183.958033810169</text:p>
              </table:table-cell>
              <table:table-cell office:value-type="float" office:value="67">
                <text:p>67</text:p>
              </table:table-cell>
              <table:table-cell office:value-type="float" office:value="74.6597932139006">
                <text:p>74.6597932139006</text:p>
              </table:table-cell>
            </table:table-row>
            <table:table-row>
              <table:table-cell office:value-type="float" office:value="1964">
                <text:p>1960</text:p>
              </table:table-cell>
              <table:table-cell office:value-type="float" office:value="180.230661760653">
                <text:p>180.230661760653</text:p>
              </table:table-cell>
              <table:table-cell office:value-type="float" office:value="63">
                <text:p>63</text:p>
              </table:table-cell>
              <table:table-cell office:value-type="float" office:value="71.229560506963">
                <text:p>71.229560506963</text:p>
              </table:table-cell>
            </table:table-row>
            <table:table-row>
              <table:table-cell office:value-type="float" office:value="1965">
                <text:p>1970</text:p>
              </table:table-cell>
              <table:table-cell office:value-type="float" office:value="176.830591676978">
                <text:p>176.830591676978</text:p>
              </table:table-cell>
              <table:table-cell office:value-type="float" office:value="65">
                <text:p>65</text:p>
              </table:table-cell>
              <table:table-cell office:value-type="float" office:value="71.9226993080124">
                <text:p>71.9226993080124</text:p>
              </table:table-cell>
            </table:table-row>
            <table:table-row>
              <table:table-cell office:value-type="float" office:value="1966">
                <text:p>1970</text:p>
              </table:table-cell>
              <table:table-cell office:value-type="float" office:value="173.81373833598">
                <text:p>173.81373833598</text:p>
              </table:table-cell>
              <table:table-cell office:value-type="float" office:value="70">
                <text:p>70</text:p>
              </table:table-cell>
              <table:table-cell office:value-type="float" office:value="75.9002064359172">
                <text:p>75.9002064359172</text:p>
              </table:table-cell>
            </table:table-row>
            <table:table-row>
              <table:table-cell office:value-type="float" office:value="1967">
                <text:p>1970</text:p>
              </table:table-cell>
              <table:table-cell office:value-type="float" office:value="171.01745663576">
                <text:p>171.01745663576</text:p>
              </table:table-cell>
              <table:table-cell office:value-type="float" office:value="73">
                <text:p>73</text:p>
              </table:table-cell>
              <table:table-cell office:value-type="float" office:value="79.6910542447344">
                <text:p>79.6910542447344</text:p>
              </table:table-cell>
            </table:table-row>
            <table:table-row>
              <table:table-cell office:value-type="float" office:value="1968">
                <text:p>1970</text:p>
              </table:table-cell>
              <table:table-cell office:value-type="float" office:value="168.222012763827">
                <text:p>168.222012763827</text:p>
              </table:table-cell>
              <table:table-cell office:value-type="float" office:value="68">
                <text:p>68</text:p>
              </table:table-cell>
              <table:table-cell office:value-type="float" office:value="82.0627615868881">
                <text:p>82.0627615868881</text:p>
              </table:table-cell>
            </table:table-row>
            <table:table-row>
              <table:table-cell office:value-type="float" office:value="1969">
                <text:p>1970</text:p>
              </table:table-cell>
              <table:table-cell office:value-type="float" office:value="165.449296861024">
                <text:p>165.449296861024</text:p>
              </table:table-cell>
              <table:table-cell office:value-type="float" office:value="72">
                <text:p>72</text:p>
              </table:table-cell>
              <table:table-cell office:value-type="float" office:value="79.2200217018853">
                <text:p>79.2200217018853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162.234292885717">
                <text:p>162.234292885717</text:p>
              </table:table-cell>
              <table:table-cell office:value-type="float" office:value="80">
                <text:p>80</text:p>
              </table:table-cell>
              <table:table-cell office:value-type="float" office:value="80.8230351414766">
                <text:p>80.8230351414766</text:p>
              </table:table-cell>
            </table:table-row>
            <table:table-row>
              <table:table-cell office:value-type="float" office:value="1971">
                <text:p>1970</text:p>
              </table:table-cell>
              <table:table-cell office:value-type="float" office:value="165.556232122408">
                <text:p>165.556232122408</text:p>
              </table:table-cell>
              <table:table-cell office:value-type="float" office:value="81">
                <text:p>81</text:p>
              </table:table-cell>
              <table:table-cell office:value-type="float" office:value="79.9870893245989">
                <text:p>79.9870893245989</text:p>
              </table:table-cell>
            </table:table-row>
            <table:table-row>
              <table:table-cell office:value-type="float" office:value="1972">
                <text:p>1970</text:p>
              </table:table-cell>
              <table:table-cell office:value-type="float" office:value="169.327988188768">
                <text:p>169.327988188768</text:p>
              </table:table-cell>
              <table:table-cell office:value-type="float" office:value="78">
                <text:p>78</text:p>
              </table:table-cell>
              <table:table-cell office:value-type="float" office:value="77.2151362548108">
                <text:p>77.2151362548108</text:p>
              </table:table-cell>
            </table:table-row>
            <table:table-row>
              <table:table-cell office:value-type="float" office:value="1973">
                <text:p>1970</text:p>
              </table:table-cell>
              <table:table-cell office:value-type="float" office:value="173.520622188595">
                <text:p>173.520622188595</text:p>
              </table:table-cell>
              <table:table-cell office:value-type="float" office:value="75">
                <text:p>75</text:p>
              </table:table-cell>
              <table:table-cell office:value-type="float" office:value="65.8349752290672">
                <text:p>65.8349752290672</text:p>
              </table:table-cell>
            </table:table-row>
            <table:table-row>
              <table:table-cell office:value-type="float" office:value="1974">
                <text:p>1970</text:p>
              </table:table-cell>
              <table:table-cell office:value-type="float" office:value="177.933679181563">
                <text:p>177.933679181563</text:p>
              </table:table-cell>
              <table:table-cell office:value-type="float" office:value="75">
                <text:p>75</text:p>
              </table:table-cell>
              <table:table-cell office:value-type="float" office:value="62.5217882793047">
                <text:p>62.5217882793047</text:p>
              </table:table-cell>
            </table:table-row>
            <table:table-row>
              <table:table-cell office:value-type="float" office:value="1975">
                <text:p>1980</text:p>
              </table:table-cell>
              <table:table-cell office:value-type="float" office:value="182.391337490361">
                <text:p>182.391337490361</text:p>
              </table:table-cell>
              <table:table-cell office:value-type="float" office:value="81">
                <text:p>81</text:p>
              </table:table-cell>
              <table:table-cell office:value-type="float" office:value="62.3099301941222">
                <text:p>62.3099301941222</text:p>
              </table:table-cell>
            </table:table-row>
            <table:table-row>
              <table:table-cell office:value-type="float" office:value="1976">
                <text:p>1980</text:p>
              </table:table-cell>
              <table:table-cell office:value-type="float" office:value="187.015109256272">
                <text:p>187.015109256272</text:p>
              </table:table-cell>
              <table:table-cell office:value-type="float" office:value="84">
                <text:p>84</text:p>
              </table:table-cell>
              <table:table-cell office:value-type="float" office:value="62.5083849470454">
                <text:p>62.5083849470454</text:p>
              </table:table-cell>
            </table:table-row>
            <table:table-row>
              <table:table-cell office:value-type="float" office:value="1977">
                <text:p>1980</text:p>
              </table:table-cell>
              <table:table-cell office:value-type="float" office:value="191.690786637917">
                <text:p>191.690786637917</text:p>
              </table:table-cell>
              <table:table-cell office:value-type="float" office:value="85">
                <text:p>85</text:p>
              </table:table-cell>
              <table:table-cell office:value-type="float" office:value="64.33483016144">
                <text:p>64.33483016144</text:p>
              </table:table-cell>
            </table:table-row>
            <table:table-row>
              <table:table-cell office:value-type="float" office:value="1978">
                <text:p>1980</text:p>
              </table:table-cell>
              <table:table-cell office:value-type="float" office:value="196.402515459645">
                <text:p>196.402515459645</text:p>
              </table:table-cell>
              <table:table-cell office:value-type="float" office:value="85">
                <text:p>85</text:p>
              </table:table-cell>
              <table:table-cell office:value-type="float" office:value="67.7854288353477">
                <text:p>67.7854288353477</text:p>
              </table:table-cell>
            </table:table-row>
            <table:table-row>
              <table:table-cell office:value-type="float" office:value="1979">
                <text:p>1980</text:p>
              </table:table-cell>
              <table:table-cell office:value-type="float" office:value="201.151888916602">
                <text:p>201.151888916602</text:p>
              </table:table-cell>
              <table:table-cell office:value-type="float" office:value="86">
                <text:p>86</text:p>
              </table:table-cell>
              <table:table-cell office:value-type="float" office:value="68.6184765451843">
                <text:p>68.6184765451843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205.881835185389">
                <text:p>205.881835185389</text:p>
              </table:table-cell>
              <table:table-cell office:value-type="float" office:value="86">
                <text:p>86</text:p>
              </table:table-cell>
              <table:table-cell office:value-type="float" office:value="65.9874103233728">
                <text:p>65.9874103233728</text:p>
              </table:table-cell>
            </table:table-row>
            <table:table-row>
              <table:table-cell office:value-type="float" office:value="1981">
                <text:p>1980</text:p>
              </table:table-cell>
              <table:table-cell office:value-type="float" office:value="222.278337003763">
                <text:p>222.278337003763</text:p>
              </table:table-cell>
              <table:table-cell office:value-type="float" office:value="88">
                <text:p>88</text:p>
              </table:table-cell>
              <table:table-cell office:value-type="float" office:value="64.9058327366527">
                <text:p>64.9058327366527</text:p>
              </table:table-cell>
            </table:table-row>
            <table:table-row>
              <table:table-cell office:value-type="float" office:value="1982">
                <text:p>1980</text:p>
              </table:table-cell>
              <table:table-cell office:value-type="float" office:value="240.062220858287">
                <text:p>240.062220858287</text:p>
              </table:table-cell>
              <table:table-cell office:value-type="float" office:value="88">
                <text:p>88</text:p>
              </table:table-cell>
              <table:table-cell office:value-type="float" office:value="63.8502818811384">
                <text:p>63.8502818811384</text:p>
              </table:table-cell>
            </table:table-row>
            <table:table-row>
              <table:table-cell office:value-type="float" office:value="1983">
                <text:p>1980</text:p>
              </table:table-cell>
              <table:table-cell office:value-type="float" office:value="259.416478687896">
                <text:p>259.416478687896</text:p>
              </table:table-cell>
              <table:table-cell office:value-type="float" office:value="88">
                <text:p>88</text:p>
              </table:table-cell>
              <table:table-cell office:value-type="float" office:value="64.7205256487295">
                <text:p>64.7205256487295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280.500199052499">
                <text:p>280.500199052499</text:p>
              </table:table-cell>
              <table:table-cell office:value-type="float" office:value="87">
                <text:p>87</text:p>
              </table:table-cell>
              <table:table-cell office:value-type="float" office:value="62.0268617187422">
                <text:p>62.0268617187422</text:p>
              </table:table-cell>
            </table:table-row>
            <table:table-row>
              <table:table-cell office:value-type="float" office:value="1985">
                <text:p>1990</text:p>
              </table:table-cell>
              <table:table-cell office:value-type="float" office:value="303.277001129427">
                <text:p>303.277001129427</text:p>
              </table:table-cell>
              <table:table-cell office:value-type="float" office:value="93">
                <text:p>93</text:p>
              </table:table-cell>
              <table:table-cell office:value-type="float" office:value="66.1526722700846">
                <text:p>66.1526722700846</text:p>
              </table:table-cell>
            </table:table-row>
            <table:table-row>
              <table:table-cell office:value-type="float" office:value="1986">
                <text:p>1990</text:p>
              </table:table-cell>
              <table:table-cell office:value-type="float" office:value="327.796095957203">
                <text:p>327.796095957203</text:p>
              </table:table-cell>
              <table:table-cell office:value-type="float" office:value="94">
                <text:p>94</text:p>
              </table:table-cell>
              <table:table-cell office:value-type="float" office:value="68.7517935889963">
                <text:p>68.7517935889963</text:p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354.443196292154">
                <text:p>354.443196292154</text:p>
              </table:table-cell>
              <table:table-cell office:value-type="float" office:value="97">
                <text:p>97</text:p>
              </table:table-cell>
              <table:table-cell office:value-type="float" office:value="70.6168393036315">
                <text:p>70.6168393036315</text:p>
              </table:table-cell>
            </table:table-row>
            <table:table-row>
              <table:table-cell office:value-type="float" office:value="1988">
                <text:p>1990</text:p>
              </table:table-cell>
              <table:table-cell office:value-type="float" office:value="383.233166650487">
                <text:p>383.233166650487</text:p>
              </table:table-cell>
              <table:table-cell office:value-type="float" office:value="97">
                <text:p>97</text:p>
              </table:table-cell>
              <table:table-cell office:value-type="float" office:value="70.2338540789684">
                <text:p>70.2338540789684</text:p>
              </table:table-cell>
            </table:table-row>
            <table:table-row>
              <table:table-cell office:value-type="float" office:value="1989">
                <text:p>1990</text:p>
              </table:table-cell>
              <table:table-cell office:value-type="float" office:value="414.231811759078">
                <text:p>414.231811759078</text:p>
              </table:table-cell>
              <table:table-cell office:value-type="float" office:value="96">
                <text:p>96</text:p>
              </table:table-cell>
              <table:table-cell office:value-type="float" office:value="73.2589387546799">
                <text:p>73.2589387546799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446.946795768018">
                <text:p>446.946795768018</text:p>
              </table:table-cell>
              <table:table-cell office:value-type="float" office:value="89">
                <text:p>89</text:p>
              </table:table-cell>
              <table:table-cell office:value-type="float" office:value="77.4147893321995">
                <text:p>77.4147893321995</text:p>
              </table:table-cell>
            </table:table-row>
            <table:table-row>
              <table:table-cell office:value-type="float" office:value="1991">
                <text:p>1990</text:p>
              </table:table-cell>
              <table:table-cell office:value-type="float" office:value="466.921258546929">
                <text:p>466.921258546929</text:p>
              </table:table-cell>
              <table:table-cell office:value-type="float" office:value="88">
                <text:p>88</text:p>
              </table:table-cell>
              <table:table-cell office:value-type="float" office:value="80.472577500393">
                <text:p>80.472577500393</text:p>
              </table:table-cell>
            </table:table-row>
            <table:table-row>
              <table:table-cell office:value-type="float" office:value="1992">
                <text:p>1990</text:p>
              </table:table-cell>
              <table:table-cell office:value-type="float" office:value="487.556499544884">
                <text:p>487.556499544884</text:p>
              </table:table-cell>
              <table:table-cell office:value-type="float" office:value="88">
                <text:p>88</text:p>
              </table:table-cell>
              <table:table-cell office:value-type="float" office:value="88.5373332232162">
                <text:p>88.5373332232162</text:p>
              </table:table-cell>
            </table:table-row>
            <table:table-row>
              <table:table-cell office:value-type="float" office:value="1993">
                <text:p>1990</text:p>
              </table:table-cell>
              <table:table-cell office:value-type="float" office:value="509.468974299434">
                <text:p>509.468974299434</text:p>
              </table:table-cell>
              <table:table-cell office:value-type="float" office:value="87">
                <text:p>87</text:p>
              </table:table-cell>
              <table:table-cell office:value-type="float" office:value="89.3693744014287">
                <text:p>89.3693744014287</text:p>
              </table:table-cell>
            </table:table-row>
            <table:table-row>
              <table:table-cell office:value-type="float" office:value="1994">
                <text:p>1990</text:p>
              </table:table-cell>
              <table:table-cell office:value-type="float" office:value="532.863938517253">
                <text:p>532.863938517253</text:p>
              </table:table-cell>
              <table:table-cell office:value-type="float" office:value="95">
                <text:p>95</text:p>
              </table:table-cell>
              <table:table-cell office:value-type="float" office:value="94.4211789545386">
                <text:p>94.4211789545386</text:p>
              </table:table-cell>
            </table:table-row>
            <table:table-row>
              <table:table-cell office:value-type="float" office:value="1995">
                <text:p>2000</text:p>
              </table:table-cell>
              <table:table-cell office:value-type="float" office:value="557.546425794172">
                <text:p>557.546425794172</text:p>
              </table:table-cell>
              <table:table-cell office:value-type="float" office:value="99">
                <text:p>99</text:p>
              </table:table-cell>
              <table:table-cell office:value-type="float" office:value="95.806486395347">
                <text:p>95.806486395347</text:p>
              </table:table-cell>
            </table:table-row>
            <table:table-row>
              <table:table-cell office:value-type="float" office:value="1996">
                <text:p>2000</text:p>
              </table:table-cell>
              <table:table-cell office:value-type="float" office:value="583.541158669442">
                <text:p>583.541158669442</text:p>
              </table:table-cell>
              <table:table-cell office:value-type="float" office:value="108">
                <text:p>108</text:p>
              </table:table-cell>
              <table:table-cell office:value-type="float" office:value="98.78764321141">
                <text:p>98.78764321141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610.540583837977">
                <text:p>610.540583837977</text:p>
              </table:table-cell>
              <table:table-cell office:value-type="float" office:value="119">
                <text:p>119</text:p>
              </table:table-cell>
              <table:table-cell office:value-type="float" office:value="102.809832708326">
                <text:p>102.809832708326</text:p>
              </table:table-cell>
            </table:table-row>
            <table:table-row>
              <table:table-cell office:value-type="float" office:value="1998">
                <text:p>2000</text:p>
              </table:table-cell>
              <table:table-cell office:value-type="float" office:value="639.000981021338">
                <text:p>639.000981021338</text:p>
              </table:table-cell>
              <table:table-cell office:value-type="float" office:value="126">
                <text:p>126</text:p>
              </table:table-cell>
              <table:table-cell office:value-type="float" office:value="105.818581591978">
                <text:p>105.818581591978</text:p>
              </table:table-cell>
            </table:table-row>
            <table:table-row>
              <table:table-cell office:value-type="float" office:value="1999">
                <text:p>2000</text:p>
              </table:table-cell>
              <table:table-cell office:value-type="float" office:value="668.949582432428">
                <text:p>668.949582432428</text:p>
              </table:table-cell>
              <table:table-cell office:value-type="float" office:value="125">
                <text:p>125</text:p>
              </table:table-cell>
              <table:table-cell office:value-type="float" office:value="113.134875533778">
                <text:p>113.13487553377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700.532051808394">
                <text:p>700.532051808394</text:p>
              </table:table-cell>
              <table:table-cell office:value-type="float" office:value="124">
                <text:p>124</text:p>
              </table:table-cell>
              <table:table-cell office:value-type="float" office:value="112.672656642233">
                <text:p>112.672656642233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702.879475803181">
                <text:p>702.879475803181</text:p>
              </table:table-cell>
              <table:table-cell office:value-type="float" office:value="127">
                <text:p>127</text:p>
              </table:table-cell>
              <table:table-cell office:value-type="float" office:value="114.974056479655">
                <text:p>114.974056479655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705.769636910034">
                <text:p>705.769636910034</text:p>
              </table:table-cell>
              <table:table-cell office:value-type="float" office:value="135">
                <text:p>135</text:p>
              </table:table-cell>
              <table:table-cell office:value-type="float" office:value="113.762794457711">
                <text:p>113.762794457711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709.222730835287">
                <text:p>709.222730835287</text:p>
              </table:table-cell>
              <table:table-cell office:value-type="float" office:value="138">
                <text:p>138</text:p>
              </table:table-cell>
              <table:table-cell office:value-type="float" office:value="117.705071417071">
                <text:p>117.705071417071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712.266977824779">
                <text:p>712.266977824779</text:p>
              </table:table-cell>
              <table:table-cell office:value-type="float" office:value="141">
                <text:p>141</text:p>
              </table:table-cell>
              <table:table-cell office:value-type="float" office:value="119.350397281629">
                <text:p>119.350397281629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715.416317186019">
                <text:p>715.416317186019</text:p>
              </table:table-cell>
              <table:table-cell office:value-type="float" office:value="142">
                <text:p>142</text:p>
              </table:table-cell>
              <table:table-cell office:value-type="float" office:value="123.407909944206">
                <text:p>123.407909944206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718.319500880533">
                <text:p>718.319500880533</text:p>
              </table:table-cell>
              <table:table-cell office:value-type="float" office:value="145">
                <text:p>145</text:p>
              </table:table-cell>
              <table:table-cell office:value-type="float" office:value="123.552823479042">
                <text:p>123.552823479042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720.946772619887">
                <text:p>720.946772619887</text:p>
              </table:table-cell>
              <table:table-cell office:value-type="float" office:value="149">
                <text:p>149</text:p>
              </table:table-cell>
              <table:table-cell office:value-type="float" office:value="128.032982319606">
                <text:p>128.032982319606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724.110333992187">
                <text:p>724.110333992187</text:p>
              </table:table-cell>
              <table:table-cell office:value-type="float" office:value="152">
                <text:p>152</text:p>
              </table:table-cell>
              <table:table-cell office:value-type="float" office:value="127.078953465818">
                <text:p>127.078953465818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727.742322716627">
                <text:p>727.742322716627</text:p>
              </table:table-cell>
              <table:table-cell office:value-type="float" office:value="152">
                <text:p>152</text:p>
              </table:table-cell>
              <table:table-cell office:value-type="float" office:value="132.469231076142">
                <text:p>132.469231076142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732.128099860479">
                <text:p>732.128099860479</text:p>
              </table:table-cell>
              <table:table-cell office:value-type="float" office:value="153">
                <text:p>153</text:p>
              </table:table-cell>
              <table:table-cell office:value-type="float" office:value="132.317290983009">
                <text:p>132.3172909830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stroke-dash draw:name="msLineDash_20_1" draw:display-name="msLineDash 1" draw:style="rect" draw:dots1="1" draw:dots1-length="0.071cm" draw:distance="0.071cm"/>
    <draw:stroke-dash draw:name="msLineDash_20_2" draw:display-name="msLineDash 2" draw:style="rect" draw:dots2="1" draw:dots2-length="0.284cm" draw:distance="0.213cm"/>
  </office:styles>
</office:document-styles>
</file>